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1465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8" style:family="table-cell" style:parent-style-name="Default">
      <style:text-properties fo:font-weight="bold" style:font-name-asian="Noto Sans CJK SC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17" table:default-cell-style-name="Default"/>
        <table:table-column table:style-name="co13" table:default-cell-style-name="Default"/>
        <table:table-column table:style-name="co3" table:number-columns-repeated="8" table:default-cell-style-name="Default"/>
        <table:table-column table:style-name="co14" table:default-cell-style-name="Default"/>
        <table:table-column table:style-name="co3" table:number-columns-repeated="29" table:default-cell-style-name="Default"/>
        <table:table-column table:style-name="co14" table:default-cell-style-name="Default"/>
        <table:table-column table:style-name="co3" table:number-columns-repeated="30" table:default-cell-style-name="Default"/>
        <table:table-column table:style-name="co14" table:default-cell-style-name="Default"/>
        <table:table-column table:style-name="co3" table:number-columns-repeated="29" table:default-cell-style-name="Default"/>
        <table:table-column table:style-name="co14" table:default-cell-style-name="Default"/>
        <table:table-column table:style-name="co3" table:number-columns-repeated="18" table:default-cell-style-name="Default"/>
        <table:table-column table:style-name="co15" table:number-columns-repeated="873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asos nuevos con sintomas</text:p>
          </table:table-cell>
          <table:table-cell table:style-name="ce1" office:value-type="string" calcext:value-type="string">
            <text:p>Casos totales</text:p>
          </table:table-cell>
          <table:table-cell table:style-name="ce1" office:value-type="string" calcext:value-type="string">
            <text:p>Casos recuperados</text:p>
          </table:table-cell>
          <table:table-cell table:style-name="ce1" office:value-type="string" calcext:value-type="string">
            <text:p>Fallecidos</text:p>
          </table:table-cell>
          <table:table-cell table:style-name="ce1" office:value-type="string" calcext:value-type="string">
            <text:p>Casos activos</text:p>
          </table:table-cell>
          <table:table-cell table:style-name="ce1" office:value-type="string" calcext:value-type="string">
            <text:p>Casos nuevos sin sintomas</text:p>
          </table:table-cell>
          <table:table-cell table:style-name="ce1" office:value-type="string" calcext:value-type="string">
            <text:p>Casos nuevos totales</text:p>
          </table:table-cell>
          <table:table-cell table:style-name="ce1" office:value-type="string" calcext:value-type="string">
            <text:p>Casos activos por FD</text:p>
          </table:table-cell>
          <table:table-cell table:style-name="ce1" office:value-type="string" calcext:value-type="string">
            <text:p>Casos activos por FIS</text:p>
          </table:table-cell>
          <table:table-cell table:style-name="ce1" office:value-type="string" calcext:value-type="string">
            <text:p>Casos recuperados por FIS</text:p>
          </table:table-cell>
          <table:table-cell table:style-name="ce1" office:value-type="string" calcext:value-type="string">
            <text:p>Casos recuperados por FD</text:p>
          </table:table-cell>
          <table:table-cell table:style-name="ce1" office:value-type="string" calcext:value-type="string">
            <text:p>Casos confirmados recuperados</text:p>
          </table:table-cell>
          <table:table-cell table:style-name="ce1" office:value-type="string" calcext:value-type="string">
            <text:p>Casos activos confirmados</text:p>
          </table:table-cell>
          <table:table-cell table:style-name="ce1" office:value-type="string" calcext:value-type="string">
            <text:p>Casos probables acumulados</text:p>
          </table:table-cell>
          <table:table-cell table:style-name="ce1" office:value-type="string" calcext:value-type="string">
            <text:p>Casos activos probables</text:p>
          </table:table-cell>
          <table:table-cell table:style-name="ce1" office:value-type="string" calcext:value-type="string">
            <text:p>Casos nuevos sin notificar</text:p>
          </table:table-cell>
          <table:table-cell table:style-name="ce8" office:value-type="string" calcext:value-type="string">
            <text:p>Measured Current Infected</text:p>
          </table:table-cell>
          <table:table-cell table:style-name="ce9" office:value-type="string" calcext:value-type="string">
            <text:p>Measured Unhospitalized Infected</text:p>
          </table:table-cell>
          <table:table-cell table:style-name="ce1" office:value-type="string" calcext:value-type="string">
            <text:p>Hospitalization Likelihood</text:p>
          </table:table-cell>
          <table:table-cell table:style-name="ce1" office:value-type="string" calcext:value-type="string">
            <text:p>Death likelihood</text:p>
          </table:table-cell>
          <table:table-cell table:style-name="ce1" office:value-type="string" calcext:value-type="string">
            <text:p>Susceptible Population</text:p>
          </table:table-cell>
          <table:table-cell table:style-name="ce10" office:value-type="string" calcext:value-type="string">
            <text:p>True Unhospitalized Infected</text:p>
          </table:table-cell>
          <table:table-cell table:style-name="ce1" office:value-type="string" calcext:value-type="string">
            <text:p>True Current Infected</text:p>
          </table:table-cell>
          <table:table-cell table:style-name="ce1" office:value-type="string" calcext:value-type="string">
            <text:p>True Infection Rate</text:p>
          </table:table-cell>
          <table:table-cell table:style-name="ce1" office:value-type="string" calcext:value-type="string">
            <text:p>Measured Infection Rate</text:p>
          </table:table-cell>
          <table:table-cell table:style-name="ce1" office:value-type="string" calcext:value-type="string">
            <text:p>Hospitalization Rate</text:p>
          </table:table-cell>
          <table:table-cell table:style-name="ce9" office:value-type="string" calcext:value-type="string">
            <text:p>Recovered Population</text:p>
          </table:table-cell>
          <table:table-cell table:style-name="ce9" office:value-type="string" calcext:value-type="string">
            <text:p>Accumulative Deaths</text:p>
          </table:table-cell>
          <table:table-cell table:style-name="ce9" office:value-type="string" calcext:value-type="string">
            <text:p>Hospitalized Population</text:p>
          </table:table-cell>
          <table:table-cell table:style-name="ce1" office:value-type="string" calcext:value-type="string">
            <text:p>Total Cases</text:p>
          </table:table-cell>
          <table:table-cell table:style-name="ce1" office:value-type="string" calcext:value-type="string">
            <text:p>Closure Policy</text:p>
          </table:table-cell>
          <table:table-cell table:style-name="ce1" office:value-type="string" calcext:value-type="string">
            <text:p>Air Passengers</text:p>
          </table:table-cell>
          <table:table-cell table:style-name="ce1" office:value-type="string" calcext:value-type="string">
            <text:p>Ventilators</text:p>
          </table:table-cell>
          <table:table-cell table:style-name="ce1" office:value-type="string" calcext:value-type="string">
            <text:p>PCR Tests</text:p>
          </table:table-cell>
          <table:table-cell table:style-name="ce5" table:number-columns-repeated="989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2]" office:value-type="float" office:value="1" calcext:value-type="float">
            <text:p>1</text:p>
          </table:table-cell>
          <table:table-cell table:formula="of:=[.R2]-[.AD2]" office:value-type="float" office:value="1" calcext:value-type="float">
            <text:p>1</text:p>
          </table:table-cell>
          <table:table-cell table:number-columns-repeated="2"/>
          <table:table-cell table:formula="of:=19458310-[.R2]-[.AB2]-[.AC2]" office:value-type="float" office:value="19458309" calcext:value-type="float">
            <text:p>19458309</text:p>
          </table:table-cell>
          <table:table-cell table:formula="of:=NORMINV(RAND();[.S9];0.25*[.S9])" office:value-type="float" office:value="15.2812429235045" calcext:value-type="float">
            <text:p>15.2812429235045</text:p>
          </table:table-cell>
          <table:table-cell table:formula="of:=[.W2]+[.AD2]" office:value-type="float" office:value="15.2812429235045" calcext:value-type="float">
            <text:p>15.28124292350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2]" office:value-type="float" office:value="1" calcext:value-type="float">
            <text:p>1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3]" office:value-type="float" office:value="1" calcext:value-type="float">
            <text:p>1</text:p>
          </table:table-cell>
          <table:table-cell table:formula="of:=[.R3]-[.AD3]" office:value-type="float" office:value="1" calcext:value-type="float">
            <text:p>1</text:p>
          </table:table-cell>
          <table:table-cell table:number-columns-repeated="2"/>
          <table:table-cell table:formula="of:=19458310-[.R3]-[.AB3]-[.AC3]" office:value-type="float" office:value="19458309" calcext:value-type="float">
            <text:p>19458309</text:p>
          </table:table-cell>
          <table:table-cell table:formula="of:=NORMINV(RAND();[.S10];0.25*[.S10])" office:value-type="float" office:value="21.1986695288926" calcext:value-type="float">
            <text:p>21.1986695288926</text:p>
          </table:table-cell>
          <table:table-cell table:formula="of:=[.W3]+[.AD3]" office:value-type="float" office:value="21.1986695288926" calcext:value-type="float">
            <text:p>21.1986695288926</text:p>
          </table:table-cell>
          <table:table-cell table:formula="of:=[.X3]-[.X2]" office:value-type="float" office:value="5.91742660538806" calcext:value-type="float">
            <text:p>5.91742660538806</text:p>
          </table:table-cell>
          <table:table-cell table:formula="of:=[.R3]-[.R2]" office:value-type="float" office:value="0" calcext:value-type="float">
            <text:p>0</text:p>
          </table:table-cell>
          <table:table-cell table:formula="of:=[.AD3]-[.AD2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2]+[.H3]" office:value-type="float" office:value="1" calcext:value-type="float">
            <text:p>1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4]" office:value-type="float" office:value="3" calcext:value-type="float">
            <text:p>3</text:p>
          </table:table-cell>
          <table:table-cell table:formula="of:=[.R4]-[.AD4]" office:value-type="float" office:value="3" calcext:value-type="float">
            <text:p>3</text:p>
          </table:table-cell>
          <table:table-cell table:number-columns-repeated="2"/>
          <table:table-cell table:formula="of:=19458310-[.R4]-[.AB4]-[.AC4]" office:value-type="float" office:value="19458307" calcext:value-type="float">
            <text:p>19458307</text:p>
          </table:table-cell>
          <table:table-cell table:formula="of:=NORMINV(RAND();[.S11];0.25*[.S11])" office:value-type="float" office:value="18.9372100455964" calcext:value-type="float">
            <text:p>18.9372100455964</text:p>
          </table:table-cell>
          <table:table-cell table:formula="of:=[.W4]+[.AD4]" office:value-type="float" office:value="18.9372100455964" calcext:value-type="float">
            <text:p>18.9372100455964</text:p>
          </table:table-cell>
          <table:table-cell table:formula="of:=[.X4]-[.X3]" office:value-type="float" office:value="-2.26145948329619" calcext:value-type="float">
            <text:p>-2.26145948329619</text:p>
          </table:table-cell>
          <table:table-cell table:formula="of:=[.R4]-[.R3]" office:value-type="float" office:value="2" calcext:value-type="float">
            <text:p>2</text:p>
          </table:table-cell>
          <table:table-cell table:formula="of:=[.AD4]-[.AD3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3]+[.H4]" office:value-type="float" office:value="3" calcext:value-type="float">
            <text:p>3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5]" office:value-type="float" office:value="4" calcext:value-type="float">
            <text:p>4</text:p>
          </table:table-cell>
          <table:table-cell table:formula="of:=[.R5]-[.AD5]" office:value-type="float" office:value="4" calcext:value-type="float">
            <text:p>4</text:p>
          </table:table-cell>
          <table:table-cell table:number-columns-repeated="2"/>
          <table:table-cell table:formula="of:=19458310-[.R5]-[.AB5]-[.AC5]" office:value-type="float" office:value="19458306" calcext:value-type="float">
            <text:p>19458306</text:p>
          </table:table-cell>
          <table:table-cell table:formula="of:=NORMINV(RAND();[.S12];0.25*[.S12])" office:value-type="float" office:value="52.1449309298387" calcext:value-type="float">
            <text:p>52.1449309298387</text:p>
          </table:table-cell>
          <table:table-cell table:formula="of:=[.W5]+[.AD5]" office:value-type="float" office:value="52.1449309298387" calcext:value-type="float">
            <text:p>52.1449309298387</text:p>
          </table:table-cell>
          <table:table-cell table:formula="of:=[.X5]-[.X4]" office:value-type="float" office:value="33.2077208842423" calcext:value-type="float">
            <text:p>33.2077208842423</text:p>
          </table:table-cell>
          <table:table-cell table:formula="of:=[.R5]-[.R4]" office:value-type="float" office:value="1" calcext:value-type="float">
            <text:p>1</text:p>
          </table:table-cell>
          <table:table-cell table:formula="of:=[.AD5]-[.AD4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4]+[.H5]" office:value-type="float" office:value="4" calcext:value-type="float">
            <text:p>4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6]" office:value-type="float" office:value="5" calcext:value-type="float">
            <text:p>5</text:p>
          </table:table-cell>
          <table:table-cell table:formula="of:=[.R6]-[.AD6]" office:value-type="float" office:value="5" calcext:value-type="float">
            <text:p>5</text:p>
          </table:table-cell>
          <table:table-cell table:number-columns-repeated="2"/>
          <table:table-cell table:formula="of:=19458310-[.R6]-[.AB6]-[.AC6]" office:value-type="float" office:value="19458305" calcext:value-type="float">
            <text:p>19458305</text:p>
          </table:table-cell>
          <table:table-cell table:formula="of:=NORMINV(RAND();[.S13];0.25*[.S13])" office:value-type="float" office:value="50.9385604630109" calcext:value-type="float">
            <text:p>50.9385604630109</text:p>
          </table:table-cell>
          <table:table-cell table:formula="of:=[.W6]+[.AD6]" office:value-type="float" office:value="50.9385604630109" calcext:value-type="float">
            <text:p>50.9385604630109</text:p>
          </table:table-cell>
          <table:table-cell table:formula="of:=[.X6]-[.X5]" office:value-type="float" office:value="-1.20637046682779" calcext:value-type="float">
            <text:p>-1.20637046682779</text:p>
          </table:table-cell>
          <table:table-cell table:formula="of:=[.R6]-[.R5]" office:value-type="float" office:value="1" calcext:value-type="float">
            <text:p>1</text:p>
          </table:table-cell>
          <table:table-cell table:formula="of:=[.AD6]-[.AD5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5]+[.H6]" office:value-type="float" office:value="5" calcext:value-type="float">
            <text:p>5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7]" office:value-type="float" office:value="7" calcext:value-type="float">
            <text:p>7</text:p>
          </table:table-cell>
          <table:table-cell table:formula="of:=[.R7]-[.AD7]" office:value-type="float" office:value="7" calcext:value-type="float">
            <text:p>7</text:p>
          </table:table-cell>
          <table:table-cell table:number-columns-repeated="2"/>
          <table:table-cell table:formula="of:=19458310-[.R7]-[.AB7]-[.AC7]" office:value-type="float" office:value="19458303" calcext:value-type="float">
            <text:p>19458303</text:p>
          </table:table-cell>
          <table:table-cell table:formula="of:=NORMINV(RAND();[.S14];0.25*[.S14])" office:value-type="float" office:value="63.0383001937643" calcext:value-type="float">
            <text:p>63.0383001937643</text:p>
          </table:table-cell>
          <table:table-cell table:formula="of:=[.W7]+[.AD7]" office:value-type="float" office:value="63.0383001937643" calcext:value-type="float">
            <text:p>63.0383001937643</text:p>
          </table:table-cell>
          <table:table-cell table:formula="of:=[.X7]-[.X6]" office:value-type="float" office:value="12.0997397307534" calcext:value-type="float">
            <text:p>12.0997397307534</text:p>
          </table:table-cell>
          <table:table-cell table:formula="of:=[.R7]-[.R6]" office:value-type="float" office:value="2" calcext:value-type="float">
            <text:p>2</text:p>
          </table:table-cell>
          <table:table-cell table:formula="of:=[.AD7]-[.AD6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6]+[.H7]" office:value-type="float" office:value="7" calcext:value-type="float">
            <text:p>7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8]" office:value-type="float" office:value="10" calcext:value-type="float">
            <text:p>10</text:p>
          </table:table-cell>
          <table:table-cell table:formula="of:=[.R8]-[.AD8]" office:value-type="float" office:value="10" calcext:value-type="float">
            <text:p>10</text:p>
          </table:table-cell>
          <table:table-cell table:number-columns-repeated="2"/>
          <table:table-cell table:formula="of:=19458310-[.R8]-[.AB8]-[.AC8]" office:value-type="float" office:value="19458300" calcext:value-type="float">
            <text:p>19458300</text:p>
          </table:table-cell>
          <table:table-cell table:formula="of:=NORMINV(RAND();[.S15];0.25*[.S15])" office:value-type="float" office:value="76.5422605058862" calcext:value-type="float">
            <text:p>76.5422605058862</text:p>
          </table:table-cell>
          <table:table-cell table:formula="of:=[.W8]+[.AD8]" office:value-type="float" office:value="76.5422605058862" calcext:value-type="float">
            <text:p>76.5422605058862</text:p>
          </table:table-cell>
          <table:table-cell table:formula="of:=[.X8]-[.X7]" office:value-type="float" office:value="13.5039603121219" calcext:value-type="float">
            <text:p>13.5039603121219</text:p>
          </table:table-cell>
          <table:table-cell table:formula="of:=[.R8]-[.R7]" office:value-type="float" office:value="3" calcext:value-type="float">
            <text:p>3</text:p>
          </table:table-cell>
          <table:table-cell table:formula="of:=[.AD8]-[.AD7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7]+[.H8]" office:value-type="float" office:value="10" calcext:value-type="float">
            <text:p>10</text:p>
          </table:table-cell>
          <table:table-cell office:value-type="string" calcext:value-type="string">
            <text:p>Paso 3</text:p>
          </table:table-cell>
          <table:table-cell table:formula="of:=309739/7" office:value-type="float" office:value="44248.4285714286" calcext:value-type="float">
            <text:p>44248.4285714286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9]" office:value-type="float" office:value="15" calcext:value-type="float">
            <text:p>15</text:p>
          </table:table-cell>
          <table:table-cell table:formula="of:=[.R9]-[.AD9]" office:value-type="float" office:value="15" calcext:value-type="float">
            <text:p>15</text:p>
          </table:table-cell>
          <table:table-cell table:number-columns-repeated="2"/>
          <table:table-cell table:formula="of:=19458310-[.R9]-[.AB9]-[.AC9]" office:value-type="float" office:value="19458295" calcext:value-type="float">
            <text:p>19458295</text:p>
          </table:table-cell>
          <table:table-cell table:formula="of:=NORMINV(RAND();[.S16];0.25*[.S16])" office:value-type="float" office:value="196.524133479377" calcext:value-type="float">
            <text:p>196.524133479377</text:p>
          </table:table-cell>
          <table:table-cell table:formula="of:=[.W9]+[.AD9]" office:value-type="float" office:value="196.524133479377" calcext:value-type="float">
            <text:p>196.524133479377</text:p>
          </table:table-cell>
          <table:table-cell table:formula="of:=[.X9]-[.X8]" office:value-type="float" office:value="119.981872973491" calcext:value-type="float">
            <text:p>119.981872973491</text:p>
          </table:table-cell>
          <table:table-cell table:formula="of:=[.R9]-[.R8]" office:value-type="float" office:value="5" calcext:value-type="float">
            <text:p>5</text:p>
          </table:table-cell>
          <table:table-cell table:formula="of:=[.AD9]-[.AD8]" office:value-type="float" office:value="0" calcext:value-type="float">
            <text:p>0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8]+[.H9]" office:value-type="float" office:value="15" calcext:value-type="float">
            <text:p>15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0]" office:value-type="float" office:value="17" calcext:value-type="float">
            <text:p>17</text:p>
          </table:table-cell>
          <table:table-cell table:formula="of:=[.R10]-[.AD10]" office:value-type="float" office:value="17" calcext:value-type="float">
            <text:p>17</text:p>
          </table:table-cell>
          <table:table-cell table:number-columns-repeated="2"/>
          <table:table-cell table:formula="of:=19458310-[.R10]-[.AB10]-[.AC10]" office:value-type="float" office:value="19458293" calcext:value-type="float">
            <text:p>19458293</text:p>
          </table:table-cell>
          <table:table-cell table:formula="of:=NORMINV(RAND();[.S17];0.25*[.S17])" office:value-type="float" office:value="173.377009515954" calcext:value-type="float">
            <text:p>173.377009515954</text:p>
          </table:table-cell>
          <table:table-cell table:formula="of:=[.W10]+[.AD10]" office:value-type="float" office:value="173.377009515954" calcext:value-type="float">
            <text:p>173.377009515954</text:p>
          </table:table-cell>
          <table:table-cell table:formula="of:=[.X10]-[.X9]" office:value-type="float" office:value="-23.1471239634234" calcext:value-type="float">
            <text:p>-23.1471239634234</text:p>
          </table:table-cell>
          <table:table-cell table:formula="of:=[.R10]-[.R9]" office:value-type="float" office:value="2" calcext:value-type="float">
            <text:p>2</text:p>
          </table:table-cell>
          <table:table-cell table:formula="of:=[.AD10]-[.AD9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9]+[.H10]" office:value-type="float" office:value="17" calcext:value-type="float">
            <text:p>17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1]" office:value-type="float" office:value="23" calcext:value-type="float">
            <text:p>23</text:p>
          </table:table-cell>
          <table:table-cell table:formula="of:=[.R11]-[.AD11]" office:value-type="float" office:value="23" calcext:value-type="float">
            <text:p>23</text:p>
          </table:table-cell>
          <table:table-cell table:number-columns-repeated="2"/>
          <table:table-cell table:formula="of:=19458310-[.R11]-[.AB11]-[.AC11]" office:value-type="float" office:value="19458287" calcext:value-type="float">
            <text:p>19458287</text:p>
          </table:table-cell>
          <table:table-cell table:formula="of:=NORMINV(RAND();[.S18];0.25*[.S18])" office:value-type="float" office:value="253.044923505639" calcext:value-type="float">
            <text:p>253.044923505639</text:p>
          </table:table-cell>
          <table:table-cell table:formula="of:=[.W11]+[.AD11]" office:value-type="float" office:value="253.044923505639" calcext:value-type="float">
            <text:p>253.044923505639</text:p>
          </table:table-cell>
          <table:table-cell table:formula="of:=[.X11]-[.X10]" office:value-type="float" office:value="79.6679139896851" calcext:value-type="float">
            <text:p>79.6679139896851</text:p>
          </table:table-cell>
          <table:table-cell table:formula="of:=[.R11]-[.R10]" office:value-type="float" office:value="6" calcext:value-type="float">
            <text:p>6</text:p>
          </table:table-cell>
          <table:table-cell table:formula="of:=[.AD11]-[.AD10]" office:value-type="float" office:value="0" calcext:value-type="float">
            <text:p>0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0]+[.H11]" office:value-type="float" office:value="23" calcext:value-type="float">
            <text:p>2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2]" office:value-type="float" office:value="33" calcext:value-type="float">
            <text:p>33</text:p>
          </table:table-cell>
          <table:table-cell table:formula="of:=[.R12]-[.AD12]" office:value-type="float" office:value="33" calcext:value-type="float">
            <text:p>33</text:p>
          </table:table-cell>
          <table:table-cell table:number-columns-repeated="2"/>
          <table:table-cell table:formula="of:=19458310-[.R12]-[.AB12]-[.AC12]" office:value-type="float" office:value="19458277" calcext:value-type="float">
            <text:p>19458277</text:p>
          </table:table-cell>
          <table:table-cell table:formula="of:=NORMINV(RAND();[.S19];0.25*[.S19])" office:value-type="float" office:value="433.964240324002" calcext:value-type="float">
            <text:p>433.964240324002</text:p>
          </table:table-cell>
          <table:table-cell table:formula="of:=[.W12]+[.AD12]" office:value-type="float" office:value="433.964240324002" calcext:value-type="float">
            <text:p>433.964240324002</text:p>
          </table:table-cell>
          <table:table-cell table:formula="of:=[.X12]-[.X11]" office:value-type="float" office:value="180.919316818363" calcext:value-type="float">
            <text:p>180.919316818363</text:p>
          </table:table-cell>
          <table:table-cell table:formula="of:=[.R12]-[.R11]" office:value-type="float" office:value="10" calcext:value-type="float">
            <text:p>10</text:p>
          </table:table-cell>
          <table:table-cell table:formula="of:=[.AD12]-[.AD11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1]+[.H12]" office:value-type="float" office:value="33" calcext:value-type="float">
            <text:p>3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3]" office:value-type="float" office:value="43" calcext:value-type="float">
            <text:p>43</text:p>
          </table:table-cell>
          <table:table-cell table:formula="of:=[.R13]-[.AD13]" office:value-type="float" office:value="43" calcext:value-type="float">
            <text:p>43</text:p>
          </table:table-cell>
          <table:table-cell table:number-columns-repeated="2"/>
          <table:table-cell table:formula="of:=19458310-[.R13]-[.AB13]-[.AC13]" office:value-type="float" office:value="19458267" calcext:value-type="float">
            <text:p>19458267</text:p>
          </table:table-cell>
          <table:table-cell table:formula="of:=NORMINV(RAND();[.S20];0.25*[.S20])" office:value-type="float" office:value="409.029416778497" calcext:value-type="float">
            <text:p>409.029416778497</text:p>
          </table:table-cell>
          <table:table-cell table:formula="of:=[.W13]+[.AD13]" office:value-type="float" office:value="409.029416778497" calcext:value-type="float">
            <text:p>409.029416778497</text:p>
          </table:table-cell>
          <table:table-cell table:formula="of:=[.X13]-[.X12]" office:value-type="float" office:value="-24.9348235455047" calcext:value-type="float">
            <text:p>-24.9348235455047</text:p>
          </table:table-cell>
          <table:table-cell table:formula="of:=[.R13]-[.R12]" office:value-type="float" office:value="10" calcext:value-type="float">
            <text:p>10</text:p>
          </table:table-cell>
          <table:table-cell table:formula="of:=[.AD13]-[.AD12]" office:value-type="float" office:value="0" calcext:value-type="float">
            <text:p>0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2]+[.H13]" office:value-type="float" office:value="43" calcext:value-type="float">
            <text:p>43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4]" office:value-type="float" office:value="61" calcext:value-type="float">
            <text:p>61</text:p>
          </table:table-cell>
          <table:table-cell table:formula="of:=[.R14]-[.AD14]" office:value-type="float" office:value="61" calcext:value-type="float">
            <text:p>61</text:p>
          </table:table-cell>
          <table:table-cell table:number-columns-repeated="2"/>
          <table:table-cell table:formula="of:=19458310-[.R14]-[.AB14]-[.AC14]" office:value-type="float" office:value="19458249" calcext:value-type="float">
            <text:p>19458249</text:p>
          </table:table-cell>
          <table:table-cell table:formula="of:=NORMINV(RAND();[.S21];0.25*[.S21])" office:value-type="float" office:value="531.044477012453" calcext:value-type="float">
            <text:p>531.044477012453</text:p>
          </table:table-cell>
          <table:table-cell table:formula="of:=[.W14]+[.AD14]" office:value-type="float" office:value="531.044477012453" calcext:value-type="float">
            <text:p>531.044477012453</text:p>
          </table:table-cell>
          <table:table-cell table:formula="of:=[.X14]-[.X13]" office:value-type="float" office:value="122.015060233956" calcext:value-type="float">
            <text:p>122.015060233956</text:p>
          </table:table-cell>
          <table:table-cell table:formula="of:=[.R14]-[.R13]" office:value-type="float" office:value="18" calcext:value-type="float">
            <text:p>18</text:p>
          </table:table-cell>
          <table:table-cell table:formula="of:=[.AD14]-[.AD13]" office:value-type="float" office:value="0" calcext:value-type="float">
            <text:p>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3]+[.H14]" office:value-type="float" office:value="61" calcext:value-type="float">
            <text:p>61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5]" office:value-type="float" office:value="75" calcext:value-type="float">
            <text:p>75</text:p>
          </table:table-cell>
          <table:table-cell table:formula="of:=[.R15]-[.AD15]" office:value-type="float" office:value="75" calcext:value-type="float">
            <text:p>75</text:p>
          </table:table-cell>
          <table:table-cell table:number-columns-repeated="2"/>
          <table:table-cell table:formula="of:=19458310-[.R15]-[.AB15]-[.AC15]" office:value-type="float" office:value="19458235" calcext:value-type="float">
            <text:p>19458235</text:p>
          </table:table-cell>
          <table:table-cell table:formula="of:=NORMINV(RAND();[.S22];0.25*[.S22])" office:value-type="float" office:value="668.296782593827" calcext:value-type="float">
            <text:p>668.296782593827</text:p>
          </table:table-cell>
          <table:table-cell table:formula="of:=[.W15]+[.AD15]" office:value-type="float" office:value="668.296782593827" calcext:value-type="float">
            <text:p>668.296782593827</text:p>
          </table:table-cell>
          <table:table-cell table:formula="of:=[.X15]-[.X14]" office:value-type="float" office:value="137.252305581374" calcext:value-type="float">
            <text:p>137.252305581374</text:p>
          </table:table-cell>
          <table:table-cell table:formula="of:=[.R15]-[.R14]" office:value-type="float" office:value="14" calcext:value-type="float">
            <text:p>14</text:p>
          </table:table-cell>
          <table:table-cell table:formula="of:=[.AD15]-[.AD14]" office:value-type="float" office:value="0" calcext:value-type="float">
            <text:p>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4]+[.H15]" office:value-type="float" office:value="75" calcext:value-type="float">
            <text:p>75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table:formula="of:=[.F16]" office:value-type="float" office:value="156" calcext:value-type="float">
            <text:p>156</text:p>
          </table:table-cell>
          <table:table-cell table:formula="of:=[.R16]-[.AD16]" office:value-type="float" office:value="156" calcext:value-type="float">
            <text:p>156</text:p>
          </table:table-cell>
          <table:table-cell table:formula="of:=[.AD16]/[.R2]" office:value-type="float" office:value="0" calcext:value-type="float">
            <text:p>0</text:p>
          </table:table-cell>
          <table:table-cell table:formula="of:=[.AC17]/[.AE2]" office:value-type="float" office:value="0" calcext:value-type="float">
            <text:p>0</text:p>
          </table:table-cell>
          <table:table-cell table:formula="of:=19458310-[.R16]-[.AB16]-[.AC16]" office:value-type="float" office:value="19458154" calcext:value-type="float">
            <text:p>19458154</text:p>
          </table:table-cell>
          <table:table-cell table:formula="of:=NORMINV(RAND();[.S23];0.25*[.S23])" office:value-type="float" office:value="1029.17882471862" calcext:value-type="float">
            <text:p>1029.17882471862</text:p>
          </table:table-cell>
          <table:table-cell table:formula="of:=[.W16]+[.AD16]" office:value-type="float" office:value="1029.17882471862" calcext:value-type="float">
            <text:p>1029.17882471862</text:p>
          </table:table-cell>
          <table:table-cell table:formula="of:=[.X16]-[.X15]" office:value-type="float" office:value="360.882042124792" calcext:value-type="float">
            <text:p>360.882042124792</text:p>
          </table:table-cell>
          <table:table-cell table:formula="of:=[.R16]-[.R15]" office:value-type="float" office:value="81" calcext:value-type="float">
            <text:p>81</text:p>
          </table:table-cell>
          <table:table-cell table:formula="of:=[.AD16]-[.AD15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5]+[.H16]"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table:formula="of:=285725/7" office:value-type="float" office:value="40817.8571428571" calcext:value-type="float">
            <text:p>40817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[.F17]" office:value-type="float" office:value="200" calcext:value-type="float">
            <text:p>200</text:p>
          </table:table-cell>
          <table:table-cell table:formula="of:=[.R17]-[.AD17]" office:value-type="float" office:value="200" calcext:value-type="float">
            <text:p>200</text:p>
          </table:table-cell>
          <table:table-cell table:formula="of:=[.AD17]/[.R3]" office:value-type="float" office:value="0" calcext:value-type="float">
            <text:p>0</text:p>
          </table:table-cell>
          <table:table-cell table:formula="of:=[.AC18]/[.AE3]" office:value-type="float" office:value="0" calcext:value-type="float">
            <text:p>0</text:p>
          </table:table-cell>
          <table:table-cell table:formula="of:=19458310-[.R17]-[.AB17]-[.AC17]" office:value-type="float" office:value="19458109" calcext:value-type="float">
            <text:p>19458109</text:p>
          </table:table-cell>
          <table:table-cell table:formula="of:=NORMINV(RAND();[.S24];0.25*[.S24])" office:value-type="float" office:value="1027.13881620759" calcext:value-type="float">
            <text:p>1027.13881620759</text:p>
          </table:table-cell>
          <table:table-cell table:formula="of:=[.W17]+[.AD17]" office:value-type="float" office:value="1027.13881620759" calcext:value-type="float">
            <text:p>1027.13881620759</text:p>
          </table:table-cell>
          <table:table-cell table:formula="of:=[.X17]-[.X16]" office:value-type="float" office:value="-2.0400085110266" calcext:value-type="float">
            <text:p>-2.0400085110266</text:p>
          </table:table-cell>
          <table:table-cell table:formula="of:=[.R17]-[.R16]" office:value-type="float" office:value="44" calcext:value-type="float">
            <text:p>44</text:p>
          </table:table-cell>
          <table:table-cell table:formula="of:=[.AD17]-[.AD16]" office:value-type="float" office:value="0" calcext:value-type="float">
            <text:p>0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6]+[.H17]" office:value-type="float" office:value="201" calcext:value-type="float">
            <text:p>201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[.F18]" office:value-type="float" office:value="235" calcext:value-type="float">
            <text:p>235</text:p>
          </table:table-cell>
          <table:table-cell table:formula="of:=[.R18]-[.AD18]" office:value-type="float" office:value="235" calcext:value-type="float">
            <text:p>235</text:p>
          </table:table-cell>
          <table:table-cell table:formula="of:=[.AD18]/[.R4]" office:value-type="float" office:value="0" calcext:value-type="float">
            <text:p>0</text:p>
          </table:table-cell>
          <table:table-cell table:formula="of:=[.AC19]/[.AE4]" office:value-type="float" office:value="0" calcext:value-type="float">
            <text:p>0</text:p>
          </table:table-cell>
          <table:table-cell table:formula="of:=19458310-[.R18]-[.AB18]-[.AC18]" office:value-type="float" office:value="19458072" calcext:value-type="float">
            <text:p>19458072</text:p>
          </table:table-cell>
          <table:table-cell table:formula="of:=NORMINV(RAND();[.S25];0.25*[.S25])" office:value-type="float" office:value="1047.95548811977" calcext:value-type="float">
            <text:p>1047.95548811977</text:p>
          </table:table-cell>
          <table:table-cell table:formula="of:=[.W18]+[.AD18]" office:value-type="float" office:value="1047.95548811977" calcext:value-type="float">
            <text:p>1047.95548811977</text:p>
          </table:table-cell>
          <table:table-cell table:formula="of:=[.X18]-[.X17]" office:value-type="float" office:value="20.8166719121764" calcext:value-type="float">
            <text:p>20.8166719121764</text:p>
          </table:table-cell>
          <table:table-cell table:formula="of:=[.R18]-[.R17]" office:value-type="float" office:value="35" calcext:value-type="float">
            <text:p>35</text:p>
          </table:table-cell>
          <table:table-cell table:formula="of:=[.AD18]-[.AD17]" office:value-type="float" office:value="0" calcext:value-type="float">
            <text:p>0</text:p>
          </table:table-cell>
          <table:table-cell table:formula="of:=[.D18]" office:value-type="float" office:value="3" calcext:value-type="float">
            <text:p>3</text:p>
          </table:table-cell>
          <table:table-cell table:formula="of:=[.E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7]+[.H18]" office:value-type="float" office:value="238" calcext:value-type="float">
            <text:p>238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104" calcext:value-type="float">
            <text:p>104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formula="of:=[.F19]" office:value-type="float" office:value="338" calcext:value-type="float">
            <text:p>338</text:p>
          </table:table-cell>
          <table:table-cell table:formula="of:=[.R19]-[.AD19]" office:value-type="float" office:value="338" calcext:value-type="float">
            <text:p>338</text:p>
          </table:table-cell>
          <table:table-cell table:formula="of:=[.AD19]/[.R5]" office:value-type="float" office:value="0" calcext:value-type="float">
            <text:p>0</text:p>
          </table:table-cell>
          <table:table-cell table:formula="of:=[.AC20]/[.AE5]" office:value-type="float" office:value="0" calcext:value-type="float">
            <text:p>0</text:p>
          </table:table-cell>
          <table:table-cell table:formula="of:=19458310-[.R19]-[.AB19]-[.AC19]" office:value-type="float" office:value="19457968" calcext:value-type="float">
            <text:p>19457968</text:p>
          </table:table-cell>
          <table:table-cell table:formula="of:=NORMINV(RAND();[.S26];0.25*[.S26])" office:value-type="float" office:value="1303.45935646005" calcext:value-type="float">
            <text:p>1303.45935646005</text:p>
          </table:table-cell>
          <table:table-cell table:formula="of:=[.W19]+[.AD19]" office:value-type="float" office:value="1303.45935646005" calcext:value-type="float">
            <text:p>1303.45935646005</text:p>
          </table:table-cell>
          <table:table-cell table:formula="of:=[.X19]-[.X18]" office:value-type="float" office:value="255.503868340283" calcext:value-type="float">
            <text:p>255.503868340283</text:p>
          </table:table-cell>
          <table:table-cell table:formula="of:=[.R19]-[.R18]" office:value-type="float" office:value="103" calcext:value-type="float">
            <text:p>103</text:p>
          </table:table-cell>
          <table:table-cell table:formula="of:=[.AD19]-[.AD18]" office:value-type="float" office:value="0" calcext:value-type="float">
            <text:p>0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8]+[.H19]" office:value-type="float" office:value="342" calcext:value-type="float">
            <text:p>342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92" calcext:value-type="float">
            <text:p>92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formula="of:=[.F20]" office:value-type="float" office:value="429" calcext:value-type="float">
            <text:p>429</text:p>
          </table:table-cell>
          <table:table-cell table:formula="of:=[.R20]-[.AD20]" office:value-type="float" office:value="429" calcext:value-type="float">
            <text:p>429</text:p>
          </table:table-cell>
          <table:table-cell table:formula="of:=[.AD20]/[.R6]" office:value-type="float" office:value="0" calcext:value-type="float">
            <text:p>0</text:p>
          </table:table-cell>
          <table:table-cell table:formula="of:=[.AC21]/[.AE6]" office:value-type="float" office:value="0" calcext:value-type="float">
            <text:p>0</text:p>
          </table:table-cell>
          <table:table-cell table:formula="of:=19458310-[.R20]-[.AB20]-[.AC20]" office:value-type="float" office:value="19457876" calcext:value-type="float">
            <text:p>19457876</text:p>
          </table:table-cell>
          <table:table-cell table:formula="of:=NORMINV(RAND();[.S27];0.25*[.S27])" office:value-type="float" office:value="1607.52346816239" calcext:value-type="float">
            <text:p>1607.52346816239</text:p>
          </table:table-cell>
          <table:table-cell table:formula="of:=[.W20]+[.AD20]" office:value-type="float" office:value="1607.52346816239" calcext:value-type="float">
            <text:p>1607.52346816239</text:p>
          </table:table-cell>
          <table:table-cell table:formula="of:=[.X20]-[.X19]" office:value-type="float" office:value="304.064111702335" calcext:value-type="float">
            <text:p>304.064111702335</text:p>
          </table:table-cell>
          <table:table-cell table:formula="of:=[.R20]-[.R19]" office:value-type="float" office:value="91" calcext:value-type="float">
            <text:p>91</text:p>
          </table:table-cell>
          <table:table-cell table:formula="of:=[.AD20]-[.AD19]" office:value-type="float" office:value="0" calcext:value-type="float">
            <text:p>0</text:p>
          </table:table-cell>
          <table:table-cell table:formula="of:=[.D20]" office:value-type="float" office:value="5" calcext:value-type="float">
            <text:p>5</text:p>
          </table:table-cell>
          <table:table-cell table:formula="of:=[.E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19]+[.H20]" office:value-type="float" office:value="434" calcext:value-type="float">
            <text:p>434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103" calcext:value-type="float">
            <text:p>103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table:formula="of:=[.F21]" office:value-type="float" office:value="531" calcext:value-type="float">
            <text:p>531</text:p>
          </table:table-cell>
          <table:table-cell table:formula="of:=[.R21]-[.AD21]" office:value-type="float" office:value="531" calcext:value-type="float">
            <text:p>531</text:p>
          </table:table-cell>
          <table:table-cell table:formula="of:=[.AD21]/[.R7]" office:value-type="float" office:value="0" calcext:value-type="float">
            <text:p>0</text:p>
          </table:table-cell>
          <table:table-cell table:formula="of:=[.AC22]/[.AE7]" office:value-type="float" office:value="0.142857142857143" calcext:value-type="float">
            <text:p>0.142857142857143</text:p>
          </table:table-cell>
          <table:table-cell table:formula="of:=19458310-[.R21]-[.AB21]-[.AC21]" office:value-type="float" office:value="19457773" calcext:value-type="float">
            <text:p>19457773</text:p>
          </table:table-cell>
          <table:table-cell table:formula="of:=NORMINV(RAND();[.S28];0.25*[.S28])" office:value-type="float" office:value="1797.15302614863" calcext:value-type="float">
            <text:p>1797.15302614863</text:p>
          </table:table-cell>
          <table:table-cell table:formula="of:=[.W21]+[.AD21]" office:value-type="float" office:value="1797.15302614863" calcext:value-type="float">
            <text:p>1797.15302614863</text:p>
          </table:table-cell>
          <table:table-cell table:formula="of:=[.X21]-[.X20]" office:value-type="float" office:value="189.629557986248" calcext:value-type="float">
            <text:p>189.629557986248</text:p>
          </table:table-cell>
          <table:table-cell table:formula="of:=[.R21]-[.R20]" office:value-type="float" office:value="102" calcext:value-type="float">
            <text:p>102</text:p>
          </table:table-cell>
          <table:table-cell table:formula="of:=[.AD21]-[.AD20]" office:value-type="float" office:value="0" calcext:value-type="float">
            <text:p>0</text:p>
          </table:table-cell>
          <table:table-cell table:formula="of:=[.D21]" office:value-type="float" office:value="6" calcext:value-type="float">
            <text:p>6</text:p>
          </table:table-cell>
          <table:table-cell table:formula="of:=[.E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E20]+[.H21]" office:value-type="float" office:value="537" calcext:value-type="float">
            <text:p>537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95" calcext:value-type="float">
            <text:p>95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table:formula="of:=[.F22]" office:value-type="float" office:value="623" calcext:value-type="float">
            <text:p>623</text:p>
          </table:table-cell>
          <table:table-cell table:formula="of:=[.R22]-[.AD22]" office:value-type="float" office:value="623" calcext:value-type="float">
            <text:p>623</text:p>
          </table:table-cell>
          <table:table-cell table:formula="of:=[.AD22]/[.R8]" office:value-type="float" office:value="0" calcext:value-type="float">
            <text:p>0</text:p>
          </table:table-cell>
          <table:table-cell table:formula="of:=[.AC23]/[.AE8]" office:value-type="float" office:value="0.1" calcext:value-type="float">
            <text:p>0.1</text:p>
          </table:table-cell>
          <table:table-cell table:formula="of:=19458310-[.R22]-[.AB22]-[.AC22]" office:value-type="float" office:value="19457678" calcext:value-type="float">
            <text:p>19457678</text:p>
          </table:table-cell>
          <table:table-cell table:formula="of:=NORMINV(RAND();[.S29];0.25*[.S29])" office:value-type="float" office:value="2039.59150953593" calcext:value-type="float">
            <text:p>2039.59150953593</text:p>
          </table:table-cell>
          <table:table-cell table:formula="of:=[.W22]+[.AD22]" office:value-type="float" office:value="2039.59150953593" calcext:value-type="float">
            <text:p>2039.59150953593</text:p>
          </table:table-cell>
          <table:table-cell table:formula="of:=[.X22]-[.X21]" office:value-type="float" office:value="242.438483387298" calcext:value-type="float">
            <text:p>242.438483387298</text:p>
          </table:table-cell>
          <table:table-cell table:formula="of:=[.R22]-[.R21]" office:value-type="float" office:value="92" calcext:value-type="float">
            <text:p>92</text:p>
          </table:table-cell>
          <table:table-cell table:formula="of:=[.AD22]-[.AD21]" office:value-type="float" office:value="0" calcext:value-type="float">
            <text:p>0</text:p>
          </table:table-cell>
          <table:table-cell table:formula="of:=[.D22]" office:value-type="float" office:value="8" calcext:value-type="float">
            <text:p>8</text:p>
          </table:table-cell>
          <table:table-cell table:formula="of:=[.E2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E21]+[.H22]" office:value-type="float" office:value="632" calcext:value-type="float">
            <text:p>632</text:p>
          </table:table-cell>
          <table:table-cell office:value-type="string" calcext:value-type="string">
            <text:p>Paso 3</text:p>
          </table:table-cell>
          <table:table-cell table:formula="of:=146054/7" office:value-type="float" office:value="20864.8571428571" calcext:value-type="float">
            <text:p>20864.8571428571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14" calcext:value-type="float">
            <text:p>114</text:p>
          </table:table-cell>
          <table:table-cell office:value-type="float" office:value="746" calcext:value-type="float">
            <text:p>7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table:formula="of:=[.F23]" office:value-type="float" office:value="734" calcext:value-type="float">
            <text:p>734</text:p>
          </table:table-cell>
          <table:table-cell table:formula="of:=[.R23]-[.AD23]" office:value-type="float" office:value="734" calcext:value-type="float">
            <text:p>734</text:p>
          </table:table-cell>
          <table:table-cell table:formula="of:=[.AD23]/[.R9]" office:value-type="float" office:value="0" calcext:value-type="float">
            <text:p>0</text:p>
          </table:table-cell>
          <table:table-cell table:formula="of:=[.AC24]/[.AE9]" office:value-type="float" office:value="0.133333333333333" calcext:value-type="float">
            <text:p>0.133333333333333</text:p>
          </table:table-cell>
          <table:table-cell table:formula="of:=19458310-[.R23]-[.AB23]-[.AC23]" office:value-type="float" office:value="19457564" calcext:value-type="float">
            <text:p>19457564</text:p>
          </table:table-cell>
          <table:table-cell table:formula="of:=NORMINV(RAND();[.S30];0.25*[.S30])" office:value-type="float" office:value="1860.18560612318" calcext:value-type="float">
            <text:p>1860.18560612318</text:p>
          </table:table-cell>
          <table:table-cell table:formula="of:=[.W23]+[.AD23]" office:value-type="float" office:value="1860.18560612318" calcext:value-type="float">
            <text:p>1860.18560612318</text:p>
          </table:table-cell>
          <table:table-cell table:formula="of:=[.X23]-[.X22]" office:value-type="float" office:value="-179.40590341275" calcext:value-type="float">
            <text:p>-179.40590341275</text:p>
          </table:table-cell>
          <table:table-cell table:formula="of:=[.R23]-[.R22]" office:value-type="float" office:value="111" calcext:value-type="float">
            <text:p>111</text:p>
          </table:table-cell>
          <table:table-cell table:formula="of:=[.AD23]-[.AD22]" office:value-type="float" office:value="0" calcext:value-type="float">
            <text:p>0</text:p>
          </table:table-cell>
          <table:table-cell table:formula="of:=[.D23]" office:value-type="float" office:value="11" calcext:value-type="float">
            <text:p>11</text:p>
          </table:table-cell>
          <table:table-cell table:formula="of:=[.E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E22]+[.H23]" office:value-type="float" office:value="746" calcext:value-type="float">
            <text:p>746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76" calcext:value-type="float">
            <text:p>176</text:p>
          </table:table-cell>
          <table:table-cell office:value-type="float" office:value="922" calcext:value-type="float">
            <text:p>9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table:formula="of:=[.F24]" office:value-type="float" office:value="903" calcext:value-type="float">
            <text:p>903</text:p>
          </table:table-cell>
          <table:table-cell table:formula="of:=[.R24]-[.AD24]" office:value-type="float" office:value="903" calcext:value-type="float">
            <text:p>903</text:p>
          </table:table-cell>
          <table:table-cell table:formula="of:=[.AD24]/[.R10]" office:value-type="float" office:value="0" calcext:value-type="float">
            <text:p>0</text:p>
          </table:table-cell>
          <table:table-cell table:formula="of:=[.AC25]/[.AE10]" office:value-type="float" office:value="0.176470588235294" calcext:value-type="float">
            <text:p>0.176470588235294</text:p>
          </table:table-cell>
          <table:table-cell table:formula="of:=19458310-[.R24]-[.AB24]-[.AC24]" office:value-type="float" office:value="19457388" calcext:value-type="float">
            <text:p>19457388</text:p>
          </table:table-cell>
          <table:table-cell table:formula="of:=NORMINV(RAND();[.S31];0.25*[.S31])" office:value-type="float" office:value="2245.40192135477" calcext:value-type="float">
            <text:p>2245.40192135477</text:p>
          </table:table-cell>
          <table:table-cell table:formula="of:=[.W24]+[.AD24]" office:value-type="float" office:value="2245.40192135477" calcext:value-type="float">
            <text:p>2245.40192135477</text:p>
          </table:table-cell>
          <table:table-cell table:formula="of:=[.X24]-[.X23]" office:value-type="float" office:value="385.216315231586" calcext:value-type="float">
            <text:p>385.216315231586</text:p>
          </table:table-cell>
          <table:table-cell table:formula="of:=[.R24]-[.R23]" office:value-type="float" office:value="169" calcext:value-type="float">
            <text:p>169</text:p>
          </table:table-cell>
          <table:table-cell table:formula="of:=[.AD24]-[.AD23]" office:value-type="float" office:value="0" calcext:value-type="float">
            <text:p>0</text:p>
          </table:table-cell>
          <table:table-cell table:formula="of:=[.D24]" office:value-type="float" office:value="17" calcext:value-type="float">
            <text:p>17</text:p>
          </table:table-cell>
          <table:table-cell table:formula="of:=[.E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E23]+[.H24]" office:value-type="float" office:value="922" calcext:value-type="float">
            <text:p>922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220" calcext:value-type="float">
            <text:p>220</text:p>
          </table:table-cell>
          <table:table-cell office:value-type="float" office:value="1142" calcext:value-type="float">
            <text:p>114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  <table:table-cell table:formula="of:=[.F25]" office:value-type="float" office:value="1117" calcext:value-type="float">
            <text:p>1117</text:p>
          </table:table-cell>
          <table:table-cell table:formula="of:=[.R25]-[.AD25]" office:value-type="float" office:value="1117" calcext:value-type="float">
            <text:p>1117</text:p>
          </table:table-cell>
          <table:table-cell table:formula="of:=[.AD25]/[.R11]" office:value-type="float" office:value="0" calcext:value-type="float">
            <text:p>0</text:p>
          </table:table-cell>
          <table:table-cell table:formula="of:=[.AC26]/[.AE11]" office:value-type="float" office:value="0.173913043478261" calcext:value-type="float">
            <text:p>0.173913043478261</text:p>
          </table:table-cell>
          <table:table-cell table:formula="of:=19458310-[.R25]-[.AB25]-[.AC25]" office:value-type="float" office:value="19457168" calcext:value-type="float">
            <text:p>19457168</text:p>
          </table:table-cell>
          <table:table-cell table:formula="of:=NORMINV(RAND();[.S32];0.25*[.S32])" office:value-type="float" office:value="1553.90540365462" calcext:value-type="float">
            <text:p>1553.90540365462</text:p>
          </table:table-cell>
          <table:table-cell table:formula="of:=[.W25]+[.AD25]" office:value-type="float" office:value="1553.90540365462" calcext:value-type="float">
            <text:p>1553.90540365462</text:p>
          </table:table-cell>
          <table:table-cell table:formula="of:=[.X25]-[.X24]" office:value-type="float" office:value="-691.496517700151" calcext:value-type="float">
            <text:p>-691.496517700151</text:p>
          </table:table-cell>
          <table:table-cell table:formula="of:=[.R25]-[.R24]" office:value-type="float" office:value="214" calcext:value-type="float">
            <text:p>214</text:p>
          </table:table-cell>
          <table:table-cell table:formula="of:=[.AD25]-[.AD24]" office:value-type="float" office:value="0" calcext:value-type="float">
            <text:p>0</text:p>
          </table:table-cell>
          <table:table-cell table:formula="of:=[.D25]" office:value-type="float" office:value="22" calcext:value-type="float">
            <text:p>22</text:p>
          </table:table-cell>
          <table:table-cell table:formula="of:=[.E2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E24]+[.H25]" office:value-type="float" office:value="1142" calcext:value-type="float">
            <text:p>1142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64" calcext:value-type="float">
            <text:p>164</text:p>
          </table:table-cell>
          <table:table-cell office:value-type="float" office:value="1306" calcext:value-type="float">
            <text:p>130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5"/>
          <table:table-cell table:formula="of:=[.F26]" office:value-type="float" office:value="1269" calcext:value-type="float">
            <text:p>1269</text:p>
          </table:table-cell>
          <table:table-cell table:formula="of:=[.R26]-[.AD26]" office:value-type="float" office:value="1269" calcext:value-type="float">
            <text:p>1269</text:p>
          </table:table-cell>
          <table:table-cell table:formula="of:=[.AD26]/[.R12]" office:value-type="float" office:value="0" calcext:value-type="float">
            <text:p>0</text:p>
          </table:table-cell>
          <table:table-cell table:formula="of:=[.AC27]/[.AE12]" office:value-type="float" office:value="0.151515151515152" calcext:value-type="float">
            <text:p>0.151515151515152</text:p>
          </table:table-cell>
          <table:table-cell table:formula="of:=19458310-[.R26]-[.AB26]-[.AC26]" office:value-type="float" office:value="19457004" calcext:value-type="float">
            <text:p>19457004</text:p>
          </table:table-cell>
          <table:table-cell table:formula="of:=NORMINV(RAND();[.S33];0.25*[.S33])" office:value-type="float" office:value="2473.23623440899" calcext:value-type="float">
            <text:p>2473.23623440899</text:p>
          </table:table-cell>
          <table:table-cell table:formula="of:=[.W26]+[.AD26]" office:value-type="float" office:value="2473.23623440899" calcext:value-type="float">
            <text:p>2473.23623440899</text:p>
          </table:table-cell>
          <table:table-cell table:formula="of:=[.X26]-[.X25]" office:value-type="float" office:value="919.33083075437" calcext:value-type="float">
            <text:p>919.33083075437</text:p>
          </table:table-cell>
          <table:table-cell table:formula="of:=[.R26]-[.R25]" office:value-type="float" office:value="152" calcext:value-type="float">
            <text:p>152</text:p>
          </table:table-cell>
          <table:table-cell table:formula="of:=[.AD26]-[.AD25]" office:value-type="float" office:value="0" calcext:value-type="float">
            <text:p>0</text:p>
          </table:table-cell>
          <table:table-cell table:formula="of:=[.D26]" office:value-type="float" office:value="33" calcext:value-type="float">
            <text:p>33</text:p>
          </table:table-cell>
          <table:table-cell table:formula="of:=[.E2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E25]+[.H26]" office:value-type="float" office:value="1306" calcext:value-type="float">
            <text:p>1306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304" calcext:value-type="float">
            <text:p>304</text:p>
          </table:table-cell>
          <table:table-cell office:value-type="float" office:value="1610" calcext:value-type="float">
            <text:p>161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[.F27]" office:value-type="float" office:value="1562" calcext:value-type="float">
            <text:p>1562</text:p>
          </table:table-cell>
          <table:table-cell table:formula="of:=[.R27]-[.AD27]" office:value-type="float" office:value="1562" calcext:value-type="float">
            <text:p>1562</text:p>
          </table:table-cell>
          <table:table-cell table:formula="of:=[.AD27]/[.R13]" office:value-type="float" office:value="0" calcext:value-type="float">
            <text:p>0</text:p>
          </table:table-cell>
          <table:table-cell table:formula="of:=[.AC28]/[.AE13]" office:value-type="float" office:value="0.13953488372093" calcext:value-type="float">
            <text:p>0.13953488372093</text:p>
          </table:table-cell>
          <table:table-cell table:formula="of:=19458310-[.R27]-[.AB27]-[.AC27]" office:value-type="float" office:value="19456700" calcext:value-type="float">
            <text:p>19456700</text:p>
          </table:table-cell>
          <table:table-cell table:formula="of:=NORMINV(RAND();[.S34];0.25*[.S34])" office:value-type="float" office:value="1833.63425689129" calcext:value-type="float">
            <text:p>1833.63425689129</text:p>
          </table:table-cell>
          <table:table-cell table:formula="of:=[.W27]+[.AD27]" office:value-type="float" office:value="1833.63425689129" calcext:value-type="float">
            <text:p>1833.63425689129</text:p>
          </table:table-cell>
          <table:table-cell table:formula="of:=[.X27]-[.X26]" office:value-type="float" office:value="-639.601977517698" calcext:value-type="float">
            <text:p>-639.601977517698</text:p>
          </table:table-cell>
          <table:table-cell table:formula="of:=[.R27]-[.R26]" office:value-type="float" office:value="293" calcext:value-type="float">
            <text:p>293</text:p>
          </table:table-cell>
          <table:table-cell table:formula="of:=[.AD27]-[.AD26]" office:value-type="float" office:value="0" calcext:value-type="float">
            <text:p>0</text:p>
          </table:table-cell>
          <table:table-cell table:formula="of:=[.D27]" office:value-type="float" office:value="43" calcext:value-type="float">
            <text:p>43</text:p>
          </table:table-cell>
          <table:table-cell table:formula="of:=[.E2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E26]+[.H27]" office:value-type="float" office:value="1610" calcext:value-type="float">
            <text:p>1610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299" calcext:value-type="float">
            <text:p>299</text:p>
          </table:table-cell>
          <table:table-cell office:value-type="float" office:value="1909" calcext:value-type="float">
            <text:p>190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[.F28]" office:value-type="float" office:value="1842" calcext:value-type="float">
            <text:p>1842</text:p>
          </table:table-cell>
          <table:table-cell table:formula="of:=[.R28]-[.AD28]" office:value-type="float" office:value="1842" calcext:value-type="float">
            <text:p>1842</text:p>
          </table:table-cell>
          <table:table-cell table:formula="of:=[.AD28]/[.R14]" office:value-type="float" office:value="0" calcext:value-type="float">
            <text:p>0</text:p>
          </table:table-cell>
          <table:table-cell table:formula="of:=[.AC29]/[.AE14]" office:value-type="float" office:value="0.114754098360656" calcext:value-type="float">
            <text:p>0.114754098360656</text:p>
          </table:table-cell>
          <table:table-cell table:formula="of:=19458310-[.R28]-[.AB28]-[.AC28]" office:value-type="float" office:value="19456401" calcext:value-type="float">
            <text:p>19456401</text:p>
          </table:table-cell>
          <table:table-cell table:formula="of:=NORMINV(RAND();[.S35];0.25*[.S35])" office:value-type="float" office:value="2360.70135236526" calcext:value-type="float">
            <text:p>2360.70135236526</text:p>
          </table:table-cell>
          <table:table-cell table:formula="of:=[.W28]+[.AD28]" office:value-type="float" office:value="2360.70135236526" calcext:value-type="float">
            <text:p>2360.70135236526</text:p>
          </table:table-cell>
          <table:table-cell table:formula="of:=[.X28]-[.X27]" office:value-type="float" office:value="527.067095473967" calcext:value-type="float">
            <text:p>527.067095473967</text:p>
          </table:table-cell>
          <table:table-cell table:formula="of:=[.R28]-[.R27]" office:value-type="float" office:value="280" calcext:value-type="float">
            <text:p>280</text:p>
          </table:table-cell>
          <table:table-cell table:formula="of:=[.AD28]-[.AD27]" office:value-type="float" office:value="0" calcext:value-type="float">
            <text:p>0</text:p>
          </table:table-cell>
          <table:table-cell table:formula="of:=[.D28]" office:value-type="float" office:value="61" calcext:value-type="float">
            <text:p>61</text:p>
          </table:table-cell>
          <table:table-cell table:formula="of:=[.E2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E27]+[.H28]" office:value-type="float" office:value="1909" calcext:value-type="float">
            <text:p>1909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30" calcext:value-type="float">
            <text:p>230</text:p>
          </table:table-cell>
          <table:table-cell office:value-type="float" office:value="2139" calcext:value-type="float">
            <text:p>213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057" calcext:value-type="float">
            <text:p>205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057" calcext:value-type="float">
            <text:p>205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[.F29]" office:value-type="float" office:value="2057" calcext:value-type="float">
            <text:p>2057</text:p>
          </table:table-cell>
          <table:table-cell table:formula="of:=[.R29]-[.AD29]" office:value-type="float" office:value="2057" calcext:value-type="float">
            <text:p>2057</text:p>
          </table:table-cell>
          <table:table-cell table:formula="of:=[.AD29]/[.R15]" office:value-type="float" office:value="0" calcext:value-type="float">
            <text:p>0</text:p>
          </table:table-cell>
          <table:table-cell table:formula="of:=[.AC30]/[.AE15]" office:value-type="float" office:value="0.106666666666667" calcext:value-type="float">
            <text:p>0.106666666666667</text:p>
          </table:table-cell>
          <table:table-cell table:formula="of:=19458310-[.R29]-[.AB29]-[.AC29]" office:value-type="float" office:value="19456171" calcext:value-type="float">
            <text:p>19456171</text:p>
          </table:table-cell>
          <table:table-cell table:formula="of:=NORMINV(RAND();[.S36];0.25*[.S36])" office:value-type="float" office:value="3434.23454660574" calcext:value-type="float">
            <text:p>3434.23454660574</text:p>
          </table:table-cell>
          <table:table-cell table:formula="of:=[.W29]+[.AD29]" office:value-type="float" office:value="3434.23454660574" calcext:value-type="float">
            <text:p>3434.23454660574</text:p>
          </table:table-cell>
          <table:table-cell table:formula="of:=[.X29]-[.X28]" office:value-type="float" office:value="1073.53319424048" calcext:value-type="float">
            <text:p>1073.53319424048</text:p>
          </table:table-cell>
          <table:table-cell table:formula="of:=[.R29]-[.R28]" office:value-type="float" office:value="215" calcext:value-type="float">
            <text:p>215</text:p>
          </table:table-cell>
          <table:table-cell table:formula="of:=[.AD29]-[.AD28]" office:value-type="float" office:value="0" calcext:value-type="float">
            <text:p>0</text:p>
          </table:table-cell>
          <table:table-cell table:formula="of:=[.D29]" office:value-type="float" office:value="75" calcext:value-type="float">
            <text:p>75</text:p>
          </table:table-cell>
          <table:table-cell table:formula="of:=[.E2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E28]+[.H29]" office:value-type="float" office:value="2139" calcext:value-type="float">
            <text:p>2139</text:p>
          </table:table-cell>
          <table:table-cell office:value-type="string" calcext:value-type="string">
            <text:p>Paso 3</text:p>
          </table:table-cell>
          <table:table-cell table:formula="of:=42433/7" office:value-type="float" office:value="6061.85714285714" calcext:value-type="float">
            <text:p>6061.85714285714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310" calcext:value-type="float">
            <text:p>310</text:p>
          </table:table-cell>
          <table:table-cell office:value-type="float" office:value="2449" calcext:value-type="float">
            <text:p>2449</text:p>
          </table:table-cell>
          <table:table-cell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office:value-type="float" office:value="2285" calcext:value-type="float">
            <text:p>228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285" calcext:value-type="float">
            <text:p>228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5"/>
          <table:table-cell table:formula="of:=[.F30]" office:value-type="float" office:value="2285" calcext:value-type="float">
            <text:p>2285</text:p>
          </table:table-cell>
          <table:table-cell table:formula="of:=[.R30]-[.AD30]" office:value-type="float" office:value="2285" calcext:value-type="float">
            <text:p>2285</text:p>
          </table:table-cell>
          <table:table-cell table:formula="of:=[.AD30]/[.R16]" office:value-type="float" office:value="0" calcext:value-type="float">
            <text:p>0</text:p>
          </table:table-cell>
          <table:table-cell table:formula="of:=[.AC31]/[.AE16]" office:value-type="float" office:value="0.0769230769230769" calcext:value-type="float">
            <text:p>0.076923076923077</text:p>
          </table:table-cell>
          <table:table-cell table:formula="of:=19458310-[.R30]-[.AB30]-[.AC30]" office:value-type="float" office:value="19455861" calcext:value-type="float">
            <text:p>19455861</text:p>
          </table:table-cell>
          <table:table-cell table:formula="of:=NORMINV(RAND();[.S37];0.25*[.S37])" office:value-type="float" office:value="2795.42145917174" calcext:value-type="float">
            <text:p>2795.42145917174</text:p>
          </table:table-cell>
          <table:table-cell table:formula="of:=[.W30]+[.AD30]" office:value-type="float" office:value="2795.42145917174" calcext:value-type="float">
            <text:p>2795.42145917174</text:p>
          </table:table-cell>
          <table:table-cell table:formula="of:=[.X30]-[.X29]" office:value-type="float" office:value="-638.813087433998" calcext:value-type="float">
            <text:p>-638.813087433998</text:p>
          </table:table-cell>
          <table:table-cell table:formula="of:=[.R30]-[.R29]" office:value-type="float" office:value="228" calcext:value-type="float">
            <text:p>228</text:p>
          </table:table-cell>
          <table:table-cell table:formula="of:=[.AD30]-[.AD29]" office:value-type="float" office:value="0" calcext:value-type="float">
            <text:p>0</text:p>
          </table:table-cell>
          <table:table-cell table:formula="of:=[.D30]" office:value-type="float" office:value="156" calcext:value-type="float">
            <text:p>156</text:p>
          </table:table-cell>
          <table:table-cell table:formula="of:=[.E3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AE29]+[.H30]" office:value-type="float" office:value="2449" calcext:value-type="float">
            <text:p>2449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289" calcext:value-type="float">
            <text:p>289</text:p>
          </table:table-cell>
          <table:table-cell office:value-type="float" office:value="2738" calcext:value-type="float">
            <text:p>2738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2525" calcext:value-type="float">
            <text:p>25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525" calcext:value-type="float">
            <text:p>252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5"/>
          <table:table-cell table:formula="of:=[.F31]" office:value-type="float" office:value="2525" calcext:value-type="float">
            <text:p>2525</text:p>
          </table:table-cell>
          <table:table-cell table:formula="of:=[.R31]-[.AD31]" office:value-type="float" office:value="2525" calcext:value-type="float">
            <text:p>2525</text:p>
          </table:table-cell>
          <table:table-cell table:formula="of:=[.AD31]/[.R17]" office:value-type="float" office:value="0" calcext:value-type="float">
            <text:p>0</text:p>
          </table:table-cell>
          <table:table-cell table:formula="of:=[.AC32]/[.AE17]" office:value-type="float" office:value="0.0796019900497512" calcext:value-type="float">
            <text:p>0.079601990049751</text:p>
          </table:table-cell>
          <table:table-cell table:formula="of:=19458310-[.R31]-[.AB31]-[.AC31]" office:value-type="float" office:value="19455572" calcext:value-type="float">
            <text:p>19455572</text:p>
          </table:table-cell>
          <table:table-cell table:formula="of:=NORMINV(RAND();[.S38];0.25*[.S38])" office:value-type="float" office:value="4663.80030654466" calcext:value-type="float">
            <text:p>4663.80030654466</text:p>
          </table:table-cell>
          <table:table-cell table:formula="of:=[.W31]+[.AD31]" office:value-type="float" office:value="4663.80030654466" calcext:value-type="float">
            <text:p>4663.80030654466</text:p>
          </table:table-cell>
          <table:table-cell table:formula="of:=[.X31]-[.X30]" office:value-type="float" office:value="1868.37884737292" calcext:value-type="float">
            <text:p>1868.37884737292</text:p>
          </table:table-cell>
          <table:table-cell table:formula="of:=[.R31]-[.R30]" office:value-type="float" office:value="240" calcext:value-type="float">
            <text:p>240</text:p>
          </table:table-cell>
          <table:table-cell table:formula="of:=[.AD31]-[.AD30]" office:value-type="float" office:value="0" calcext:value-type="float">
            <text:p>0</text:p>
          </table:table-cell>
          <table:table-cell table:formula="of:=[.D31]" office:value-type="float" office:value="201" calcext:value-type="float">
            <text:p>201</text:p>
          </table:table-cell>
          <table:table-cell table:formula="of:=[.E3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E30]+[.H31]" office:value-type="float" office:value="2738" calcext:value-type="float">
            <text:p>2738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293" calcext:value-type="float">
            <text:p>293</text:p>
          </table:table-cell>
          <table:table-cell office:value-type="float" office:value="3031" calcext:value-type="float">
            <text:p>3031</text:p>
          </table:table-cell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781" calcext:value-type="float">
            <text:p>278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5"/>
          <table:table-cell table:formula="of:=[.F32]" office:value-type="float" office:value="2781" calcext:value-type="float">
            <text:p>2781</text:p>
          </table:table-cell>
          <table:table-cell table:formula="of:=[.R32]-[.AD32]" office:value-type="float" office:value="2608" calcext:value-type="float">
            <text:p>2608</text:p>
          </table:table-cell>
          <table:table-cell table:formula="of:=[.AD32]/[.R18]" office:value-type="float" office:value="0.736170212765957" calcext:value-type="float">
            <text:p>0.736170212765957</text:p>
          </table:table-cell>
          <table:table-cell table:formula="of:=[.AC33]/[.AE18]" office:value-type="float" office:value="0.0756302521008403" calcext:value-type="float">
            <text:p>0.07563025210084</text:p>
          </table:table-cell>
          <table:table-cell table:formula="of:=19458310-[.R32]-[.AB32]-[.AC32]" office:value-type="float" office:value="19455279" calcext:value-type="float">
            <text:p>19455279</text:p>
          </table:table-cell>
          <table:table-cell table:formula="of:=NORMINV(RAND();[.S39];0.25*[.S39])" office:value-type="float" office:value="4721.81501464098" calcext:value-type="float">
            <text:p>4721.81501464098</text:p>
          </table:table-cell>
          <table:table-cell table:formula="of:=[.W32]+[.AD32]" office:value-type="float" office:value="4894.81501464098" calcext:value-type="float">
            <text:p>4894.81501464098</text:p>
          </table:table-cell>
          <table:table-cell table:formula="of:=[.X32]-[.X31]" office:value-type="float" office:value="231.014708096314" calcext:value-type="float">
            <text:p>231.014708096314</text:p>
          </table:table-cell>
          <table:table-cell table:formula="of:=[.R32]-[.R31]" office:value-type="float" office:value="256" calcext:value-type="float">
            <text:p>256</text:p>
          </table:table-cell>
          <table:table-cell table:formula="of:=[.AD32]-[.AD31]" office:value-type="float" office:value="173" calcext:value-type="float">
            <text:p>173</text:p>
          </table:table-cell>
          <table:table-cell table:formula="of:=[.D32]" office:value-type="float" office:value="234" calcext:value-type="float">
            <text:p>234</text:p>
          </table:table-cell>
          <table:table-cell table:formula="of:=[.E32]"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table:formula="of:=[.AE31]+[.H32]" office:value-type="float" office:value="3031" calcext:value-type="float">
            <text:p>303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373" calcext:value-type="float">
            <text:p>373</text:p>
          </table:table-cell>
          <table:table-cell office:value-type="float" office:value="3404" calcext:value-type="float">
            <text:p>3404</text:p>
          </table:table-cell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3051" calcext:value-type="float">
            <text:p>3051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051" calcext:value-type="float">
            <text:p>305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5"/>
          <table:table-cell table:formula="of:=[.F33]" office:value-type="float" office:value="3051" calcext:value-type="float">
            <text:p>3051</text:p>
          </table:table-cell>
          <table:table-cell table:formula="of:=[.R33]-[.AD33]" office:value-type="float" office:value="2851" calcext:value-type="float">
            <text:p>2851</text:p>
          </table:table-cell>
          <table:table-cell table:formula="of:=[.AD33]/[.R19]" office:value-type="float" office:value="0.591715976331361" calcext:value-type="float">
            <text:p>0.591715976331361</text:p>
          </table:table-cell>
          <table:table-cell table:formula="of:=[.AC34]/[.AE19]" office:value-type="float" office:value="0.064327485380117" calcext:value-type="float">
            <text:p>0.064327485380117</text:p>
          </table:table-cell>
          <table:table-cell table:formula="of:=19458310-[.R33]-[.AB33]-[.AC33]" office:value-type="float" office:value="19454906" calcext:value-type="float">
            <text:p>19454906</text:p>
          </table:table-cell>
          <table:table-cell table:formula="of:=NORMINV(RAND();[.S40];0.25*[.S40])" office:value-type="float" office:value="5063.23278264206" calcext:value-type="float">
            <text:p>5063.23278264206</text:p>
          </table:table-cell>
          <table:table-cell table:formula="of:=[.W33]+[.AD33]" office:value-type="float" office:value="5263.23278264206" calcext:value-type="float">
            <text:p>5263.23278264206</text:p>
          </table:table-cell>
          <table:table-cell table:formula="of:=[.X33]-[.X32]" office:value-type="float" office:value="368.417768001081" calcext:value-type="float">
            <text:p>368.417768001081</text:p>
          </table:table-cell>
          <table:table-cell table:formula="of:=[.R33]-[.R32]" office:value-type="float" office:value="270" calcext:value-type="float">
            <text:p>270</text:p>
          </table:table-cell>
          <table:table-cell table:formula="of:=[.AD33]-[.AD32]" office:value-type="float" office:value="27" calcext:value-type="float">
            <text:p>27</text:p>
          </table:table-cell>
          <table:table-cell table:formula="of:=[.D33]" office:value-type="float" office:value="335" calcext:value-type="float">
            <text:p>335</text:p>
          </table:table-cell>
          <table:table-cell table:formula="of:=[.E33]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table:formula="of:=[.AE32]+[.H33]" office:value-type="float" office:value="3404" calcext:value-type="float">
            <text:p>3404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333" calcext:value-type="float">
            <text:p>333</text:p>
          </table:table-cell>
          <table:table-cell office:value-type="float" office:value="3737" calcext:value-type="float">
            <text:p>3737</text:p>
          </table:table-cell>
          <table:table-cell office:value-type="float" office:value="427" calcext:value-type="float">
            <text:p>427</text:p>
          </table:table-cell>
          <table:table-cell office:value-type="float" office:value="22" calcext:value-type="float">
            <text:p>22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288" calcext:value-type="float">
            <text:p>3288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5"/>
          <table:table-cell table:formula="of:=[.F34]" office:value-type="float" office:value="3288" calcext:value-type="float">
            <text:p>3288</text:p>
          </table:table-cell>
          <table:table-cell table:formula="of:=[.R34]-[.AD34]" office:value-type="float" office:value="3051" calcext:value-type="float">
            <text:p>3051</text:p>
          </table:table-cell>
          <table:table-cell table:formula="of:=[.AD34]/[.R20]" office:value-type="float" office:value="0.552447552447552" calcext:value-type="float">
            <text:p>0.552447552447552</text:p>
          </table:table-cell>
          <table:table-cell table:formula="of:=[.AC35]/[.AE20]" office:value-type="float" office:value="0.0622119815668203" calcext:value-type="float">
            <text:p>0.06221198156682</text:p>
          </table:table-cell>
          <table:table-cell table:formula="of:=19458310-[.R34]-[.AB34]-[.AC34]" office:value-type="float" office:value="19454573" calcext:value-type="float">
            <text:p>19454573</text:p>
          </table:table-cell>
          <table:table-cell table:formula="of:=NORMINV(RAND();[.S41];0.25*[.S41])" office:value-type="float" office:value="4845.63340479855" calcext:value-type="float">
            <text:p>4845.63340479855</text:p>
          </table:table-cell>
          <table:table-cell table:formula="of:=[.W34]+[.AD34]" office:value-type="float" office:value="5082.63340479855" calcext:value-type="float">
            <text:p>5082.63340479855</text:p>
          </table:table-cell>
          <table:table-cell table:formula="of:=[.X34]-[.X33]" office:value-type="float" office:value="-180.599377843505" calcext:value-type="float">
            <text:p>-180.599377843505</text:p>
          </table:table-cell>
          <table:table-cell table:formula="of:=[.R34]-[.R33]" office:value-type="float" office:value="237" calcext:value-type="float">
            <text:p>237</text:p>
          </table:table-cell>
          <table:table-cell table:formula="of:=[.AD34]-[.AD33]" office:value-type="float" office:value="37" calcext:value-type="float">
            <text:p>37</text:p>
          </table:table-cell>
          <table:table-cell table:formula="of:=[.D34]" office:value-type="float" office:value="427" calcext:value-type="float">
            <text:p>427</text:p>
          </table:table-cell>
          <table:table-cell table:formula="of:=[.E34]"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table:formula="of:=[.AE33]+[.H34]" office:value-type="float" office:value="3737" calcext:value-type="float">
            <text:p>3737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424" calcext:value-type="float">
            <text:p>424</text:p>
          </table:table-cell>
          <table:table-cell office:value-type="float" office:value="4161" calcext:value-type="float">
            <text:p>4161</text:p>
          </table:table-cell>
          <table:table-cell office:value-type="float" office:value="528" calcext:value-type="float">
            <text:p>528</text:p>
          </table:table-cell>
          <table:table-cell office:value-type="float" office:value="27" calcext:value-type="float">
            <text:p>27</text:p>
          </table:table-cell>
          <table:table-cell office:value-type="float" office:value="3606" calcext:value-type="float">
            <text:p>3606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3606" calcext:value-type="float">
            <text:p>3606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table:number-columns-repeated="5"/>
          <table:table-cell table:formula="of:=[.F35]" office:value-type="float" office:value="3606" calcext:value-type="float">
            <text:p>3606</text:p>
          </table:table-cell>
          <table:table-cell table:formula="of:=[.R35]-[.AD35]" office:value-type="float" office:value="3326" calcext:value-type="float">
            <text:p>3326</text:p>
          </table:table-cell>
          <table:table-cell table:formula="of:=[.AD35]/[.R21]" office:value-type="float" office:value="0.527306967984934" calcext:value-type="float">
            <text:p>0.527306967984934</text:p>
          </table:table-cell>
          <table:table-cell table:formula="of:=[.AC36]/[.AE21]" office:value-type="float" office:value="0.0633147113594041" calcext:value-type="float">
            <text:p>0.063314711359404</text:p>
          </table:table-cell>
          <table:table-cell table:formula="of:=19458310-[.R35]-[.AB35]-[.AC35]" office:value-type="float" office:value="19454149" calcext:value-type="float">
            <text:p>19454149</text:p>
          </table:table-cell>
          <table:table-cell table:formula="of:=NORMINV(RAND();[.S42];0.25*[.S42])" office:value-type="float" office:value="4630.22536129493" calcext:value-type="float">
            <text:p>4630.22536129493</text:p>
          </table:table-cell>
          <table:table-cell table:formula="of:=[.W35]+[.AD35]" office:value-type="float" office:value="4910.22536129493" calcext:value-type="float">
            <text:p>4910.22536129493</text:p>
          </table:table-cell>
          <table:table-cell table:formula="of:=[.X35]-[.X34]" office:value-type="float" office:value="-172.408043503623" calcext:value-type="float">
            <text:p>-172.408043503623</text:p>
          </table:table-cell>
          <table:table-cell table:formula="of:=[.R35]-[.R34]" office:value-type="float" office:value="318" calcext:value-type="float">
            <text:p>318</text:p>
          </table:table-cell>
          <table:table-cell table:formula="of:=[.AD35]-[.AD34]" office:value-type="float" office:value="43" calcext:value-type="float">
            <text:p>43</text:p>
          </table:table-cell>
          <table:table-cell table:formula="of:=[.D35]" office:value-type="float" office:value="528" calcext:value-type="float">
            <text:p>528</text:p>
          </table:table-cell>
          <table:table-cell table:formula="of:=[.E35]" office:value-type="float" office:value="27" calcext:value-type="float">
            <text:p>27</text:p>
          </table:table-cell>
          <table:table-cell office:value-type="float" office:value="280" calcext:value-type="float">
            <text:p>280</text:p>
          </table:table-cell>
          <table:table-cell table:formula="of:=[.AE34]+[.H35]" office:value-type="float" office:value="4161" calcext:value-type="float">
            <text:p>416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310" calcext:value-type="float">
            <text:p>310</text:p>
          </table:table-cell>
          <table:table-cell office:value-type="float" office:value="4471" calcext:value-type="float">
            <text:p>4471</text:p>
          </table:table-cell>
          <table:table-cell office:value-type="float" office:value="617" calcext:value-type="float">
            <text:p>617</text:p>
          </table:table-cell>
          <table:table-cell office:value-type="float" office:value="34" calcext:value-type="float">
            <text:p>34</text:p>
          </table:table-cell>
          <table:table-cell office:value-type="float" office:value="3820" calcext:value-type="float">
            <text:p>382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table:number-columns-repeated="5"/>
          <table:table-cell table:formula="of:=[.F36]" office:value-type="float" office:value="3820" calcext:value-type="float">
            <text:p>3820</text:p>
          </table:table-cell>
          <table:table-cell table:formula="of:=[.R36]-[.AD36]" office:value-type="float" office:value="3513" calcext:value-type="float">
            <text:p>3513</text:p>
          </table:table-cell>
          <table:table-cell table:formula="of:=[.AD36]/[.R22]" office:value-type="float" office:value="0.492776886035313" calcext:value-type="float">
            <text:p>0.492776886035313</text:p>
          </table:table-cell>
          <table:table-cell table:formula="of:=[.AC37]/[.AE22]" office:value-type="float" office:value="0.0585443037974684" calcext:value-type="float">
            <text:p>0.058544303797468</text:p>
          </table:table-cell>
          <table:table-cell table:formula="of:=19458310-[.R36]-[.AB36]-[.AC36]" office:value-type="float" office:value="19453839" calcext:value-type="float">
            <text:p>19453839</text:p>
          </table:table-cell>
          <table:table-cell table:formula="of:=NORMINV(RAND();[.S43];0.25*[.S43])" office:value-type="float" office:value="5144.96111517303" calcext:value-type="float">
            <text:p>5144.96111517303</text:p>
          </table:table-cell>
          <table:table-cell table:formula="of:=[.W36]+[.AD36]" office:value-type="float" office:value="5451.96111517303" calcext:value-type="float">
            <text:p>5451.96111517303</text:p>
          </table:table-cell>
          <table:table-cell table:formula="of:=[.X36]-[.X35]" office:value-type="float" office:value="541.735753878096" calcext:value-type="float">
            <text:p>541.735753878096</text:p>
          </table:table-cell>
          <table:table-cell table:formula="of:=[.R36]-[.R35]" office:value-type="float" office:value="214" calcext:value-type="float">
            <text:p>214</text:p>
          </table:table-cell>
          <table:table-cell table:formula="of:=[.AD36]-[.AD35]" office:value-type="float" office:value="27" calcext:value-type="float">
            <text:p>27</text:p>
          </table:table-cell>
          <table:table-cell table:formula="of:=[.D36]" office:value-type="float" office:value="617" calcext:value-type="float">
            <text:p>617</text:p>
          </table:table-cell>
          <table:table-cell table:formula="of:=[.E36]" office:value-type="float" office:value="34" calcext:value-type="float">
            <text:p>34</text:p>
          </table:table-cell>
          <table:table-cell office:value-type="float" office:value="307" calcext:value-type="float">
            <text:p>307</text:p>
          </table:table-cell>
          <table:table-cell table:formula="of:=[.AE35]+[.H36]" office:value-type="float" office:value="4471" calcext:value-type="float">
            <text:p>4471</text:p>
          </table:table-cell>
          <table:table-cell office:value-type="string" calcext:value-type="string">
            <text:p>Paso 3</text:p>
          </table:table-cell>
          <table:table-cell table:formula="of:=28248/7" office:value-type="float" office:value="4035.42857142857" calcext:value-type="float">
            <text:p>4035.42857142857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344" calcext:value-type="float">
            <text:p>344</text:p>
          </table:table-cell>
          <table:table-cell office:value-type="float" office:value="4815" calcext:value-type="float">
            <text:p>4815</text:p>
          </table:table-cell>
          <table:table-cell office:value-type="float" office:value="728" calcext:value-type="float">
            <text:p>728</text:p>
          </table:table-cell>
          <table:table-cell office:value-type="float" office:value="37" calcext:value-type="float">
            <text:p>37</text:p>
          </table:table-cell>
          <table:table-cell office:value-type="float" office:value="4050" calcext:value-type="float">
            <text:p>405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number-columns-repeated="5"/>
          <table:table-cell table:formula="of:=[.F37]" office:value-type="float" office:value="4050" calcext:value-type="float">
            <text:p>4050</text:p>
          </table:table-cell>
          <table:table-cell table:formula="of:=[.R37]-[.AD37]" office:value-type="float" office:value="3723" calcext:value-type="float">
            <text:p>3723</text:p>
          </table:table-cell>
          <table:table-cell table:formula="of:=[.AD37]/[.R23]" office:value-type="float" office:value="0.44550408719346" calcext:value-type="float">
            <text:p>0.44550408719346</text:p>
          </table:table-cell>
          <table:table-cell table:formula="of:=[.AC38]/[.AE23]" office:value-type="float" office:value="0.0576407506702413" calcext:value-type="float">
            <text:p>0.057640750670241</text:p>
          </table:table-cell>
          <table:table-cell table:formula="of:=19458310-[.R37]-[.AB37]-[.AC37]" office:value-type="float" office:value="19453495" calcext:value-type="float">
            <text:p>19453495</text:p>
          </table:table-cell>
          <table:table-cell table:formula="of:=NORMINV(RAND();[.S44];0.25*[.S44])" office:value-type="float" office:value="4304.89676572319" calcext:value-type="float">
            <text:p>4304.89676572319</text:p>
          </table:table-cell>
          <table:table-cell table:formula="of:=[.W37]+[.AD37]" office:value-type="float" office:value="4631.89676572319" calcext:value-type="float">
            <text:p>4631.89676572319</text:p>
          </table:table-cell>
          <table:table-cell table:formula="of:=[.X37]-[.X36]" office:value-type="float" office:value="-820.064349449832" calcext:value-type="float">
            <text:p>-820.064349449832</text:p>
          </table:table-cell>
          <table:table-cell table:formula="of:=[.R37]-[.R36]" office:value-type="float" office:value="230" calcext:value-type="float">
            <text:p>230</text:p>
          </table:table-cell>
          <table:table-cell table:formula="of:=[.AD37]-[.AD36]" office:value-type="float" office:value="20" calcext:value-type="float">
            <text:p>20</text:p>
          </table:table-cell>
          <table:table-cell table:formula="of:=[.D37]" office:value-type="float" office:value="728" calcext:value-type="float">
            <text:p>728</text:p>
          </table:table-cell>
          <table:table-cell table:formula="of:=[.E37]" office:value-type="float" office:value="37" calcext:value-type="float">
            <text:p>37</text:p>
          </table:table-cell>
          <table:table-cell office:value-type="float" office:value="327" calcext:value-type="float">
            <text:p>327</text:p>
          </table:table-cell>
          <table:table-cell table:formula="of:=[.AE36]+[.H37]" office:value-type="float" office:value="4815" calcext:value-type="float">
            <text:p>4815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301" calcext:value-type="float">
            <text:p>301</text:p>
          </table:table-cell>
          <table:table-cell office:value-type="float" office:value="5116" calcext:value-type="float">
            <text:p>5116</text:p>
          </table:table-cell>
          <table:table-cell office:value-type="float" office:value="898" calcext:value-type="float">
            <text:p>898</text:p>
          </table:table-cell>
          <table:table-cell office:value-type="float" office:value="43" calcext:value-type="float">
            <text:p>43</text:p>
          </table:table-cell>
          <table:table-cell office:value-type="float" office:value="4175" calcext:value-type="float">
            <text:p>417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4175" calcext:value-type="float">
            <text:p>4175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table:number-columns-repeated="5"/>
          <table:table-cell table:formula="of:=[.F38]" office:value-type="float" office:value="4175" calcext:value-type="float">
            <text:p>4175</text:p>
          </table:table-cell>
          <table:table-cell table:formula="of:=[.R38]-[.AD38]" office:value-type="float" office:value="3838" calcext:value-type="float">
            <text:p>3838</text:p>
          </table:table-cell>
          <table:table-cell table:formula="of:=[.AD38]/[.R24]" office:value-type="float" office:value="0.373200442967885" calcext:value-type="float">
            <text:p>0.373200442967885</text:p>
          </table:table-cell>
          <table:table-cell table:formula="of:=[.AC39]/[.AE24]" office:value-type="float" office:value="0.052060737527115" calcext:value-type="float">
            <text:p>0.052060737527115</text:p>
          </table:table-cell>
          <table:table-cell table:formula="of:=19458310-[.R38]-[.AB38]-[.AC38]" office:value-type="float" office:value="19453194" calcext:value-type="float">
            <text:p>19453194</text:p>
          </table:table-cell>
          <table:table-cell table:formula="of:=NORMINV(RAND();[.S45];0.25*[.S45])" office:value-type="float" office:value="4159.30338071437" calcext:value-type="float">
            <text:p>4159.30338071437</text:p>
          </table:table-cell>
          <table:table-cell table:formula="of:=[.W38]+[.AD38]" office:value-type="float" office:value="4496.30338071437" calcext:value-type="float">
            <text:p>4496.30338071437</text:p>
          </table:table-cell>
          <table:table-cell table:formula="of:=[.X38]-[.X37]" office:value-type="float" office:value="-135.593385008823" calcext:value-type="float">
            <text:p>-135.593385008823</text:p>
          </table:table-cell>
          <table:table-cell table:formula="of:=[.R38]-[.R37]" office:value-type="float" office:value="125" calcext:value-type="float">
            <text:p>125</text:p>
          </table:table-cell>
          <table:table-cell table:formula="of:=[.AD38]-[.AD37]" office:value-type="float" office:value="10" calcext:value-type="float">
            <text:p>10</text:p>
          </table:table-cell>
          <table:table-cell table:formula="of:=[.D38]" office:value-type="float" office:value="898" calcext:value-type="float">
            <text:p>898</text:p>
          </table:table-cell>
          <table:table-cell table:formula="of:=[.E38]" office:value-type="float" office:value="43" calcext:value-type="float">
            <text:p>43</text:p>
          </table:table-cell>
          <table:table-cell office:value-type="float" office:value="337" calcext:value-type="float">
            <text:p>337</text:p>
          </table:table-cell>
          <table:table-cell table:formula="of:=[.AE37]+[.H38]" office:value-type="float" office:value="5116" calcext:value-type="float">
            <text:p>5116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430" calcext:value-type="float">
            <text:p>430</text:p>
          </table:table-cell>
          <table:table-cell office:value-type="float" office:value="5546" calcext:value-type="float">
            <text:p>5546</text:p>
          </table:table-cell>
          <table:table-cell office:value-type="float" office:value="1115" calcext:value-type="float">
            <text:p>1115</text:p>
          </table:table-cell>
          <table:table-cell office:value-type="float" office:value="48" calcext:value-type="float">
            <text:p>48</text:p>
          </table:table-cell>
          <table:table-cell office:value-type="float" office:value="4383" calcext:value-type="float">
            <text:p>4383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383" calcext:value-type="float">
            <text:p>4383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table:number-columns-repeated="5"/>
          <table:table-cell table:formula="of:=[.F39]" office:value-type="float" office:value="4383" calcext:value-type="float">
            <text:p>4383</text:p>
          </table:table-cell>
          <table:table-cell table:formula="of:=[.R39]-[.AD39]" office:value-type="float" office:value="4021" calcext:value-type="float">
            <text:p>4021</text:p>
          </table:table-cell>
          <table:table-cell table:formula="of:=[.AD39]/[.R25]" office:value-type="float" office:value="0.32408236347359" calcext:value-type="float">
            <text:p>0.32408236347359</text:p>
          </table:table-cell>
          <table:table-cell table:formula="of:=[.AC40]/[.AE25]" office:value-type="float" office:value="0.0499124343257443" calcext:value-type="float">
            <text:p>0.049912434325744</text:p>
          </table:table-cell>
          <table:table-cell table:formula="of:=19458310-[.R39]-[.AB39]-[.AC39]" office:value-type="float" office:value="19452764" calcext:value-type="float">
            <text:p>19452764</text:p>
          </table:table-cell>
          <table:table-cell table:formula="of:=NORMINV(RAND();[.S46];0.25*[.S46])" office:value-type="float" office:value="3430.3975244153" calcext:value-type="float">
            <text:p>3430.3975244153</text:p>
          </table:table-cell>
          <table:table-cell table:formula="of:=[.W39]+[.AD39]" office:value-type="float" office:value="3792.3975244153" calcext:value-type="float">
            <text:p>3792.3975244153</text:p>
          </table:table-cell>
          <table:table-cell table:formula="of:=[.X39]-[.X38]" office:value-type="float" office:value="-703.90585629907" calcext:value-type="float">
            <text:p>-703.90585629907</text:p>
          </table:table-cell>
          <table:table-cell table:formula="of:=[.R39]-[.R38]" office:value-type="float" office:value="208" calcext:value-type="float">
            <text:p>208</text:p>
          </table:table-cell>
          <table:table-cell table:formula="of:=[.AD39]-[.AD38]" office:value-type="float" office:value="25" calcext:value-type="float">
            <text:p>25</text:p>
          </table:table-cell>
          <table:table-cell table:formula="of:=[.D39]" office:value-type="float" office:value="1115" calcext:value-type="float">
            <text:p>1115</text:p>
          </table:table-cell>
          <table:table-cell table:formula="of:=[.E39]" office:value-type="float" office:value="48" calcext:value-type="float">
            <text:p>48</text:p>
          </table:table-cell>
          <table:table-cell office:value-type="float" office:value="362" calcext:value-type="float">
            <text:p>362</text:p>
          </table:table-cell>
          <table:table-cell table:formula="of:=[.AE38]+[.H39]" office:value-type="float" office:value="5546" calcext:value-type="float">
            <text:p>5546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426" calcext:value-type="float">
            <text:p>426</text:p>
          </table:table-cell>
          <table:table-cell office:value-type="float" office:value="5972" calcext:value-type="float">
            <text:p>5972</text:p>
          </table:table-cell>
          <table:table-cell office:value-type="float" office:value="1274" calcext:value-type="float">
            <text:p>1274</text:p>
          </table:table-cell>
          <table:table-cell office:value-type="float" office:value="57" calcext:value-type="float">
            <text:p>57</text:p>
          </table:table-cell>
          <table:table-cell office:value-type="float" office:value="4641" calcext:value-type="float">
            <text:p>4641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641" calcext:value-type="float">
            <text:p>4641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table:number-columns-repeated="5"/>
          <table:table-cell table:formula="of:=[.F40]" office:value-type="float" office:value="4641" calcext:value-type="float">
            <text:p>4641</text:p>
          </table:table-cell>
          <table:table-cell table:formula="of:=[.R40]-[.AD40]" office:value-type="float" office:value="4281" calcext:value-type="float">
            <text:p>4281</text:p>
          </table:table-cell>
          <table:table-cell table:formula="of:=[.AD40]/[.R26]" office:value-type="float" office:value="0.283687943262411" calcext:value-type="float">
            <text:p>0.283687943262411</text:p>
          </table:table-cell>
          <table:table-cell table:formula="of:=[.AC41]/[.AE26]" office:value-type="float" office:value="0.0497702909647779" calcext:value-type="float">
            <text:p>0.049770290964778</text:p>
          </table:table-cell>
          <table:table-cell table:formula="of:=19458310-[.R40]-[.AB40]-[.AC40]" office:value-type="float" office:value="19452338" calcext:value-type="float">
            <text:p>19452338</text:p>
          </table:table-cell>
          <table:table-cell table:formula="of:=NORMINV(RAND();[.S47];0.25*[.S47])" office:value-type="float" office:value="4315.32269463874" calcext:value-type="float">
            <text:p>4315.32269463874</text:p>
          </table:table-cell>
          <table:table-cell table:formula="of:=[.W40]+[.AD40]" office:value-type="float" office:value="4675.32269463874" calcext:value-type="float">
            <text:p>4675.32269463874</text:p>
          </table:table-cell>
          <table:table-cell table:formula="of:=[.X40]-[.X39]" office:value-type="float" office:value="882.92517022344" calcext:value-type="float">
            <text:p>882.92517022344</text:p>
          </table:table-cell>
          <table:table-cell table:formula="of:=[.R40]-[.R39]" office:value-type="float" office:value="258" calcext:value-type="float">
            <text:p>258</text:p>
          </table:table-cell>
          <table:table-cell table:formula="of:=[.AD40]-[.AD39]" office:value-type="float" office:value="-2" calcext:value-type="float">
            <text:p>-2</text:p>
          </table:table-cell>
          <table:table-cell table:formula="of:=[.D40]" office:value-type="float" office:value="1274" calcext:value-type="float">
            <text:p>1274</text:p>
          </table:table-cell>
          <table:table-cell table:formula="of:=[.E40]" office:value-type="float" office:value="57" calcext:value-type="float">
            <text:p>57</text:p>
          </table:table-cell>
          <table:table-cell office:value-type="float" office:value="360" calcext:value-type="float">
            <text:p>360</text:p>
          </table:table-cell>
          <table:table-cell table:formula="of:=[.AE39]+[.H40]" office:value-type="float" office:value="5972" calcext:value-type="float">
            <text:p>5972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962" calcext:value-type="float">
            <text:p>796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529" calcext:value-type="float">
            <text:p>529</text:p>
          </table:table-cell>
          <table:table-cell office:value-type="float" office:value="6501" calcext:value-type="float">
            <text:p>6501</text:p>
          </table:table-cell>
          <table:table-cell office:value-type="float" office:value="1571" calcext:value-type="float">
            <text:p>1571</text:p>
          </table:table-cell>
          <table:table-cell office:value-type="float" office:value="65" calcext:value-type="float">
            <text:p>65</text:p>
          </table:table-cell>
          <table:table-cell office:value-type="float" office:value="4865" calcext:value-type="float">
            <text:p>486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865" calcext:value-type="float">
            <text:p>4865</text:p>
          </table:table-cell>
          <table:table-cell table:number-columns-repeated="2"/>
          <table:table-cell office:value-type="float" office:value="1571" calcext:value-type="float">
            <text:p>1571</text:p>
          </table:table-cell>
          <table:table-cell table:number-columns-repeated="5"/>
          <table:table-cell table:formula="of:=[.F41]" office:value-type="float" office:value="4865" calcext:value-type="float">
            <text:p>4865</text:p>
          </table:table-cell>
          <table:table-cell table:formula="of:=[.R41]-[.AD41]" office:value-type="float" office:value="4482" calcext:value-type="float">
            <text:p>4482</text:p>
          </table:table-cell>
          <table:table-cell table:formula="of:=[.AD41]/[.R27]" office:value-type="float" office:value="0.245198463508323" calcext:value-type="float">
            <text:p>0.245198463508323</text:p>
          </table:table-cell>
          <table:table-cell table:formula="of:=[.AC42]/[.AE27]" office:value-type="float" office:value="0.0453416149068323" calcext:value-type="float">
            <text:p>0.045341614906832</text:p>
          </table:table-cell>
          <table:table-cell table:formula="of:=19458310-[.R41]-[.AB41]-[.AC41]" office:value-type="float" office:value="19451809" calcext:value-type="float">
            <text:p>19451809</text:p>
          </table:table-cell>
          <table:table-cell table:formula="of:=NORMINV(RAND();[.S48];0.25*[.S48])" office:value-type="float" office:value="3748.11542726545" calcext:value-type="float">
            <text:p>3748.11542726545</text:p>
          </table:table-cell>
          <table:table-cell table:formula="of:=[.W41]+[.AD41]" office:value-type="float" office:value="4131.11542726545" calcext:value-type="float">
            <text:p>4131.11542726545</text:p>
          </table:table-cell>
          <table:table-cell table:formula="of:=[.X41]-[.X40]" office:value-type="float" office:value="-544.207267373294" calcext:value-type="float">
            <text:p>-544.207267373294</text:p>
          </table:table-cell>
          <table:table-cell table:formula="of:=[.R41]-[.R40]" office:value-type="float" office:value="224" calcext:value-type="float">
            <text:p>224</text:p>
          </table:table-cell>
          <table:table-cell table:formula="of:=[.AD41]-[.AD40]" office:value-type="float" office:value="23" calcext:value-type="float">
            <text:p>23</text:p>
          </table:table-cell>
          <table:table-cell table:formula="of:=[.D41]" office:value-type="float" office:value="1571" calcext:value-type="float">
            <text:p>1571</text:p>
          </table:table-cell>
          <table:table-cell table:formula="of:=[.E41]" office:value-type="float" office:value="65" calcext:value-type="float">
            <text:p>65</text:p>
          </table:table-cell>
          <table:table-cell office:value-type="float" office:value="383" calcext:value-type="float">
            <text:p>383</text:p>
          </table:table-cell>
          <table:table-cell table:formula="of:=[.AE40]+[.H41]" office:value-type="float" office:value="6501" calcext:value-type="float">
            <text:p>6501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4444" calcext:value-type="float">
            <text:p>44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426" calcext:value-type="float">
            <text:p>426</text:p>
          </table:table-cell>
          <table:table-cell office:value-type="float" office:value="6927" calcext:value-type="float">
            <text:p>6927</text:p>
          </table:table-cell>
          <table:table-cell office:value-type="float" office:value="1864" calcext:value-type="float">
            <text:p>1864</text:p>
          </table:table-cell>
          <table:table-cell office:value-type="float" office:value="73" calcext:value-type="float">
            <text:p>7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4990" calcext:value-type="float">
            <text:p>4990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table:number-columns-repeated="5"/>
          <table:table-cell table:formula="of:=[.F42]" office:value-type="float" office:value="4990" calcext:value-type="float">
            <text:p>4990</text:p>
          </table:table-cell>
          <table:table-cell table:formula="of:=[.R42]-[.AD42]" office:value-type="float" office:value="4607" calcext:value-type="float">
            <text:p>4607</text:p>
          </table:table-cell>
          <table:table-cell table:formula="of:=[.AD42]/[.R28]" office:value-type="float" office:value="0.207926167209555" calcext:value-type="float">
            <text:p>0.207926167209555</text:p>
          </table:table-cell>
          <table:table-cell table:formula="of:=[.AC43]/[.AE28]" office:value-type="float" office:value="0.0419067574646412" calcext:value-type="float">
            <text:p>0.041906757464641</text:p>
          </table:table-cell>
          <table:table-cell table:formula="of:=19458310-[.R42]-[.AB42]-[.AC42]" office:value-type="float" office:value="19451383" calcext:value-type="float">
            <text:p>19451383</text:p>
          </table:table-cell>
          <table:table-cell table:formula="of:=NORMINV(RAND();[.S49];0.25*[.S49])" office:value-type="float" office:value="6131.8846882307" calcext:value-type="float">
            <text:p>6131.8846882307</text:p>
          </table:table-cell>
          <table:table-cell table:formula="of:=[.W42]+[.AD42]" office:value-type="float" office:value="6514.8846882307" calcext:value-type="float">
            <text:p>6514.8846882307</text:p>
          </table:table-cell>
          <table:table-cell table:formula="of:=[.X42]-[.X41]" office:value-type="float" office:value="2383.76926096525" calcext:value-type="float">
            <text:p>2383.76926096525</text:p>
          </table:table-cell>
          <table:table-cell table:formula="of:=[.R42]-[.R41]" office:value-type="float" office:value="125" calcext:value-type="float">
            <text:p>125</text:p>
          </table:table-cell>
          <table:table-cell table:formula="of:=[.AD42]-[.AD41]" office:value-type="float" office:value="0" calcext:value-type="float">
            <text:p>0</text:p>
          </table:table-cell>
          <table:table-cell table:formula="of:=[.D42]" office:value-type="float" office:value="1864" calcext:value-type="float">
            <text:p>1864</text:p>
          </table:table-cell>
          <table:table-cell table:formula="of:=[.E42]" office:value-type="float" office:value="73" calcext:value-type="float">
            <text:p>73</text:p>
          </table:table-cell>
          <table:table-cell office:value-type="float" office:value="383" calcext:value-type="float">
            <text:p>383</text:p>
          </table:table-cell>
          <table:table-cell table:formula="of:=[.AE41]+[.H42]" office:value-type="float" office:value="6927" calcext:value-type="float">
            <text:p>6927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577" calcext:value-type="float">
            <text:p>35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286" calcext:value-type="float">
            <text:p>286</text:p>
          </table:table-cell>
          <table:table-cell office:value-type="float" office:value="7213" calcext:value-type="float">
            <text:p>7213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5074" calcext:value-type="float">
            <text:p>507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5074" calcext:value-type="float">
            <text:p>5074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5"/>
          <table:table-cell table:formula="of:=[.F43]" office:value-type="float" office:value="5074" calcext:value-type="float">
            <text:p>5074</text:p>
          </table:table-cell>
          <table:table-cell table:formula="of:=[.R43]-[.AD43]" office:value-type="float" office:value="4687" calcext:value-type="float">
            <text:p>4687</text:p>
          </table:table-cell>
          <table:table-cell table:formula="of:=[.AD43]/[.R29]" office:value-type="float" office:value="0.188138065143413" calcext:value-type="float">
            <text:p>0.188138065143413</text:p>
          </table:table-cell>
          <table:table-cell table:formula="of:=[.AC44]/[.AE29]" office:value-type="float" office:value="0.0383356708742403" calcext:value-type="float">
            <text:p>0.03833567087424</text:p>
          </table:table-cell>
          <table:table-cell table:formula="of:=19458310-[.R43]-[.AB43]-[.AC43]" office:value-type="float" office:value="19451097" calcext:value-type="float">
            <text:p>19451097</text:p>
          </table:table-cell>
          <table:table-cell table:formula="of:=NORMINV(RAND();[.S50];0.25*[.S50])" office:value-type="float" office:value="3879.56319206094" calcext:value-type="float">
            <text:p>3879.56319206094</text:p>
          </table:table-cell>
          <table:table-cell table:formula="of:=[.W43]+[.AD43]" office:value-type="float" office:value="4266.56319206094" calcext:value-type="float">
            <text:p>4266.56319206094</text:p>
          </table:table-cell>
          <table:table-cell table:formula="of:=[.X43]-[.X42]" office:value-type="float" office:value="-2248.32149616976" calcext:value-type="float">
            <text:p>-2248.32149616976</text:p>
          </table:table-cell>
          <table:table-cell table:formula="of:=[.R43]-[.R42]" office:value-type="float" office:value="84" calcext:value-type="float">
            <text:p>84</text:p>
          </table:table-cell>
          <table:table-cell table:formula="of:=[.AD43]-[.AD42]" office:value-type="float" office:value="4" calcext:value-type="float">
            <text:p>4</text:p>
          </table:table-cell>
          <table:table-cell table:formula="of:=[.D43]" office:value-type="float" office:value="2059" calcext:value-type="float">
            <text:p>2059</text:p>
          </table:table-cell>
          <table:table-cell table:formula="of:=[.E43]" office:value-type="float" office:value="80" calcext:value-type="float">
            <text:p>80</text:p>
          </table:table-cell>
          <table:table-cell office:value-type="float" office:value="387" calcext:value-type="float">
            <text:p>387</text:p>
          </table:table-cell>
          <table:table-cell table:formula="of:=[.AE42]+[.H43]" office:value-type="float" office:value="7213" calcext:value-type="float">
            <text:p>7213</text:p>
          </table:table-cell>
          <table:table-cell office:value-type="string" calcext:value-type="string">
            <text:p>Paso 3</text:p>
          </table:table-cell>
          <table:table-cell table:formula="of:=19507/7" office:value-type="float" office:value="2786.71428571429" calcext:value-type="float">
            <text:p>278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5897" calcext:value-type="float">
            <text:p>589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312" calcext:value-type="float">
            <text:p>312</text:p>
          </table:table-cell>
          <table:table-cell office:value-type="float" office:value="7525" calcext:value-type="float">
            <text:p>7525</text:p>
          </table:table-cell>
          <table:table-cell office:value-type="float" office:value="2367" calcext:value-type="float">
            <text:p>2367</text:p>
          </table:table-cell>
          <table:table-cell office:value-type="float" office:value="82" calcext:value-type="float">
            <text:p>82</text:p>
          </table:table-cell>
          <table:table-cell office:value-type="float" office:value="5076" calcext:value-type="float">
            <text:p>507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5076" calcext:value-type="float">
            <text:p>5076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table:number-columns-repeated="5"/>
          <table:table-cell table:formula="of:=[.F44]" office:value-type="float" office:value="5076" calcext:value-type="float">
            <text:p>5076</text:p>
          </table:table-cell>
          <table:table-cell table:formula="of:=[.R44]-[.AD44]" office:value-type="float" office:value="4689" calcext:value-type="float">
            <text:p>4689</text:p>
          </table:table-cell>
          <table:table-cell table:formula="of:=[.AD44]/[.R30]" office:value-type="float" office:value="0.169365426695842" calcext:value-type="float">
            <text:p>0.169365426695842</text:p>
          </table:table-cell>
          <table:table-cell table:formula="of:=[.AC45]/[.AE30]" office:value-type="float" office:value="0.0375663536137199" calcext:value-type="float">
            <text:p>0.03756635361372</text:p>
          </table:table-cell>
          <table:table-cell table:formula="of:=19458310-[.R44]-[.AB44]-[.AC44]" office:value-type="float" office:value="19450785" calcext:value-type="float">
            <text:p>19450785</text:p>
          </table:table-cell>
          <table:table-cell table:formula="of:=NORMINV(RAND();[.S51];0.25*[.S51])" office:value-type="float" office:value="7329.42448277303" calcext:value-type="float">
            <text:p>7329.42448277303</text:p>
          </table:table-cell>
          <table:table-cell table:formula="of:=[.W44]+[.AD44]" office:value-type="float" office:value="7716.42448277303" calcext:value-type="float">
            <text:p>7716.42448277303</text:p>
          </table:table-cell>
          <table:table-cell table:formula="of:=[.X44]-[.X43]" office:value-type="float" office:value="3449.86129071209" calcext:value-type="float">
            <text:p>3449.86129071209</text:p>
          </table:table-cell>
          <table:table-cell table:formula="of:=[.R44]-[.R43]" office:value-type="float" office:value="2" calcext:value-type="float">
            <text:p>2</text:p>
          </table:table-cell>
          <table:table-cell table:formula="of:=[.AD44]-[.AD43]" office:value-type="float" office:value="0" calcext:value-type="float">
            <text:p>0</text:p>
          </table:table-cell>
          <table:table-cell table:formula="of:=[.D44]" office:value-type="float" office:value="2367" calcext:value-type="float">
            <text:p>2367</text:p>
          </table:table-cell>
          <table:table-cell table:formula="of:=[.E44]" office:value-type="float" office:value="82" calcext:value-type="float">
            <text:p>82</text:p>
          </table:table-cell>
          <table:table-cell office:value-type="float" office:value="387" calcext:value-type="float">
            <text:p>387</text:p>
          </table:table-cell>
          <table:table-cell table:formula="of:=[.AE43]+[.H44]" office:value-type="float" office:value="7525" calcext:value-type="float">
            <text:p>7525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392" calcext:value-type="float">
            <text:p>392</text:p>
          </table:table-cell>
          <table:table-cell office:value-type="float" office:value="7917" calcext:value-type="float">
            <text:p>7917</text:p>
          </table:table-cell>
          <table:table-cell office:value-type="float" office:value="2646" calcext:value-type="float">
            <text:p>2646</text:p>
          </table:table-cell>
          <table:table-cell office:value-type="float" office:value="92" calcext:value-type="float">
            <text:p>92</text:p>
          </table:table-cell>
          <table:table-cell office:value-type="float" office:value="5179" calcext:value-type="float">
            <text:p>5179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5179" calcext:value-type="float">
            <text:p>5179</text:p>
          </table:table-cell>
          <table:table-cell table:number-columns-repeated="2"/>
          <table:table-cell office:value-type="float" office:value="2646" calcext:value-type="float">
            <text:p>2646</text:p>
          </table:table-cell>
          <table:table-cell table:number-columns-repeated="5"/>
          <table:table-cell table:formula="of:=[.F45]" office:value-type="float" office:value="5179" calcext:value-type="float">
            <text:p>5179</text:p>
          </table:table-cell>
          <table:table-cell table:formula="of:=[.R45]-[.AD45]" office:value-type="float" office:value="4800" calcext:value-type="float">
            <text:p>4800</text:p>
          </table:table-cell>
          <table:table-cell table:formula="of:=[.AD45]/[.R31]" office:value-type="float" office:value="0.15009900990099" calcext:value-type="float">
            <text:p>0.15009900990099</text:p>
          </table:table-cell>
          <table:table-cell table:formula="of:=[.AC46]/[.AE31]" office:value-type="float" office:value="0.0343316289262235" calcext:value-type="float">
            <text:p>0.034331628926224</text:p>
          </table:table-cell>
          <table:table-cell table:formula="of:=19458310-[.R45]-[.AB45]-[.AC45]" office:value-type="float" office:value="19450393" calcext:value-type="float">
            <text:p>19450393</text:p>
          </table:table-cell>
          <table:table-cell table:formula="of:=NORMINV(RAND();[.S52];0.25*[.S52])" office:value-type="float" office:value="5760.35070439142" calcext:value-type="float">
            <text:p>5760.35070439142</text:p>
          </table:table-cell>
          <table:table-cell table:formula="of:=[.W45]+[.AD45]" office:value-type="float" office:value="6139.35070439142" calcext:value-type="float">
            <text:p>6139.35070439142</text:p>
          </table:table-cell>
          <table:table-cell table:formula="of:=[.X45]-[.X44]" office:value-type="float" office:value="-1577.07377838161" calcext:value-type="float">
            <text:p>-1577.07377838161</text:p>
          </table:table-cell>
          <table:table-cell table:formula="of:=[.R45]-[.R44]" office:value-type="float" office:value="103" calcext:value-type="float">
            <text:p>103</text:p>
          </table:table-cell>
          <table:table-cell table:formula="of:=[.AD45]-[.AD44]" office:value-type="float" office:value="-8" calcext:value-type="float">
            <text:p>-8</text:p>
          </table:table-cell>
          <table:table-cell table:formula="of:=[.D45]" office:value-type="float" office:value="2646" calcext:value-type="float">
            <text:p>2646</text:p>
          </table:table-cell>
          <table:table-cell table:formula="of:=[.E45]" office:value-type="float" office:value="92" calcext:value-type="float">
            <text:p>92</text:p>
          </table:table-cell>
          <table:table-cell office:value-type="float" office:value="379" calcext:value-type="float">
            <text:p>379</text:p>
          </table:table-cell>
          <table:table-cell table:formula="of:=[.AE44]+[.H45]" office:value-type="float" office:value="7917" calcext:value-type="float">
            <text:p>7917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50" calcext:value-type="float">
            <text:p>1550</text:p>
          </table:table-cell>
          <table:table-cell office:value-type="float" office:value="2759" calcext:value-type="float">
            <text:p>275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356" calcext:value-type="float">
            <text:p>356</text:p>
          </table:table-cell>
          <table:table-cell office:value-type="float" office:value="8273" calcext:value-type="float">
            <text:p>8273</text:p>
          </table:table-cell>
          <table:table-cell office:value-type="float" office:value="2937" calcext:value-type="float">
            <text:p>2937</text:p>
          </table:table-cell>
          <table:table-cell office:value-type="float" office:value="94" calcext:value-type="float">
            <text:p>94</text:p>
          </table:table-cell>
          <table:table-cell office:value-type="float" office:value="5242" calcext:value-type="float">
            <text:p>524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5242" calcext:value-type="float">
            <text:p>5242</text:p>
          </table:table-cell>
          <table:table-cell table:number-columns-repeated="2"/>
          <table:table-cell office:value-type="float" office:value="2937" calcext:value-type="float">
            <text:p>2937</text:p>
          </table:table-cell>
          <table:table-cell table:number-columns-repeated="5"/>
          <table:table-cell table:formula="of:=[.F46]" office:value-type="float" office:value="5242" calcext:value-type="float">
            <text:p>5242</text:p>
          </table:table-cell>
          <table:table-cell table:formula="of:=[.R46]-[.AD46]" office:value-type="float" office:value="4853" calcext:value-type="float">
            <text:p>4853</text:p>
          </table:table-cell>
          <table:table-cell table:formula="of:=[.AD46]/[.R32]" office:value-type="float" office:value="0.139877741819489" calcext:value-type="float">
            <text:p>0.139877741819489</text:p>
          </table:table-cell>
          <table:table-cell table:formula="of:=[.AC47]/[.AE32]" office:value-type="float" office:value="0.0346420323325635" calcext:value-type="float">
            <text:p>0.034642032332564</text:p>
          </table:table-cell>
          <table:table-cell table:formula="of:=19458310-[.R46]-[.AB46]-[.AC46]" office:value-type="float" office:value="19450037" calcext:value-type="float">
            <text:p>19450037</text:p>
          </table:table-cell>
          <table:table-cell table:formula="of:=NORMINV(RAND();[.S53];0.25*[.S53])" office:value-type="float" office:value="3749.45608124664" calcext:value-type="float">
            <text:p>3749.45608124664</text:p>
          </table:table-cell>
          <table:table-cell table:formula="of:=[.W46]+[.AD46]" office:value-type="float" office:value="4138.45608124664" calcext:value-type="float">
            <text:p>4138.45608124664</text:p>
          </table:table-cell>
          <table:table-cell table:formula="of:=[.X46]-[.X45]" office:value-type="float" office:value="-2000.89462314478" calcext:value-type="float">
            <text:p>-2000.89462314478</text:p>
          </table:table-cell>
          <table:table-cell table:formula="of:=[.R46]-[.R45]" office:value-type="float" office:value="63" calcext:value-type="float">
            <text:p>63</text:p>
          </table:table-cell>
          <table:table-cell table:formula="of:=[.AD46]-[.AD45]" office:value-type="float" office:value="10" calcext:value-type="float">
            <text:p>10</text:p>
          </table:table-cell>
          <table:table-cell table:formula="of:=[.D46]" office:value-type="float" office:value="2937" calcext:value-type="float">
            <text:p>2937</text:p>
          </table:table-cell>
          <table:table-cell table:formula="of:=[.E46]" office:value-type="float" office:value="94" calcext:value-type="float">
            <text:p>94</text:p>
          </table:table-cell>
          <table:table-cell office:value-type="float" office:value="389" calcext:value-type="float">
            <text:p>389</text:p>
          </table:table-cell>
          <table:table-cell table:formula="of:=[.AE45]+[.H46]" office:value-type="float" office:value="8273" calcext:value-type="float">
            <text:p>8273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63" calcext:value-type="float">
            <text:p>1563</text:p>
          </table:table-cell>
          <table:table-cell office:value-type="float" office:value="4079" calcext:value-type="float">
            <text:p>407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534" calcext:value-type="float">
            <text:p>534</text:p>
          </table:table-cell>
          <table:table-cell office:value-type="float" office:value="8807" calcext:value-type="float">
            <text:p>8807</text:p>
          </table:table-cell>
          <table:table-cell office:value-type="float" office:value="3299" calcext:value-type="float">
            <text:p>3299</text:p>
          </table:table-cell>
          <table:table-cell office:value-type="float" office:value="105" calcext:value-type="float">
            <text:p>105</text:p>
          </table:table-cell>
          <table:table-cell office:value-type="float" office:value="5403" calcext:value-type="float">
            <text:p>5403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5403" calcext:value-type="float">
            <text:p>5403</text:p>
          </table:table-cell>
          <table:table-cell table:number-columns-repeated="2"/>
          <table:table-cell office:value-type="float" office:value="3299" calcext:value-type="float">
            <text:p>3299</text:p>
          </table:table-cell>
          <table:table-cell table:number-columns-repeated="5"/>
          <table:table-cell table:formula="of:=[.F47]" office:value-type="float" office:value="5403" calcext:value-type="float">
            <text:p>5403</text:p>
          </table:table-cell>
          <table:table-cell table:formula="of:=[.R47]-[.AD47]" office:value-type="float" office:value="5019" calcext:value-type="float">
            <text:p>5019</text:p>
          </table:table-cell>
          <table:table-cell table:formula="of:=[.AD47]/[.R33]" office:value-type="float" office:value="0.125860373647984" calcext:value-type="float">
            <text:p>0.125860373647984</text:p>
          </table:table-cell>
          <table:table-cell table:formula="of:=[.AC48]/[.AE33]" office:value-type="float" office:value="0.0340775558166862" calcext:value-type="float">
            <text:p>0.034077555816686</text:p>
          </table:table-cell>
          <table:table-cell table:formula="of:=19458310-[.R47]-[.AB47]-[.AC47]" office:value-type="float" office:value="19449503" calcext:value-type="float">
            <text:p>19449503</text:p>
          </table:table-cell>
          <table:table-cell table:formula="of:=NORMINV(RAND();[.S54];0.25*[.S54])" office:value-type="float" office:value="5601.22607040279" calcext:value-type="float">
            <text:p>5601.22607040279</text:p>
          </table:table-cell>
          <table:table-cell table:formula="of:=[.W47]+[.AD47]" office:value-type="float" office:value="5985.22607040279" calcext:value-type="float">
            <text:p>5985.22607040279</text:p>
          </table:table-cell>
          <table:table-cell table:formula="of:=[.X47]-[.X46]" office:value-type="float" office:value="1846.76998915615" calcext:value-type="float">
            <text:p>1846.76998915615</text:p>
          </table:table-cell>
          <table:table-cell table:formula="of:=[.R47]-[.R46]" office:value-type="float" office:value="161" calcext:value-type="float">
            <text:p>161</text:p>
          </table:table-cell>
          <table:table-cell table:formula="of:=[.AD47]-[.AD46]" office:value-type="float" office:value="-5" calcext:value-type="float">
            <text:p>-5</text:p>
          </table:table-cell>
          <table:table-cell table:formula="of:=[.D47]" office:value-type="float" office:value="3299" calcext:value-type="float">
            <text:p>3299</text:p>
          </table:table-cell>
          <table:table-cell table:formula="of:=[.E47]" office:value-type="float" office:value="105" calcext:value-type="float">
            <text:p>105</text:p>
          </table:table-cell>
          <table:table-cell office:value-type="float" office:value="384" calcext:value-type="float">
            <text:p>384</text:p>
          </table:table-cell>
          <table:table-cell table:formula="of:=[.AE46]+[.H47]" office:value-type="float" office:value="8807" calcext:value-type="float">
            <text:p>8807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582" calcext:value-type="float">
            <text:p>1582</text:p>
          </table:table-cell>
          <table:table-cell office:value-type="float" office:value="6551" calcext:value-type="float">
            <text:p>655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445" calcext:value-type="float">
            <text:p>445</text:p>
          </table:table-cell>
          <table:table-cell office:value-type="float" office:value="9252" calcext:value-type="float">
            <text:p>9252</text:p>
          </table:table-cell>
          <table:table-cell office:value-type="float" office:value="3621" calcext:value-type="float">
            <text:p>3621</text:p>
          </table:table-cell>
          <table:table-cell office:value-type="float" office:value="116" calcext:value-type="float">
            <text:p>116</text:p>
          </table:table-cell>
          <table:table-cell office:value-type="float" office:value="5515" calcext:value-type="float">
            <text:p>5515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515" calcext:value-type="float">
            <text:p>5515</text:p>
          </table:table-cell>
          <table:table-cell table:number-columns-repeated="2"/>
          <table:table-cell office:value-type="float" office:value="3621" calcext:value-type="float">
            <text:p>3621</text:p>
          </table:table-cell>
          <table:table-cell table:number-columns-repeated="5"/>
          <table:table-cell table:formula="of:=[.F48]" office:value-type="float" office:value="5515" calcext:value-type="float">
            <text:p>5515</text:p>
          </table:table-cell>
          <table:table-cell table:formula="of:=[.R48]-[.AD48]" office:value-type="float" office:value="5130" calcext:value-type="float">
            <text:p>5130</text:p>
          </table:table-cell>
          <table:table-cell table:formula="of:=[.AD48]/[.R34]" office:value-type="float" office:value="0.117092457420925" calcext:value-type="float">
            <text:p>0.117092457420925</text:p>
          </table:table-cell>
          <table:table-cell table:formula="of:=[.AC49]/[.AE34]" office:value-type="float" office:value="0.0337168852020337" calcext:value-type="float">
            <text:p>0.033716885202034</text:p>
          </table:table-cell>
          <table:table-cell table:formula="of:=19458310-[.R48]-[.AB48]-[.AC48]" office:value-type="float" office:value="19449058" calcext:value-type="float">
            <text:p>19449058</text:p>
          </table:table-cell>
          <table:table-cell table:formula="of:=NORMINV(RAND();[.S55];0.25*[.S55])" office:value-type="float" office:value="6802.24262551803" calcext:value-type="float">
            <text:p>6802.24262551803</text:p>
          </table:table-cell>
          <table:table-cell table:formula="of:=[.W48]+[.AD48]" office:value-type="float" office:value="7187.24262551803" calcext:value-type="float">
            <text:p>7187.24262551803</text:p>
          </table:table-cell>
          <table:table-cell table:formula="of:=[.X48]-[.X47]" office:value-type="float" office:value="1202.01655511525" calcext:value-type="float">
            <text:p>1202.01655511525</text:p>
          </table:table-cell>
          <table:table-cell table:formula="of:=[.R48]-[.R47]" office:value-type="float" office:value="112" calcext:value-type="float">
            <text:p>112</text:p>
          </table:table-cell>
          <table:table-cell table:formula="of:=[.AD48]-[.AD47]" office:value-type="float" office:value="1" calcext:value-type="float">
            <text:p>1</text:p>
          </table:table-cell>
          <table:table-cell table:formula="of:=[.D48]" office:value-type="float" office:value="3621" calcext:value-type="float">
            <text:p>3621</text:p>
          </table:table-cell>
          <table:table-cell table:formula="of:=[.E48]" office:value-type="float" office:value="116" calcext:value-type="float">
            <text:p>116</text:p>
          </table:table-cell>
          <table:table-cell office:value-type="float" office:value="385" calcext:value-type="float">
            <text:p>385</text:p>
          </table:table-cell>
          <table:table-cell table:formula="of:=[.AE47]+[.H48]" office:value-type="float" office:value="9252" calcext:value-type="float">
            <text:p>9252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04" calcext:value-type="float">
            <text:p>1604</text:p>
          </table:table-cell>
          <table:table-cell office:value-type="float" office:value="5449" calcext:value-type="float">
            <text:p>54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478" calcext:value-type="float">
            <text:p>478</text:p>
          </table:table-cell>
          <table:table-cell office:value-type="float" office:value="9730" calcext:value-type="float">
            <text:p>9730</text:p>
          </table:table-cell>
          <table:table-cell office:value-type="float" office:value="4035" calcext:value-type="float">
            <text:p>4035</text:p>
          </table:table-cell>
          <table:table-cell office:value-type="float" office:value="126" calcext:value-type="float">
            <text:p>126</text:p>
          </table:table-cell>
          <table:table-cell office:value-type="float" office:value="5569" calcext:value-type="float">
            <text:p>5569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5569" calcext:value-type="float">
            <text:p>5569</text:p>
          </table:table-cell>
          <table:table-cell table:number-columns-repeated="2"/>
          <table:table-cell office:value-type="float" office:value="4035" calcext:value-type="float">
            <text:p>4035</text:p>
          </table:table-cell>
          <table:table-cell table:number-columns-repeated="5"/>
          <table:table-cell table:formula="of:=[.F49]" office:value-type="float" office:value="5569" calcext:value-type="float">
            <text:p>5569</text:p>
          </table:table-cell>
          <table:table-cell table:formula="of:=[.R49]-[.AD49]" office:value-type="float" office:value="5209" calcext:value-type="float">
            <text:p>5209</text:p>
          </table:table-cell>
          <table:table-cell table:formula="of:=[.AD49]/[.R35]" office:value-type="float" office:value="0.0998336106489185" calcext:value-type="float">
            <text:p>0.099833610648919</text:p>
          </table:table-cell>
          <table:table-cell table:formula="of:=[.AC50]/[.AE35]" office:value-type="float" office:value="0.0319634703196347" calcext:value-type="float">
            <text:p>0.031963470319635</text:p>
          </table:table-cell>
          <table:table-cell table:formula="of:=19458310-[.R49]-[.AB49]-[.AC49]" office:value-type="float" office:value="19448580" calcext:value-type="float">
            <text:p>19448580</text:p>
          </table:table-cell>
          <table:table-cell table:formula="of:=NORMINV(RAND();[.S56];0.25*[.S56])" office:value-type="float" office:value="4882.6512064453" calcext:value-type="float">
            <text:p>4882.6512064453</text:p>
          </table:table-cell>
          <table:table-cell table:formula="of:=[.W49]+[.AD49]" office:value-type="float" office:value="5242.6512064453" calcext:value-type="float">
            <text:p>5242.6512064453</text:p>
          </table:table-cell>
          <table:table-cell table:formula="of:=[.X49]-[.X48]" office:value-type="float" office:value="-1944.59141907273" calcext:value-type="float">
            <text:p>-1944.59141907273</text:p>
          </table:table-cell>
          <table:table-cell table:formula="of:=[.R49]-[.R48]" office:value-type="float" office:value="54" calcext:value-type="float">
            <text:p>54</text:p>
          </table:table-cell>
          <table:table-cell table:formula="of:=[.AD49]-[.AD48]" office:value-type="float" office:value="-25" calcext:value-type="float">
            <text:p>-25</text:p>
          </table:table-cell>
          <table:table-cell table:formula="of:=[.D49]" office:value-type="float" office:value="4035" calcext:value-type="float">
            <text:p>4035</text:p>
          </table:table-cell>
          <table:table-cell table:formula="of:=[.E49]" office:value-type="float" office:value="126" calcext:value-type="float">
            <text:p>126</text:p>
          </table:table-cell>
          <table:table-cell office:value-type="float" office:value="360" calcext:value-type="float">
            <text:p>360</text:p>
          </table:table-cell>
          <table:table-cell table:formula="of:=[.AE48]+[.H49]" office:value-type="float" office:value="9730" calcext:value-type="float">
            <text:p>9730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27" calcext:value-type="float">
            <text:p>1627</text:p>
          </table:table-cell>
          <table:table-cell office:value-type="float" office:value="5018" calcext:value-type="float">
            <text:p>50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358" calcext:value-type="float">
            <text:p>358</text:p>
          </table:table-cell>
          <table:table-cell office:value-type="float" office:value="10088" calcext:value-type="float">
            <text:p>10088</text:p>
          </table:table-cell>
          <table:table-cell office:value-type="float" office:value="4338" calcext:value-type="float">
            <text:p>4338</text:p>
          </table:table-cell>
          <table:table-cell office:value-type="float" office:value="133" calcext:value-type="float">
            <text:p>133</text:p>
          </table:table-cell>
          <table:table-cell office:value-type="float" office:value="5617" calcext:value-type="float">
            <text:p>561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5617" calcext:value-type="float">
            <text:p>5617</text:p>
          </table:table-cell>
          <table:table-cell table:number-columns-repeated="2"/>
          <table:table-cell office:value-type="float" office:value="4338" calcext:value-type="float">
            <text:p>4338</text:p>
          </table:table-cell>
          <table:table-cell table:number-columns-repeated="5"/>
          <table:table-cell table:formula="of:=[.F50]" office:value-type="float" office:value="5617" calcext:value-type="float">
            <text:p>5617</text:p>
          </table:table-cell>
          <table:table-cell table:formula="of:=[.R50]-[.AD50]" office:value-type="float" office:value="5244" calcext:value-type="float">
            <text:p>5244</text:p>
          </table:table-cell>
          <table:table-cell table:formula="of:=[.AD50]/[.R36]" office:value-type="float" office:value="0.0976439790575916" calcext:value-type="float">
            <text:p>0.097643979057592</text:p>
          </table:table-cell>
          <table:table-cell table:formula="of:=[.AC51]/[.AE36]" office:value-type="float" office:value="0.0310892417803623" calcext:value-type="float">
            <text:p>0.031089241780362</text:p>
          </table:table-cell>
          <table:table-cell table:formula="of:=19458310-[.R50]-[.AB50]-[.AC50]" office:value-type="float" office:value="19448222" calcext:value-type="float">
            <text:p>19448222</text:p>
          </table:table-cell>
          <table:table-cell table:formula="of:=NORMINV(RAND();[.S57];0.25*[.S57])" office:value-type="float" office:value="2970.54000529221" calcext:value-type="float">
            <text:p>2970.54000529221</text:p>
          </table:table-cell>
          <table:table-cell table:formula="of:=[.W50]+[.AD50]" office:value-type="float" office:value="3343.54000529221" calcext:value-type="float">
            <text:p>3343.54000529221</text:p>
          </table:table-cell>
          <table:table-cell table:formula="of:=[.X50]-[.X49]" office:value-type="float" office:value="-1899.11120115309" calcext:value-type="float">
            <text:p>-1899.11120115309</text:p>
          </table:table-cell>
          <table:table-cell table:formula="of:=[.R50]-[.R49]" office:value-type="float" office:value="48" calcext:value-type="float">
            <text:p>48</text:p>
          </table:table-cell>
          <table:table-cell table:formula="of:=[.AD50]-[.AD49]" office:value-type="float" office:value="13" calcext:value-type="float">
            <text:p>13</text:p>
          </table:table-cell>
          <table:table-cell table:formula="of:=[.D50]" office:value-type="float" office:value="4338" calcext:value-type="float">
            <text:p>4338</text:p>
          </table:table-cell>
          <table:table-cell table:formula="of:=[.E50]" office:value-type="float" office:value="133" calcext:value-type="float">
            <text:p>133</text:p>
          </table:table-cell>
          <table:table-cell office:value-type="float" office:value="373" calcext:value-type="float">
            <text:p>373</text:p>
          </table:table-cell>
          <table:table-cell table:formula="of:=[.AE49]+[.H50]" office:value-type="float" office:value="10088" calcext:value-type="float">
            <text:p>10088</text:p>
          </table:table-cell>
          <table:table-cell office:value-type="string" calcext:value-type="string">
            <text:p>Paso 3</text:p>
          </table:table-cell>
          <table:table-cell table:formula="of:=19717/7" office:value-type="float" office:value="2816.71428571429" calcext:value-type="float">
            <text:p>2816.71428571429</text:p>
          </table:table-cell>
          <table:table-cell office:value-type="float" office:value="1627" calcext:value-type="float">
            <text:p>1627</text:p>
          </table:table-cell>
          <table:table-cell office:value-type="float" office:value="4758" calcext:value-type="float">
            <text:p>475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419" calcext:value-type="float">
            <text:p>419</text:p>
          </table:table-cell>
          <table:table-cell office:value-type="float" office:value="10507" calcext:value-type="float">
            <text:p>10507</text:p>
          </table:table-cell>
          <table:table-cell office:value-type="float" office:value="4676" calcext:value-type="float">
            <text:p>4676</text:p>
          </table:table-cell>
          <table:table-cell office:value-type="float" office:value="139" calcext:value-type="float">
            <text:p>139</text:p>
          </table:table-cell>
          <table:table-cell office:value-type="float" office:value="5692" calcext:value-type="float">
            <text:p>5692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5692" calcext:value-type="float">
            <text:p>5692</text:p>
          </table:table-cell>
          <table:table-cell table:number-columns-repeated="2"/>
          <table:table-cell office:value-type="float" office:value="4676" calcext:value-type="float">
            <text:p>4676</text:p>
          </table:table-cell>
          <table:table-cell table:number-columns-repeated="5"/>
          <table:table-cell table:formula="of:=[.F51]" office:value-type="float" office:value="5692" calcext:value-type="float">
            <text:p>5692</text:p>
          </table:table-cell>
          <table:table-cell table:formula="of:=[.R51]-[.AD51]" office:value-type="float" office:value="5315" calcext:value-type="float">
            <text:p>5315</text:p>
          </table:table-cell>
          <table:table-cell table:formula="of:=[.AD51]/[.R37]" office:value-type="float" office:value="0.0930864197530864" calcext:value-type="float">
            <text:p>0.093086419753086</text:p>
          </table:table-cell>
          <table:table-cell table:formula="of:=[.AC52]/[.AE37]" office:value-type="float" office:value="0.0305295950155763" calcext:value-type="float">
            <text:p>0.030529595015576</text:p>
          </table:table-cell>
          <table:table-cell table:formula="of:=19458310-[.R51]-[.AB51]-[.AC51]" office:value-type="float" office:value="19447803" calcext:value-type="float">
            <text:p>19447803</text:p>
          </table:table-cell>
          <table:table-cell table:formula="of:=NORMINV(RAND();[.S58];0.25*[.S58])" office:value-type="float" office:value="5347.35293290699" calcext:value-type="float">
            <text:p>5347.35293290699</text:p>
          </table:table-cell>
          <table:table-cell table:formula="of:=[.W51]+[.AD51]" office:value-type="float" office:value="5724.35293290699" calcext:value-type="float">
            <text:p>5724.35293290699</text:p>
          </table:table-cell>
          <table:table-cell table:formula="of:=[.X51]-[.X50]" office:value-type="float" office:value="2380.81292761478" calcext:value-type="float">
            <text:p>2380.81292761478</text:p>
          </table:table-cell>
          <table:table-cell table:formula="of:=[.R51]-[.R50]" office:value-type="float" office:value="75" calcext:value-type="float">
            <text:p>75</text:p>
          </table:table-cell>
          <table:table-cell table:formula="of:=[.AD51]-[.AD50]" office:value-type="float" office:value="4" calcext:value-type="float">
            <text:p>4</text:p>
          </table:table-cell>
          <table:table-cell table:formula="of:=[.D51]" office:value-type="float" office:value="4676" calcext:value-type="float">
            <text:p>4676</text:p>
          </table:table-cell>
          <table:table-cell table:formula="of:=[.E51]" office:value-type="float" office:value="139" calcext:value-type="float">
            <text:p>139</text:p>
          </table:table-cell>
          <table:table-cell office:value-type="float" office:value="377" calcext:value-type="float">
            <text:p>377</text:p>
          </table:table-cell>
          <table:table-cell table:formula="of:=[.AE50]+[.H51]" office:value-type="float" office:value="10507" calcext:value-type="float">
            <text:p>10507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1" calcext:value-type="float">
            <text:p>1621</text:p>
          </table:table-cell>
          <table:table-cell office:value-type="float" office:value="5178" calcext:value-type="float">
            <text:p>517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325" calcext:value-type="float">
            <text:p>325</text:p>
          </table:table-cell>
          <table:table-cell office:value-type="float" office:value="10832" calcext:value-type="float">
            <text:p>10832</text:p>
          </table:table-cell>
          <table:table-cell office:value-type="float" office:value="4969" calcext:value-type="float">
            <text:p>4969</text:p>
          </table:table-cell>
          <table:table-cell office:value-type="float" office:value="147" calcext:value-type="float">
            <text:p>147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716" calcext:value-type="float">
            <text:p>5716</text:p>
          </table:table-cell>
          <table:table-cell table:number-columns-repeated="2"/>
          <table:table-cell office:value-type="float" office:value="4969" calcext:value-type="float">
            <text:p>4969</text:p>
          </table:table-cell>
          <table:table-cell table:number-columns-repeated="5"/>
          <table:table-cell table:formula="of:=[.F52]" office:value-type="float" office:value="5716" calcext:value-type="float">
            <text:p>5716</text:p>
          </table:table-cell>
          <table:table-cell table:formula="of:=[.R52]-[.AD52]" office:value-type="float" office:value="5324" calcext:value-type="float">
            <text:p>5324</text:p>
          </table:table-cell>
          <table:table-cell table:formula="of:=[.AD52]/[.R38]" office:value-type="float" office:value="0.0938922155688623" calcext:value-type="float">
            <text:p>0.093892215568862</text:p>
          </table:table-cell>
          <table:table-cell table:formula="of:=[.AC53]/[.AE38]" office:value-type="float" office:value="0.0312744331508991" calcext:value-type="float">
            <text:p>0.031274433150899</text:p>
          </table:table-cell>
          <table:table-cell table:formula="of:=19458310-[.R52]-[.AB52]-[.AC52]" office:value-type="float" office:value="19447478" calcext:value-type="float">
            <text:p>19447478</text:p>
          </table:table-cell>
          <table:table-cell table:formula="of:=NORMINV(RAND();[.S59];0.25*[.S59])" office:value-type="float" office:value="2664.92288307329" calcext:value-type="float">
            <text:p>2664.92288307329</text:p>
          </table:table-cell>
          <table:table-cell table:formula="of:=[.W52]+[.AD52]" office:value-type="float" office:value="3056.92288307329" calcext:value-type="float">
            <text:p>3056.92288307329</text:p>
          </table:table-cell>
          <table:table-cell table:formula="of:=[.X52]-[.X51]" office:value-type="float" office:value="-2667.4300498337" calcext:value-type="float">
            <text:p>-2667.4300498337</text:p>
          </table:table-cell>
          <table:table-cell table:formula="of:=[.R52]-[.R51]" office:value-type="float" office:value="24" calcext:value-type="float">
            <text:p>24</text:p>
          </table:table-cell>
          <table:table-cell table:formula="of:=[.AD52]-[.AD51]" office:value-type="float" office:value="15" calcext:value-type="float">
            <text:p>15</text:p>
          </table:table-cell>
          <table:table-cell table:formula="of:=[.D52]" office:value-type="float" office:value="4969" calcext:value-type="float">
            <text:p>4969</text:p>
          </table:table-cell>
          <table:table-cell table:formula="of:=[.E52]" office:value-type="float" office:value="147" calcext:value-type="float">
            <text:p>147</text:p>
          </table:table-cell>
          <table:table-cell office:value-type="float" office:value="392" calcext:value-type="float">
            <text:p>392</text:p>
          </table:table-cell>
          <table:table-cell table:formula="of:=[.AE51]+[.H52]" office:value-type="float" office:value="10832" calcext:value-type="float">
            <text:p>10832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14" calcext:value-type="float">
            <text:p>1614</text:p>
          </table:table-cell>
          <table:table-cell office:value-type="float" office:value="3530" calcext:value-type="float">
            <text:p>35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464" calcext:value-type="float">
            <text:p>464</text:p>
          </table:table-cell>
          <table:table-cell office:value-type="float" office:value="11296" calcext:value-type="float">
            <text:p>11296</text:p>
          </table:table-cell>
          <table:table-cell office:value-type="float" office:value="5386" calcext:value-type="float">
            <text:p>5386</text:p>
          </table:table-cell>
          <table:table-cell office:value-type="float" office:value="160" calcext:value-type="float">
            <text:p>160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5750" calcext:value-type="float">
            <text:p>5750</text:p>
          </table:table-cell>
          <table:table-cell table:number-columns-repeated="2"/>
          <table:table-cell office:value-type="float" office:value="5386" calcext:value-type="float">
            <text:p>5386</text:p>
          </table:table-cell>
          <table:table-cell table:number-columns-repeated="5"/>
          <table:table-cell table:formula="of:=[.F53]" office:value-type="float" office:value="5750" calcext:value-type="float">
            <text:p>5750</text:p>
          </table:table-cell>
          <table:table-cell table:formula="of:=[.R53]-[.AD53]" office:value-type="float" office:value="5351" calcext:value-type="float">
            <text:p>5351</text:p>
          </table:table-cell>
          <table:table-cell table:formula="of:=[.AD53]/[.R39]" office:value-type="float" office:value="0.0910335386721424" calcext:value-type="float">
            <text:p>0.091033538672142</text:p>
          </table:table-cell>
          <table:table-cell table:formula="of:=[.AC54]/[.AE39]" office:value-type="float" office:value="0.0302921024161558" calcext:value-type="float">
            <text:p>0.030292102416156</text:p>
          </table:table-cell>
          <table:table-cell table:formula="of:=19458310-[.R53]-[.AB53]-[.AC53]" office:value-type="float" office:value="19447014" calcext:value-type="float">
            <text:p>19447014</text:p>
          </table:table-cell>
          <table:table-cell table:formula="of:=NORMINV(RAND();[.S60];0.25*[.S60])" office:value-type="float" office:value="5664.11375320702" calcext:value-type="float">
            <text:p>5664.11375320702</text:p>
          </table:table-cell>
          <table:table-cell table:formula="of:=[.W53]+[.AD53]" office:value-type="float" office:value="6063.11375320702" calcext:value-type="float">
            <text:p>6063.11375320702</text:p>
          </table:table-cell>
          <table:table-cell table:formula="of:=[.X53]-[.X52]" office:value-type="float" office:value="3006.19087013373" calcext:value-type="float">
            <text:p>3006.19087013373</text:p>
          </table:table-cell>
          <table:table-cell table:formula="of:=[.R53]-[.R52]" office:value-type="float" office:value="34" calcext:value-type="float">
            <text:p>34</text:p>
          </table:table-cell>
          <table:table-cell table:formula="of:=[.AD53]-[.AD52]" office:value-type="float" office:value="7" calcext:value-type="float">
            <text:p>7</text:p>
          </table:table-cell>
          <table:table-cell table:formula="of:=[.D53]" office:value-type="float" office:value="5386" calcext:value-type="float">
            <text:p>5386</text:p>
          </table:table-cell>
          <table:table-cell table:formula="of:=[.E53]" office:value-type="float" office:value="160" calcext:value-type="float">
            <text:p>160</text:p>
          </table:table-cell>
          <table:table-cell office:value-type="float" office:value="399" calcext:value-type="float">
            <text:p>399</text:p>
          </table:table-cell>
          <table:table-cell table:formula="of:=[.AE52]+[.H53]" office:value-type="float" office:value="11296" calcext:value-type="float">
            <text:p>11296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19" calcext:value-type="float">
            <text:p>1619</text:p>
          </table:table-cell>
          <table:table-cell office:value-type="float" office:value="6365" calcext:value-type="float">
            <text:p>63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516" calcext:value-type="float">
            <text:p>516</text:p>
          </table:table-cell>
          <table:table-cell office:value-type="float" office:value="11812" calcext:value-type="float">
            <text:p>11812</text:p>
          </table:table-cell>
          <table:table-cell office:value-type="float" office:value="5804" calcext:value-type="float">
            <text:p>5804</text:p>
          </table:table-cell>
          <table:table-cell office:value-type="float" office:value="168" calcext:value-type="float">
            <text:p>168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840" calcext:value-type="float">
            <text:p>5840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table:number-columns-repeated="5"/>
          <table:table-cell table:formula="of:=[.F54]" office:value-type="float" office:value="5840" calcext:value-type="float">
            <text:p>5840</text:p>
          </table:table-cell>
          <table:table-cell table:formula="of:=[.R54]-[.AD54]" office:value-type="float" office:value="5429" calcext:value-type="float">
            <text:p>5429</text:p>
          </table:table-cell>
          <table:table-cell table:formula="of:=[.AD54]/[.R40]" office:value-type="float" office:value="0.0885585003232062" calcext:value-type="float">
            <text:p>0.088558500323206</text:p>
          </table:table-cell>
          <table:table-cell table:formula="of:=[.AC55]/[.AE40]" office:value-type="float" office:value="0.0291359678499665" calcext:value-type="float">
            <text:p>0.029135967849967</text:p>
          </table:table-cell>
          <table:table-cell table:formula="of:=19458310-[.R54]-[.AB54]-[.AC54]" office:value-type="float" office:value="19446498" calcext:value-type="float">
            <text:p>19446498</text:p>
          </table:table-cell>
          <table:table-cell table:formula="of:=NORMINV(RAND();[.S61];0.25*[.S61])" office:value-type="float" office:value="4602.78605114373" calcext:value-type="float">
            <text:p>4602.78605114373</text:p>
          </table:table-cell>
          <table:table-cell table:formula="of:=[.W54]+[.AD54]" office:value-type="float" office:value="5013.78605114373" calcext:value-type="float">
            <text:p>5013.78605114373</text:p>
          </table:table-cell>
          <table:table-cell table:formula="of:=[.X54]-[.X53]" office:value-type="float" office:value="-1049.32770206329" calcext:value-type="float">
            <text:p>-1049.32770206329</text:p>
          </table:table-cell>
          <table:table-cell table:formula="of:=[.R54]-[.R53]" office:value-type="float" office:value="90" calcext:value-type="float">
            <text:p>90</text:p>
          </table:table-cell>
          <table:table-cell table:formula="of:=[.AD54]-[.AD53]" office:value-type="float" office:value="12" calcext:value-type="float">
            <text:p>12</text:p>
          </table:table-cell>
          <table:table-cell table:formula="of:=[.D54]" office:value-type="float" office:value="5804" calcext:value-type="float">
            <text:p>5804</text:p>
          </table:table-cell>
          <table:table-cell table:formula="of:=[.E54]" office:value-type="float" office:value="168" calcext:value-type="float">
            <text:p>168</text:p>
          </table:table-cell>
          <table:table-cell office:value-type="float" office:value="411" calcext:value-type="float">
            <text:p>411</text:p>
          </table:table-cell>
          <table:table-cell table:formula="of:=[.AE53]+[.H54]" office:value-type="float" office:value="11812" calcext:value-type="float">
            <text:p>11812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2" calcext:value-type="float">
            <text:p>1622</text:p>
          </table:table-cell>
          <table:table-cell office:value-type="float" office:value="6425" calcext:value-type="float">
            <text:p>642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494" calcext:value-type="float">
            <text:p>494</text:p>
          </table:table-cell>
          <table:table-cell office:value-type="float" office:value="12306" calcext:value-type="float">
            <text:p>12306</text:p>
          </table:table-cell>
          <table:table-cell office:value-type="float" office:value="6327" calcext:value-type="float">
            <text:p>6327</text:p>
          </table:table-cell>
          <table:table-cell office:value-type="float" office:value="174" calcext:value-type="float">
            <text:p>174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5805" calcext:value-type="float">
            <text:p>5805</text:p>
          </table:table-cell>
          <table:table-cell table:number-columns-repeated="2"/>
          <table:table-cell office:value-type="float" office:value="6327" calcext:value-type="float">
            <text:p>6327</text:p>
          </table:table-cell>
          <table:table-cell table:number-columns-repeated="5"/>
          <table:table-cell table:formula="of:=[.F55]" office:value-type="float" office:value="5805" calcext:value-type="float">
            <text:p>5805</text:p>
          </table:table-cell>
          <table:table-cell table:formula="of:=[.R55]-[.AD55]" office:value-type="float" office:value="5390" calcext:value-type="float">
            <text:p>5390</text:p>
          </table:table-cell>
          <table:table-cell table:formula="of:=[.AD55]/[.R41]" office:value-type="float" office:value="0.0853031860226105" calcext:value-type="float">
            <text:p>0.085303186022611</text:p>
          </table:table-cell>
          <table:table-cell table:formula="of:=[.AC56]/[.AE41]" office:value-type="float" office:value="0.0278418704814644" calcext:value-type="float">
            <text:p>0.027841870481464</text:p>
          </table:table-cell>
          <table:table-cell table:formula="of:=19458310-[.R55]-[.AB55]-[.AC55]" office:value-type="float" office:value="19446004" calcext:value-type="float">
            <text:p>19446004</text:p>
          </table:table-cell>
          <table:table-cell table:formula="of:=NORMINV(RAND();[.S62];0.25*[.S62])" office:value-type="float" office:value="7446.43019903151" calcext:value-type="float">
            <text:p>7446.43019903151</text:p>
          </table:table-cell>
          <table:table-cell table:formula="of:=[.W55]+[.AD55]" office:value-type="float" office:value="7861.43019903151" calcext:value-type="float">
            <text:p>7861.43019903151</text:p>
          </table:table-cell>
          <table:table-cell table:formula="of:=[.X55]-[.X54]" office:value-type="float" office:value="2847.64414788778" calcext:value-type="float">
            <text:p>2847.64414788778</text:p>
          </table:table-cell>
          <table:table-cell table:formula="of:=[.R55]-[.R54]" office:value-type="float" office:value="-35" calcext:value-type="float">
            <text:p>-35</text:p>
          </table:table-cell>
          <table:table-cell table:formula="of:=[.AD55]-[.AD54]" office:value-type="float" office:value="4" calcext:value-type="float">
            <text:p>4</text:p>
          </table:table-cell>
          <table:table-cell table:formula="of:=[.D55]" office:value-type="float" office:value="6327" calcext:value-type="float">
            <text:p>6327</text:p>
          </table:table-cell>
          <table:table-cell table:formula="of:=[.E55]" office:value-type="float" office:value="174" calcext:value-type="float">
            <text:p>174</text:p>
          </table:table-cell>
          <table:table-cell office:value-type="float" office:value="415" calcext:value-type="float">
            <text:p>415</text:p>
          </table:table-cell>
          <table:table-cell table:formula="of:=[.AE54]+[.H55]" office:value-type="float" office:value="12306" calcext:value-type="float">
            <text:p>12306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25" calcext:value-type="float">
            <text:p>1625</text:p>
          </table:table-cell>
          <table:table-cell office:value-type="float" office:value="7120" calcext:value-type="float">
            <text:p>7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552" calcext:value-type="float">
            <text:p>552</text:p>
          </table:table-cell>
          <table:table-cell office:value-type="float" office:value="12858" calcext:value-type="float">
            <text:p>12858</text:p>
          </table:table-cell>
          <table:table-cell office:value-type="float" office:value="6746" calcext:value-type="float">
            <text:p>6746</text:p>
          </table:table-cell>
          <table:table-cell office:value-type="float" office:value="181" calcext:value-type="float">
            <text:p>181</text:p>
          </table:table-cell>
          <table:table-cell office:value-type="float" office:value="5931" calcext:value-type="float">
            <text:p>5931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5931" calcext:value-type="float">
            <text:p>5931</text:p>
          </table:table-cell>
          <table:table-cell table:number-columns-repeated="2"/>
          <table:table-cell office:value-type="float" office:value="6746" calcext:value-type="float">
            <text:p>6746</text:p>
          </table:table-cell>
          <table:table-cell table:number-columns-repeated="5"/>
          <table:table-cell table:formula="of:=[.F56]" office:value-type="float" office:value="5931" calcext:value-type="float">
            <text:p>5931</text:p>
          </table:table-cell>
          <table:table-cell table:formula="of:=[.R56]-[.AD56]" office:value-type="float" office:value="5513" calcext:value-type="float">
            <text:p>5513</text:p>
          </table:table-cell>
          <table:table-cell table:formula="of:=[.AD56]/[.R42]" office:value-type="float" office:value="0.0837675350701403" calcext:value-type="float">
            <text:p>0.08376753507014</text:p>
          </table:table-cell>
          <table:table-cell table:formula="of:=[.AC57]/[.AE42]" office:value-type="float" office:value="0.0272845387613686" calcext:value-type="float">
            <text:p>0.027284538761369</text:p>
          </table:table-cell>
          <table:table-cell table:formula="of:=19458310-[.R56]-[.AB56]-[.AC56]" office:value-type="float" office:value="19445452" calcext:value-type="float">
            <text:p>19445452</text:p>
          </table:table-cell>
          <table:table-cell table:formula="of:=NORMINV(RAND();[.S63];0.25*[.S63])" office:value-type="float" office:value="6764.69162704654" calcext:value-type="float">
            <text:p>6764.69162704654</text:p>
          </table:table-cell>
          <table:table-cell table:formula="of:=[.W56]+[.AD56]" office:value-type="float" office:value="7182.69162704654" calcext:value-type="float">
            <text:p>7182.69162704654</text:p>
          </table:table-cell>
          <table:table-cell table:formula="of:=[.X56]-[.X55]" office:value-type="float" office:value="-678.738571984972" calcext:value-type="float">
            <text:p>-678.738571984972</text:p>
          </table:table-cell>
          <table:table-cell table:formula="of:=[.R56]-[.R55]" office:value-type="float" office:value="126" calcext:value-type="float">
            <text:p>126</text:p>
          </table:table-cell>
          <table:table-cell table:formula="of:=[.AD56]-[.AD55]" office:value-type="float" office:value="3" calcext:value-type="float">
            <text:p>3</text:p>
          </table:table-cell>
          <table:table-cell table:formula="of:=[.D56]" office:value-type="float" office:value="6746" calcext:value-type="float">
            <text:p>6746</text:p>
          </table:table-cell>
          <table:table-cell table:formula="of:=[.E56]" office:value-type="float" office:value="181" calcext:value-type="float">
            <text:p>181</text:p>
          </table:table-cell>
          <table:table-cell office:value-type="float" office:value="418" calcext:value-type="float">
            <text:p>418</text:p>
          </table:table-cell>
          <table:table-cell table:formula="of:=[.AE55]+[.H56]" office:value-type="float" office:value="12858" calcext:value-type="float">
            <text:p>12858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630" calcext:value-type="float">
            <text:p>1630</text:p>
          </table:table-cell>
          <table:table-cell office:value-type="float" office:value="6945" calcext:value-type="float">
            <text:p>694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float" office:value="473" calcext:value-type="float">
            <text:p>473</text:p>
          </table:table-cell>
          <table:table-cell office:value-type="float" office:value="13331" calcext:value-type="float">
            <text:p>13331</text:p>
          </table:table-cell>
          <table:table-cell office:value-type="float" office:value="7024" calcext:value-type="float">
            <text:p>7024</text:p>
          </table:table-cell>
          <table:table-cell office:value-type="float" office:value="189" calcext:value-type="float">
            <text:p>189</text:p>
          </table:table-cell>
          <table:table-cell office:value-type="float" office:value="6118" calcext:value-type="float">
            <text:p>611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6118" calcext:value-type="float">
            <text:p>6118</text:p>
          </table:table-cell>
          <table:table-cell table:number-columns-repeated="2"/>
          <table:table-cell office:value-type="float" office:value="7024" calcext:value-type="float">
            <text:p>7024</text:p>
          </table:table-cell>
          <table:table-cell table:number-columns-repeated="5"/>
          <table:table-cell table:formula="of:=[.F57]" office:value-type="float" office:value="6118" calcext:value-type="float">
            <text:p>6118</text:p>
          </table:table-cell>
          <table:table-cell table:formula="of:=[.R57]-[.AD57]" office:value-type="float" office:value="5703" calcext:value-type="float">
            <text:p>5703</text:p>
          </table:table-cell>
          <table:table-cell table:formula="of:=[.AD57]/[.R43]" office:value-type="float" office:value="0.081789515175404" calcext:value-type="float">
            <text:p>0.081789515175404</text:p>
          </table:table-cell>
          <table:table-cell table:formula="of:=[.AC58]/[.AE43]" office:value-type="float" office:value="0.0274504367114931" calcext:value-type="float">
            <text:p>0.027450436711493</text:p>
          </table:table-cell>
          <table:table-cell table:formula="of:=19458310-[.R57]-[.AB57]-[.AC57]" office:value-type="float" office:value="19444979" calcext:value-type="float">
            <text:p>19444979</text:p>
          </table:table-cell>
          <table:table-cell table:formula="of:=NORMINV(RAND();[.S64];0.25*[.S64])" office:value-type="float" office:value="12018.7660136618" calcext:value-type="float">
            <text:p>12018.7660136618</text:p>
          </table:table-cell>
          <table:table-cell table:formula="of:=[.W57]+[.AD57]" office:value-type="float" office:value="12433.7660136618" calcext:value-type="float">
            <text:p>12433.7660136618</text:p>
          </table:table-cell>
          <table:table-cell table:formula="of:=[.X57]-[.X56]" office:value-type="float" office:value="5251.07438661529" calcext:value-type="float">
            <text:p>5251.07438661529</text:p>
          </table:table-cell>
          <table:table-cell table:formula="of:=[.R57]-[.R56]" office:value-type="float" office:value="187" calcext:value-type="float">
            <text:p>187</text:p>
          </table:table-cell>
          <table:table-cell table:formula="of:=[.AD57]-[.AD56]" office:value-type="float" office:value="-3" calcext:value-type="float">
            <text:p>-3</text:p>
          </table:table-cell>
          <table:table-cell table:formula="of:=[.D57]" office:value-type="float" office:value="7024" calcext:value-type="float">
            <text:p>7024</text:p>
          </table:table-cell>
          <table:table-cell table:formula="of:=[.E57]" office:value-type="float" office:value="189" calcext:value-type="float">
            <text:p>189</text:p>
          </table:table-cell>
          <table:table-cell office:value-type="float" office:value="415" calcext:value-type="float">
            <text:p>415</text:p>
          </table:table-cell>
          <table:table-cell table:formula="of:=[.AE56]+[.H57]" office:value-type="float" office:value="13331" calcext:value-type="float">
            <text:p>13331</text:p>
          </table:table-cell>
          <table:table-cell office:value-type="string" calcext:value-type="string">
            <text:p>Paso 3</text:p>
          </table:table-cell>
          <table:table-cell table:formula="of:=24161/7" office:value-type="float" office:value="3451.57142857143" calcext:value-type="float">
            <text:p>3451.57142857143</text:p>
          </table:table-cell>
          <table:table-cell office:value-type="float" office:value="1702" calcext:value-type="float">
            <text:p>1702</text:p>
          </table:table-cell>
          <table:table-cell office:value-type="float" office:value="6763" calcext:value-type="float">
            <text:p>676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float" office:value="482" calcext:value-type="float">
            <text:p>482</text:p>
          </table:table-cell>
          <table:table-cell office:value-type="float" office:value="13813" calcext:value-type="float">
            <text:p>13813</text:p>
          </table:table-cell>
          <table:table-cell office:value-type="float" office:value="7327" calcext:value-type="float">
            <text:p>7327</text:p>
          </table:table-cell>
          <table:table-cell office:value-type="float" office:value="198" calcext:value-type="float">
            <text:p>198</text:p>
          </table:table-cell>
          <table:table-cell office:value-type="float" office:value="6288" calcext:value-type="float">
            <text:p>6288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6288" calcext:value-type="float">
            <text:p>6288</text:p>
          </table:table-cell>
          <table:table-cell table:number-columns-repeated="2"/>
          <table:table-cell office:value-type="float" office:value="7327" calcext:value-type="float">
            <text:p>7327</text:p>
          </table:table-cell>
          <table:table-cell table:number-columns-repeated="5"/>
          <table:table-cell table:formula="of:=[.F58]" office:value-type="float" office:value="6288" calcext:value-type="float">
            <text:p>6288</text:p>
          </table:table-cell>
          <table:table-cell table:formula="of:=[.R58]-[.AD58]" office:value-type="float" office:value="5862" calcext:value-type="float">
            <text:p>5862</text:p>
          </table:table-cell>
          <table:table-cell table:formula="of:=[.AD58]/[.R44]" office:value-type="float" office:value="0.0839243498817967" calcext:value-type="float">
            <text:p>0.083924349881797</text:p>
          </table:table-cell>
          <table:table-cell table:formula="of:=[.AC59]/[.AE44]" office:value-type="float" office:value="0.0275083056478405" calcext:value-type="float">
            <text:p>0.027508305647841</text:p>
          </table:table-cell>
          <table:table-cell table:formula="of:=19458310-[.R58]-[.AB58]-[.AC58]" office:value-type="float" office:value="19444497" calcext:value-type="float">
            <text:p>19444497</text:p>
          </table:table-cell>
          <table:table-cell table:formula="of:=NORMINV(RAND();[.S65];0.25*[.S65])" office:value-type="float" office:value="11357.2422740845" calcext:value-type="float">
            <text:p>11357.2422740845</text:p>
          </table:table-cell>
          <table:table-cell table:formula="of:=[.W58]+[.AD58]" office:value-type="float" office:value="11783.2422740845" calcext:value-type="float">
            <text:p>11783.2422740845</text:p>
          </table:table-cell>
          <table:table-cell table:formula="of:=[.X58]-[.X57]" office:value-type="float" office:value="-650.523739577377" calcext:value-type="float">
            <text:p>-650.523739577377</text:p>
          </table:table-cell>
          <table:table-cell table:formula="of:=[.R58]-[.R57]" office:value-type="float" office:value="170" calcext:value-type="float">
            <text:p>170</text:p>
          </table:table-cell>
          <table:table-cell table:formula="of:=[.AD58]-[.AD57]" office:value-type="float" office:value="11" calcext:value-type="float">
            <text:p>11</text:p>
          </table:table-cell>
          <table:table-cell table:formula="of:=[.D58]" office:value-type="float" office:value="7327" calcext:value-type="float">
            <text:p>7327</text:p>
          </table:table-cell>
          <table:table-cell table:formula="of:=[.E58]" office:value-type="float" office:value="198" calcext:value-type="float">
            <text:p>198</text:p>
          </table:table-cell>
          <table:table-cell office:value-type="float" office:value="426" calcext:value-type="float">
            <text:p>426</text:p>
          </table:table-cell>
          <table:table-cell table:formula="of:=[.AE57]+[.H58]" office:value-type="float" office:value="13813" calcext:value-type="float">
            <text:p>1381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2" calcext:value-type="float">
            <text:p>1702</text:p>
          </table:table-cell>
          <table:table-cell office:value-type="float" office:value="5260" calcext:value-type="float">
            <text:p>52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float" office:value="552" calcext:value-type="float">
            <text:p>552</text:p>
          </table:table-cell>
          <table:table-cell office:value-type="float" office:value="14365" calcext:value-type="float">
            <text:p>14365</text:p>
          </table:table-cell>
          <table:table-cell office:value-type="float" office:value="7710" calcext:value-type="float">
            <text:p>7710</text:p>
          </table:table-cell>
          <table:table-cell office:value-type="float" office:value="207" calcext:value-type="float">
            <text:p>207</text:p>
          </table:table-cell>
          <table:table-cell office:value-type="float" office:value="6448" calcext:value-type="float">
            <text:p>6448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6448" calcext:value-type="float">
            <text:p>6448</text:p>
          </table:table-cell>
          <table:table-cell table:number-columns-repeated="2"/>
          <table:table-cell office:value-type="float" office:value="7710" calcext:value-type="float">
            <text:p>7710</text:p>
          </table:table-cell>
          <table:table-cell table:number-columns-repeated="5"/>
          <table:table-cell table:formula="of:=[.F59]" office:value-type="float" office:value="6448" calcext:value-type="float">
            <text:p>6448</text:p>
          </table:table-cell>
          <table:table-cell table:formula="of:=[.R59]-[.AD59]" office:value-type="float" office:value="6020" calcext:value-type="float">
            <text:p>6020</text:p>
          </table:table-cell>
          <table:table-cell table:formula="of:=[.AD59]/[.R45]" office:value-type="float" office:value="0.0826414365707666" calcext:value-type="float">
            <text:p>0.082641436570767</text:p>
          </table:table-cell>
          <table:table-cell table:formula="of:=[.AC60]/[.AE45]" office:value-type="float" office:value="0.0272830617658204" calcext:value-type="float">
            <text:p>0.02728306176582</text:p>
          </table:table-cell>
          <table:table-cell table:formula="of:=19458310-[.R59]-[.AB59]-[.AC59]" office:value-type="float" office:value="19443945" calcext:value-type="float">
            <text:p>19443945</text:p>
          </table:table-cell>
          <table:table-cell table:formula="of:=NORMINV(RAND();[.S66];0.25*[.S66])" office:value-type="float" office:value="15545.3735252846" calcext:value-type="float">
            <text:p>15545.3735252846</text:p>
          </table:table-cell>
          <table:table-cell table:formula="of:=[.W59]+[.AD59]" office:value-type="float" office:value="15973.3735252846" calcext:value-type="float">
            <text:p>15973.3735252846</text:p>
          </table:table-cell>
          <table:table-cell table:formula="of:=[.X59]-[.X58]" office:value-type="float" office:value="4190.13125120016" calcext:value-type="float">
            <text:p>4190.13125120016</text:p>
          </table:table-cell>
          <table:table-cell table:formula="of:=[.R59]-[.R58]" office:value-type="float" office:value="160" calcext:value-type="float">
            <text:p>160</text:p>
          </table:table-cell>
          <table:table-cell table:formula="of:=[.AD59]-[.AD58]" office:value-type="float" office:value="2" calcext:value-type="float">
            <text:p>2</text:p>
          </table:table-cell>
          <table:table-cell table:formula="of:=[.D59]" office:value-type="float" office:value="7710" calcext:value-type="float">
            <text:p>7710</text:p>
          </table:table-cell>
          <table:table-cell table:formula="of:=[.E59]" office:value-type="float" office:value="207" calcext:value-type="float">
            <text:p>207</text:p>
          </table:table-cell>
          <table:table-cell office:value-type="float" office:value="428" calcext:value-type="float">
            <text:p>428</text:p>
          </table:table-cell>
          <table:table-cell table:formula="of:=[.AE58]+[.H59]" office:value-type="float" office:value="14365" calcext:value-type="float">
            <text:p>1436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0" calcext:value-type="float">
            <text:p>1700</text:p>
          </table:table-cell>
          <table:table-cell office:value-type="float" office:value="4930" calcext:value-type="float">
            <text:p>49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float" office:value="520" calcext:value-type="float">
            <text:p>520</text:p>
          </table:table-cell>
          <table:table-cell office:value-type="float" office:value="15135" calcext:value-type="float">
            <text:p>15135</text:p>
          </table:table-cell>
          <table:table-cell office:value-type="float" office:value="8057" calcext:value-type="float">
            <text:p>8057</text:p>
          </table:table-cell>
          <table:table-cell office:value-type="float" office:value="216" calcext:value-type="float">
            <text:p>216</text:p>
          </table:table-cell>
          <table:table-cell office:value-type="float" office:value="6862" calcext:value-type="float">
            <text:p>6862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8057" calcext:value-type="float">
            <text:p>8057</text:p>
          </table:table-cell>
          <table:table-cell table:number-columns-repeated="5"/>
          <table:table-cell table:formula="of:=[.F60]" office:value-type="float" office:value="6862" calcext:value-type="float">
            <text:p>6862</text:p>
          </table:table-cell>
          <table:table-cell table:formula="of:=[.R60]-[.AD60]" office:value-type="float" office:value="6444" calcext:value-type="float">
            <text:p>6444</text:p>
          </table:table-cell>
          <table:table-cell table:formula="of:=[.AD60]/[.R46]" office:value-type="float" office:value="0.079740557039298" calcext:value-type="float">
            <text:p>0.079740557039298</text:p>
          </table:table-cell>
          <table:table-cell table:formula="of:=[.AC61]/[.AE46]" office:value-type="float" office:value="0.0274386558684879" calcext:value-type="float">
            <text:p>0.027438655868488</text:p>
          </table:table-cell>
          <table:table-cell table:formula="of:=19458310-[.R60]-[.AB60]-[.AC60]" office:value-type="float" office:value="19443175" calcext:value-type="float">
            <text:p>19443175</text:p>
          </table:table-cell>
          <table:table-cell table:formula="of:=NORMINV(RAND();[.S67];0.25*[.S67])" office:value-type="float" office:value="10347.1887940413" calcext:value-type="float">
            <text:p>10347.1887940413</text:p>
          </table:table-cell>
          <table:table-cell table:formula="of:=[.W60]+[.AD60]" office:value-type="float" office:value="10765.1887940413" calcext:value-type="float">
            <text:p>10765.1887940413</text:p>
          </table:table-cell>
          <table:table-cell table:formula="of:=[.X60]-[.X59]" office:value-type="float" office:value="-5208.18473124327" calcext:value-type="float">
            <text:p>-5208.18473124327</text:p>
          </table:table-cell>
          <table:table-cell table:formula="of:=[.R60]-[.R59]" office:value-type="float" office:value="414" calcext:value-type="float">
            <text:p>414</text:p>
          </table:table-cell>
          <table:table-cell table:formula="of:=[.AD60]-[.AD59]" office:value-type="float" office:value="-10" calcext:value-type="float">
            <text:p>-10</text:p>
          </table:table-cell>
          <table:table-cell table:formula="of:=[.D60]" office:value-type="float" office:value="8057" calcext:value-type="float">
            <text:p>8057</text:p>
          </table:table-cell>
          <table:table-cell table:formula="of:=[.E60]"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table:formula="of:=[.AE59]+[.H60]" office:value-type="float" office:value="15135" calcext:value-type="float">
            <text:p>1513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5" calcext:value-type="float">
            <text:p>1705</text:p>
          </table:table-cell>
          <table:table-cell office:value-type="float" office:value="6454" calcext:value-type="float">
            <text:p>645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float" office:value="780" calcext:value-type="float">
            <text:p>780</text:p>
          </table:table-cell>
          <table:table-cell office:value-type="float" office:value="16023" calcext:value-type="float">
            <text:p>16023</text:p>
          </table:table-cell>
          <table:table-cell office:value-type="float" office:value="8580" calcext:value-type="float">
            <text:p>8580</text:p>
          </table:table-cell>
          <table:table-cell office:value-type="float" office:value="227" calcext:value-type="float">
            <text:p>227</text:p>
          </table:table-cell>
          <table:table-cell office:value-type="float" office:value="7216" calcext:value-type="float">
            <text:p>7216</text:p>
          </table:table-cell>
          <table:table-cell office:value-type="float" office:value="108" calcext:value-type="float">
            <text:p>108</text:p>
          </table:table-cell>
          <table:table-cell office:value-type="float" office:value="888" calcext:value-type="float">
            <text:p>888</text:p>
          </table:table-cell>
          <table:table-cell office:value-type="float" office:value="7216" calcext:value-type="float">
            <text:p>7216</text:p>
          </table:table-cell>
          <table:table-cell table:number-columns-repeated="2"/>
          <table:table-cell office:value-type="float" office:value="8580" calcext:value-type="float">
            <text:p>8580</text:p>
          </table:table-cell>
          <table:table-cell table:number-columns-repeated="5"/>
          <table:table-cell table:formula="of:=[.F61]" office:value-type="float" office:value="7216" calcext:value-type="float">
            <text:p>7216</text:p>
          </table:table-cell>
          <table:table-cell table:formula="of:=[.R61]-[.AD61]" office:value-type="float" office:value="6797" calcext:value-type="float">
            <text:p>6797</text:p>
          </table:table-cell>
          <table:table-cell table:formula="of:=[.AD61]/[.R47]" office:value-type="float" office:value="0.0775495095317416" calcext:value-type="float">
            <text:p>0.077549509531742</text:p>
          </table:table-cell>
          <table:table-cell table:formula="of:=[.AC62]/[.AE47]" office:value-type="float" office:value="0.0265697740433746" calcext:value-type="float">
            <text:p>0.026569774043375</text:p>
          </table:table-cell>
          <table:table-cell table:formula="of:=19458310-[.R61]-[.AB61]-[.AC61]" office:value-type="float" office:value="19442287" calcext:value-type="float">
            <text:p>19442287</text:p>
          </table:table-cell>
          <table:table-cell table:formula="of:=NORMINV(RAND();[.S68];0.25*[.S68])" office:value-type="float" office:value="12079.5307608698" calcext:value-type="float">
            <text:p>12079.5307608698</text:p>
          </table:table-cell>
          <table:table-cell table:formula="of:=[.W61]+[.AD61]" office:value-type="float" office:value="12498.5307608698" calcext:value-type="float">
            <text:p>12498.5307608698</text:p>
          </table:table-cell>
          <table:table-cell table:formula="of:=[.X61]-[.X60]" office:value-type="float" office:value="1733.34196682849" calcext:value-type="float">
            <text:p>1733.34196682849</text:p>
          </table:table-cell>
          <table:table-cell table:formula="of:=[.R61]-[.R60]" office:value-type="float" office:value="354" calcext:value-type="float">
            <text:p>354</text:p>
          </table:table-cell>
          <table:table-cell table:formula="of:=[.AD61]-[.AD60]" office:value-type="float" office:value="1" calcext:value-type="float">
            <text:p>1</text:p>
          </table:table-cell>
          <table:table-cell table:formula="of:=[.D61]" office:value-type="float" office:value="8580" calcext:value-type="float">
            <text:p>8580</text:p>
          </table:table-cell>
          <table:table-cell table:formula="of:=[.E61]" office:value-type="float" office:value="227" calcext:value-type="float">
            <text:p>227</text:p>
          </table:table-cell>
          <table:table-cell office:value-type="float" office:value="419" calcext:value-type="float">
            <text:p>419</text:p>
          </table:table-cell>
          <table:table-cell table:formula="of:=[.AE60]+[.H61]" office:value-type="float" office:value="16023" calcext:value-type="float">
            <text:p>1602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08" calcext:value-type="float">
            <text:p>1708</text:p>
          </table:table-cell>
          <table:table-cell office:value-type="float" office:value="7898" calcext:value-type="float">
            <text:p>789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float" office:value="882" calcext:value-type="float">
            <text:p>882</text:p>
          </table:table-cell>
          <table:table-cell office:value-type="float" office:value="17008" calcext:value-type="float">
            <text:p>17008</text:p>
          </table:table-cell>
          <table:table-cell office:value-type="float" office:value="9018" calcext:value-type="float">
            <text:p>9018</text:p>
          </table:table-cell>
          <table:table-cell office:value-type="float" office:value="234" calcext:value-type="float">
            <text:p>234</text:p>
          </table:table-cell>
          <table:table-cell office:value-type="float" office:value="7756" calcext:value-type="float">
            <text:p>7756</text:p>
          </table:table-cell>
          <table:table-cell office:value-type="float" office:value="103" calcext:value-type="float">
            <text:p>103</text:p>
          </table:table-cell>
          <table:table-cell office:value-type="float" office:value="985" calcext:value-type="float">
            <text:p>985</text:p>
          </table:table-cell>
          <table:table-cell office:value-type="float" office:value="7756" calcext:value-type="float">
            <text:p>7756</text:p>
          </table:table-cell>
          <table:table-cell table:number-columns-repeated="2"/>
          <table:table-cell office:value-type="float" office:value="9018" calcext:value-type="float">
            <text:p>9018</text:p>
          </table:table-cell>
          <table:table-cell table:number-columns-repeated="5"/>
          <table:table-cell table:formula="of:=[.F62]" office:value-type="float" office:value="7756" calcext:value-type="float">
            <text:p>7756</text:p>
          </table:table-cell>
          <table:table-cell table:formula="of:=[.R62]-[.AD62]" office:value-type="float" office:value="7328" calcext:value-type="float">
            <text:p>7328</text:p>
          </table:table-cell>
          <table:table-cell table:formula="of:=[.AD62]/[.R48]" office:value-type="float" office:value="0.0776065276518586" calcext:value-type="float">
            <text:p>0.077606527651859</text:p>
          </table:table-cell>
          <table:table-cell table:formula="of:=[.AC63]/[.AE48]" office:value-type="float" office:value="0.0266969303934284" calcext:value-type="float">
            <text:p>0.026696930393429</text:p>
          </table:table-cell>
          <table:table-cell table:formula="of:=19458310-[.R62]-[.AB62]-[.AC62]" office:value-type="float" office:value="19441302" calcext:value-type="float">
            <text:p>19441302</text:p>
          </table:table-cell>
          <table:table-cell table:formula="of:=NORMINV(RAND();[.S69];0.25*[.S69])" office:value-type="float" office:value="17055.9752170112" calcext:value-type="float">
            <text:p>17055.9752170112</text:p>
          </table:table-cell>
          <table:table-cell table:formula="of:=[.W62]+[.AD62]" office:value-type="float" office:value="17483.9752170112" calcext:value-type="float">
            <text:p>17483.9752170112</text:p>
          </table:table-cell>
          <table:table-cell table:formula="of:=[.X62]-[.X61]" office:value-type="float" office:value="4985.44445614137" calcext:value-type="float">
            <text:p>4985.44445614137</text:p>
          </table:table-cell>
          <table:table-cell table:formula="of:=[.R62]-[.R61]" office:value-type="float" office:value="540" calcext:value-type="float">
            <text:p>540</text:p>
          </table:table-cell>
          <table:table-cell table:formula="of:=[.AD62]-[.AD61]" office:value-type="float" office:value="9" calcext:value-type="float">
            <text:p>9</text:p>
          </table:table-cell>
          <table:table-cell table:formula="of:=[.D62]" office:value-type="float" office:value="9018" calcext:value-type="float">
            <text:p>9018</text:p>
          </table:table-cell>
          <table:table-cell table:formula="of:=[.E62]" office:value-type="float" office:value="234" calcext:value-type="float">
            <text:p>234</text:p>
          </table:table-cell>
          <table:table-cell office:value-type="float" office:value="428" calcext:value-type="float">
            <text:p>428</text:p>
          </table:table-cell>
          <table:table-cell table:formula="of:=[.AE61]+[.H62]" office:value-type="float" office:value="17008" calcext:value-type="float">
            <text:p>17008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710" calcext:value-type="float">
            <text:p>1710</text:p>
          </table:table-cell>
          <table:table-cell office:value-type="float" office:value="8916" calcext:value-type="float">
            <text:p>891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float" office:value="1246" calcext:value-type="float">
            <text:p>1246</text:p>
          </table:table-cell>
          <table:table-cell office:value-type="float" office:value="18435" calcext:value-type="float">
            <text:p>18435</text:p>
          </table:table-cell>
          <table:table-cell office:value-type="float" office:value="9572" calcext:value-type="float">
            <text:p>9572</text:p>
          </table:table-cell>
          <table:table-cell office:value-type="float" office:value="247" calcext:value-type="float">
            <text:p>247</text:p>
          </table:table-cell>
          <table:table-cell office:value-type="float" office:value="8616" calcext:value-type="float">
            <text:p>8616</text:p>
          </table:table-cell>
          <table:table-cell office:value-type="float" office:value="181" calcext:value-type="float">
            <text:p>181</text:p>
          </table:table-cell>
          <table:table-cell office:value-type="float" office:value="1427" calcext:value-type="float">
            <text:p>1427</text:p>
          </table:table-cell>
          <table:table-cell office:value-type="float" office:value="8616" calcext:value-type="float">
            <text:p>8616</text:p>
          </table:table-cell>
          <table:table-cell table:number-columns-repeated="2"/>
          <table:table-cell office:value-type="float" office:value="9572" calcext:value-type="float">
            <text:p>9572</text:p>
          </table:table-cell>
          <table:table-cell table:number-columns-repeated="5"/>
          <table:table-cell table:formula="of:=[.F63]" office:value-type="float" office:value="8616" calcext:value-type="float">
            <text:p>8616</text:p>
          </table:table-cell>
          <table:table-cell table:formula="of:=[.R63]-[.AD63]" office:value-type="float" office:value="8191" calcext:value-type="float">
            <text:p>8191</text:p>
          </table:table-cell>
          <table:table-cell table:formula="of:=[.AD63]/[.R49]" office:value-type="float" office:value="0.0763153169330221" calcext:value-type="float">
            <text:p>0.076315316933022</text:p>
          </table:table-cell>
          <table:table-cell table:formula="of:=[.AC64]/[.AE49]" office:value-type="float" office:value="0.02672147995889" calcext:value-type="float">
            <text:p>0.02672147995889</text:p>
          </table:table-cell>
          <table:table-cell table:formula="of:=19458310-[.R63]-[.AB63]-[.AC63]" office:value-type="float" office:value="19439875" calcext:value-type="float">
            <text:p>19439875</text:p>
          </table:table-cell>
          <table:table-cell table:formula="of:=NORMINV(RAND();[.S70];0.25*[.S70])" office:value-type="float" office:value="7137.00402279823" calcext:value-type="float">
            <text:p>7137.00402279823</text:p>
          </table:table-cell>
          <table:table-cell table:formula="of:=[.W63]+[.AD63]" office:value-type="float" office:value="7562.00402279823" calcext:value-type="float">
            <text:p>7562.00402279823</text:p>
          </table:table-cell>
          <table:table-cell table:formula="of:=[.X63]-[.X62]" office:value-type="float" office:value="-9921.97119421297" calcext:value-type="float">
            <text:p>-9921.97119421297</text:p>
          </table:table-cell>
          <table:table-cell table:formula="of:=[.R63]-[.R62]" office:value-type="float" office:value="860" calcext:value-type="float">
            <text:p>860</text:p>
          </table:table-cell>
          <table:table-cell table:formula="of:=[.AD63]-[.AD62]" office:value-type="float" office:value="-3" calcext:value-type="float">
            <text:p>-3</text:p>
          </table:table-cell>
          <table:table-cell table:formula="of:=[.D63]" office:value-type="float" office:value="9572" calcext:value-type="float">
            <text:p>9572</text:p>
          </table:table-cell>
          <table:table-cell table:formula="of:=[.E63]" office:value-type="float" office:value="247" calcext:value-type="float">
            <text:p>247</text:p>
          </table:table-cell>
          <table:table-cell office:value-type="float" office:value="425" calcext:value-type="float">
            <text:p>425</text:p>
          </table:table-cell>
          <table:table-cell table:formula="of:=[.AE62]+[.H63]" office:value-type="float" office:value="18435" calcext:value-type="float">
            <text:p>18435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825" calcext:value-type="float">
            <text:p>1825</text:p>
          </table:table-cell>
          <table:table-cell office:value-type="float" office:value="9967" calcext:value-type="float">
            <text:p>99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float" office:value="1112" calcext:value-type="float">
            <text:p>1112</text:p>
          </table:table-cell>
          <table:table-cell office:value-type="float" office:value="19663" calcext:value-type="float">
            <text:p>19663</text:p>
          </table:table-cell>
          <table:table-cell office:value-type="float" office:value="10041" calcext:value-type="float">
            <text:p>10041</text:p>
          </table:table-cell>
          <table:table-cell office:value-type="float" office:value="260" calcext:value-type="float">
            <text:p>260</text:p>
          </table:table-cell>
          <table:table-cell office:value-type="float" office:value="9362" calcext:value-type="float">
            <text:p>9362</text:p>
          </table:table-cell>
          <table:table-cell office:value-type="float" office:value="116" calcext:value-type="float">
            <text:p>116</text:p>
          </table:table-cell>
          <table:table-cell office:value-type="float" office:value="1228" calcext:value-type="float">
            <text:p>1228</text:p>
          </table:table-cell>
          <table:table-cell office:value-type="float" office:value="9362" calcext:value-type="float">
            <text:p>9362</text:p>
          </table:table-cell>
          <table:table-cell table:number-columns-repeated="2"/>
          <table:table-cell office:value-type="float" office:value="10041" calcext:value-type="float">
            <text:p>10041</text:p>
          </table:table-cell>
          <table:table-cell table:number-columns-repeated="5"/>
          <table:table-cell table:formula="of:=[.F64]" office:value-type="float" office:value="9362" calcext:value-type="float">
            <text:p>9362</text:p>
          </table:table-cell>
          <table:table-cell table:formula="of:=[.R64]-[.AD64]" office:value-type="float" office:value="8913" calcext:value-type="float">
            <text:p>8913</text:p>
          </table:table-cell>
          <table:table-cell table:formula="of:=[.AD64]/[.R50]" office:value-type="float" office:value="0.0799359088481396" calcext:value-type="float">
            <text:p>0.07993590884814</text:p>
          </table:table-cell>
          <table:table-cell table:formula="of:=[.AC65]/[.AE50]" office:value-type="float" office:value="0.0267644726407613" calcext:value-type="float">
            <text:p>0.026764472640761</text:p>
          </table:table-cell>
          <table:table-cell table:formula="of:=19458310-[.R64]-[.AB64]-[.AC64]" office:value-type="float" office:value="19438647" calcext:value-type="float">
            <text:p>19438647</text:p>
          </table:table-cell>
          <table:table-cell table:formula="of:=NORMINV(RAND();[.S71];0.25*[.S71])" office:value-type="float" office:value="15275.6662371117" calcext:value-type="float">
            <text:p>15275.6662371117</text:p>
          </table:table-cell>
          <table:table-cell table:formula="of:=[.W64]+[.AD64]" office:value-type="float" office:value="15724.6662371117" calcext:value-type="float">
            <text:p>15724.6662371117</text:p>
          </table:table-cell>
          <table:table-cell table:formula="of:=[.X64]-[.X63]" office:value-type="float" office:value="8162.6622143135" calcext:value-type="float">
            <text:p>8162.6622143135</text:p>
          </table:table-cell>
          <table:table-cell table:formula="of:=[.R64]-[.R63]" office:value-type="float" office:value="746" calcext:value-type="float">
            <text:p>746</text:p>
          </table:table-cell>
          <table:table-cell table:formula="of:=[.AD64]-[.AD63]" office:value-type="float" office:value="24" calcext:value-type="float">
            <text:p>24</text:p>
          </table:table-cell>
          <table:table-cell table:formula="of:=[.D64]" office:value-type="float" office:value="10041" calcext:value-type="float">
            <text:p>10041</text:p>
          </table:table-cell>
          <table:table-cell table:formula="of:=[.E64]" office:value-type="float" office:value="260" calcext:value-type="float">
            <text:p>260</text:p>
          </table:table-cell>
          <table:table-cell office:value-type="float" office:value="449" calcext:value-type="float">
            <text:p>449</text:p>
          </table:table-cell>
          <table:table-cell table:formula="of:=[.AE63]+[.H64]" office:value-type="float" office:value="19663" calcext:value-type="float">
            <text:p>19663</text:p>
          </table:table-cell>
          <table:table-cell office:value-type="string" calcext:value-type="string">
            <text:p>Paso 3</text:p>
          </table:table-cell>
          <table:table-cell table:formula="of:=29798/7" office:value-type="float" office:value="4256.85714285714" calcext:value-type="float">
            <text:p>4256.85714285714</text:p>
          </table:table-cell>
          <table:table-cell office:value-type="float" office:value="1825" calcext:value-type="float">
            <text:p>1825</text:p>
          </table:table-cell>
          <table:table-cell office:value-type="float" office:value="6818" calcext:value-type="float">
            <text:p>68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float" office:value="876" calcext:value-type="float">
            <text:p>876</text:p>
          </table:table-cell>
          <table:table-cell office:value-type="float" office:value="20643" calcext:value-type="float">
            <text:p>20643</text:p>
          </table:table-cell>
          <table:table-cell office:value-type="float" office:value="10415" calcext:value-type="float">
            <text:p>10415</text:p>
          </table:table-cell>
          <table:table-cell office:value-type="float" office:value="270" calcext:value-type="float">
            <text:p>270</text:p>
          </table:table-cell>
          <table:table-cell office:value-type="float" office:value="9958" calcext:value-type="float">
            <text:p>9958</text:p>
          </table:table-cell>
          <table:table-cell office:value-type="float" office:value="104" calcext:value-type="float">
            <text:p>104</text:p>
          </table:table-cell>
          <table:table-cell office:value-type="float" office:value="980" calcext:value-type="float">
            <text:p>980</text:p>
          </table:table-cell>
          <table:table-cell office:value-type="float" office:value="9958" calcext:value-type="float">
            <text:p>9958</text:p>
          </table:table-cell>
          <table:table-cell table:number-columns-repeated="2"/>
          <table:table-cell office:value-type="float" office:value="10415" calcext:value-type="float">
            <text:p>10415</text:p>
          </table:table-cell>
          <table:table-cell table:number-columns-repeated="5"/>
          <table:table-cell table:formula="of:=[.F65]" office:value-type="float" office:value="9958" calcext:value-type="float">
            <text:p>9958</text:p>
          </table:table-cell>
          <table:table-cell table:formula="of:=[.R65]-[.AD65]" office:value-type="float" office:value="9494" calcext:value-type="float">
            <text:p>9494</text:p>
          </table:table-cell>
          <table:table-cell table:formula="of:=[.AD65]/[.R51]" office:value-type="float" office:value="0.0815179198875615" calcext:value-type="float">
            <text:p>0.081517919887562</text:p>
          </table:table-cell>
          <table:table-cell table:formula="of:=[.AC66]/[.AE51]" office:value-type="float" office:value="0.0261730275054725" calcext:value-type="float">
            <text:p>0.026173027505473</text:p>
          </table:table-cell>
          <table:table-cell table:formula="of:=19458310-[.R65]-[.AB65]-[.AC65]" office:value-type="float" office:value="19437667" calcext:value-type="float">
            <text:p>19437667</text:p>
          </table:table-cell>
          <table:table-cell table:formula="of:=NORMINV(RAND();[.S72];0.25*[.S72])" office:value-type="float" office:value="17265.6028533288" calcext:value-type="float">
            <text:p>17265.6028533288</text:p>
          </table:table-cell>
          <table:table-cell table:formula="of:=[.W65]+[.AD65]" office:value-type="float" office:value="17729.6028533288" calcext:value-type="float">
            <text:p>17729.6028533288</text:p>
          </table:table-cell>
          <table:table-cell table:formula="of:=[.X65]-[.X64]" office:value-type="float" office:value="2004.93661621702" calcext:value-type="float">
            <text:p>2004.93661621702</text:p>
          </table:table-cell>
          <table:table-cell table:formula="of:=[.R65]-[.R64]" office:value-type="float" office:value="596" calcext:value-type="float">
            <text:p>596</text:p>
          </table:table-cell>
          <table:table-cell table:formula="of:=[.AD65]-[.AD64]" office:value-type="float" office:value="15" calcext:value-type="float">
            <text:p>15</text:p>
          </table:table-cell>
          <table:table-cell table:formula="of:=[.D65]" office:value-type="float" office:value="10415" calcext:value-type="float">
            <text:p>10415</text:p>
          </table:table-cell>
          <table:table-cell table:formula="of:=[.E65]" office:value-type="float" office:value="270" calcext:value-type="float">
            <text:p>270</text:p>
          </table:table-cell>
          <table:table-cell office:value-type="float" office:value="464" calcext:value-type="float">
            <text:p>464</text:p>
          </table:table-cell>
          <table:table-cell table:formula="of:=[.AE64]+[.H65]" office:value-type="float" office:value="20643" calcext:value-type="float">
            <text:p>20643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7913" calcext:value-type="float">
            <text:p>79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float" office:value="1317" calcext:value-type="float">
            <text:p>1317</text:p>
          </table:table-cell>
          <table:table-cell office:value-type="float" office:value="22016" calcext:value-type="float">
            <text:p>22016</text:p>
          </table:table-cell>
          <table:table-cell office:value-type="float" office:value="10710" calcext:value-type="float">
            <text:p>10710</text:p>
          </table:table-cell>
          <table:table-cell office:value-type="float" office:value="275" calcext:value-type="float">
            <text:p>275</text:p>
          </table:table-cell>
          <table:table-cell office:value-type="float" office:value="11031" calcext:value-type="float">
            <text:p>11031</text:p>
          </table:table-cell>
          <table:table-cell office:value-type="float" office:value="56" calcext:value-type="float">
            <text:p>56</text:p>
          </table:table-cell>
          <table:table-cell office:value-type="float" office:value="1373" calcext:value-type="float">
            <text:p>1373</text:p>
          </table:table-cell>
          <table:table-cell office:value-type="float" office:value="11031" calcext:value-type="float">
            <text:p>11031</text:p>
          </table:table-cell>
          <table:table-cell table:number-columns-repeated="2"/>
          <table:table-cell office:value-type="float" office:value="10710" calcext:value-type="float">
            <text:p>10710</text:p>
          </table:table-cell>
          <table:table-cell table:number-columns-repeated="5"/>
          <table:table-cell table:formula="of:=[.F66]" office:value-type="float" office:value="11031" calcext:value-type="float">
            <text:p>11031</text:p>
          </table:table-cell>
          <table:table-cell table:formula="of:=[.R66]-[.AD66]" office:value-type="float" office:value="10561" calcext:value-type="float">
            <text:p>10561</text:p>
          </table:table-cell>
          <table:table-cell table:formula="of:=[.AD66]/[.R52]" office:value-type="float" office:value="0.0822253324002799" calcext:value-type="float">
            <text:p>0.08222533240028</text:p>
          </table:table-cell>
          <table:table-cell table:formula="of:=[.AC67]/[.AE52]" office:value-type="float" office:value="0.0259416543574594" calcext:value-type="float">
            <text:p>0.025941654357459</text:p>
          </table:table-cell>
          <table:table-cell table:formula="of:=19458310-[.R66]-[.AB66]-[.AC66]" office:value-type="float" office:value="19436294" calcext:value-type="float">
            <text:p>19436294</text:p>
          </table:table-cell>
          <table:table-cell table:formula="of:=NORMINV(RAND();[.S73];0.25*[.S73])" office:value-type="float" office:value="19127.5905009927" calcext:value-type="float">
            <text:p>19127.5905009927</text:p>
          </table:table-cell>
          <table:table-cell table:formula="of:=[.W66]+[.AD66]" office:value-type="float" office:value="19597.5905009927" calcext:value-type="float">
            <text:p>19597.5905009927</text:p>
          </table:table-cell>
          <table:table-cell table:formula="of:=[.X66]-[.X65]" office:value-type="float" office:value="1867.98764766397" calcext:value-type="float">
            <text:p>1867.98764766397</text:p>
          </table:table-cell>
          <table:table-cell table:formula="of:=[.R66]-[.R65]" office:value-type="float" office:value="1073" calcext:value-type="float">
            <text:p>1073</text:p>
          </table:table-cell>
          <table:table-cell table:formula="of:=[.AD66]-[.AD65]" office:value-type="float" office:value="6" calcext:value-type="float">
            <text:p>6</text:p>
          </table:table-cell>
          <table:table-cell table:formula="of:=[.D66]" office:value-type="float" office:value="10710" calcext:value-type="float">
            <text:p>10710</text:p>
          </table:table-cell>
          <table:table-cell table:formula="of:=[.E66]" office:value-type="float" office:value="275" calcext:value-type="float">
            <text:p>275</text:p>
          </table:table-cell>
          <table:table-cell office:value-type="float" office:value="470" calcext:value-type="float">
            <text:p>470</text:p>
          </table:table-cell>
          <table:table-cell table:formula="of:=[.AE65]+[.H66]" office:value-type="float" office:value="22016" calcext:value-type="float">
            <text:p>22016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7964" calcext:value-type="float">
            <text:p>79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float" office:value="893" calcext:value-type="float">
            <text:p>893</text:p>
          </table:table-cell>
          <table:table-cell office:value-type="float" office:value="23048" calcext:value-type="float">
            <text:p>23048</text:p>
          </table:table-cell>
          <table:table-cell office:value-type="float" office:value="11189" calcext:value-type="float">
            <text:p>11189</text:p>
          </table:table-cell>
          <table:table-cell office:value-type="float" office:value="281" calcext:value-type="float">
            <text:p>281</text:p>
          </table:table-cell>
          <table:table-cell office:value-type="float" office:value="11578" calcext:value-type="float">
            <text:p>11578</text:p>
          </table:table-cell>
          <table:table-cell office:value-type="float" office:value="139" calcext:value-type="float">
            <text:p>139</text:p>
          </table:table-cell>
          <table:table-cell office:value-type="float" office:value="1032" calcext:value-type="float">
            <text:p>1032</text:p>
          </table:table-cell>
          <table:table-cell office:value-type="float" office:value="11578" calcext:value-type="float">
            <text:p>11578</text:p>
          </table:table-cell>
          <table:table-cell table:number-columns-repeated="2"/>
          <table:table-cell office:value-type="float" office:value="11189" calcext:value-type="float">
            <text:p>11189</text:p>
          </table:table-cell>
          <table:table-cell table:number-columns-repeated="5"/>
          <table:table-cell table:formula="of:=[.F67]" office:value-type="float" office:value="11578" calcext:value-type="float">
            <text:p>11578</text:p>
          </table:table-cell>
          <table:table-cell table:formula="of:=[.R67]-[.AD67]" office:value-type="float" office:value="11092" calcext:value-type="float">
            <text:p>11092</text:p>
          </table:table-cell>
          <table:table-cell table:formula="of:=[.AD67]/[.R53]" office:value-type="float" office:value="0.0845217391304348" calcext:value-type="float">
            <text:p>0.084521739130435</text:p>
          </table:table-cell>
          <table:table-cell table:formula="of:=[.AC68]/[.AE53]" office:value-type="float" office:value="0.0252301699716714" calcext:value-type="float">
            <text:p>0.025230169971671</text:p>
          </table:table-cell>
          <table:table-cell table:formula="of:=19458310-[.R67]-[.AB67]-[.AC67]" office:value-type="float" office:value="19435262" calcext:value-type="float">
            <text:p>19435262</text:p>
          </table:table-cell>
          <table:table-cell table:formula="of:=NORMINV(RAND();[.S74];0.25*[.S74])" office:value-type="float" office:value="16040.0038323806" calcext:value-type="float">
            <text:p>16040.0038323806</text:p>
          </table:table-cell>
          <table:table-cell table:formula="of:=[.W67]+[.AD67]" office:value-type="float" office:value="16526.0038323806" calcext:value-type="float">
            <text:p>16526.0038323806</text:p>
          </table:table-cell>
          <table:table-cell table:formula="of:=[.X67]-[.X66]" office:value-type="float" office:value="-3071.58666861214" calcext:value-type="float">
            <text:p>-3071.58666861214</text:p>
          </table:table-cell>
          <table:table-cell table:formula="of:=[.R67]-[.R66]" office:value-type="float" office:value="547" calcext:value-type="float">
            <text:p>547</text:p>
          </table:table-cell>
          <table:table-cell table:formula="of:=[.AD67]-[.AD66]" office:value-type="float" office:value="16" calcext:value-type="float">
            <text:p>16</text:p>
          </table:table-cell>
          <table:table-cell table:formula="of:=[.D67]" office:value-type="float" office:value="11189" calcext:value-type="float">
            <text:p>11189</text:p>
          </table:table-cell>
          <table:table-cell table:formula="of:=[.E67]" office:value-type="float" office:value="281" calcext:value-type="float">
            <text:p>281</text:p>
          </table:table-cell>
          <table:table-cell office:value-type="float" office:value="486" calcext:value-type="float">
            <text:p>486</text:p>
          </table:table-cell>
          <table:table-cell table:formula="of:=[.AE66]+[.H67]" office:value-type="float" office:value="23048" calcext:value-type="float">
            <text:p>23048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0013" calcext:value-type="float">
            <text:p>100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float" office:value="1343" calcext:value-type="float">
            <text:p>1343</text:p>
          </table:table-cell>
          <table:table-cell office:value-type="float" office:value="24581" calcext:value-type="float">
            <text:p>24581</text:p>
          </table:table-cell>
          <table:table-cell office:value-type="float" office:value="11664" calcext:value-type="float">
            <text:p>11664</text:p>
          </table:table-cell>
          <table:table-cell office:value-type="float" office:value="285" calcext:value-type="float">
            <text:p>285</text:p>
          </table:table-cell>
          <table:table-cell office:value-type="float" office:value="12632" calcext:value-type="float">
            <text:p>12632</text:p>
          </table:table-cell>
          <table:table-cell office:value-type="float" office:value="190" calcext:value-type="float">
            <text:p>190</text:p>
          </table:table-cell>
          <table:table-cell office:value-type="float" office:value="1533" calcext:value-type="float">
            <text:p>1533</text:p>
          </table:table-cell>
          <table:table-cell office:value-type="float" office:value="12632" calcext:value-type="float">
            <text:p>12632</text:p>
          </table:table-cell>
          <table:table-cell table:number-columns-repeated="2"/>
          <table:table-cell office:value-type="float" office:value="11664" calcext:value-type="float">
            <text:p>11664</text:p>
          </table:table-cell>
          <table:table-cell table:number-columns-repeated="5"/>
          <table:table-cell table:formula="of:=[.F68]" office:value-type="float" office:value="12632" calcext:value-type="float">
            <text:p>12632</text:p>
          </table:table-cell>
          <table:table-cell table:formula="of:=[.R68]-[.AD68]" office:value-type="float" office:value="12139" calcext:value-type="float">
            <text:p>12139</text:p>
          </table:table-cell>
          <table:table-cell table:formula="of:=[.AD68]/[.R54]" office:value-type="float" office:value="0.0844178082191781" calcext:value-type="float">
            <text:p>0.084417808219178</text:p>
          </table:table-cell>
          <table:table-cell table:formula="of:=[.AC69]/[.AE54]" office:value-type="float" office:value="0.0248899424314257" calcext:value-type="float">
            <text:p>0.024889942431426</text:p>
          </table:table-cell>
          <table:table-cell table:formula="of:=19458310-[.R68]-[.AB68]-[.AC68]" office:value-type="float" office:value="19433729" calcext:value-type="float">
            <text:p>19433729</text:p>
          </table:table-cell>
          <table:table-cell table:formula="of:=NORMINV(RAND();[.S75];0.25*[.S75])" office:value-type="float" office:value="15364.4184490925" calcext:value-type="float">
            <text:p>15364.4184490925</text:p>
          </table:table-cell>
          <table:table-cell table:formula="of:=[.W68]+[.AD68]" office:value-type="float" office:value="15857.4184490925" calcext:value-type="float">
            <text:p>15857.4184490925</text:p>
          </table:table-cell>
          <table:table-cell table:formula="of:=[.X68]-[.X67]" office:value-type="float" office:value="-668.585383288078" calcext:value-type="float">
            <text:p>-668.585383288078</text:p>
          </table:table-cell>
          <table:table-cell table:formula="of:=[.R68]-[.R67]" office:value-type="float" office:value="1054" calcext:value-type="float">
            <text:p>1054</text:p>
          </table:table-cell>
          <table:table-cell table:formula="of:=[.AD68]-[.AD67]" office:value-type="float" office:value="7" calcext:value-type="float">
            <text:p>7</text:p>
          </table:table-cell>
          <table:table-cell table:formula="of:=[.D68]" office:value-type="float" office:value="11664" calcext:value-type="float">
            <text:p>11664</text:p>
          </table:table-cell>
          <table:table-cell table:formula="of:=[.E68]" office:value-type="float" office:value="285" calcext:value-type="float">
            <text:p>285</text:p>
          </table:table-cell>
          <table:table-cell office:value-type="float" office:value="493" calcext:value-type="float">
            <text:p>493</text:p>
          </table:table-cell>
          <table:table-cell table:formula="of:=[.AE67]+[.H68]" office:value-type="float" office:value="24581" calcext:value-type="float">
            <text:p>24581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2118" calcext:value-type="float">
            <text:p>1211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float" office:value="1183" calcext:value-type="float">
            <text:p>1183</text:p>
          </table:table-cell>
          <table:table-cell office:value-type="float" office:value="25972" calcext:value-type="float">
            <text:p>25972</text:p>
          </table:table-cell>
          <table:table-cell office:value-type="float" office:value="12160" calcext:value-type="float">
            <text:p>12160</text:p>
          </table:table-cell>
          <table:table-cell office:value-type="float" office:value="294" calcext:value-type="float">
            <text:p>294</text:p>
          </table:table-cell>
          <table:table-cell office:value-type="float" office:value="13518" calcext:value-type="float">
            <text:p>13518</text:p>
          </table:table-cell>
          <table:table-cell office:value-type="float" office:value="208" calcext:value-type="float">
            <text:p>208</text:p>
          </table:table-cell>
          <table:table-cell office:value-type="float" office:value="1391" calcext:value-type="float">
            <text:p>1391</text:p>
          </table:table-cell>
          <table:table-cell office:value-type="float" office:value="13518" calcext:value-type="float">
            <text:p>13518</text:p>
          </table:table-cell>
          <table:table-cell table:number-columns-repeated="2"/>
          <table:table-cell office:value-type="float" office:value="12160" calcext:value-type="float">
            <text:p>12160</text:p>
          </table:table-cell>
          <table:table-cell table:number-columns-repeated="5"/>
          <table:table-cell table:formula="of:=[.F69]" office:value-type="float" office:value="13518" calcext:value-type="float">
            <text:p>13518</text:p>
          </table:table-cell>
          <table:table-cell table:formula="of:=[.R69]-[.AD69]" office:value-type="float" office:value="13010" calcext:value-type="float">
            <text:p>13010</text:p>
          </table:table-cell>
          <table:table-cell table:formula="of:=[.AD69]/[.R55]" office:value-type="float" office:value="0.087510766580534" calcext:value-type="float">
            <text:p>0.087510766580534</text:p>
          </table:table-cell>
          <table:table-cell table:formula="of:=[.AC70]/[.AE55]" office:value-type="float" office:value="0.0247033967170486" calcext:value-type="float">
            <text:p>0.024703396717049</text:p>
          </table:table-cell>
          <table:table-cell table:formula="of:=19458310-[.R69]-[.AB69]-[.AC69]" office:value-type="float" office:value="19432338" calcext:value-type="float">
            <text:p>19432338</text:p>
          </table:table-cell>
          <table:table-cell table:formula="of:=NORMINV(RAND();[.S76];0.25*[.S76])" office:value-type="float" office:value="19856.5643185637" calcext:value-type="float">
            <text:p>19856.5643185637</text:p>
          </table:table-cell>
          <table:table-cell table:formula="of:=[.W69]+[.AD69]" office:value-type="float" office:value="20364.5643185637" calcext:value-type="float">
            <text:p>20364.5643185637</text:p>
          </table:table-cell>
          <table:table-cell table:formula="of:=[.X69]-[.X68]" office:value-type="float" office:value="4507.14586947124" calcext:value-type="float">
            <text:p>4507.14586947124</text:p>
          </table:table-cell>
          <table:table-cell table:formula="of:=[.R69]-[.R68]" office:value-type="float" office:value="886" calcext:value-type="float">
            <text:p>886</text:p>
          </table:table-cell>
          <table:table-cell table:formula="of:=[.AD69]-[.AD68]" office:value-type="float" office:value="15" calcext:value-type="float">
            <text:p>15</text:p>
          </table:table-cell>
          <table:table-cell table:formula="of:=[.D69]" office:value-type="float" office:value="12160" calcext:value-type="float">
            <text:p>12160</text:p>
          </table:table-cell>
          <table:table-cell table:formula="of:=[.E69]" office:value-type="float" office:value="294" calcext:value-type="float">
            <text:p>294</text:p>
          </table:table-cell>
          <table:table-cell office:value-type="float" office:value="508" calcext:value-type="float">
            <text:p>508</text:p>
          </table:table-cell>
          <table:table-cell table:formula="of:=[.AE68]+[.H69]" office:value-type="float" office:value="25972" calcext:value-type="float">
            <text:p>25972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1735" calcext:value-type="float">
            <text:p>1173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float" office:value="1004" calcext:value-type="float">
            <text:p>1004</text:p>
          </table:table-cell>
          <table:table-cell office:value-type="float" office:value="27219" calcext:value-type="float">
            <text:p>27219</text:p>
          </table:table-cell>
          <table:table-cell office:value-type="float" office:value="12667" calcext:value-type="float">
            <text:p>12667</text:p>
          </table:table-cell>
          <table:table-cell office:value-type="float" office:value="304" calcext:value-type="float">
            <text:p>304</text:p>
          </table:table-cell>
          <table:table-cell office:value-type="float" office:value="14248" calcext:value-type="float">
            <text:p>14248</text:p>
          </table:table-cell>
          <table:table-cell office:value-type="float" office:value="243" calcext:value-type="float">
            <text:p>243</text:p>
          </table:table-cell>
          <table:table-cell office:value-type="float" office:value="1247" calcext:value-type="float">
            <text:p>1247</text:p>
          </table:table-cell>
          <table:table-cell office:value-type="float" office:value="14248" calcext:value-type="float">
            <text:p>14248</text:p>
          </table:table-cell>
          <table:table-cell table:number-columns-repeated="2"/>
          <table:table-cell office:value-type="float" office:value="12667" calcext:value-type="float">
            <text:p>12667</text:p>
          </table:table-cell>
          <table:table-cell table:number-columns-repeated="5"/>
          <table:table-cell table:formula="of:=[.F70]" office:value-type="float" office:value="14248" calcext:value-type="float">
            <text:p>14248</text:p>
          </table:table-cell>
          <table:table-cell table:formula="of:=[.R70]-[.AD70]" office:value-type="float" office:value="13704" calcext:value-type="float">
            <text:p>13704</text:p>
          </table:table-cell>
          <table:table-cell table:formula="of:=[.AD70]/[.R56]" office:value-type="float" office:value="0.0917214634968808" calcext:value-type="float">
            <text:p>0.091721463496881</text:p>
          </table:table-cell>
          <table:table-cell table:formula="of:=[.AC71]/[.AE56]" office:value-type="float" office:value="0.0242650489967335" calcext:value-type="float">
            <text:p>0.024265048996734</text:p>
          </table:table-cell>
          <table:table-cell table:formula="of:=19458310-[.R70]-[.AB70]-[.AC70]" office:value-type="float" office:value="19431091" calcext:value-type="float">
            <text:p>19431091</text:p>
          </table:table-cell>
          <table:table-cell table:formula="of:=NORMINV(RAND();[.S77];0.25*[.S77])" office:value-type="float" office:value="21503.5134514525" calcext:value-type="float">
            <text:p>21503.5134514525</text:p>
          </table:table-cell>
          <table:table-cell table:formula="of:=[.W70]+[.AD70]" office:value-type="float" office:value="22047.5134514525" calcext:value-type="float">
            <text:p>22047.5134514525</text:p>
          </table:table-cell>
          <table:table-cell table:formula="of:=[.X70]-[.X69]" office:value-type="float" office:value="1682.94913288879" calcext:value-type="float">
            <text:p>1682.94913288879</text:p>
          </table:table-cell>
          <table:table-cell table:formula="of:=[.R70]-[.R69]" office:value-type="float" office:value="730" calcext:value-type="float">
            <text:p>730</text:p>
          </table:table-cell>
          <table:table-cell table:formula="of:=[.AD70]-[.AD69]" office:value-type="float" office:value="36" calcext:value-type="float">
            <text:p>36</text:p>
          </table:table-cell>
          <table:table-cell table:formula="of:=[.D70]" office:value-type="float" office:value="12667" calcext:value-type="float">
            <text:p>12667</text:p>
          </table:table-cell>
          <table:table-cell table:formula="of:=[.E70]" office:value-type="float" office:value="304" calcext:value-type="float">
            <text:p>304</text:p>
          </table:table-cell>
          <table:table-cell office:value-type="float" office:value="544" calcext:value-type="float">
            <text:p>544</text:p>
          </table:table-cell>
          <table:table-cell table:formula="of:=[.AE69]+[.H70]" office:value-type="float" office:value="27219" calcext:value-type="float">
            <text:p>27219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1943" calcext:value-type="float">
            <text:p>1194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float" office:value="1406" calcext:value-type="float">
            <text:p>1406</text:p>
          </table:table-cell>
          <table:table-cell office:value-type="float" office:value="28866" calcext:value-type="float">
            <text:p>28866</text:p>
          </table:table-cell>
          <table:table-cell office:value-type="float" office:value="13112" calcext:value-type="float">
            <text:p>13112</text:p>
          </table:table-cell>
          <table:table-cell office:value-type="float" office:value="312" calcext:value-type="float">
            <text:p>312</text:p>
          </table:table-cell>
          <table:table-cell office:value-type="float" office:value="15442" calcext:value-type="float">
            <text:p>15442</text:p>
          </table:table-cell>
          <table:table-cell office:value-type="float" office:value="241" calcext:value-type="float">
            <text:p>241</text:p>
          </table:table-cell>
          <table:table-cell office:value-type="float" office:value="1647" calcext:value-type="float">
            <text:p>1647</text:p>
          </table:table-cell>
          <table:table-cell office:value-type="float" office:value="15442" calcext:value-type="float">
            <text:p>15442</text:p>
          </table:table-cell>
          <table:table-cell table:number-columns-repeated="2"/>
          <table:table-cell office:value-type="float" office:value="13112" calcext:value-type="float">
            <text:p>13112</text:p>
          </table:table-cell>
          <table:table-cell table:number-columns-repeated="5"/>
          <table:table-cell table:formula="of:=[.F71]" office:value-type="float" office:value="15442" calcext:value-type="float">
            <text:p>15442</text:p>
          </table:table-cell>
          <table:table-cell table:formula="of:=[.R71]-[.AD71]" office:value-type="float" office:value="14877" calcext:value-type="float">
            <text:p>14877</text:p>
          </table:table-cell>
          <table:table-cell table:formula="of:=[.AD71]/[.R57]" office:value-type="float" office:value="0.092350441320693" calcext:value-type="float">
            <text:p>0.092350441320693</text:p>
          </table:table-cell>
          <table:table-cell table:formula="of:=[.AC72]/[.AE57]" office:value-type="float" office:value="0.0242292401170205" calcext:value-type="float">
            <text:p>0.024229240117021</text:p>
          </table:table-cell>
          <table:table-cell table:formula="of:=19458310-[.R71]-[.AB71]-[.AC71]" office:value-type="float" office:value="19429444" calcext:value-type="float">
            <text:p>19429444</text:p>
          </table:table-cell>
          <table:table-cell table:formula="of:=NORMINV(RAND();[.S78];0.25*[.S78])" office:value-type="float" office:value="20638.194039064" calcext:value-type="float">
            <text:p>20638.194039064</text:p>
          </table:table-cell>
          <table:table-cell table:formula="of:=[.W71]+[.AD71]" office:value-type="float" office:value="21203.194039064" calcext:value-type="float">
            <text:p>21203.194039064</text:p>
          </table:table-cell>
          <table:table-cell table:formula="of:=[.X71]-[.X70]" office:value-type="float" office:value="-844.319412388555" calcext:value-type="float">
            <text:p>-844.319412388555</text:p>
          </table:table-cell>
          <table:table-cell table:formula="of:=[.R71]-[.R70]" office:value-type="float" office:value="1194" calcext:value-type="float">
            <text:p>1194</text:p>
          </table:table-cell>
          <table:table-cell table:formula="of:=[.AD71]-[.AD70]" office:value-type="float" office:value="21" calcext:value-type="float">
            <text:p>21</text:p>
          </table:table-cell>
          <table:table-cell table:formula="of:=[.D71]" office:value-type="float" office:value="13112" calcext:value-type="float">
            <text:p>13112</text:p>
          </table:table-cell>
          <table:table-cell table:formula="of:=[.E71]" office:value-type="float" office:value="312" calcext:value-type="float">
            <text:p>312</text:p>
          </table:table-cell>
          <table:table-cell office:value-type="float" office:value="565" calcext:value-type="float">
            <text:p>565</text:p>
          </table:table-cell>
          <table:table-cell table:formula="of:=[.AE70]+[.H71]" office:value-type="float" office:value="28866" calcext:value-type="float">
            <text:p>28866</text:p>
          </table:table-cell>
          <table:table-cell office:value-type="string" calcext:value-type="string">
            <text:p>Paso 3</text:p>
          </table:table-cell>
          <table:table-cell table:formula="of:=25082/7" office:value-type="float" office:value="3583.14285714286" calcext:value-type="float">
            <text:p>3583.14285714286</text:p>
          </table:table-cell>
          <table:table-cell office:value-type="float" office:value="1825" calcext:value-type="float">
            <text:p>1825</text:p>
          </table:table-cell>
          <table:table-cell office:value-type="float" office:value="12780" calcext:value-type="float">
            <text:p>127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float" office:value="975" calcext:value-type="float">
            <text:p>975</text:p>
          </table:table-cell>
          <table:table-cell office:value-type="float" office:value="30063" calcext:value-type="float">
            <text:p>30063</text:p>
          </table:table-cell>
          <table:table-cell office:value-type="float" office:value="13605" calcext:value-type="float">
            <text:p>13605</text:p>
          </table:table-cell>
          <table:table-cell office:value-type="float" office:value="323" calcext:value-type="float">
            <text:p>323</text:p>
          </table:table-cell>
          <table:table-cell office:value-type="float" office:value="16135" calcext:value-type="float">
            <text:p>16135</text:p>
          </table:table-cell>
          <table:table-cell office:value-type="float" office:value="222" calcext:value-type="float">
            <text:p>222</text:p>
          </table:table-cell>
          <table:table-cell office:value-type="float" office:value="1197" calcext:value-type="float">
            <text:p>1197</text:p>
          </table:table-cell>
          <table:table-cell office:value-type="float" office:value="16135" calcext:value-type="float">
            <text:p>16135</text:p>
          </table:table-cell>
          <table:table-cell table:number-columns-repeated="2"/>
          <table:table-cell office:value-type="float" office:value="13605" calcext:value-type="float">
            <text:p>13605</text:p>
          </table:table-cell>
          <table:table-cell table:number-columns-repeated="5"/>
          <table:table-cell table:formula="of:=[.F72]" office:value-type="float" office:value="16135" calcext:value-type="float">
            <text:p>16135</text:p>
          </table:table-cell>
          <table:table-cell table:formula="of:=[.R72]-[.AD72]" office:value-type="float" office:value="15561" calcext:value-type="float">
            <text:p>15561</text:p>
          </table:table-cell>
          <table:table-cell table:formula="of:=[.AD72]/[.R58]" office:value-type="float" office:value="0.0912849872773537" calcext:value-type="float">
            <text:p>0.091284987277354</text:p>
          </table:table-cell>
          <table:table-cell table:formula="of:=[.AC73]/[.AE58]" office:value-type="float" office:value="0.0242525157460363" calcext:value-type="float">
            <text:p>0.024252515746036</text:p>
          </table:table-cell>
          <table:table-cell table:formula="of:=19458310-[.R72]-[.AB72]-[.AC72]" office:value-type="float" office:value="19428247" calcext:value-type="float">
            <text:p>19428247</text:p>
          </table:table-cell>
          <table:table-cell table:formula="of:=NORMINV(RAND();[.S79];0.25*[.S79])" office:value-type="float" office:value="22452.8843599747" calcext:value-type="float">
            <text:p>22452.8843599747</text:p>
          </table:table-cell>
          <table:table-cell table:formula="of:=[.W72]+[.AD72]" office:value-type="float" office:value="23026.8843599747" calcext:value-type="float">
            <text:p>23026.8843599747</text:p>
          </table:table-cell>
          <table:table-cell table:formula="of:=[.X72]-[.X71]" office:value-type="float" office:value="1823.69032091071" calcext:value-type="float">
            <text:p>1823.69032091071</text:p>
          </table:table-cell>
          <table:table-cell table:formula="of:=[.R72]-[.R71]" office:value-type="float" office:value="693" calcext:value-type="float">
            <text:p>693</text:p>
          </table:table-cell>
          <table:table-cell table:formula="of:=[.AD72]-[.AD71]" office:value-type="float" office:value="9" calcext:value-type="float">
            <text:p>9</text:p>
          </table:table-cell>
          <table:table-cell table:formula="of:=[.D72]" office:value-type="float" office:value="13605" calcext:value-type="float">
            <text:p>13605</text:p>
          </table:table-cell>
          <table:table-cell table:formula="of:=[.E72]" office:value-type="float" office:value="323" calcext:value-type="float">
            <text:p>323</text:p>
          </table:table-cell>
          <table:table-cell office:value-type="float" office:value="574" calcext:value-type="float">
            <text:p>574</text:p>
          </table:table-cell>
          <table:table-cell table:formula="of:=[.AE71]+[.H72]" office:value-type="float" office:value="30063" calcext:value-type="float">
            <text:p>30063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3373" calcext:value-type="float">
            <text:p>1337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float" office:value="1479" calcext:value-type="float">
            <text:p>1479</text:p>
          </table:table-cell>
          <table:table-cell office:value-type="float" office:value="31721" calcext:value-type="float">
            <text:p>31721</text:p>
          </table:table-cell>
          <table:table-cell office:value-type="float" office:value="14125" calcext:value-type="float">
            <text:p>14125</text:p>
          </table:table-cell>
          <table:table-cell office:value-type="float" office:value="335" calcext:value-type="float">
            <text:p>335</text:p>
          </table:table-cell>
          <table:table-cell office:value-type="float" office:value="17261" calcext:value-type="float">
            <text:p>17261</text:p>
          </table:table-cell>
          <table:table-cell office:value-type="float" office:value="179" calcext:value-type="float">
            <text:p>179</text:p>
          </table:table-cell>
          <table:table-cell office:value-type="float" office:value="1658" calcext:value-type="float">
            <text:p>1658</text:p>
          </table:table-cell>
          <table:table-cell office:value-type="float" office:value="17261" calcext:value-type="float">
            <text:p>17261</text:p>
          </table:table-cell>
          <table:table-cell table:number-columns-repeated="2"/>
          <table:table-cell office:value-type="float" office:value="14125" calcext:value-type="float">
            <text:p>14125</text:p>
          </table:table-cell>
          <table:table-cell table:number-columns-repeated="5"/>
          <table:table-cell table:formula="of:=[.F73]" office:value-type="float" office:value="17261" calcext:value-type="float">
            <text:p>17261</text:p>
          </table:table-cell>
          <table:table-cell table:formula="of:=[.R73]-[.AD73]" office:value-type="float" office:value="16657" calcext:value-type="float">
            <text:p>16657</text:p>
          </table:table-cell>
          <table:table-cell table:formula="of:=[.AD73]/[.R59]" office:value-type="float" office:value="0.0936724565756824" calcext:value-type="float">
            <text:p>0.093672456575682</text:p>
          </table:table-cell>
          <table:table-cell table:formula="of:=[.AC74]/[.AE59]" office:value-type="float" office:value="0.0240863209189001" calcext:value-type="float">
            <text:p>0.0240863209189</text:p>
          </table:table-cell>
          <table:table-cell table:formula="of:=19458310-[.R73]-[.AB73]-[.AC73]" office:value-type="float" office:value="19426589" calcext:value-type="float">
            <text:p>19426589</text:p>
          </table:table-cell>
          <table:table-cell table:formula="of:=NORMINV(RAND();[.S80];0.25*[.S80])" office:value-type="float" office:value="21233.4241014382" calcext:value-type="float">
            <text:p>21233.4241014382</text:p>
          </table:table-cell>
          <table:table-cell table:formula="of:=[.W73]+[.AD73]" office:value-type="float" office:value="21837.4241014382" calcext:value-type="float">
            <text:p>21837.4241014382</text:p>
          </table:table-cell>
          <table:table-cell table:formula="of:=[.X73]-[.X72]" office:value-type="float" office:value="-1189.46025853646" calcext:value-type="float">
            <text:p>-1189.46025853646</text:p>
          </table:table-cell>
          <table:table-cell table:formula="of:=[.R73]-[.R72]" office:value-type="float" office:value="1126" calcext:value-type="float">
            <text:p>1126</text:p>
          </table:table-cell>
          <table:table-cell table:formula="of:=[.AD73]-[.AD72]" office:value-type="float" office:value="30" calcext:value-type="float">
            <text:p>30</text:p>
          </table:table-cell>
          <table:table-cell table:formula="of:=[.D73]" office:value-type="float" office:value="14125" calcext:value-type="float">
            <text:p>14125</text:p>
          </table:table-cell>
          <table:table-cell table:formula="of:=[.E73]" office:value-type="float" office:value="335" calcext:value-type="float">
            <text:p>335</text:p>
          </table:table-cell>
          <table:table-cell office:value-type="float" office:value="604" calcext:value-type="float">
            <text:p>604</text:p>
          </table:table-cell>
          <table:table-cell table:formula="of:=[.AE72]+[.H73]" office:value-type="float" office:value="31721" calcext:value-type="float">
            <text:p>3172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9283" calcext:value-type="float">
            <text:p>928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float" office:value="2152" calcext:value-type="float">
            <text:p>2152</text:p>
          </table:table-cell>
          <table:table-cell office:value-type="float" office:value="34381" calcext:value-type="float">
            <text:p>34381</text:p>
          </table:table-cell>
          <table:table-cell office:value-type="float" office:value="14865" calcext:value-type="float">
            <text:p>14865</text:p>
          </table:table-cell>
          <table:table-cell office:value-type="float" office:value="346" calcext:value-type="float">
            <text:p>346</text:p>
          </table:table-cell>
          <table:table-cell office:value-type="float" office:value="19170" calcext:value-type="float">
            <text:p>19170</text:p>
          </table:table-cell>
          <table:table-cell office:value-type="float" office:value="508" calcext:value-type="float">
            <text:p>508</text:p>
          </table:table-cell>
          <table:table-cell office:value-type="float" office:value="2660" calcext:value-type="float">
            <text:p>2660</text:p>
          </table:table-cell>
          <table:table-cell office:value-type="float" office:value="19170" calcext:value-type="float">
            <text:p>19170</text:p>
          </table:table-cell>
          <table:table-cell table:number-columns-repeated="2"/>
          <table:table-cell office:value-type="float" office:value="14865" calcext:value-type="float">
            <text:p>14865</text:p>
          </table:table-cell>
          <table:table-cell table:number-columns-repeated="5"/>
          <table:table-cell table:formula="of:=[.F74]" office:value-type="float" office:value="19170" calcext:value-type="float">
            <text:p>19170</text:p>
          </table:table-cell>
          <table:table-cell table:formula="of:=[.R74]-[.AD74]" office:value-type="float" office:value="18528" calcext:value-type="float">
            <text:p>18528</text:p>
          </table:table-cell>
          <table:table-cell table:formula="of:=[.AD74]/[.R60]" office:value-type="float" office:value="0.0935587292334596" calcext:value-type="float">
            <text:p>0.09355872923346</text:p>
          </table:table-cell>
          <table:table-cell table:formula="of:=[.AC75]/[.AE60]" office:value-type="float" office:value="0.0243145028080608" calcext:value-type="float">
            <text:p>0.024314502808061</text:p>
          </table:table-cell>
          <table:table-cell table:formula="of:=19458310-[.R74]-[.AB74]-[.AC74]" office:value-type="float" office:value="19423929" calcext:value-type="float">
            <text:p>19423929</text:p>
          </table:table-cell>
          <table:table-cell table:formula="of:=NORMINV(RAND();[.S81];0.25*[.S81])" office:value-type="float" office:value="27953.1974657058" calcext:value-type="float">
            <text:p>27953.1974657058</text:p>
          </table:table-cell>
          <table:table-cell table:formula="of:=[.W74]+[.AD74]" office:value-type="float" office:value="28595.1974657058" calcext:value-type="float">
            <text:p>28595.1974657058</text:p>
          </table:table-cell>
          <table:table-cell table:formula="of:=[.X74]-[.X73]" office:value-type="float" office:value="6757.77336426763" calcext:value-type="float">
            <text:p>6757.77336426763</text:p>
          </table:table-cell>
          <table:table-cell table:formula="of:=[.R74]-[.R73]" office:value-type="float" office:value="1909" calcext:value-type="float">
            <text:p>1909</text:p>
          </table:table-cell>
          <table:table-cell table:formula="of:=[.AD74]-[.AD73]" office:value-type="float" office:value="38" calcext:value-type="float">
            <text:p>38</text:p>
          </table:table-cell>
          <table:table-cell table:formula="of:=[.D74]" office:value-type="float" office:value="14865" calcext:value-type="float">
            <text:p>14865</text:p>
          </table:table-cell>
          <table:table-cell table:formula="of:=[.E74]" office:value-type="float" office:value="346" calcext:value-type="float">
            <text:p>346</text:p>
          </table:table-cell>
          <table:table-cell office:value-type="float" office:value="642" calcext:value-type="float">
            <text:p>642</text:p>
          </table:table-cell>
          <table:table-cell table:formula="of:=[.AE73]+[.H74]" office:value-type="float" office:value="34381" calcext:value-type="float">
            <text:p>3438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0410" calcext:value-type="float">
            <text:p>1041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float" office:value="2301" calcext:value-type="float">
            <text:p>2301</text:p>
          </table:table-cell>
          <table:table-cell office:value-type="float" office:value="37040" calcext:value-type="float">
            <text:p>37040</text:p>
          </table:table-cell>
          <table:table-cell office:value-type="float" office:value="15655" calcext:value-type="float">
            <text:p>15655</text:p>
          </table:table-cell>
          <table:table-cell office:value-type="float" office:value="368" calcext:value-type="float">
            <text:p>368</text:p>
          </table:table-cell>
          <table:table-cell office:value-type="float" office:value="21017" calcext:value-type="float">
            <text:p>21017</text:p>
          </table:table-cell>
          <table:table-cell office:value-type="float" office:value="358" calcext:value-type="float">
            <text:p>358</text:p>
          </table:table-cell>
          <table:table-cell office:value-type="float" office:value="2659" calcext:value-type="float">
            <text:p>2659</text:p>
          </table:table-cell>
          <table:table-cell office:value-type="float" office:value="21017" calcext:value-type="float">
            <text:p>21017</text:p>
          </table:table-cell>
          <table:table-cell table:number-columns-repeated="2"/>
          <table:table-cell office:value-type="float" office:value="15655" calcext:value-type="float">
            <text:p>15655</text:p>
          </table:table-cell>
          <table:table-cell table:number-columns-repeated="5"/>
          <table:table-cell table:formula="of:=[.F75]" office:value-type="float" office:value="21017" calcext:value-type="float">
            <text:p>21017</text:p>
          </table:table-cell>
          <table:table-cell table:formula="of:=[.R75]-[.AD75]" office:value-type="float" office:value="20354" calcext:value-type="float">
            <text:p>20354</text:p>
          </table:table-cell>
          <table:table-cell table:formula="of:=[.AD75]/[.R61]" office:value-type="float" office:value="0.0918791574279379" calcext:value-type="float">
            <text:p>0.091879157427938</text:p>
          </table:table-cell>
          <table:table-cell table:formula="of:=[.AC76]/[.AE61]" office:value-type="float" office:value="0.0245896523747114" calcext:value-type="float">
            <text:p>0.024589652374711</text:p>
          </table:table-cell>
          <table:table-cell table:formula="of:=19458310-[.R75]-[.AB75]-[.AC75]" office:value-type="float" office:value="19421270" calcext:value-type="float">
            <text:p>19421270</text:p>
          </table:table-cell>
          <table:table-cell table:formula="of:=NORMINV(RAND();[.S82];0.25*[.S82])" office:value-type="float" office:value="32539.7539944523" calcext:value-type="float">
            <text:p>32539.7539944523</text:p>
          </table:table-cell>
          <table:table-cell table:formula="of:=[.W75]+[.AD75]" office:value-type="float" office:value="33202.7539944523" calcext:value-type="float">
            <text:p>33202.7539944523</text:p>
          </table:table-cell>
          <table:table-cell table:formula="of:=[.X75]-[.X74]" office:value-type="float" office:value="4607.55652874645" calcext:value-type="float">
            <text:p>4607.55652874645</text:p>
          </table:table-cell>
          <table:table-cell table:formula="of:=[.R75]-[.R74]" office:value-type="float" office:value="1847" calcext:value-type="float">
            <text:p>1847</text:p>
          </table:table-cell>
          <table:table-cell table:formula="of:=[.AD75]-[.AD74]" office:value-type="float" office:value="21" calcext:value-type="float">
            <text:p>21</text:p>
          </table:table-cell>
          <table:table-cell table:formula="of:=[.D75]" office:value-type="float" office:value="15655" calcext:value-type="float">
            <text:p>15655</text:p>
          </table:table-cell>
          <table:table-cell table:formula="of:=[.E75]" office:value-type="float" office:value="368" calcext:value-type="float">
            <text:p>368</text:p>
          </table:table-cell>
          <table:table-cell office:value-type="float" office:value="663" calcext:value-type="float">
            <text:p>663</text:p>
          </table:table-cell>
          <table:table-cell table:formula="of:=[.AE74]+[.H75]" office:value-type="float" office:value="37040" calcext:value-type="float">
            <text:p>37040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1502" calcext:value-type="float">
            <text:p>115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float" office:value="2112" calcext:value-type="float">
            <text:p>2112</text:p>
          </table:table-cell>
          <table:table-cell office:value-type="float" office:value="39542" calcext:value-type="float">
            <text:p>39542</text:p>
          </table:table-cell>
          <table:table-cell office:value-type="float" office:value="16614" calcext:value-type="float">
            <text:p>16614</text:p>
          </table:table-cell>
          <table:table-cell office:value-type="float" office:value="394" calcext:value-type="float">
            <text:p>394</text:p>
          </table:table-cell>
          <table:table-cell office:value-type="float" office:value="22534" calcext:value-type="float">
            <text:p>22534</text:p>
          </table:table-cell>
          <table:table-cell office:value-type="float" office:value="390" calcext:value-type="float">
            <text:p>390</text:p>
          </table:table-cell>
          <table:table-cell office:value-type="float" office:value="2502" calcext:value-type="float">
            <text:p>2502</text:p>
          </table:table-cell>
          <table:table-cell office:value-type="float" office:value="22534" calcext:value-type="float">
            <text:p>22534</text:p>
          </table:table-cell>
          <table:table-cell table:number-columns-repeated="2"/>
          <table:table-cell office:value-type="float" office:value="16614" calcext:value-type="float">
            <text:p>16614</text:p>
          </table:table-cell>
          <table:table-cell table:number-columns-repeated="5"/>
          <table:table-cell table:formula="of:=[.F76]" office:value-type="float" office:value="22534" calcext:value-type="float">
            <text:p>22534</text:p>
          </table:table-cell>
          <table:table-cell table:formula="of:=[.R76]-[.AD76]" office:value-type="float" office:value="21823" calcext:value-type="float">
            <text:p>21823</text:p>
          </table:table-cell>
          <table:table-cell table:formula="of:=[.AD76]/[.R62]" office:value-type="float" office:value="0.0916709644146467" calcext:value-type="float">
            <text:p>0.091670964414647</text:p>
          </table:table-cell>
          <table:table-cell table:formula="of:=[.AC77]/[.AE62]" office:value-type="float" office:value="0.0247530573847601" calcext:value-type="float">
            <text:p>0.02475305738476</text:p>
          </table:table-cell>
          <table:table-cell table:formula="of:=19458310-[.R76]-[.AB76]-[.AC76]" office:value-type="float" office:value="19418768" calcext:value-type="float">
            <text:p>19418768</text:p>
          </table:table-cell>
          <table:table-cell table:formula="of:=NORMINV(RAND();[.S83];0.25*[.S83])" office:value-type="float" office:value="43565.2300942554" calcext:value-type="float">
            <text:p>43565.2300942554</text:p>
          </table:table-cell>
          <table:table-cell table:formula="of:=[.W76]+[.AD76]" office:value-type="float" office:value="44276.2300942554" calcext:value-type="float">
            <text:p>44276.2300942554</text:p>
          </table:table-cell>
          <table:table-cell table:formula="of:=[.X76]-[.X75]" office:value-type="float" office:value="11073.4760998031" calcext:value-type="float">
            <text:p>11073.4760998031</text:p>
          </table:table-cell>
          <table:table-cell table:formula="of:=[.R76]-[.R75]" office:value-type="float" office:value="1517" calcext:value-type="float">
            <text:p>1517</text:p>
          </table:table-cell>
          <table:table-cell table:formula="of:=[.AD76]-[.AD75]" office:value-type="float" office:value="48" calcext:value-type="float">
            <text:p>48</text:p>
          </table:table-cell>
          <table:table-cell table:formula="of:=[.D76]" office:value-type="float" office:value="16614" calcext:value-type="float">
            <text:p>16614</text:p>
          </table:table-cell>
          <table:table-cell table:formula="of:=[.E76]" office:value-type="float" office:value="394" calcext:value-type="float">
            <text:p>394</text:p>
          </table:table-cell>
          <table:table-cell office:value-type="float" office:value="711" calcext:value-type="float">
            <text:p>711</text:p>
          </table:table-cell>
          <table:table-cell table:formula="of:=[.AE75]+[.H76]" office:value-type="float" office:value="39542" calcext:value-type="float">
            <text:p>39542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16095" calcext:value-type="float">
            <text:p>1609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float" office:value="1573" calcext:value-type="float">
            <text:p>1573</text:p>
          </table:table-cell>
          <table:table-cell office:value-type="float" office:value="41428" calcext:value-type="float">
            <text:p>41428</text:p>
          </table:table-cell>
          <table:table-cell office:value-type="float" office:value="18014" calcext:value-type="float">
            <text:p>18014</text:p>
          </table:table-cell>
          <table:table-cell office:value-type="float" office:value="421" calcext:value-type="float">
            <text:p>421</text:p>
          </table:table-cell>
          <table:table-cell office:value-type="float" office:value="22993" calcext:value-type="float">
            <text:p>22993</text:p>
          </table:table-cell>
          <table:table-cell office:value-type="float" office:value="313" calcext:value-type="float">
            <text:p>313</text:p>
          </table:table-cell>
          <table:table-cell office:value-type="float" office:value="1886" calcext:value-type="float">
            <text:p>1886</text:p>
          </table:table-cell>
          <table:table-cell office:value-type="float" office:value="22993" calcext:value-type="float">
            <text:p>22993</text:p>
          </table:table-cell>
          <table:table-cell table:number-columns-repeated="2"/>
          <table:table-cell office:value-type="float" office:value="18014" calcext:value-type="float">
            <text:p>18014</text:p>
          </table:table-cell>
          <table:table-cell table:number-columns-repeated="5"/>
          <table:table-cell table:formula="of:=[.F77]" office:value-type="float" office:value="22993" calcext:value-type="float">
            <text:p>22993</text:p>
          </table:table-cell>
          <table:table-cell table:formula="of:=[.R77]-[.AD77]" office:value-type="float" office:value="22242" calcext:value-type="float">
            <text:p>22242</text:p>
          </table:table-cell>
          <table:table-cell table:formula="of:=[.AD77]/[.R63]" office:value-type="float" office:value="0.087163416898793" calcext:value-type="float">
            <text:p>0.087163416898793</text:p>
          </table:table-cell>
          <table:table-cell table:formula="of:=[.AC78]/[.AE63]" office:value-type="float" office:value="0.0244100895036615" calcext:value-type="float">
            <text:p>0.024410089503662</text:p>
          </table:table-cell>
          <table:table-cell table:formula="of:=19458310-[.R77]-[.AB77]-[.AC77]" office:value-type="float" office:value="19416882" calcext:value-type="float">
            <text:p>19416882</text:p>
          </table:table-cell>
          <table:table-cell table:formula="of:=NORMINV(RAND();[.S84];0.25*[.S84])" office:value-type="float" office:value="34542.4776614483" calcext:value-type="float">
            <text:p>34542.4776614483</text:p>
          </table:table-cell>
          <table:table-cell table:formula="of:=[.W77]+[.AD77]" office:value-type="float" office:value="35293.4776614483" calcext:value-type="float">
            <text:p>35293.4776614483</text:p>
          </table:table-cell>
          <table:table-cell table:formula="of:=[.X77]-[.X76]" office:value-type="float" office:value="-8982.75243280706" calcext:value-type="float">
            <text:p>-8982.75243280706</text:p>
          </table:table-cell>
          <table:table-cell table:formula="of:=[.R77]-[.R76]" office:value-type="float" office:value="459" calcext:value-type="float">
            <text:p>459</text:p>
          </table:table-cell>
          <table:table-cell table:formula="of:=[.AD77]-[.AD76]" office:value-type="float" office:value="40" calcext:value-type="float">
            <text:p>40</text:p>
          </table:table-cell>
          <table:table-cell table:formula="of:=[.D77]" office:value-type="float" office:value="18014" calcext:value-type="float">
            <text:p>18014</text:p>
          </table:table-cell>
          <table:table-cell table:formula="of:=[.E77]" office:value-type="float" office:value="421" calcext:value-type="float">
            <text:p>421</text:p>
          </table:table-cell>
          <table:table-cell office:value-type="float" office:value="751" calcext:value-type="float">
            <text:p>751</text:p>
          </table:table-cell>
          <table:table-cell table:formula="of:=[.AE76]+[.H77]" office:value-type="float" office:value="41428" calcext:value-type="float">
            <text:p>41428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1912" calcext:value-type="float">
            <text:p>1912</text:p>
          </table:table-cell>
          <table:table-cell office:value-type="float" office:value="8813" calcext:value-type="float">
            <text:p>881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float" office:value="2024" calcext:value-type="float">
            <text:p>2024</text:p>
          </table:table-cell>
          <table:table-cell office:value-type="float" office:value="43781" calcext:value-type="float">
            <text:p>43781</text:p>
          </table:table-cell>
          <table:table-cell office:value-type="float" office:value="19213" calcext:value-type="float">
            <text:p>19213</text:p>
          </table:table-cell>
          <table:table-cell office:value-type="float" office:value="450" calcext:value-type="float">
            <text:p>450</text:p>
          </table:table-cell>
          <table:table-cell office:value-type="float" office:value="24118" calcext:value-type="float">
            <text:p>24118</text:p>
          </table:table-cell>
          <table:table-cell office:value-type="float" office:value="329" calcext:value-type="float">
            <text:p>329</text:p>
          </table:table-cell>
          <table:table-cell office:value-type="float" office:value="2353" calcext:value-type="float">
            <text:p>2353</text:p>
          </table:table-cell>
          <table:table-cell office:value-type="float" office:value="24118" calcext:value-type="float">
            <text:p>24118</text:p>
          </table:table-cell>
          <table:table-cell table:number-columns-repeated="2"/>
          <table:table-cell office:value-type="float" office:value="19213" calcext:value-type="float">
            <text:p>19213</text:p>
          </table:table-cell>
          <table:table-cell table:number-columns-repeated="5"/>
          <table:table-cell table:formula="of:=[.F78]" office:value-type="float" office:value="24118" calcext:value-type="float">
            <text:p>24118</text:p>
          </table:table-cell>
          <table:table-cell table:formula="of:=[.R78]-[.AD78]" office:value-type="float" office:value="23349" calcext:value-type="float">
            <text:p>23349</text:p>
          </table:table-cell>
          <table:table-cell table:formula="of:=[.AD78]/[.R64]" office:value-type="float" office:value="0.0821405682546464" calcext:value-type="float">
            <text:p>0.082140568254647</text:p>
          </table:table-cell>
          <table:table-cell table:formula="of:=[.AC79]/[.AE64]" office:value-type="float" office:value="0.0243096170472461" calcext:value-type="float">
            <text:p>0.024309617047246</text:p>
          </table:table-cell>
          <table:table-cell table:formula="of:=19458310-[.R78]-[.AB78]-[.AC78]" office:value-type="float" office:value="19414529" calcext:value-type="float">
            <text:p>19414529</text:p>
          </table:table-cell>
          <table:table-cell table:formula="of:=NORMINV(RAND();[.S85];0.25*[.S85])" office:value-type="float" office:value="53689.2014021342" calcext:value-type="float">
            <text:p>53689.2014021342</text:p>
          </table:table-cell>
          <table:table-cell table:formula="of:=[.W78]+[.AD78]" office:value-type="float" office:value="54458.2014021342" calcext:value-type="float">
            <text:p>54458.2014021342</text:p>
          </table:table-cell>
          <table:table-cell table:formula="of:=[.X78]-[.X77]" office:value-type="float" office:value="19164.7237406858" calcext:value-type="float">
            <text:p>19164.7237406858</text:p>
          </table:table-cell>
          <table:table-cell table:formula="of:=[.R78]-[.R77]" office:value-type="float" office:value="1125" calcext:value-type="float">
            <text:p>1125</text:p>
          </table:table-cell>
          <table:table-cell table:formula="of:=[.AD78]-[.AD77]" office:value-type="float" office:value="18" calcext:value-type="float">
            <text:p>18</text:p>
          </table:table-cell>
          <table:table-cell table:formula="of:=[.D78]" office:value-type="float" office:value="19213" calcext:value-type="float">
            <text:p>19213</text:p>
          </table:table-cell>
          <table:table-cell table:formula="of:=[.E78]" office:value-type="float" office:value="450" calcext:value-type="float">
            <text:p>450</text:p>
          </table:table-cell>
          <table:table-cell office:value-type="float" office:value="769" calcext:value-type="float">
            <text:p>769</text:p>
          </table:table-cell>
          <table:table-cell table:formula="of:=[.AE77]+[.H78]" office:value-type="float" office:value="43781" calcext:value-type="float">
            <text:p>43781</text:p>
          </table:table-cell>
          <table:table-cell office:value-type="string" calcext:value-type="string">
            <text:p>Paso 3</text:p>
          </table:table-cell>
          <table:table-cell table:formula="of:=23499/7" office:value-type="float" office:value="3357" calcext:value-type="float">
            <text:p>3357</text:p>
          </table:table-cell>
          <table:table-cell office:value-type="float" office:value="2130" calcext:value-type="float">
            <text:p>2130</text:p>
          </table:table-cell>
          <table:table-cell office:value-type="float" office:value="13171" calcext:value-type="float">
            <text:p>131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float" office:value="2018" calcext:value-type="float">
            <text:p>2018</text:p>
          </table:table-cell>
          <table:table-cell office:value-type="float" office:value="46059" calcext:value-type="float">
            <text:p>46059</text:p>
          </table:table-cell>
          <table:table-cell office:value-type="float" office:value="20165" calcext:value-type="float">
            <text:p>20165</text:p>
          </table:table-cell>
          <table:table-cell office:value-type="float" office:value="478" calcext:value-type="float">
            <text:p>478</text:p>
          </table:table-cell>
          <table:table-cell office:value-type="float" office:value="25416" calcext:value-type="float">
            <text:p>25416</text:p>
          </table:table-cell>
          <table:table-cell office:value-type="float" office:value="260" calcext:value-type="float">
            <text:p>260</text:p>
          </table:table-cell>
          <table:table-cell office:value-type="float" office:value="2278" calcext:value-type="float">
            <text:p>2278</text:p>
          </table:table-cell>
          <table:table-cell office:value-type="float" office:value="25416" calcext:value-type="float">
            <text:p>25416</text:p>
          </table:table-cell>
          <table:table-cell table:number-columns-repeated="2"/>
          <table:table-cell office:value-type="float" office:value="20165" calcext:value-type="float">
            <text:p>20165</text:p>
          </table:table-cell>
          <table:table-cell table:number-columns-repeated="5"/>
          <table:table-cell table:formula="of:=[.F79]" office:value-type="float" office:value="25416" calcext:value-type="float">
            <text:p>25416</text:p>
          </table:table-cell>
          <table:table-cell table:formula="of:=[.R79]-[.AD79]" office:value-type="float" office:value="24609" calcext:value-type="float">
            <text:p>24609</text:p>
          </table:table-cell>
          <table:table-cell table:formula="of:=[.AD79]/[.R65]" office:value-type="float" office:value="0.0810403695521189" calcext:value-type="float">
            <text:p>0.081040369552119</text:p>
          </table:table-cell>
          <table:table-cell table:formula="of:=[.AC80]/[.AE65]" office:value-type="float" office:value="0.0246572688078283" calcext:value-type="float">
            <text:p>0.024657268807828</text:p>
          </table:table-cell>
          <table:table-cell table:formula="of:=19458310-[.R79]-[.AB79]-[.AC79]" office:value-type="float" office:value="19412251" calcext:value-type="float">
            <text:p>19412251</text:p>
          </table:table-cell>
          <table:table-cell table:formula="of:=NORMINV(RAND();[.S86];0.25*[.S86])" office:value-type="float" office:value="51251.3722323278" calcext:value-type="float">
            <text:p>51251.3722323278</text:p>
          </table:table-cell>
          <table:table-cell table:formula="of:=[.W79]+[.AD79]" office:value-type="float" office:value="52058.3722323278" calcext:value-type="float">
            <text:p>52058.3722323278</text:p>
          </table:table-cell>
          <table:table-cell table:formula="of:=[.X79]-[.X78]" office:value-type="float" office:value="-2399.82916980641" calcext:value-type="float">
            <text:p>-2399.82916980641</text:p>
          </table:table-cell>
          <table:table-cell table:formula="of:=[.R79]-[.R78]" office:value-type="float" office:value="1298" calcext:value-type="float">
            <text:p>1298</text:p>
          </table:table-cell>
          <table:table-cell table:formula="of:=[.AD79]-[.AD78]" office:value-type="float" office:value="38" calcext:value-type="float">
            <text:p>38</text:p>
          </table:table-cell>
          <table:table-cell table:formula="of:=[.D79]" office:value-type="float" office:value="20165" calcext:value-type="float">
            <text:p>20165</text:p>
          </table:table-cell>
          <table:table-cell table:formula="of:=[.E79]" office:value-type="float" office:value="478" calcext:value-type="float">
            <text:p>478</text:p>
          </table:table-cell>
          <table:table-cell office:value-type="float" office:value="807" calcext:value-type="float">
            <text:p>807</text:p>
          </table:table-cell>
          <table:table-cell table:formula="of:=[.AE78]+[.H79]" office:value-type="float" office:value="46059" calcext:value-type="float">
            <text:p>46059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7515" calcext:value-type="float">
            <text:p>1751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float" office:value="3099" calcext:value-type="float">
            <text:p>3099</text:p>
          </table:table-cell>
          <table:table-cell office:value-type="float" office:value="49579" calcext:value-type="float">
            <text:p>49579</text:p>
          </table:table-cell>
          <table:table-cell office:value-type="float" office:value="21507" calcext:value-type="float">
            <text:p>21507</text:p>
          </table:table-cell>
          <table:table-cell office:value-type="float" office:value="509" calcext:value-type="float">
            <text:p>509</text:p>
          </table:table-cell>
          <table:table-cell office:value-type="float" office:value="27563" calcext:value-type="float">
            <text:p>27563</text:p>
          </table:table-cell>
          <table:table-cell office:value-type="float" office:value="421" calcext:value-type="float">
            <text:p>421</text:p>
          </table:table-cell>
          <table:table-cell office:value-type="float" office:value="3520" calcext:value-type="float">
            <text:p>3520</text:p>
          </table:table-cell>
          <table:table-cell office:value-type="float" office:value="27563" calcext:value-type="float">
            <text:p>27563</text:p>
          </table:table-cell>
          <table:table-cell table:number-columns-repeated="2"/>
          <table:table-cell office:value-type="float" office:value="21507" calcext:value-type="float">
            <text:p>21507</text:p>
          </table:table-cell>
          <table:table-cell table:number-columns-repeated="5"/>
          <table:table-cell table:formula="of:=[.F80]" office:value-type="float" office:value="27563" calcext:value-type="float">
            <text:p>27563</text:p>
          </table:table-cell>
          <table:table-cell table:formula="of:=[.R80]-[.AD80]" office:value-type="float" office:value="26687" calcext:value-type="float">
            <text:p>26687</text:p>
          </table:table-cell>
          <table:table-cell table:formula="of:=[.AD80]/[.R66]" office:value-type="float" office:value="0.0794125645906989" calcext:value-type="float">
            <text:p>0.079412564590699</text:p>
          </table:table-cell>
          <table:table-cell table:formula="of:=[.AC81]/[.AE66]" office:value-type="float" office:value="0.0247093023255814" calcext:value-type="float">
            <text:p>0.024709302325581</text:p>
          </table:table-cell>
          <table:table-cell table:formula="of:=19458310-[.R80]-[.AB80]-[.AC80]" office:value-type="float" office:value="19408731" calcext:value-type="float">
            <text:p>19408731</text:p>
          </table:table-cell>
          <table:table-cell table:formula="of:=NORMINV(RAND();[.S87];0.25*[.S87])" office:value-type="float" office:value="43512.952274209" calcext:value-type="float">
            <text:p>43512.952274209</text:p>
          </table:table-cell>
          <table:table-cell table:formula="of:=[.W80]+[.AD80]" office:value-type="float" office:value="44388.952274209" calcext:value-type="float">
            <text:p>44388.952274209</text:p>
          </table:table-cell>
          <table:table-cell table:formula="of:=[.X80]-[.X79]" office:value-type="float" office:value="-7669.41995811882" calcext:value-type="float">
            <text:p>-7669.41995811882</text:p>
          </table:table-cell>
          <table:table-cell table:formula="of:=[.R80]-[.R79]" office:value-type="float" office:value="2147" calcext:value-type="float">
            <text:p>2147</text:p>
          </table:table-cell>
          <table:table-cell table:formula="of:=[.AD80]-[.AD79]" office:value-type="float" office:value="69" calcext:value-type="float">
            <text:p>69</text:p>
          </table:table-cell>
          <table:table-cell table:formula="of:=[.D80]" office:value-type="float" office:value="21507" calcext:value-type="float">
            <text:p>21507</text:p>
          </table:table-cell>
          <table:table-cell table:formula="of:=[.E80]" office:value-type="float" office:value="509" calcext:value-type="float">
            <text:p>509</text:p>
          </table:table-cell>
          <table:table-cell office:value-type="float" office:value="876" calcext:value-type="float">
            <text:p>876</text:p>
          </table:table-cell>
          <table:table-cell table:formula="of:=[.AE79]+[.H80]" office:value-type="float" office:value="49579" calcext:value-type="float">
            <text:p>49579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6189" calcext:value-type="float">
            <text:p>1618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float" office:value="3647" calcext:value-type="float">
            <text:p>3647</text:p>
          </table:table-cell>
          <table:table-cell office:value-type="float" office:value="53617" calcext:value-type="float">
            <text:p>53617</text:p>
          </table:table-cell>
          <table:table-cell office:value-type="float" office:value="22504" calcext:value-type="float">
            <text:p>22504</text:p>
          </table:table-cell>
          <table:table-cell office:value-type="float" office:value="544" calcext:value-type="float">
            <text:p>544</text:p>
          </table:table-cell>
          <table:table-cell office:value-type="float" office:value="30569" calcext:value-type="float">
            <text:p>30569</text:p>
          </table:table-cell>
          <table:table-cell office:value-type="float" office:value="391" calcext:value-type="float">
            <text:p>391</text:p>
          </table:table-cell>
          <table:table-cell office:value-type="float" office:value="4038" calcext:value-type="float">
            <text:p>4038</text:p>
          </table:table-cell>
          <table:table-cell office:value-type="float" office:value="30569" calcext:value-type="float">
            <text:p>30569</text:p>
          </table:table-cell>
          <table:table-cell table:number-columns-repeated="2"/>
          <table:table-cell office:value-type="float" office:value="22504" calcext:value-type="float">
            <text:p>22504</text:p>
          </table:table-cell>
          <table:table-cell table:number-columns-repeated="5"/>
          <table:table-cell table:formula="of:=[.F81]" office:value-type="float" office:value="30569" calcext:value-type="float">
            <text:p>30569</text:p>
          </table:table-cell>
          <table:table-cell table:formula="of:=[.R81]-[.AD81]" office:value-type="float" office:value="29665" calcext:value-type="float">
            <text:p>29665</text:p>
          </table:table-cell>
          <table:table-cell table:formula="of:=[.AD81]/[.R67]" office:value-type="float" office:value="0.0780791155640007" calcext:value-type="float">
            <text:p>0.078079115564001</text:p>
          </table:table-cell>
          <table:table-cell table:formula="of:=[.AC82]/[.AE67]" office:value-type="float" office:value="0.0255553627212773" calcext:value-type="float">
            <text:p>0.025555362721277</text:p>
          </table:table-cell>
          <table:table-cell table:formula="of:=19458310-[.R81]-[.AB81]-[.AC81]" office:value-type="float" office:value="19404693" calcext:value-type="float">
            <text:p>19404693</text:p>
          </table:table-cell>
          <table:table-cell table:formula="of:=NORMINV(RAND();[.S88];0.25*[.S88])" office:value-type="float" office:value="59251.1188633351" calcext:value-type="float">
            <text:p>59251.1188633351</text:p>
          </table:table-cell>
          <table:table-cell table:formula="of:=[.W81]+[.AD81]" office:value-type="float" office:value="60155.1188633351" calcext:value-type="float">
            <text:p>60155.1188633351</text:p>
          </table:table-cell>
          <table:table-cell table:formula="of:=[.X81]-[.X80]" office:value-type="float" office:value="15766.1665891262" calcext:value-type="float">
            <text:p>15766.1665891262</text:p>
          </table:table-cell>
          <table:table-cell table:formula="of:=[.R81]-[.R80]" office:value-type="float" office:value="3006" calcext:value-type="float">
            <text:p>3006</text:p>
          </table:table-cell>
          <table:table-cell table:formula="of:=[.AD81]-[.AD80]" office:value-type="float" office:value="28" calcext:value-type="float">
            <text:p>28</text:p>
          </table:table-cell>
          <table:table-cell table:formula="of:=[.D81]" office:value-type="float" office:value="22504" calcext:value-type="float">
            <text:p>22504</text:p>
          </table:table-cell>
          <table:table-cell table:formula="of:=[.E81]" office:value-type="float" office:value="544" calcext:value-type="float">
            <text:p>544</text:p>
          </table:table-cell>
          <table:table-cell office:value-type="float" office:value="904" calcext:value-type="float">
            <text:p>904</text:p>
          </table:table-cell>
          <table:table-cell table:formula="of:=[.AE80]+[.H81]" office:value-type="float" office:value="53617" calcext:value-type="float">
            <text:p>53617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2469" calcext:value-type="float">
            <text:p>1246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float" office:value="3538" calcext:value-type="float">
            <text:p>3538</text:p>
          </table:table-cell>
          <table:table-cell office:value-type="float" office:value="57581" calcext:value-type="float">
            <text:p>57581</text:p>
          </table:table-cell>
          <table:table-cell office:value-type="float" office:value="23992" calcext:value-type="float">
            <text:p>23992</text:p>
          </table:table-cell>
          <table:table-cell office:value-type="float" office:value="589" calcext:value-type="float">
            <text:p>589</text:p>
          </table:table-cell>
          <table:table-cell office:value-type="float" office:value="33000" calcext:value-type="float">
            <text:p>33000</text:p>
          </table:table-cell>
          <table:table-cell office:value-type="float" office:value="426" calcext:value-type="float">
            <text:p>426</text:p>
          </table:table-cell>
          <table:table-cell office:value-type="float" office:value="3964" calcext:value-type="float">
            <text:p>3964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office:value-type="float" office:value="23992" calcext:value-type="float">
            <text:p>23992</text:p>
          </table:table-cell>
          <table:table-cell table:number-columns-repeated="5"/>
          <table:table-cell table:formula="of:=[.F82]" office:value-type="float" office:value="33000" calcext:value-type="float">
            <text:p>33000</text:p>
          </table:table-cell>
          <table:table-cell table:formula="of:=[.R82]-[.AD82]" office:value-type="float" office:value="32057" calcext:value-type="float">
            <text:p>32057</text:p>
          </table:table-cell>
          <table:table-cell table:formula="of:=[.AD82]/[.R68]" office:value-type="float" office:value="0.0746516782773908" calcext:value-type="float">
            <text:p>0.074651678277391</text:p>
          </table:table-cell>
          <table:table-cell table:formula="of:=[.AC83]/[.AE68]" office:value-type="float" office:value="0.0256295512794435" calcext:value-type="float">
            <text:p>0.025629551279444</text:p>
          </table:table-cell>
          <table:table-cell table:formula="of:=19458310-[.R82]-[.AB82]-[.AC82]" office:value-type="float" office:value="19400729" calcext:value-type="float">
            <text:p>19400729</text:p>
          </table:table-cell>
          <table:table-cell table:formula="of:=NORMINV(RAND();[.S89];0.25*[.S89])" office:value-type="float" office:value="36668.637139764" calcext:value-type="float">
            <text:p>36668.637139764</text:p>
          </table:table-cell>
          <table:table-cell table:formula="of:=[.W82]+[.AD82]" office:value-type="float" office:value="37611.637139764" calcext:value-type="float">
            <text:p>37611.637139764</text:p>
          </table:table-cell>
          <table:table-cell table:formula="of:=[.X82]-[.X81]" office:value-type="float" office:value="-22543.4817235712" calcext:value-type="float">
            <text:p>-22543.4817235712</text:p>
          </table:table-cell>
          <table:table-cell table:formula="of:=[.R82]-[.R81]" office:value-type="float" office:value="2431" calcext:value-type="float">
            <text:p>2431</text:p>
          </table:table-cell>
          <table:table-cell table:formula="of:=[.AD82]-[.AD81]" office:value-type="float" office:value="39" calcext:value-type="float">
            <text:p>39</text:p>
          </table:table-cell>
          <table:table-cell table:formula="of:=[.D82]" office:value-type="float" office:value="23992" calcext:value-type="float">
            <text:p>23992</text:p>
          </table:table-cell>
          <table:table-cell table:formula="of:=[.E82]" office:value-type="float" office:value="589" calcext:value-type="float">
            <text:p>589</text:p>
          </table:table-cell>
          <table:table-cell office:value-type="float" office:value="943" calcext:value-type="float">
            <text:p>943</text:p>
          </table:table-cell>
          <table:table-cell table:formula="of:=[.AE81]+[.H82]" office:value-type="float" office:value="57581" calcext:value-type="float">
            <text:p>57581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30" calcext:value-type="float">
            <text:p>2130</text:p>
          </table:table-cell>
          <table:table-cell office:value-type="float" office:value="16334" calcext:value-type="float">
            <text:p>1633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float" office:value="3863" calcext:value-type="float">
            <text:p>3863</text:p>
          </table:table-cell>
          <table:table-cell office:value-type="float" office:value="61857" calcext:value-type="float">
            <text:p>61857</text:p>
          </table:table-cell>
          <table:table-cell office:value-type="float" office:value="25342" calcext:value-type="float">
            <text:p>25342</text:p>
          </table:table-cell>
          <table:table-cell office:value-type="float" office:value="630" calcext:value-type="float">
            <text:p>630</text:p>
          </table:table-cell>
          <table:table-cell office:value-type="float" office:value="35885" calcext:value-type="float">
            <text:p>35885</text:p>
          </table:table-cell>
          <table:table-cell office:value-type="float" office:value="413" calcext:value-type="float">
            <text:p>413</text:p>
          </table:table-cell>
          <table:table-cell office:value-type="float" office:value="4276" calcext:value-type="float">
            <text:p>4276</text:p>
          </table:table-cell>
          <table:table-cell office:value-type="float" office:value="35885" calcext:value-type="float">
            <text:p>35885</text:p>
          </table:table-cell>
          <table:table-cell table:number-columns-repeated="2"/>
          <table:table-cell office:value-type="float" office:value="25342" calcext:value-type="float">
            <text:p>25342</text:p>
          </table:table-cell>
          <table:table-cell table:number-columns-repeated="5"/>
          <table:table-cell table:formula="of:=[.F83]" office:value-type="float" office:value="35885" calcext:value-type="float">
            <text:p>35885</text:p>
          </table:table-cell>
          <table:table-cell table:formula="of:=[.R83]-[.AD83]" office:value-type="float" office:value="34899" calcext:value-type="float">
            <text:p>34899</text:p>
          </table:table-cell>
          <table:table-cell table:formula="of:=[.AD83]/[.R69]" office:value-type="float" office:value="0.0729397839917147" calcext:value-type="float">
            <text:p>0.072939783991715</text:p>
          </table:table-cell>
          <table:table-cell table:formula="of:=[.AC84]/[.AE69]" office:value-type="float" office:value="0.0259125211766518" calcext:value-type="float">
            <text:p>0.025912521176652</text:p>
          </table:table-cell>
          <table:table-cell table:formula="of:=19458310-[.R83]-[.AB83]-[.AC83]" office:value-type="float" office:value="19396453" calcext:value-type="float">
            <text:p>19396453</text:p>
          </table:table-cell>
          <table:table-cell table:formula="of:=NORMINV(RAND();[.S90];0.25*[.S90])" office:value-type="float" office:value="64061.1048226649" calcext:value-type="float">
            <text:p>64061.1048226649</text:p>
          </table:table-cell>
          <table:table-cell table:formula="of:=[.W83]+[.AD83]" office:value-type="float" office:value="65047.1048226649" calcext:value-type="float">
            <text:p>65047.1048226649</text:p>
          </table:table-cell>
          <table:table-cell table:formula="of:=[.X83]-[.X82]" office:value-type="float" office:value="27435.4676829009" calcext:value-type="float">
            <text:p>27435.4676829009</text:p>
          </table:table-cell>
          <table:table-cell table:formula="of:=[.R83]-[.R82]" office:value-type="float" office:value="2885" calcext:value-type="float">
            <text:p>2885</text:p>
          </table:table-cell>
          <table:table-cell table:formula="of:=[.AD83]-[.AD82]" office:value-type="float" office:value="43" calcext:value-type="float">
            <text:p>43</text:p>
          </table:table-cell>
          <table:table-cell table:formula="of:=[.D83]" office:value-type="float" office:value="25342" calcext:value-type="float">
            <text:p>25342</text:p>
          </table:table-cell>
          <table:table-cell table:formula="of:=[.E83]" office:value-type="float" office:value="630" calcext:value-type="float">
            <text:p>630</text:p>
          </table:table-cell>
          <table:table-cell office:value-type="float" office:value="986" calcext:value-type="float">
            <text:p>986</text:p>
          </table:table-cell>
          <table:table-cell table:formula="of:=[.AE82]+[.H83]" office:value-type="float" office:value="61857" calcext:value-type="float">
            <text:p>61857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177" calcext:value-type="float">
            <text:p>2177</text:p>
          </table:table-cell>
          <table:table-cell office:value-type="float" office:value="16090" calcext:value-type="float">
            <text:p>160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float" office:value="3237" calcext:value-type="float">
            <text:p>3237</text:p>
          </table:table-cell>
          <table:table-cell office:value-type="float" office:value="65393" calcext:value-type="float">
            <text:p>65393</text:p>
          </table:table-cell>
          <table:table-cell office:value-type="float" office:value="26546" calcext:value-type="float">
            <text:p>26546</text:p>
          </table:table-cell>
          <table:table-cell office:value-type="float" office:value="673" calcext:value-type="float">
            <text:p>673</text:p>
          </table:table-cell>
          <table:table-cell office:value-type="float" office:value="38174" calcext:value-type="float">
            <text:p>38174</text:p>
          </table:table-cell>
          <table:table-cell office:value-type="float" office:value="299" calcext:value-type="float">
            <text:p>299</text:p>
          </table:table-cell>
          <table:table-cell office:value-type="float" office:value="3536" calcext:value-type="float">
            <text:p>3536</text:p>
          </table:table-cell>
          <table:table-cell office:value-type="float" office:value="38174" calcext:value-type="float">
            <text:p>38174</text:p>
          </table:table-cell>
          <table:table-cell table:number-columns-repeated="2"/>
          <table:table-cell office:value-type="float" office:value="26546" calcext:value-type="float">
            <text:p>26546</text:p>
          </table:table-cell>
          <table:table-cell table:number-columns-repeated="5"/>
          <table:table-cell table:formula="of:=[.F84]" office:value-type="float" office:value="38174" calcext:value-type="float">
            <text:p>38174</text:p>
          </table:table-cell>
          <table:table-cell table:formula="of:=[.R84]-[.AD84]" office:value-type="float" office:value="37112" calcext:value-type="float">
            <text:p>37112</text:p>
          </table:table-cell>
          <table:table-cell table:formula="of:=[.AD84]/[.R70]" office:value-type="float" office:value="0.0745367770915216" calcext:value-type="float">
            <text:p>0.074536777091522</text:p>
          </table:table-cell>
          <table:table-cell table:formula="of:=[.AC85]/[.AE70]" office:value-type="float" office:value="0.0263786325728352" calcext:value-type="float">
            <text:p>0.026378632572835</text:p>
          </table:table-cell>
          <table:table-cell table:formula="of:=19458310-[.R84]-[.AB84]-[.AC84]" office:value-type="float" office:value="19392917" calcext:value-type="float">
            <text:p>19392917</text:p>
          </table:table-cell>
          <table:table-cell table:formula="of:=NORMINV(RAND();[.S91];0.25*[.S91])" office:value-type="float" office:value="66041.6496597422" calcext:value-type="float">
            <text:p>66041.6496597422</text:p>
          </table:table-cell>
          <table:table-cell table:formula="of:=[.W84]+[.AD84]" office:value-type="float" office:value="67103.6496597422" calcext:value-type="float">
            <text:p>67103.6496597422</text:p>
          </table:table-cell>
          <table:table-cell table:formula="of:=[.X84]-[.X83]" office:value-type="float" office:value="2056.54483707734" calcext:value-type="float">
            <text:p>2056.54483707734</text:p>
          </table:table-cell>
          <table:table-cell table:formula="of:=[.R84]-[.R83]" office:value-type="float" office:value="2289" calcext:value-type="float">
            <text:p>2289</text:p>
          </table:table-cell>
          <table:table-cell table:formula="of:=[.AD84]-[.AD83]" office:value-type="float" office:value="76" calcext:value-type="float">
            <text:p>76</text:p>
          </table:table-cell>
          <table:table-cell table:formula="of:=[.D84]" office:value-type="float" office:value="26546" calcext:value-type="float">
            <text:p>26546</text:p>
          </table:table-cell>
          <table:table-cell table:formula="of:=[.E84]" office:value-type="float" office:value="673" calcext:value-type="float">
            <text:p>673</text:p>
          </table:table-cell>
          <table:table-cell office:value-type="float" office:value="1062" calcext:value-type="float">
            <text:p>1062</text:p>
          </table:table-cell>
          <table:table-cell table:formula="of:=[.AE83]+[.H84]" office:value-type="float" office:value="65393" calcext:value-type="float">
            <text:p>65393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250" calcext:value-type="float">
            <text:p>2250</text:p>
          </table:table-cell>
          <table:table-cell office:value-type="float" office:value="15239" calcext:value-type="float">
            <text:p>1523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float" office:value="3343" calcext:value-type="float">
            <text:p>3343</text:p>
          </table:table-cell>
          <table:table-cell office:value-type="float" office:value="69102" calcext:value-type="float">
            <text:p>69102</text:p>
          </table:table-cell>
          <table:table-cell office:value-type="float" office:value="28148" calcext:value-type="float">
            <text:p>28148</text:p>
          </table:table-cell>
          <table:table-cell office:value-type="float" office:value="718" calcext:value-type="float">
            <text:p>718</text:p>
          </table:table-cell>
          <table:table-cell office:value-type="float" office:value="40236" calcext:value-type="float">
            <text:p>40236</text:p>
          </table:table-cell>
          <table:table-cell office:value-type="float" office:value="366" calcext:value-type="float">
            <text:p>366</text:p>
          </table:table-cell>
          <table:table-cell office:value-type="float" office:value="3709" calcext:value-type="float">
            <text:p>3709</text:p>
          </table:table-cell>
          <table:table-cell office:value-type="float" office:value="40236" calcext:value-type="float">
            <text:p>40236</text:p>
          </table:table-cell>
          <table:table-cell table:number-columns-repeated="2"/>
          <table:table-cell office:value-type="float" office:value="28148" calcext:value-type="float">
            <text:p>28148</text:p>
          </table:table-cell>
          <table:table-cell table:number-columns-repeated="5"/>
          <table:table-cell table:formula="of:=[.F85]" office:value-type="float" office:value="40236" calcext:value-type="float">
            <text:p>40236</text:p>
          </table:table-cell>
          <table:table-cell table:formula="of:=[.R85]-[.AD85]" office:value-type="float" office:value="39146" calcext:value-type="float">
            <text:p>39146</text:p>
          </table:table-cell>
          <table:table-cell table:formula="of:=[.AD85]/[.R71]" office:value-type="float" office:value="0.0705867115658593" calcext:value-type="float">
            <text:p>0.070586711565859</text:p>
          </table:table-cell>
          <table:table-cell table:formula="of:=[.AC86]/[.AE71]" office:value-type="float" office:value="0.0263631954548604" calcext:value-type="float">
            <text:p>0.02636319545486</text:p>
          </table:table-cell>
          <table:table-cell table:formula="of:=19458310-[.R85]-[.AB85]-[.AC85]" office:value-type="float" office:value="19389208" calcext:value-type="float">
            <text:p>19389208</text:p>
          </table:table-cell>
          <table:table-cell table:formula="of:=NORMINV(RAND();[.S92];0.25*[.S92])" office:value-type="float" office:value="50848.5549259581" calcext:value-type="float">
            <text:p>50848.5549259581</text:p>
          </table:table-cell>
          <table:table-cell table:formula="of:=[.W85]+[.AD85]" office:value-type="float" office:value="51938.5549259581" calcext:value-type="float">
            <text:p>51938.5549259581</text:p>
          </table:table-cell>
          <table:table-cell table:formula="of:=[.X85]-[.X84]" office:value-type="float" office:value="-15165.0947337841" calcext:value-type="float">
            <text:p>-15165.0947337841</text:p>
          </table:table-cell>
          <table:table-cell table:formula="of:=[.R85]-[.R84]" office:value-type="float" office:value="2062" calcext:value-type="float">
            <text:p>2062</text:p>
          </table:table-cell>
          <table:table-cell table:formula="of:=[.AD85]-[.AD84]" office:value-type="float" office:value="28" calcext:value-type="float">
            <text:p>28</text:p>
          </table:table-cell>
          <table:table-cell table:formula="of:=[.D85]" office:value-type="float" office:value="28148" calcext:value-type="float">
            <text:p>28148</text:p>
          </table:table-cell>
          <table:table-cell table:formula="of:=[.E85]" office:value-type="float" office:value="718" calcext:value-type="float">
            <text:p>718</text:p>
          </table:table-cell>
          <table:table-cell office:value-type="float" office:value="1090" calcext:value-type="float">
            <text:p>1090</text:p>
          </table:table-cell>
          <table:table-cell table:formula="of:=[.AE84]+[.H85]" office:value-type="float" office:value="69102" calcext:value-type="float">
            <text:p>69102</text:p>
          </table:table-cell>
          <table:table-cell office:value-type="string" calcext:value-type="string">
            <text:p>Paso 3</text:p>
          </table:table-cell>
          <table:table-cell table:formula="of:=21453/7" office:value-type="float" office:value="3064.71428571429" calcext:value-type="float">
            <text:p>3064.71428571429</text:p>
          </table:table-cell>
          <table:table-cell office:value-type="float" office:value="2318" calcext:value-type="float">
            <text:p>2318</text:p>
          </table:table-cell>
          <table:table-cell office:value-type="float" office:value="14426" calcext:value-type="float">
            <text:p>1442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float" office:value="4428" calcext:value-type="float">
            <text:p>4428</text:p>
          </table:table-cell>
          <table:table-cell office:value-type="float" office:value="73997" calcext:value-type="float">
            <text:p>73997</text:p>
          </table:table-cell>
          <table:table-cell office:value-type="float" office:value="29302" calcext:value-type="float">
            <text:p>29302</text:p>
          </table:table-cell>
          <table:table-cell office:value-type="float" office:value="761" calcext:value-type="float">
            <text:p>761</text:p>
          </table:table-cell>
          <table:table-cell office:value-type="float" office:value="43934" calcext:value-type="float">
            <text:p>43934</text:p>
          </table:table-cell>
          <table:table-cell office:value-type="float" office:value="467" calcext:value-type="float">
            <text:p>467</text:p>
          </table:table-cell>
          <table:table-cell office:value-type="float" office:value="4895" calcext:value-type="float">
            <text:p>4895</text:p>
          </table:table-cell>
          <table:table-cell office:value-type="float" office:value="43934" calcext:value-type="float">
            <text:p>43934</text:p>
          </table:table-cell>
          <table:table-cell table:number-columns-repeated="2"/>
          <table:table-cell office:value-type="float" office:value="29302" calcext:value-type="float">
            <text:p>29302</text:p>
          </table:table-cell>
          <table:table-cell table:number-columns-repeated="5"/>
          <table:table-cell table:formula="of:=[.F86]" office:value-type="float" office:value="43934" calcext:value-type="float">
            <text:p>43934</text:p>
          </table:table-cell>
          <table:table-cell table:formula="of:=[.R86]-[.AD86]" office:value-type="float" office:value="42799" calcext:value-type="float">
            <text:p>42799</text:p>
          </table:table-cell>
          <table:table-cell table:formula="of:=[.AD86]/[.R72]" office:value-type="float" office:value="0.0703439727300899" calcext:value-type="float">
            <text:p>0.07034397273009</text:p>
          </table:table-cell>
          <table:table-cell table:formula="of:=[.AC87]/[.AE72]" office:value-type="float" office:value="0.0268103649003759" calcext:value-type="float">
            <text:p>0.026810364900376</text:p>
          </table:table-cell>
          <table:table-cell table:formula="of:=19458310-[.R86]-[.AB86]-[.AC86]" office:value-type="float" office:value="19384313" calcext:value-type="float">
            <text:p>19384313</text:p>
          </table:table-cell>
          <table:table-cell table:formula="of:=NORMINV(RAND();[.S93];0.25*[.S93])" office:value-type="float" office:value="33045.5315962458" calcext:value-type="float">
            <text:p>33045.5315962458</text:p>
          </table:table-cell>
          <table:table-cell table:formula="of:=[.W86]+[.AD86]" office:value-type="float" office:value="34180.5315962458" calcext:value-type="float">
            <text:p>34180.5315962458</text:p>
          </table:table-cell>
          <table:table-cell table:formula="of:=[.X86]-[.X85]" office:value-type="float" office:value="-17758.0233297123" calcext:value-type="float">
            <text:p>-17758.0233297123</text:p>
          </table:table-cell>
          <table:table-cell table:formula="of:=[.R86]-[.R85]" office:value-type="float" office:value="3698" calcext:value-type="float">
            <text:p>3698</text:p>
          </table:table-cell>
          <table:table-cell table:formula="of:=[.AD86]-[.AD85]" office:value-type="float" office:value="45" calcext:value-type="float">
            <text:p>45</text:p>
          </table:table-cell>
          <table:table-cell table:formula="of:=[.D86]" office:value-type="float" office:value="29302" calcext:value-type="float">
            <text:p>29302</text:p>
          </table:table-cell>
          <table:table-cell table:formula="of:=[.E86]" office:value-type="float" office:value="761" calcext:value-type="float">
            <text:p>761</text:p>
          </table:table-cell>
          <table:table-cell office:value-type="float" office:value="1135" calcext:value-type="float">
            <text:p>1135</text:p>
          </table:table-cell>
          <table:table-cell table:formula="of:=[.AE85]+[.H86]" office:value-type="float" office:value="73997" calcext:value-type="float">
            <text:p>73997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347" calcext:value-type="float">
            <text:p>2347</text:p>
          </table:table-cell>
          <table:table-cell office:value-type="float" office:value="16283" calcext:value-type="float">
            <text:p>1628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float" office:value="3618" calcext:value-type="float">
            <text:p>3618</text:p>
          </table:table-cell>
          <table:table-cell office:value-type="float" office:value="77961" calcext:value-type="float">
            <text:p>77961</text:p>
          </table:table-cell>
          <table:table-cell office:value-type="float" office:value="30915" calcext:value-type="float">
            <text:p>30915</text:p>
          </table:table-cell>
          <table:table-cell office:value-type="float" office:value="806" calcext:value-type="float">
            <text:p>806</text:p>
          </table:table-cell>
          <table:table-cell office:value-type="float" office:value="46240" calcext:value-type="float">
            <text:p>46240</text:p>
          </table:table-cell>
          <table:table-cell office:value-type="float" office:value="346" calcext:value-type="float">
            <text:p>346</text:p>
          </table:table-cell>
          <table:table-cell office:value-type="float" office:value="3964" calcext:value-type="float">
            <text:p>3964</text:p>
          </table:table-cell>
          <table:table-cell office:value-type="float" office:value="46240" calcext:value-type="float">
            <text:p>46240</text:p>
          </table:table-cell>
          <table:table-cell table:number-columns-repeated="2"/>
          <table:table-cell office:value-type="float" office:value="30915" calcext:value-type="float">
            <text:p>30915</text:p>
          </table:table-cell>
          <table:table-cell table:number-columns-repeated="5"/>
          <table:table-cell table:formula="of:=[.F87]" office:value-type="float" office:value="46240" calcext:value-type="float">
            <text:p>46240</text:p>
          </table:table-cell>
          <table:table-cell table:formula="of:=[.R87]-[.AD87]" office:value-type="float" office:value="45038" calcext:value-type="float">
            <text:p>45038</text:p>
          </table:table-cell>
          <table:table-cell table:formula="of:=[.AD87]/[.R73]" office:value-type="float" office:value="0.0696367533746596" calcext:value-type="float">
            <text:p>0.06963675337466</text:p>
          </table:table-cell>
          <table:table-cell table:formula="of:=[.AC88]/[.AE73]" office:value-type="float" office:value="0.0265124050313672" calcext:value-type="float">
            <text:p>0.026512405031367</text:p>
          </table:table-cell>
          <table:table-cell table:formula="of:=19458310-[.R87]-[.AB87]-[.AC87]" office:value-type="float" office:value="19380349" calcext:value-type="float">
            <text:p>19380349</text:p>
          </table:table-cell>
          <table:table-cell table:formula="of:=NORMINV(RAND();[.S94];0.25*[.S94])" office:value-type="float" office:value="12294.4182059573" calcext:value-type="float">
            <text:p>12294.4182059573</text:p>
          </table:table-cell>
          <table:table-cell table:formula="of:=[.W87]+[.AD87]" office:value-type="float" office:value="13496.4182059573" calcext:value-type="float">
            <text:p>13496.4182059573</text:p>
          </table:table-cell>
          <table:table-cell table:formula="of:=[.X87]-[.X86]" office:value-type="float" office:value="-20684.1133902885" calcext:value-type="float">
            <text:p>-20684.1133902885</text:p>
          </table:table-cell>
          <table:table-cell table:formula="of:=[.R87]-[.R86]" office:value-type="float" office:value="2306" calcext:value-type="float">
            <text:p>2306</text:p>
          </table:table-cell>
          <table:table-cell table:formula="of:=[.AD87]-[.AD86]" office:value-type="float" office:value="67" calcext:value-type="float">
            <text:p>67</text:p>
          </table:table-cell>
          <table:table-cell table:formula="of:=[.D87]" office:value-type="float" office:value="30915" calcext:value-type="float">
            <text:p>30915</text:p>
          </table:table-cell>
          <table:table-cell table:formula="of:=[.E87]" office:value-type="float" office:value="806" calcext:value-type="float">
            <text:p>806</text:p>
          </table:table-cell>
          <table:table-cell office:value-type="float" office:value="1202" calcext:value-type="float">
            <text:p>1202</text:p>
          </table:table-cell>
          <table:table-cell table:formula="of:=[.AE86]+[.H87]" office:value-type="float" office:value="77961" calcext:value-type="float">
            <text:p>77961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370" calcext:value-type="float">
            <text:p>2370</text:p>
          </table:table-cell>
          <table:table-cell office:value-type="float" office:value="13084" calcext:value-type="float">
            <text:p>1308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float" office:value="3956" calcext:value-type="float">
            <text:p>3956</text:p>
          </table:table-cell>
          <table:table-cell office:value-type="float" office:value="82289" calcext:value-type="float">
            <text:p>82289</text:p>
          </table:table-cell>
          <table:table-cell office:value-type="float" office:value="33540" calcext:value-type="float">
            <text:p>33540</text:p>
          </table:table-cell>
          <table:table-cell office:value-type="float" office:value="841" calcext:value-type="float">
            <text:p>841</text:p>
          </table:table-cell>
          <table:table-cell office:value-type="float" office:value="47908" calcext:value-type="float">
            <text:p>47908</text:p>
          </table:table-cell>
          <table:table-cell office:value-type="float" office:value="372" calcext:value-type="float">
            <text:p>372</text:p>
          </table:table-cell>
          <table:table-cell office:value-type="float" office:value="4328" calcext:value-type="float">
            <text:p>4328</text:p>
          </table:table-cell>
          <table:table-cell office:value-type="float" office:value="47908" calcext:value-type="float">
            <text:p>47908</text:p>
          </table:table-cell>
          <table:table-cell table:number-columns-repeated="2"/>
          <table:table-cell office:value-type="float" office:value="33540" calcext:value-type="float">
            <text:p>33540</text:p>
          </table:table-cell>
          <table:table-cell table:number-columns-repeated="5"/>
          <table:table-cell table:formula="of:=[.F88]" office:value-type="float" office:value="47908" calcext:value-type="float">
            <text:p>47908</text:p>
          </table:table-cell>
          <table:table-cell table:formula="of:=[.R88]-[.AD88]" office:value-type="float" office:value="46657" calcext:value-type="float">
            <text:p>46657</text:p>
          </table:table-cell>
          <table:table-cell table:formula="of:=[.AD88]/[.R74]" office:value-type="float" office:value="0.0652582159624413" calcext:value-type="float">
            <text:p>0.065258215962441</text:p>
          </table:table-cell>
          <table:table-cell table:formula="of:=[.AC89]/[.AE74]" office:value-type="float" office:value="0.025886390739071" calcext:value-type="float">
            <text:p>0.025886390739071</text:p>
          </table:table-cell>
          <table:table-cell table:formula="of:=19458310-[.R88]-[.AB88]-[.AC88]" office:value-type="float" office:value="19376021" calcext:value-type="float">
            <text:p>19376021</text:p>
          </table:table-cell>
          <table:table-cell table:formula="of:=NORMINV(RAND();[.S95];0.25*[.S95])" office:value-type="float" office:value="18817.8692985692" calcext:value-type="float">
            <text:p>18817.8692985692</text:p>
          </table:table-cell>
          <table:table-cell table:formula="of:=[.W88]+[.AD88]" office:value-type="float" office:value="20068.8692985692" calcext:value-type="float">
            <text:p>20068.8692985692</text:p>
          </table:table-cell>
          <table:table-cell table:formula="of:=[.X88]-[.X87]" office:value-type="float" office:value="6572.45109261185" calcext:value-type="float">
            <text:p>6572.45109261185</text:p>
          </table:table-cell>
          <table:table-cell table:formula="of:=[.R88]-[.R87]" office:value-type="float" office:value="1668" calcext:value-type="float">
            <text:p>1668</text:p>
          </table:table-cell>
          <table:table-cell table:formula="of:=[.AD88]-[.AD87]" office:value-type="float" office:value="49" calcext:value-type="float">
            <text:p>49</text:p>
          </table:table-cell>
          <table:table-cell table:formula="of:=[.D88]" office:value-type="float" office:value="33540" calcext:value-type="float">
            <text:p>33540</text:p>
          </table:table-cell>
          <table:table-cell table:formula="of:=[.E88]" office:value-type="float" office:value="841" calcext:value-type="float">
            <text:p>841</text:p>
          </table:table-cell>
          <table:table-cell office:value-type="float" office:value="1251" calcext:value-type="float">
            <text:p>1251</text:p>
          </table:table-cell>
          <table:table-cell table:formula="of:=[.AE87]+[.H88]" office:value-type="float" office:value="82289" calcext:value-type="float">
            <text:p>82289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417" calcext:value-type="float">
            <text:p>2417</text:p>
          </table:table-cell>
          <table:table-cell office:value-type="float" office:value="13398" calcext:value-type="float">
            <text:p>1339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float" office:value="4128" calcext:value-type="float">
            <text:p>4128</text:p>
          </table:table-cell>
          <table:table-cell office:value-type="float" office:value="86943" calcext:value-type="float">
            <text:p>86943</text:p>
          </table:table-cell>
          <table:table-cell office:value-type="float" office:value="36115" calcext:value-type="float">
            <text:p>36115</text:p>
          </table:table-cell>
          <table:table-cell office:value-type="float" office:value="890" calcext:value-type="float">
            <text:p>890</text:p>
          </table:table-cell>
          <table:table-cell office:value-type="float" office:value="49938" calcext:value-type="float">
            <text:p>49938</text:p>
          </table:table-cell>
          <table:table-cell office:value-type="float" office:value="526" calcext:value-type="float">
            <text:p>526</text:p>
          </table:table-cell>
          <table:table-cell office:value-type="float" office:value="4654" calcext:value-type="float">
            <text:p>4654</text:p>
          </table:table-cell>
          <table:table-cell office:value-type="float" office:value="49938" calcext:value-type="float">
            <text:p>49938</text:p>
          </table:table-cell>
          <table:table-cell table:number-columns-repeated="2"/>
          <table:table-cell office:value-type="float" office:value="36115" calcext:value-type="float">
            <text:p>36115</text:p>
          </table:table-cell>
          <table:table-cell table:number-columns-repeated="5"/>
          <table:table-cell table:formula="of:=[.F89]" office:value-type="float" office:value="49938" calcext:value-type="float">
            <text:p>49938</text:p>
          </table:table-cell>
          <table:table-cell table:formula="of:=[.R89]-[.AD89]" office:value-type="float" office:value="48649" calcext:value-type="float">
            <text:p>48649</text:p>
          </table:table-cell>
          <table:table-cell table:formula="of:=[.AD89]/[.R75]" office:value-type="float" office:value="0.061331303230718" calcext:value-type="float">
            <text:p>0.061331303230718</text:p>
          </table:table-cell>
          <table:table-cell table:formula="of:=[.AC90]/[.AE75]" office:value-type="float" office:value="0.0254859611231101" calcext:value-type="float">
            <text:p>0.02548596112311</text:p>
          </table:table-cell>
          <table:table-cell table:formula="of:=19458310-[.R89]-[.AB89]-[.AC89]" office:value-type="float" office:value="19371367" calcext:value-type="float">
            <text:p>19371367</text:p>
          </table:table-cell>
          <table:table-cell table:formula="of:=NORMINV(RAND();[.S96];0.25*[.S96])" office:value-type="float" office:value="14342.050372555" calcext:value-type="float">
            <text:p>14342.050372555</text:p>
          </table:table-cell>
          <table:table-cell table:formula="of:=[.W89]+[.AD89]" office:value-type="float" office:value="15631.050372555" calcext:value-type="float">
            <text:p>15631.050372555</text:p>
          </table:table-cell>
          <table:table-cell table:formula="of:=[.X89]-[.X88]" office:value-type="float" office:value="-4437.81892601418" calcext:value-type="float">
            <text:p>-4437.81892601418</text:p>
          </table:table-cell>
          <table:table-cell table:formula="of:=[.R89]-[.R88]" office:value-type="float" office:value="2030" calcext:value-type="float">
            <text:p>2030</text:p>
          </table:table-cell>
          <table:table-cell table:formula="of:=[.AD89]-[.AD88]" office:value-type="float" office:value="38" calcext:value-type="float">
            <text:p>38</text:p>
          </table:table-cell>
          <table:table-cell table:formula="of:=[.D89]" office:value-type="float" office:value="36115" calcext:value-type="float">
            <text:p>36115</text:p>
          </table:table-cell>
          <table:table-cell table:formula="of:=[.E89]" office:value-type="float" office:value="890" calcext:value-type="float">
            <text:p>890</text:p>
          </table:table-cell>
          <table:table-cell office:value-type="float" office:value="1289" calcext:value-type="float">
            <text:p>1289</text:p>
          </table:table-cell>
          <table:table-cell table:formula="of:=[.AE88]+[.H89]" office:value-type="float" office:value="86943" calcext:value-type="float">
            <text:p>86943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479" calcext:value-type="float">
            <text:p>2479</text:p>
          </table:table-cell>
          <table:table-cell office:value-type="float" office:value="15650" calcext:value-type="float">
            <text:p>156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float" office:value="3355" calcext:value-type="float">
            <text:p>3355</text:p>
          </table:table-cell>
          <table:table-cell office:value-type="float" office:value="90638" calcext:value-type="float">
            <text:p>90638</text:p>
          </table:table-cell>
          <table:table-cell office:value-type="float" office:value="38598" calcext:value-type="float">
            <text:p>38598</text:p>
          </table:table-cell>
          <table:table-cell office:value-type="float" office:value="944" calcext:value-type="float">
            <text:p>944</text:p>
          </table:table-cell>
          <table:table-cell office:value-type="float" office:value="51096" calcext:value-type="float">
            <text:p>51096</text:p>
          </table:table-cell>
          <table:table-cell office:value-type="float" office:value="340" calcext:value-type="float">
            <text:p>340</text:p>
          </table:table-cell>
          <table:table-cell office:value-type="float" office:value="3695" calcext:value-type="float">
            <text:p>3695</text:p>
          </table:table-cell>
          <table:table-cell office:value-type="float" office:value="51096" calcext:value-type="float">
            <text:p>51096</text:p>
          </table:table-cell>
          <table:table-cell table:number-columns-repeated="2"/>
          <table:table-cell office:value-type="float" office:value="38598" calcext:value-type="float">
            <text:p>38598</text:p>
          </table:table-cell>
          <table:table-cell table:number-columns-repeated="5"/>
          <table:table-cell table:formula="of:=[.F90]" office:value-type="float" office:value="51096" calcext:value-type="float">
            <text:p>51096</text:p>
          </table:table-cell>
          <table:table-cell table:formula="of:=[.R90]-[.AD90]" office:value-type="float" office:value="49746" calcext:value-type="float">
            <text:p>49746</text:p>
          </table:table-cell>
          <table:table-cell table:formula="of:=[.AD90]/[.R76]" office:value-type="float" office:value="0.0599094701340197" calcext:value-type="float">
            <text:p>0.05990947013402</text:p>
          </table:table-cell>
          <table:table-cell table:formula="of:=[.AC91]/[.AE76]" office:value-type="float" office:value="0.0252136968286885" calcext:value-type="float">
            <text:p>0.025213696828689</text:p>
          </table:table-cell>
          <table:table-cell table:formula="of:=19458310-[.R90]-[.AB90]-[.AC90]" office:value-type="float" office:value="19367672" calcext:value-type="float">
            <text:p>19367672</text:p>
          </table:table-cell>
          <table:table-cell table:formula="of:=NORMINV(RAND();[.S97];0.25*[.S97])" office:value-type="float" office:value="16707.8240811542" calcext:value-type="float">
            <text:p>16707.8240811542</text:p>
          </table:table-cell>
          <table:table-cell table:formula="of:=[.W90]+[.AD90]" office:value-type="float" office:value="18057.8240811542" calcext:value-type="float">
            <text:p>18057.8240811542</text:p>
          </table:table-cell>
          <table:table-cell table:formula="of:=[.X90]-[.X89]" office:value-type="float" office:value="2426.77370859924" calcext:value-type="float">
            <text:p>2426.77370859924</text:p>
          </table:table-cell>
          <table:table-cell table:formula="of:=[.R90]-[.R89]" office:value-type="float" office:value="1158" calcext:value-type="float">
            <text:p>1158</text:p>
          </table:table-cell>
          <table:table-cell table:formula="of:=[.AD90]-[.AD89]" office:value-type="float" office:value="61" calcext:value-type="float">
            <text:p>61</text:p>
          </table:table-cell>
          <table:table-cell table:formula="of:=[.D90]" office:value-type="float" office:value="38598" calcext:value-type="float">
            <text:p>38598</text:p>
          </table:table-cell>
          <table:table-cell table:formula="of:=[.E90]" office:value-type="float" office:value="944" calcext:value-type="float">
            <text:p>944</text:p>
          </table:table-cell>
          <table:table-cell office:value-type="float" office:value="1350" calcext:value-type="float">
            <text:p>1350</text:p>
          </table:table-cell>
          <table:table-cell table:formula="of:=[.AE89]+[.H90]" office:value-type="float" office:value="90638" calcext:value-type="float">
            <text:p>9063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18" calcext:value-type="float">
            <text:p>2518</text:p>
          </table:table-cell>
          <table:table-cell office:value-type="float" office:value="16333" calcext:value-type="float">
            <text:p>163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float" office:value="3736" calcext:value-type="float">
            <text:p>3736</text:p>
          </table:table-cell>
          <table:table-cell office:value-type="float" office:value="94858" calcext:value-type="float">
            <text:p>94858</text:p>
          </table:table-cell>
          <table:table-cell office:value-type="float" office:value="40431" calcext:value-type="float">
            <text:p>40431</text:p>
          </table:table-cell>
          <table:table-cell office:value-type="float" office:value="997" calcext:value-type="float">
            <text:p>997</text:p>
          </table:table-cell>
          <table:table-cell office:value-type="float" office:value="53430" calcext:value-type="float">
            <text:p>53430</text:p>
          </table:table-cell>
          <table:table-cell office:value-type="float" office:value="484" calcext:value-type="float">
            <text:p>484</text:p>
          </table:table-cell>
          <table:table-cell office:value-type="float" office:value="4220" calcext:value-type="float">
            <text:p>4220</text:p>
          </table:table-cell>
          <table:table-cell office:value-type="float" office:value="53430" calcext:value-type="float">
            <text:p>53430</text:p>
          </table:table-cell>
          <table:table-cell table:number-columns-repeated="2"/>
          <table:table-cell office:value-type="float" office:value="40431" calcext:value-type="float">
            <text:p>40431</text:p>
          </table:table-cell>
          <table:table-cell table:number-columns-repeated="5"/>
          <table:table-cell table:formula="of:=[.F91]" office:value-type="float" office:value="53430" calcext:value-type="float">
            <text:p>53430</text:p>
          </table:table-cell>
          <table:table-cell table:formula="of:=[.R91]-[.AD91]" office:value-type="float" office:value="52059" calcext:value-type="float">
            <text:p>52059</text:p>
          </table:table-cell>
          <table:table-cell table:formula="of:=[.AD91]/[.R77]" office:value-type="float" office:value="0.0596268429522028" calcext:value-type="float">
            <text:p>0.059626842952203</text:p>
          </table:table-cell>
          <table:table-cell table:formula="of:=[.AC92]/[.AE77]" office:value-type="float" office:value="0.0254417302307618" calcext:value-type="float">
            <text:p>0.025441730230762</text:p>
          </table:table-cell>
          <table:table-cell table:formula="of:=19458310-[.R91]-[.AB91]-[.AC91]" office:value-type="float" office:value="19363452" calcext:value-type="float">
            <text:p>19363452</text:p>
          </table:table-cell>
          <table:table-cell table:formula="of:=NORMINV(RAND();[.S98];0.25*[.S98])" office:value-type="float" office:value="24874.6426716508" calcext:value-type="float">
            <text:p>24874.6426716508</text:p>
          </table:table-cell>
          <table:table-cell table:formula="of:=[.W91]+[.AD91]" office:value-type="float" office:value="26245.6426716508" calcext:value-type="float">
            <text:p>26245.6426716508</text:p>
          </table:table-cell>
          <table:table-cell table:formula="of:=[.X91]-[.X90]" office:value-type="float" office:value="8187.81859049655" calcext:value-type="float">
            <text:p>8187.81859049655</text:p>
          </table:table-cell>
          <table:table-cell table:formula="of:=[.R91]-[.R90]" office:value-type="float" office:value="2334" calcext:value-type="float">
            <text:p>2334</text:p>
          </table:table-cell>
          <table:table-cell table:formula="of:=[.AD91]-[.AD90]" office:value-type="float" office:value="21" calcext:value-type="float">
            <text:p>21</text:p>
          </table:table-cell>
          <table:table-cell table:formula="of:=[.D91]" office:value-type="float" office:value="40431" calcext:value-type="float">
            <text:p>40431</text:p>
          </table:table-cell>
          <table:table-cell table:formula="of:=[.E91]" office:value-type="float" office:value="997" calcext:value-type="float">
            <text:p>997</text:p>
          </table:table-cell>
          <table:table-cell office:value-type="float" office:value="1371" calcext:value-type="float">
            <text:p>1371</text:p>
          </table:table-cell>
          <table:table-cell table:formula="of:=[.AE90]+[.H91]" office:value-type="float" office:value="94858" calcext:value-type="float">
            <text:p>9485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44" calcext:value-type="float">
            <text:p>2544</text:p>
          </table:table-cell>
          <table:table-cell office:value-type="float" office:value="16814" calcext:value-type="float">
            <text:p>1681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float" office:value="4437" calcext:value-type="float">
            <text:p>4437</text:p>
          </table:table-cell>
          <table:table-cell office:value-type="float" office:value="99688" calcext:value-type="float">
            <text:p>99688</text:p>
          </table:table-cell>
          <table:table-cell office:value-type="float" office:value="42727" calcext:value-type="float">
            <text:p>42727</text:p>
          </table:table-cell>
          <table:table-cell office:value-type="float" office:value="1054" calcext:value-type="float">
            <text:p>1054</text:p>
          </table:table-cell>
          <table:table-cell office:value-type="float" office:value="55907" calcext:value-type="float">
            <text:p>55907</text:p>
          </table:table-cell>
          <table:table-cell office:value-type="float" office:value="393" calcext:value-type="float">
            <text:p>393</text:p>
          </table:table-cell>
          <table:table-cell office:value-type="float" office:value="4830" calcext:value-type="float">
            <text:p>4830</text:p>
          </table:table-cell>
          <table:table-cell office:value-type="float" office:value="55907" calcext:value-type="float">
            <text:p>55907</text:p>
          </table:table-cell>
          <table:table-cell table:number-columns-repeated="2"/>
          <table:table-cell office:value-type="float" office:value="42727" calcext:value-type="float">
            <text:p>42727</text:p>
          </table:table-cell>
          <table:table-cell table:number-columns-repeated="5"/>
          <table:table-cell table:formula="of:=[.F92]" office:value-type="float" office:value="55907" calcext:value-type="float">
            <text:p>55907</text:p>
          </table:table-cell>
          <table:table-cell table:formula="of:=[.R92]-[.AD92]" office:value-type="float" office:value="54524" calcext:value-type="float">
            <text:p>54524</text:p>
          </table:table-cell>
          <table:table-cell table:formula="of:=[.AD92]/[.R78]" office:value-type="float" office:value="0.0573430632722448" calcext:value-type="float">
            <text:p>0.057343063272245</text:p>
          </table:table-cell>
          <table:table-cell table:formula="of:=[.AC93]/[.AE78]" office:value-type="float" office:value="0.0254219867065622" calcext:value-type="float">
            <text:p>0.025421986706562</text:p>
          </table:table-cell>
          <table:table-cell table:formula="of:=19458310-[.R92]-[.AB92]-[.AC92]" office:value-type="float" office:value="19358622" calcext:value-type="float">
            <text:p>19358622</text:p>
          </table:table-cell>
          <table:table-cell table:formula="of:=NORMINV(RAND();[.S99];0.25*[.S99])" office:value-type="float" office:value="20222.7306681106" calcext:value-type="float">
            <text:p>20222.7306681106</text:p>
          </table:table-cell>
          <table:table-cell table:formula="of:=[.W92]+[.AD92]" office:value-type="float" office:value="21605.7306681106" calcext:value-type="float">
            <text:p>21605.7306681106</text:p>
          </table:table-cell>
          <table:table-cell table:formula="of:=[.X92]-[.X91]" office:value-type="float" office:value="-4639.9120035402" calcext:value-type="float">
            <text:p>-4639.9120035402</text:p>
          </table:table-cell>
          <table:table-cell table:formula="of:=[.R92]-[.R91]" office:value-type="float" office:value="2477" calcext:value-type="float">
            <text:p>2477</text:p>
          </table:table-cell>
          <table:table-cell table:formula="of:=[.AD92]-[.AD91]" office:value-type="float" office:value="12" calcext:value-type="float">
            <text:p>12</text:p>
          </table:table-cell>
          <table:table-cell table:formula="of:=[.D92]" office:value-type="float" office:value="42727" calcext:value-type="float">
            <text:p>42727</text:p>
          </table:table-cell>
          <table:table-cell table:formula="of:=[.E92]" office:value-type="float" office:value="1054" calcext:value-type="float">
            <text:p>1054</text:p>
          </table:table-cell>
          <table:table-cell office:value-type="float" office:value="1383" calcext:value-type="float">
            <text:p>1383</text:p>
          </table:table-cell>
          <table:table-cell table:formula="of:=[.AE91]+[.H92]" office:value-type="float" office:value="99688" calcext:value-type="float">
            <text:p>99688</text:p>
          </table:table-cell>
          <table:table-cell office:value-type="string" calcext:value-type="string">
            <text:p>Paso 3</text:p>
          </table:table-cell>
          <table:table-cell table:formula="of:=21018/7" office:value-type="float" office:value="3002.57142857143" calcext:value-type="float">
            <text:p>3002.57142857143</text:p>
          </table:table-cell>
          <table:table-cell office:value-type="float" office:value="2576" calcext:value-type="float">
            <text:p>2576</text:p>
          </table:table-cell>
          <table:table-cell office:value-type="float" office:value="19120" calcext:value-type="float">
            <text:p>19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float" office:value="5082" calcext:value-type="float">
            <text:p>5082</text:p>
          </table:table-cell>
          <table:table-cell office:value-type="float" office:value="105159" calcext:value-type="float">
            <text:p>105159</text:p>
          </table:table-cell>
          <table:table-cell office:value-type="float" office:value="44946" calcext:value-type="float">
            <text:p>44946</text:p>
          </table:table-cell>
          <table:table-cell office:value-type="float" office:value="1113" calcext:value-type="float">
            <text:p>1113</text:p>
          </table:table-cell>
          <table:table-cell office:value-type="float" office:value="59100" calcext:value-type="float">
            <text:p>59100</text:p>
          </table:table-cell>
          <table:table-cell office:value-type="float" office:value="389" calcext:value-type="float">
            <text:p>389</text:p>
          </table:table-cell>
          <table:table-cell office:value-type="float" office:value="5471" calcext:value-type="float">
            <text:p>5471</text:p>
          </table:table-cell>
          <table:table-cell office:value-type="float" office:value="59100" calcext:value-type="float">
            <text:p>59100</text:p>
          </table:table-cell>
          <table:table-cell table:number-columns-repeated="2"/>
          <table:table-cell office:value-type="float" office:value="44946" calcext:value-type="float">
            <text:p>44946</text:p>
          </table:table-cell>
          <table:table-cell table:number-columns-repeated="5"/>
          <table:table-cell table:formula="of:=[.F93]" office:value-type="float" office:value="59100" calcext:value-type="float">
            <text:p>59100</text:p>
          </table:table-cell>
          <table:table-cell table:formula="of:=[.R93]-[.AD93]" office:value-type="float" office:value="57654" calcext:value-type="float">
            <text:p>57654</text:p>
          </table:table-cell>
          <table:table-cell table:formula="of:=[.AD93]/[.R79]" office:value-type="float" office:value="0.0568932955618508" calcext:value-type="float">
            <text:p>0.056893295561851</text:p>
          </table:table-cell>
          <table:table-cell table:formula="of:=[.AC94]/[.AE79]" office:value-type="float" office:value="0.0257930046245034" calcext:value-type="float">
            <text:p>0.025793004624503</text:p>
          </table:table-cell>
          <table:table-cell table:formula="of:=19458310-[.R93]-[.AB93]-[.AC93]" office:value-type="float" office:value="19353151" calcext:value-type="float">
            <text:p>19353151</text:p>
          </table:table-cell>
          <table:table-cell table:formula="of:=NORMINV(RAND();[.S100];0.25*[.S100])" office:value-type="float" office:value="20667.6882726109" calcext:value-type="float">
            <text:p>20667.6882726109</text:p>
          </table:table-cell>
          <table:table-cell table:formula="of:=[.W93]+[.AD93]" office:value-type="float" office:value="22113.6882726109" calcext:value-type="float">
            <text:p>22113.6882726109</text:p>
          </table:table-cell>
          <table:table-cell table:formula="of:=[.X93]-[.X92]" office:value-type="float" office:value="507.95760450032" calcext:value-type="float">
            <text:p>507.95760450032</text:p>
          </table:table-cell>
          <table:table-cell table:formula="of:=[.R93]-[.R92]" office:value-type="float" office:value="3193" calcext:value-type="float">
            <text:p>3193</text:p>
          </table:table-cell>
          <table:table-cell table:formula="of:=[.AD93]-[.AD92]" office:value-type="float" office:value="63" calcext:value-type="float">
            <text:p>63</text:p>
          </table:table-cell>
          <table:table-cell table:formula="of:=[.D93]" office:value-type="float" office:value="44946" calcext:value-type="float">
            <text:p>44946</text:p>
          </table:table-cell>
          <table:table-cell table:formula="of:=[.E93]" office:value-type="float" office:value="1113" calcext:value-type="float">
            <text:p>1113</text:p>
          </table:table-cell>
          <table:table-cell office:value-type="float" office:value="1446" calcext:value-type="float">
            <text:p>1446</text:p>
          </table:table-cell>
          <table:table-cell table:formula="of:=[.AE92]+[.H93]" office:value-type="float" office:value="105159" calcext:value-type="float">
            <text:p>105159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604" calcext:value-type="float">
            <text:p>2604</text:p>
          </table:table-cell>
          <table:table-cell office:value-type="float" office:value="16890" calcext:value-type="float">
            <text:p>168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float" office:value="3206" calcext:value-type="float">
            <text:p>3206</text:p>
          </table:table-cell>
          <table:table-cell office:value-type="float" office:value="108686" calcext:value-type="float">
            <text:p>108686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21325" calcext:value-type="float">
            <text:p>21325</text:p>
          </table:table-cell>
          <table:table-cell office:value-type="float" office:value="321" calcext:value-type="float">
            <text:p>321</text:p>
          </table:table-cell>
          <table:table-cell office:value-type="float" office:value="3527" calcext:value-type="float">
            <text:p>3527</text:p>
          </table:table-cell>
          <table:table-cell office:value-type="float" office:value="59107" calcext:value-type="float">
            <text:p>59107</text:p>
          </table:table-cell>
          <table:table-cell office:value-type="float" office:value="21325" calcext:value-type="float">
            <text:p>21325</text:p>
          </table:table-cell>
          <table:table-cell office:value-type="float" office:value="86173" calcext:value-type="float">
            <text:p>86173</text:p>
          </table:table-cell>
          <table:table-cell office:value-type="float" office:value="48391" calcext:value-type="float">
            <text:p>48391</text:p>
          </table:table-cell>
          <table:table-cell table:number-columns-repeated="5"/>
          <table:table-cell table:formula="of:=[.F94]" office:value-type="float" office:value="21325" calcext:value-type="float">
            <text:p>21325</text:p>
          </table:table-cell>
          <table:table-cell table:formula="of:=[.R94]-[.AD94]" office:value-type="float" office:value="19874" calcext:value-type="float">
            <text:p>19874</text:p>
          </table:table-cell>
          <table:table-cell table:formula="of:=[.AD94]/[.R80]" office:value-type="float" office:value="0.0526430359539963" calcext:value-type="float">
            <text:p>0.052643035953996</text:p>
          </table:table-cell>
          <table:table-cell table:formula="of:=[.AC95]/[.AE80]" office:value-type="float" office:value="0.025716533209625" calcext:value-type="float">
            <text:p>0.025716533209625</text:p>
          </table:table-cell>
          <table:table-cell table:formula="of:=19458310-[.R94]-[.AB94]-[.AC94]" office:value-type="float" office:value="19435797" calcext:value-type="float">
            <text:p>19435797</text:p>
          </table:table-cell>
          <table:table-cell table:formula="of:=NORMINV(RAND();[.S101];0.25*[.S101])" office:value-type="float" office:value="28587.3283135251" calcext:value-type="float">
            <text:p>28587.3283135251</text:p>
          </table:table-cell>
          <table:table-cell table:formula="of:=[.W94]+[.AD94]" office:value-type="float" office:value="30038.3283135251" calcext:value-type="float">
            <text:p>30038.3283135251</text:p>
          </table:table-cell>
          <table:table-cell table:formula="of:=[.X94]-[.X93]" office:value-type="float" office:value="7924.64004091422" calcext:value-type="float">
            <text:p>7924.64004091422</text:p>
          </table:table-cell>
          <table:table-cell table:formula="of:=[.R94]-[.R93]" office:value-type="float" office:value="-37775" calcext:value-type="float">
            <text:p>-37775</text:p>
          </table:table-cell>
          <table:table-cell table:formula="of:=[.AD94]-[.AD93]" office:value-type="float" office:value="5" calcext:value-type="float">
            <text:p>5</text:p>
          </table:table-cell>
          <table:table-cell table:formula="of:=[.D94]" office:value-type="float" office:value="0" calcext:value-type="float">
            <text:p>0</text:p>
          </table:table-cell>
          <table:table-cell table:formula="of:=[.E94]" office:value-type="float" office:value="1188" calcext:value-type="float">
            <text:p>1188</text:p>
          </table:table-cell>
          <table:table-cell office:value-type="float" office:value="1451" calcext:value-type="float">
            <text:p>1451</text:p>
          </table:table-cell>
          <table:table-cell table:formula="of:=[.AE93]+[.H94]" office:value-type="float" office:value="108686" calcext:value-type="float">
            <text:p>108686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3440" calcext:value-type="float">
            <text:p>134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float" office:value="4537" calcext:value-type="float">
            <text:p>4537</text:p>
          </table:table-cell>
          <table:table-cell office:value-type="float" office:value="113628" calcext:value-type="float">
            <text:p>113628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21605" calcext:value-type="float">
            <text:p>21605</text:p>
          </table:table-cell>
          <table:table-cell office:value-type="float" office:value="405" calcext:value-type="float">
            <text:p>405</text:p>
          </table:table-cell>
          <table:table-cell office:value-type="float" office:value="4942" calcext:value-type="float">
            <text:p>4942</text:p>
          </table:table-cell>
          <table:table-cell office:value-type="float" office:value="60011" calcext:value-type="float">
            <text:p>60011</text:p>
          </table:table-cell>
          <table:table-cell office:value-type="float" office:value="21605" calcext:value-type="float">
            <text:p>21605</text:p>
          </table:table-cell>
          <table:table-cell office:value-type="float" office:value="90748" calcext:value-type="float">
            <text:p>90748</text:p>
          </table:table-cell>
          <table:table-cell office:value-type="float" office:value="52342" calcext:value-type="float">
            <text:p>52342</text:p>
          </table:table-cell>
          <table:table-cell table:number-columns-repeated="5"/>
          <table:table-cell table:formula="of:=[.F95]" office:value-type="float" office:value="21605" calcext:value-type="float">
            <text:p>21605</text:p>
          </table:table-cell>
          <table:table-cell table:formula="of:=[.R95]-[.AD95]" office:value-type="float" office:value="20130" calcext:value-type="float">
            <text:p>20130</text:p>
          </table:table-cell>
          <table:table-cell table:formula="of:=[.AD95]/[.R81]" office:value-type="float" office:value="0.048251496614217" calcext:value-type="float">
            <text:p>0.048251496614217</text:p>
          </table:table-cell>
          <table:table-cell table:formula="of:=[.AC96]/[.AE81]" office:value-type="float" office:value="0.0252904862263834" calcext:value-type="float">
            <text:p>0.025290486226384</text:p>
          </table:table-cell>
          <table:table-cell table:formula="of:=19458310-[.R95]-[.AB95]-[.AC95]" office:value-type="float" office:value="19435430" calcext:value-type="float">
            <text:p>19435430</text:p>
          </table:table-cell>
          <table:table-cell table:formula="of:=NORMINV(RAND();[.S102];0.25*[.S102])" office:value-type="float" office:value="22186.848028763" calcext:value-type="float">
            <text:p>22186.848028763</text:p>
          </table:table-cell>
          <table:table-cell table:formula="of:=[.W95]+[.AD95]" office:value-type="float" office:value="23661.848028763" calcext:value-type="float">
            <text:p>23661.848028763</text:p>
          </table:table-cell>
          <table:table-cell table:formula="of:=[.X95]-[.X94]" office:value-type="float" office:value="-6376.48028476208" calcext:value-type="float">
            <text:p>-6376.48028476208</text:p>
          </table:table-cell>
          <table:table-cell table:formula="of:=[.R95]-[.R94]" office:value-type="float" office:value="280" calcext:value-type="float">
            <text:p>280</text:p>
          </table:table-cell>
          <table:table-cell table:formula="of:=[.AD95]-[.AD94]" office:value-type="float" office:value="24" calcext:value-type="float">
            <text:p>24</text:p>
          </table:table-cell>
          <table:table-cell table:formula="of:=[.D95]" office:value-type="float" office:value="0" calcext:value-type="float">
            <text:p>0</text:p>
          </table:table-cell>
          <table:table-cell table:formula="of:=[.E95]" office:value-type="float" office:value="1275" calcext:value-type="float">
            <text:p>1275</text:p>
          </table:table-cell>
          <table:table-cell office:value-type="float" office:value="1475" calcext:value-type="float">
            <text:p>1475</text:p>
          </table:table-cell>
          <table:table-cell table:formula="of:=[.AE94]+[.H95]" office:value-type="float" office:value="113628" calcext:value-type="float">
            <text:p>113628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5546" calcext:value-type="float">
            <text:p>1554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float" office:value="4172" calcext:value-type="float">
            <text:p>4172</text:p>
          </table:table-cell>
          <table:table-cell office:value-type="float" office:value="118292" calcext:value-type="float">
            <text:p>118292</text:p>
          </table:table-cell>
          <table:table-cell/>
          <table:table-cell office:value-type="float" office:value="1356" calcext:value-type="float">
            <text:p>1356</text:p>
          </table:table-cell>
          <table:table-cell office:value-type="float" office:value="21305" calcext:value-type="float">
            <text:p>21305</text:p>
          </table:table-cell>
          <table:table-cell office:value-type="float" office:value="492" calcext:value-type="float">
            <text:p>492</text:p>
          </table:table-cell>
          <table:table-cell office:value-type="float" office:value="4664" calcext:value-type="float">
            <text:p>4664</text:p>
          </table:table-cell>
          <table:table-cell office:value-type="float" office:value="60711" calcext:value-type="float">
            <text:p>60711</text:p>
          </table:table-cell>
          <table:table-cell office:value-type="float" office:value="21305" calcext:value-type="float">
            <text:p>21305</text:p>
          </table:table-cell>
          <table:table-cell office:value-type="float" office:value="95631" calcext:value-type="float">
            <text:p>95631</text:p>
          </table:table-cell>
          <table:table-cell office:value-type="float" office:value="56225" calcext:value-type="float">
            <text:p>56225</text:p>
          </table:table-cell>
          <table:table-cell table:number-columns-repeated="5"/>
          <table:table-cell table:formula="of:=[.F96]" office:value-type="float" office:value="21305" calcext:value-type="float">
            <text:p>21305</text:p>
          </table:table-cell>
          <table:table-cell table:formula="of:=[.R96]-[.AD96]" office:value-type="float" office:value="19809" calcext:value-type="float">
            <text:p>19809</text:p>
          </table:table-cell>
          <table:table-cell table:formula="of:=[.AD96]/[.R82]" office:value-type="float" office:value="0.0453333333333333" calcext:value-type="float">
            <text:p>0.045333333333333</text:p>
          </table:table-cell>
          <table:table-cell table:formula="of:=[.AC97]/[.AE82]" office:value-type="float" office:value="0.0251471839669335" calcext:value-type="float">
            <text:p>0.025147183966934</text:p>
          </table:table-cell>
          <table:table-cell table:formula="of:=19458310-[.R96]-[.AB96]-[.AC96]" office:value-type="float" office:value="19435649" calcext:value-type="float">
            <text:p>19435649</text:p>
          </table:table-cell>
          <table:table-cell table:formula="of:=NORMINV(RAND();[.S103];0.25*[.S103])" office:value-type="float" office:value="21213.7839811767" calcext:value-type="float">
            <text:p>21213.7839811767</text:p>
          </table:table-cell>
          <table:table-cell table:formula="of:=[.W96]+[.AD96]" office:value-type="float" office:value="22709.7839811767" calcext:value-type="float">
            <text:p>22709.7839811767</text:p>
          </table:table-cell>
          <table:table-cell table:formula="of:=[.X96]-[.X95]" office:value-type="float" office:value="-952.064047586315" calcext:value-type="float">
            <text:p>-952.064047586315</text:p>
          </table:table-cell>
          <table:table-cell table:formula="of:=[.R96]-[.R95]" office:value-type="float" office:value="-300" calcext:value-type="float">
            <text:p>-300</text:p>
          </table:table-cell>
          <table:table-cell table:formula="of:=[.AD96]-[.AD95]" office:value-type="float" office:value="21" calcext:value-type="float">
            <text:p>21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float" office:value="1356" calcext:value-type="float">
            <text:p>1356</text:p>
          </table:table-cell>
          <table:table-cell office:value-type="float" office:value="1496" calcext:value-type="float">
            <text:p>1496</text:p>
          </table:table-cell>
          <table:table-cell table:formula="of:=[.AE95]+[.H96]" office:value-type="float" office:value="118292" calcext:value-type="float">
            <text:p>118292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39" calcext:value-type="float">
            <text:p>2739</text:p>
          </table:table-cell>
          <table:table-cell office:value-type="float" office:value="18458" calcext:value-type="float">
            <text:p>1845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float" office:value="3790" calcext:value-type="float">
            <text:p>3790</text:p>
          </table:table-cell>
          <table:table-cell office:value-type="float" office:value="122499" calcext:value-type="float">
            <text:p>122499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21693" calcext:value-type="float">
            <text:p>21693</text:p>
          </table:table-cell>
          <table:table-cell office:value-type="float" office:value="417" calcext:value-type="float">
            <text:p>417</text:p>
          </table:table-cell>
          <table:table-cell office:value-type="float" office:value="4207" calcext:value-type="float">
            <text:p>4207</text:p>
          </table:table-cell>
          <table:table-cell office:value-type="float" office:value="60642" calcext:value-type="float">
            <text:p>60642</text:p>
          </table:table-cell>
          <table:table-cell office:value-type="float" office:value="21693" calcext:value-type="float">
            <text:p>21693</text:p>
          </table:table-cell>
          <table:table-cell office:value-type="float" office:value="99358" calcext:value-type="float">
            <text:p>99358</text:p>
          </table:table-cell>
          <table:table-cell office:value-type="float" office:value="60409" calcext:value-type="float">
            <text:p>60409</text:p>
          </table:table-cell>
          <table:table-cell table:number-columns-repeated="5"/>
          <table:table-cell table:formula="of:=[.F97]" office:value-type="float" office:value="21693" calcext:value-type="float">
            <text:p>21693</text:p>
          </table:table-cell>
          <table:table-cell table:formula="of:=[.R97]-[.AD97]" office:value-type="float" office:value="20172" calcext:value-type="float">
            <text:p>20172</text:p>
          </table:table-cell>
          <table:table-cell table:formula="of:=[.AD97]/[.R83]" office:value-type="float" office:value="0.0423853977985231" calcext:value-type="float">
            <text:p>0.042385397798523</text:p>
          </table:table-cell>
          <table:table-cell table:formula="of:=[.AC98]/[.AE83]" office:value-type="float" office:value="0.0249122977189324" calcext:value-type="float">
            <text:p>0.024912297718932</text:p>
          </table:table-cell>
          <table:table-cell table:formula="of:=19458310-[.R97]-[.AB97]-[.AC97]" office:value-type="float" office:value="19435169" calcext:value-type="float">
            <text:p>19435169</text:p>
          </table:table-cell>
          <table:table-cell table:formula="of:=NORMINV(RAND();[.S104];0.25*[.S104])" office:value-type="float" office:value="23799.7785080814" calcext:value-type="float">
            <text:p>23799.7785080814</text:p>
          </table:table-cell>
          <table:table-cell table:formula="of:=[.W97]+[.AD97]" office:value-type="float" office:value="25320.7785080814" calcext:value-type="float">
            <text:p>25320.7785080814</text:p>
          </table:table-cell>
          <table:table-cell table:formula="of:=[.X97]-[.X96]" office:value-type="float" office:value="2610.99452690463" calcext:value-type="float">
            <text:p>2610.99452690463</text:p>
          </table:table-cell>
          <table:table-cell table:formula="of:=[.R97]-[.R96]" office:value-type="float" office:value="388" calcext:value-type="float">
            <text:p>388</text:p>
          </table:table-cell>
          <table:table-cell table:formula="of:=[.AD97]-[.AD96]" office:value-type="float" office:value="25" calcext:value-type="float">
            <text:p>25</text:p>
          </table:table-cell>
          <table:table-cell table:formula="of:=[.D97]" office:value-type="float" office:value="0" calcext:value-type="float">
            <text:p>0</text:p>
          </table:table-cell>
          <table:table-cell table:formula="of:=[.E97]" office:value-type="float" office:value="1448" calcext:value-type="float">
            <text:p>1448</text:p>
          </table:table-cell>
          <table:table-cell office:value-type="float" office:value="1521" calcext:value-type="float">
            <text:p>1521</text:p>
          </table:table-cell>
          <table:table-cell table:formula="of:=[.AE96]+[.H97]" office:value-type="float" office:value="122499" calcext:value-type="float">
            <text:p>122499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67" calcext:value-type="float">
            <text:p>2767</text:p>
          </table:table-cell>
          <table:table-cell office:value-type="float" office:value="21780" calcext:value-type="float">
            <text:p>217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float" office:value="4888" calcext:value-type="float">
            <text:p>4888</text:p>
          </table:table-cell>
          <table:table-cell office:value-type="float" office:value="127745" calcext:value-type="float">
            <text:p>127745</text:p>
          </table:table-cell>
          <table:table-cell/>
          <table:table-cell office:value-type="float" office:value="1541" calcext:value-type="float">
            <text:p>1541</text:p>
          </table:table-cell>
          <table:table-cell office:value-type="float" office:value="22387" calcext:value-type="float">
            <text:p>22387</text:p>
          </table:table-cell>
          <table:table-cell office:value-type="float" office:value="358" calcext:value-type="float">
            <text:p>358</text:p>
          </table:table-cell>
          <table:table-cell office:value-type="float" office:value="5246" calcext:value-type="float">
            <text:p>5246</text:p>
          </table:table-cell>
          <table:table-cell office:value-type="float" office:value="62352" calcext:value-type="float">
            <text:p>62352</text:p>
          </table:table-cell>
          <table:table-cell office:value-type="float" office:value="22387" calcext:value-type="float">
            <text:p>22387</text:p>
          </table:table-cell>
          <table:table-cell office:value-type="float" office:value="103817" calcext:value-type="float">
            <text:p>103817</text:p>
          </table:table-cell>
          <table:table-cell office:value-type="float" office:value="63852" calcext:value-type="float">
            <text:p>63852</text:p>
          </table:table-cell>
          <table:table-cell table:number-columns-repeated="5"/>
          <table:table-cell table:formula="of:=[.F98]" office:value-type="float" office:value="22387" calcext:value-type="float">
            <text:p>22387</text:p>
          </table:table-cell>
          <table:table-cell table:formula="of:=[.R98]-[.AD98]" office:value-type="float" office:value="20863" calcext:value-type="float">
            <text:p>20863</text:p>
          </table:table-cell>
          <table:table-cell table:formula="of:=[.AD98]/[.R84]" office:value-type="float" office:value="0.0399224603133022" calcext:value-type="float">
            <text:p>0.039922460313302</text:p>
          </table:table-cell>
          <table:table-cell table:formula="of:=[.AC99]/[.AE84]" office:value-type="float" office:value="0.0334898230697475" calcext:value-type="float">
            <text:p>0.033489823069748</text:p>
          </table:table-cell>
          <table:table-cell table:formula="of:=19458310-[.R98]-[.AB98]-[.AC98]" office:value-type="float" office:value="19434382" calcext:value-type="float">
            <text:p>19434382</text:p>
          </table:table-cell>
          <table:table-cell table:formula="of:=NORMINV(RAND();[.S105];0.25*[.S105])" office:value-type="float" office:value="23011.6221033005" calcext:value-type="float">
            <text:p>23011.6221033005</text:p>
          </table:table-cell>
          <table:table-cell table:formula="of:=[.W98]+[.AD98]" office:value-type="float" office:value="24535.6221033005" calcext:value-type="float">
            <text:p>24535.6221033005</text:p>
          </table:table-cell>
          <table:table-cell table:formula="of:=[.X98]-[.X97]" office:value-type="float" office:value="-785.156404780882" calcext:value-type="float">
            <text:p>-785.156404780882</text:p>
          </table:table-cell>
          <table:table-cell table:formula="of:=[.R98]-[.R97]" office:value-type="float" office:value="694" calcext:value-type="float">
            <text:p>694</text:p>
          </table:table-cell>
          <table:table-cell table:formula="of:=[.AD98]-[.AD97]" office:value-type="float" office:value="3" calcext:value-type="float">
            <text:p>3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float" office:value="1541" calcext:value-type="float">
            <text:p>1541</text:p>
          </table:table-cell>
          <table:table-cell office:value-type="float" office:value="1524" calcext:value-type="float">
            <text:p>1524</text:p>
          </table:table-cell>
          <table:table-cell table:formula="of:=[.AE97]+[.H98]" office:value-type="float" office:value="127745" calcext:value-type="float">
            <text:p>127745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774" calcext:value-type="float">
            <text:p>2774</text:p>
          </table:table-cell>
          <table:table-cell office:value-type="float" office:value="18954" calcext:value-type="float">
            <text:p>1895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float" office:value="5760" calcext:value-type="float">
            <text:p>5760</text:p>
          </table:table-cell>
          <table:table-cell office:value-type="float" office:value="134150" calcext:value-type="float">
            <text:p>134150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24363" calcext:value-type="float">
            <text:p>24363</text:p>
          </table:table-cell>
          <table:table-cell office:value-type="float" office:value="645" calcext:value-type="float">
            <text:p>645</text:p>
          </table:table-cell>
          <table:table-cell office:value-type="float" office:value="6405" calcext:value-type="float">
            <text:p>6405</text:p>
          </table:table-cell>
          <table:table-cell office:value-type="float" office:value="65048" calcext:value-type="float">
            <text:p>65048</text:p>
          </table:table-cell>
          <table:table-cell office:value-type="float" office:value="24363" calcext:value-type="float">
            <text:p>24363</text:p>
          </table:table-cell>
          <table:table-cell office:value-type="float" office:value="107597" calcext:value-type="float">
            <text:p>107597</text:p>
          </table:table-cell>
          <table:table-cell office:value-type="float" office:value="66912" calcext:value-type="float">
            <text:p>66912</text:p>
          </table:table-cell>
          <table:table-cell table:number-columns-repeated="5"/>
          <table:table-cell table:formula="of:=[.F99]" office:value-type="float" office:value="24363" calcext:value-type="float">
            <text:p>24363</text:p>
          </table:table-cell>
          <table:table-cell table:formula="of:=[.R99]-[.AD99]" office:value-type="float" office:value="22805" calcext:value-type="float">
            <text:p>22805</text:p>
          </table:table-cell>
          <table:table-cell table:formula="of:=[.AD99]/[.R85]" office:value-type="float" office:value="0.0387215428969082" calcext:value-type="float">
            <text:p>0.038721542896908</text:p>
          </table:table-cell>
          <table:table-cell table:formula="of:=[.AC100]/[.AE85]" office:value-type="float" office:value="0.0327631617029898" calcext:value-type="float">
            <text:p>0.03276316170299</text:p>
          </table:table-cell>
          <table:table-cell table:formula="of:=19458310-[.R99]-[.AB99]-[.AC99]" office:value-type="float" office:value="19431757" calcext:value-type="float">
            <text:p>19431757</text:p>
          </table:table-cell>
          <table:table-cell table:formula="of:=NORMINV(RAND();[.S106];0.25*[.S106])" office:value-type="float" office:value="21184.0084751159" calcext:value-type="float">
            <text:p>21184.0084751159</text:p>
          </table:table-cell>
          <table:table-cell table:formula="of:=[.W99]+[.AD99]" office:value-type="float" office:value="22742.0084751159" calcext:value-type="float">
            <text:p>22742.0084751159</text:p>
          </table:table-cell>
          <table:table-cell table:formula="of:=[.X99]-[.X98]" office:value-type="float" office:value="-1793.61362818454" calcext:value-type="float">
            <text:p>-1793.61362818454</text:p>
          </table:table-cell>
          <table:table-cell table:formula="of:=[.R99]-[.R98]" office:value-type="float" office:value="1976" calcext:value-type="float">
            <text:p>1976</text:p>
          </table:table-cell>
          <table:table-cell table:formula="of:=[.AD99]-[.AD98]" office:value-type="float" office:value="34" calcext:value-type="float">
            <text:p>34</text:p>
          </table:table-cell>
          <table:table-cell table:formula="of:=[.D99]" office:value-type="float" office:value="0" calcext:value-type="float">
            <text:p>0</text:p>
          </table:table-cell>
          <table:table-cell table:formula="of:=[.E99]" office:value-type="float" office:value="2190" calcext:value-type="float">
            <text:p>2190</text:p>
          </table:table-cell>
          <table:table-cell office:value-type="float" office:value="1558" calcext:value-type="float">
            <text:p>1558</text:p>
          </table:table-cell>
          <table:table-cell table:formula="of:=[.AE98]+[.H99]" office:value-type="float" office:value="134150" calcext:value-type="float">
            <text:p>134150</text:p>
          </table:table-cell>
          <table:table-cell office:value-type="string" calcext:value-type="string">
            <text:p>Paso 3</text:p>
          </table:table-cell>
          <table:table-cell table:formula="of:=25899/7" office:value-type="float" office:value="3699.85714285714" calcext:value-type="float">
            <text:p>3699.85714285714</text:p>
          </table:table-cell>
          <table:table-cell office:value-type="float" office:value="2823" calcext:value-type="float">
            <text:p>2823</text:p>
          </table:table-cell>
          <table:table-cell office:value-type="float" office:value="21265" calcext:value-type="float">
            <text:p>212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float" office:value="4237" calcext:value-type="float">
            <text:p>4237</text:p>
          </table:table-cell>
          <table:table-cell office:value-type="float" office:value="138846" calcext:value-type="float">
            <text:p>138846</text:p>
          </table:table-cell>
          <table:table-cell/>
          <table:table-cell office:value-type="float" office:value="2264" calcext:value-type="float">
            <text:p>2264</text:p>
          </table:table-cell>
          <table:table-cell office:value-type="float" office:value="24334" calcext:value-type="float">
            <text:p>24334</text:p>
          </table:table-cell>
          <table:table-cell office:value-type="float" office:value="459" calcext:value-type="float">
            <text:p>459</text:p>
          </table:table-cell>
          <table:table-cell office:value-type="float" office:value="4696" calcext:value-type="float">
            <text:p>4696</text:p>
          </table:table-cell>
          <table:table-cell office:value-type="float" office:value="64849" calcext:value-type="float">
            <text:p>64849</text:p>
          </table:table-cell>
          <table:table-cell office:value-type="float" office:value="24334" calcext:value-type="float">
            <text:p>24334</text:p>
          </table:table-cell>
          <table:table-cell office:value-type="float" office:value="112248" calcext:value-type="float">
            <text:p>112248</text:p>
          </table:table-cell>
          <table:table-cell office:value-type="float" office:value="71733" calcext:value-type="float">
            <text:p>71733</text:p>
          </table:table-cell>
          <table:table-cell table:number-columns-repeated="5"/>
          <table:table-cell table:formula="of:=[.F100]" office:value-type="float" office:value="24334" calcext:value-type="float">
            <text:p>24334</text:p>
          </table:table-cell>
          <table:table-cell table:formula="of:=[.R100]-[.AD100]" office:value-type="float" office:value="22753" calcext:value-type="float">
            <text:p>22753</text:p>
          </table:table-cell>
          <table:table-cell table:formula="of:=[.AD100]/[.R86]" office:value-type="float" office:value="0.0359857968771339" calcext:value-type="float">
            <text:p>0.035985796877134</text:p>
          </table:table-cell>
          <table:table-cell table:formula="of:=[.AC101]/[.AE86]" office:value-type="float" office:value="0.0308526021325189" calcext:value-type="float">
            <text:p>0.030852602132519</text:p>
          </table:table-cell>
          <table:table-cell table:formula="of:=19458310-[.R100]-[.AB100]-[.AC100]" office:value-type="float" office:value="19431712" calcext:value-type="float">
            <text:p>19431712</text:p>
          </table:table-cell>
          <table:table-cell table:formula="of:=NORMINV(RAND();[.S107];0.25*[.S107])" office:value-type="float" office:value="11344.7383942993" calcext:value-type="float">
            <text:p>11344.7383942993</text:p>
          </table:table-cell>
          <table:table-cell table:formula="of:=[.W100]+[.AD100]" office:value-type="float" office:value="12925.7383942993" calcext:value-type="float">
            <text:p>12925.7383942993</text:p>
          </table:table-cell>
          <table:table-cell table:formula="of:=[.X100]-[.X99]" office:value-type="float" office:value="-9816.27008081663" calcext:value-type="float">
            <text:p>-9816.27008081663</text:p>
          </table:table-cell>
          <table:table-cell table:formula="of:=[.R100]-[.R99]" office:value-type="float" office:value="-29" calcext:value-type="float">
            <text:p>-29</text:p>
          </table:table-cell>
          <table:table-cell table:formula="of:=[.AD100]-[.AD99]" office:value-type="float" office:value="23" calcext:value-type="float">
            <text:p>23</text:p>
          </table:table-cell>
          <table:table-cell table:formula="of:=[.D100]" office:value-type="float" office:value="0" calcext:value-type="float">
            <text:p>0</text:p>
          </table:table-cell>
          <table:table-cell table:formula="of:=[.E100]" office:value-type="float" office:value="2264" calcext:value-type="float">
            <text:p>2264</text:p>
          </table:table-cell>
          <table:table-cell office:value-type="float" office:value="1581" calcext:value-type="float">
            <text:p>1581</text:p>
          </table:table-cell>
          <table:table-cell table:formula="of:=[.AE99]+[.H100]" office:value-type="float" office:value="138846" calcext:value-type="float">
            <text:p>13884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55" calcext:value-type="float">
            <text:p>2855</text:p>
          </table:table-cell>
          <table:table-cell office:value-type="float" office:value="20040" calcext:value-type="float">
            <text:p>200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float" office:value="3587" calcext:value-type="float">
            <text:p>3587</text:p>
          </table:table-cell>
          <table:table-cell office:value-type="float" office:value="142759" calcext:value-type="float">
            <text:p>142759</text:p>
          </table:table-cell>
          <table:table-cell/>
          <table:table-cell office:value-type="float" office:value="2283" calcext:value-type="float">
            <text:p>2283</text:p>
          </table:table-cell>
          <table:table-cell office:value-type="float" office:value="23115" calcext:value-type="float">
            <text:p>23115</text:p>
          </table:table-cell>
          <table:table-cell office:value-type="float" office:value="326" calcext:value-type="float">
            <text:p>326</text:p>
          </table:table-cell>
          <table:table-cell office:value-type="float" office:value="3913" calcext:value-type="float">
            <text:p>3913</text:p>
          </table:table-cell>
          <table:table-cell office:value-type="float" office:value="64798" calcext:value-type="float">
            <text:p>64798</text:p>
          </table:table-cell>
          <table:table-cell office:value-type="float" office:value="23115" calcext:value-type="float">
            <text:p>23115</text:p>
          </table:table-cell>
          <table:table-cell office:value-type="float" office:value="117361" calcext:value-type="float">
            <text:p>117361</text:p>
          </table:table-cell>
          <table:table-cell office:value-type="float" office:value="75678" calcext:value-type="float">
            <text:p>75678</text:p>
          </table:table-cell>
          <table:table-cell table:number-columns-repeated="5"/>
          <table:table-cell table:formula="of:=[.F101]" office:value-type="float" office:value="23115" calcext:value-type="float">
            <text:p>23115</text:p>
          </table:table-cell>
          <table:table-cell table:formula="of:=[.R101]-[.AD101]" office:value-type="float" office:value="21538" calcext:value-type="float">
            <text:p>21538</text:p>
          </table:table-cell>
          <table:table-cell table:formula="of:=[.AD101]/[.R87]" office:value-type="float" office:value="0.0341046712802768" calcext:value-type="float">
            <text:p>0.034104671280277</text:p>
          </table:table-cell>
          <table:table-cell table:formula="of:=[.AC102]/[.AE87]" office:value-type="float" office:value="0.0317466425520453" calcext:value-type="float">
            <text:p>0.031746642552045</text:p>
          </table:table-cell>
          <table:table-cell table:formula="of:=19458310-[.R101]-[.AB101]-[.AC101]" office:value-type="float" office:value="19432912" calcext:value-type="float">
            <text:p>19432912</text:p>
          </table:table-cell>
          <table:table-cell table:formula="of:=NORMINV(RAND();[.S108];0.25*[.S108])" office:value-type="float" office:value="24367.9253875684" calcext:value-type="float">
            <text:p>24367.9253875684</text:p>
          </table:table-cell>
          <table:table-cell table:formula="of:=[.W101]+[.AD101]" office:value-type="float" office:value="25944.9253875684" calcext:value-type="float">
            <text:p>25944.9253875684</text:p>
          </table:table-cell>
          <table:table-cell table:formula="of:=[.X101]-[.X100]" office:value-type="float" office:value="13019.1869932691" calcext:value-type="float">
            <text:p>13019.1869932691</text:p>
          </table:table-cell>
          <table:table-cell table:formula="of:=[.R101]-[.R100]" office:value-type="float" office:value="-1219" calcext:value-type="float">
            <text:p>-1219</text:p>
          </table:table-cell>
          <table:table-cell table:formula="of:=[.AD101]-[.AD100]" office:value-type="float" office:value="-4" calcext:value-type="float">
            <text:p>-4</text:p>
          </table:table-cell>
          <table:table-cell table:formula="of:=[.D101]" office:value-type="float" office:value="0" calcext:value-type="float">
            <text:p>0</text:p>
          </table:table-cell>
          <table:table-cell table:formula="of:=[.E101]" office:value-type="float" office:value="2283" calcext:value-type="float">
            <text:p>2283</text:p>
          </table:table-cell>
          <table:table-cell office:value-type="float" office:value="1577" calcext:value-type="float">
            <text:p>1577</text:p>
          </table:table-cell>
          <table:table-cell table:formula="of:=[.AE100]+[.H101]" office:value-type="float" office:value="142759" calcext:value-type="float">
            <text:p>142759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906" calcext:value-type="float">
            <text:p>2906</text:p>
          </table:table-cell>
          <table:table-cell office:value-type="float" office:value="17777" calcext:value-type="float">
            <text:p>177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float" office:value="5226" calcext:value-type="float">
            <text:p>5226</text:p>
          </table:table-cell>
          <table:table-cell office:value-type="float" office:value="148496" calcext:value-type="float">
            <text:p>148496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24201" calcext:value-type="float">
            <text:p>24201</text:p>
          </table:table-cell>
          <table:table-cell office:value-type="float" office:value="511" calcext:value-type="float">
            <text:p>511</text:p>
          </table:table-cell>
          <table:table-cell office:value-type="float" office:value="5737" calcext:value-type="float">
            <text:p>5737</text:p>
          </table:table-cell>
          <table:table-cell office:value-type="float" office:value="66207" calcext:value-type="float">
            <text:p>66207</text:p>
          </table:table-cell>
          <table:table-cell office:value-type="float" office:value="24201" calcext:value-type="float">
            <text:p>24201</text:p>
          </table:table-cell>
          <table:table-cell office:value-type="float" office:value="121820" calcext:value-type="float">
            <text:p>121820</text:p>
          </table:table-cell>
          <table:table-cell office:value-type="float" office:value="79814" calcext:value-type="float">
            <text:p>79814</text:p>
          </table:table-cell>
          <table:table-cell table:number-columns-repeated="5"/>
          <table:table-cell table:formula="of:=[.F102]" office:value-type="float" office:value="24201" calcext:value-type="float">
            <text:p>24201</text:p>
          </table:table-cell>
          <table:table-cell table:formula="of:=[.R102]-[.AD102]" office:value-type="float" office:value="22611" calcext:value-type="float">
            <text:p>22611</text:p>
          </table:table-cell>
          <table:table-cell table:formula="of:=[.AD102]/[.R88]" office:value-type="float" office:value="0.0331886115053853" calcext:value-type="float">
            <text:p>0.033188611505385</text:p>
          </table:table-cell>
          <table:table-cell table:formula="of:=[.AC103]/[.AE88]" office:value-type="float" office:value="0.0321792706194024" calcext:value-type="float">
            <text:p>0.032179270619402</text:p>
          </table:table-cell>
          <table:table-cell table:formula="of:=19458310-[.R102]-[.AB102]-[.AC102]" office:value-type="float" office:value="19431634" calcext:value-type="float">
            <text:p>19431634</text:p>
          </table:table-cell>
          <table:table-cell table:formula="of:=NORMINV(RAND();[.S109];0.25*[.S109])" office:value-type="float" office:value="29170.2852940766" calcext:value-type="float">
            <text:p>29170.2852940766</text:p>
          </table:table-cell>
          <table:table-cell table:formula="of:=[.W102]+[.AD102]" office:value-type="float" office:value="30760.2852940766" calcext:value-type="float">
            <text:p>30760.2852940766</text:p>
          </table:table-cell>
          <table:table-cell table:formula="of:=[.X102]-[.X101]" office:value-type="float" office:value="4815.35990650818" calcext:value-type="float">
            <text:p>4815.35990650818</text:p>
          </table:table-cell>
          <table:table-cell table:formula="of:=[.R102]-[.R101]" office:value-type="float" office:value="1086" calcext:value-type="float">
            <text:p>1086</text:p>
          </table:table-cell>
          <table:table-cell table:formula="of:=[.AD102]-[.AD101]" office:value-type="float" office:value="13" calcext:value-type="float">
            <text:p>13</text:p>
          </table:table-cell>
          <table:table-cell table:formula="of:=[.D102]" office:value-type="float" office:value="0" calcext:value-type="float">
            <text:p>0</text:p>
          </table:table-cell>
          <table:table-cell table:formula="of:=[.E102]" office:value-type="float" office:value="2475" calcext:value-type="float">
            <text:p>2475</text:p>
          </table:table-cell>
          <table:table-cell office:value-type="float" office:value="1590" calcext:value-type="float">
            <text:p>1590</text:p>
          </table:table-cell>
          <table:table-cell table:formula="of:=[.AE101]+[.H102]" office:value-type="float" office:value="148496" calcext:value-type="float">
            <text:p>14849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73" calcext:value-type="float">
            <text:p>2873</text:p>
          </table:table-cell>
          <table:table-cell office:value-type="float" office:value="14477" calcext:value-type="float">
            <text:p>144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float" office:value="5089" calcext:value-type="float">
            <text:p>5089</text:p>
          </table:table-cell>
          <table:table-cell office:value-type="float" office:value="154092" calcext:value-type="float">
            <text:p>154092</text:p>
          </table:table-cell>
          <table:table-cell/>
          <table:table-cell office:value-type="float" office:value="2648" calcext:value-type="float">
            <text:p>2648</text:p>
          </table:table-cell>
          <table:table-cell office:value-type="float" office:value="25000" calcext:value-type="float">
            <text:p>25000</text:p>
          </table:table-cell>
          <table:table-cell office:value-type="float" office:value="507" calcext:value-type="float">
            <text:p>507</text:p>
          </table:table-cell>
          <table:table-cell office:value-type="float" office:value="5596" calcext:value-type="float">
            <text:p>5596</text:p>
          </table:table-cell>
          <table:table-cell office:value-type="float" office:value="67149" calcext:value-type="float">
            <text:p>67149</text:p>
          </table:table-cell>
          <table:table-cell office:value-type="float" office:value="25000" calcext:value-type="float">
            <text:p>25000</text:p>
          </table:table-cell>
          <table:table-cell office:value-type="float" office:value="126444" calcext:value-type="float">
            <text:p>126444</text:p>
          </table:table-cell>
          <table:table-cell office:value-type="float" office:value="84295" calcext:value-type="float">
            <text:p>84295</text:p>
          </table:table-cell>
          <table:table-cell table:number-columns-repeated="5"/>
          <table:table-cell table:formula="of:=[.F103]" office:value-type="float" office:value="25000" calcext:value-type="float">
            <text:p>25000</text:p>
          </table:table-cell>
          <table:table-cell table:formula="of:=[.R103]-[.AD103]" office:value-type="float" office:value="23382" calcext:value-type="float">
            <text:p>23382</text:p>
          </table:table-cell>
          <table:table-cell table:formula="of:=[.AD103]/[.R89]" office:value-type="float" office:value="0.032400176218511" calcext:value-type="float">
            <text:p>0.032400176218511</text:p>
          </table:table-cell>
          <table:table-cell table:formula="of:=[.AC104]/[.AE89]" office:value-type="float" office:value="0.0330101330756933" calcext:value-type="float">
            <text:p>0.033010133075693</text:p>
          </table:table-cell>
          <table:table-cell table:formula="of:=19458310-[.R103]-[.AB103]-[.AC103]" office:value-type="float" office:value="19430662" calcext:value-type="float">
            <text:p>19430662</text:p>
          </table:table-cell>
          <table:table-cell table:formula="of:=NORMINV(RAND();[.S110];0.25*[.S110])" office:value-type="float" office:value="25631.2185281077" calcext:value-type="float">
            <text:p>25631.2185281077</text:p>
          </table:table-cell>
          <table:table-cell table:formula="of:=[.W103]+[.AD103]" office:value-type="float" office:value="27249.2185281077" calcext:value-type="float">
            <text:p>27249.2185281077</text:p>
          </table:table-cell>
          <table:table-cell table:formula="of:=[.X103]-[.X102]" office:value-type="float" office:value="-3511.06676596894" calcext:value-type="float">
            <text:p>-3511.06676596894</text:p>
          </table:table-cell>
          <table:table-cell table:formula="of:=[.R103]-[.R102]" office:value-type="float" office:value="799" calcext:value-type="float">
            <text:p>799</text:p>
          </table:table-cell>
          <table:table-cell table:formula="of:=[.AD103]-[.AD102]" office:value-type="float" office:value="28" calcext:value-type="float">
            <text:p>28</text:p>
          </table:table-cell>
          <table:table-cell table:formula="of:=[.D103]" office:value-type="float" office:value="0" calcext:value-type="float">
            <text:p>0</text:p>
          </table:table-cell>
          <table:table-cell table:formula="of:=[.E103]" office:value-type="float" office:value="2648" calcext:value-type="float">
            <text:p>2648</text:p>
          </table:table-cell>
          <table:table-cell office:value-type="float" office:value="1618" calcext:value-type="float">
            <text:p>1618</text:p>
          </table:table-cell>
          <table:table-cell table:formula="of:=[.AE102]+[.H103]" office:value-type="float" office:value="154092" calcext:value-type="float">
            <text:p>154092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76" calcext:value-type="float">
            <text:p>2876</text:p>
          </table:table-cell>
          <table:table-cell office:value-type="float" office:value="19976" calcext:value-type="float">
            <text:p>1997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float" office:value="6217" calcext:value-type="float">
            <text:p>6217</text:p>
          </table:table-cell>
          <table:table-cell office:value-type="float" office:value="160846" calcext:value-type="float">
            <text:p>160846</text:p>
          </table:table-cell>
          <table:table-cell/>
          <table:table-cell office:value-type="float" office:value="2870" calcext:value-type="float">
            <text:p>2870</text:p>
          </table:table-cell>
          <table:table-cell office:value-type="float" office:value="26618" calcext:value-type="float">
            <text:p>26618</text:p>
          </table:table-cell>
          <table:table-cell office:value-type="float" office:value="537" calcext:value-type="float">
            <text:p>537</text:p>
          </table:table-cell>
          <table:table-cell office:value-type="float" office:value="6754" calcext:value-type="float">
            <text:p>6754</text:p>
          </table:table-cell>
          <table:table-cell office:value-type="float" office:value="70208" calcext:value-type="float">
            <text:p>70208</text:p>
          </table:table-cell>
          <table:table-cell office:value-type="float" office:value="26618" calcext:value-type="float">
            <text:p>26618</text:p>
          </table:table-cell>
          <table:table-cell office:value-type="float" office:value="131358" calcext:value-type="float">
            <text:p>131358</text:p>
          </table:table-cell>
          <table:table-cell office:value-type="float" office:value="87768" calcext:value-type="float">
            <text:p>87768</text:p>
          </table:table-cell>
          <table:table-cell table:number-columns-repeated="5"/>
          <table:table-cell table:formula="of:=[.F104]" office:value-type="float" office:value="26618" calcext:value-type="float">
            <text:p>26618</text:p>
          </table:table-cell>
          <table:table-cell table:formula="of:=[.R104]-[.AD104]" office:value-type="float" office:value="24971" calcext:value-type="float">
            <text:p>24971</text:p>
          </table:table-cell>
          <table:table-cell table:formula="of:=[.AD104]/[.R90]" office:value-type="float" office:value="0.0322334429309535" calcext:value-type="float">
            <text:p>0.032233442930954</text:p>
          </table:table-cell>
          <table:table-cell table:formula="of:=[.AC105]/[.AE90]" office:value-type="float" office:value="0.0342130232352876" calcext:value-type="float">
            <text:p>0.034213023235288</text:p>
          </table:table-cell>
          <table:table-cell table:formula="of:=19458310-[.R104]-[.AB104]-[.AC104]" office:value-type="float" office:value="19428822" calcext:value-type="float">
            <text:p>19428822</text:p>
          </table:table-cell>
          <table:table-cell table:formula="of:=NORMINV(RAND();[.S111];0.25*[.S111])" office:value-type="float" office:value="30752.166634377" calcext:value-type="float">
            <text:p>30752.166634377</text:p>
          </table:table-cell>
          <table:table-cell table:formula="of:=[.W104]+[.AD104]" office:value-type="float" office:value="32399.166634377" calcext:value-type="float">
            <text:p>32399.166634377</text:p>
          </table:table-cell>
          <table:table-cell table:formula="of:=[.X104]-[.X103]" office:value-type="float" office:value="5149.94810626936" calcext:value-type="float">
            <text:p>5149.94810626936</text:p>
          </table:table-cell>
          <table:table-cell table:formula="of:=[.R104]-[.R103]" office:value-type="float" office:value="1618" calcext:value-type="float">
            <text:p>1618</text:p>
          </table:table-cell>
          <table:table-cell table:formula="of:=[.AD104]-[.AD103]" office:value-type="float" office:value="29" calcext:value-type="float">
            <text:p>29</text:p>
          </table:table-cell>
          <table:table-cell table:formula="of:=[.D104]" office:value-type="float" office:value="0" calcext:value-type="float">
            <text:p>0</text:p>
          </table:table-cell>
          <table:table-cell table:formula="of:=[.E104]" office:value-type="float" office:value="2870" calcext:value-type="float">
            <text:p>2870</text:p>
          </table:table-cell>
          <table:table-cell office:value-type="float" office:value="1647" calcext:value-type="float">
            <text:p>1647</text:p>
          </table:table-cell>
          <table:table-cell table:formula="of:=[.AE103]+[.H104]" office:value-type="float" office:value="160846" calcext:value-type="float">
            <text:p>160846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63" calcext:value-type="float">
            <text:p>2863</text:p>
          </table:table-cell>
          <table:table-cell office:value-type="float" office:value="18733" calcext:value-type="float">
            <text:p>187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float" office:value="5969" calcext:value-type="float">
            <text:p>5969</text:p>
          </table:table-cell>
          <table:table-cell office:value-type="float" office:value="167355" calcext:value-type="float">
            <text:p>167355</text:p>
          </table:table-cell>
          <table:table-cell/>
          <table:table-cell office:value-type="float" office:value="3101" calcext:value-type="float">
            <text:p>3101</text:p>
          </table:table-cell>
          <table:table-cell office:value-type="float" office:value="26958" calcext:value-type="float">
            <text:p>26958</text:p>
          </table:table-cell>
          <table:table-cell office:value-type="float" office:value="540" calcext:value-type="float">
            <text:p>540</text:p>
          </table:table-cell>
          <table:table-cell office:value-type="float" office:value="6509" calcext:value-type="float">
            <text:p>6509</text:p>
          </table:table-cell>
          <table:table-cell office:value-type="float" office:value="72497" calcext:value-type="float">
            <text:p>72497</text:p>
          </table:table-cell>
          <table:table-cell office:value-type="float" office:value="26958" calcext:value-type="float">
            <text:p>26958</text:p>
          </table:table-cell>
          <table:table-cell office:value-type="float" office:value="137296" calcext:value-type="float">
            <text:p>137296</text:p>
          </table:table-cell>
          <table:table-cell office:value-type="float" office:value="91757" calcext:value-type="float">
            <text:p>91757</text:p>
          </table:table-cell>
          <table:table-cell table:number-columns-repeated="5"/>
          <table:table-cell table:formula="of:=[.F105]" office:value-type="float" office:value="26958" calcext:value-type="float">
            <text:p>26958</text:p>
          </table:table-cell>
          <table:table-cell table:formula="of:=[.R105]-[.AD105]" office:value-type="float" office:value="25302" calcext:value-type="float">
            <text:p>25302</text:p>
          </table:table-cell>
          <table:table-cell table:formula="of:=[.AD105]/[.R91]" office:value-type="float" office:value="0.0309938236945536" calcext:value-type="float">
            <text:p>0.030993823694554</text:p>
          </table:table-cell>
          <table:table-cell table:formula="of:=[.AC106]/[.AE91]" office:value-type="float" office:value="0.0350313099580425" calcext:value-type="float">
            <text:p>0.035031309958043</text:p>
          </table:table-cell>
          <table:table-cell table:formula="of:=19458310-[.R105]-[.AB105]-[.AC105]" office:value-type="float" office:value="19428251" calcext:value-type="float">
            <text:p>19428251</text:p>
          </table:table-cell>
          <table:table-cell table:formula="of:=NORMINV(RAND();[.S112];0.25*[.S112])" office:value-type="float" office:value="27068.0301569082" calcext:value-type="float">
            <text:p>27068.0301569082</text:p>
          </table:table-cell>
          <table:table-cell table:formula="of:=[.W105]+[.AD105]" office:value-type="float" office:value="28724.0301569082" calcext:value-type="float">
            <text:p>28724.0301569082</text:p>
          </table:table-cell>
          <table:table-cell table:formula="of:=[.X105]-[.X104]" office:value-type="float" office:value="-3675.1364774688" calcext:value-type="float">
            <text:p>-3675.1364774688</text:p>
          </table:table-cell>
          <table:table-cell table:formula="of:=[.R105]-[.R104]" office:value-type="float" office:value="340" calcext:value-type="float">
            <text:p>340</text:p>
          </table:table-cell>
          <table:table-cell table:formula="of:=[.AD105]-[.AD104]" office:value-type="float" office:value="9" calcext:value-type="float">
            <text:p>9</text:p>
          </table:table-cell>
          <table:table-cell table:formula="of:=[.D105]" office:value-type="float" office:value="0" calcext:value-type="float">
            <text:p>0</text:p>
          </table:table-cell>
          <table:table-cell table:formula="of:=[.E105]" office:value-type="float" office:value="3101" calcext:value-type="float">
            <text:p>3101</text:p>
          </table:table-cell>
          <table:table-cell office:value-type="float" office:value="1656" calcext:value-type="float">
            <text:p>1656</text:p>
          </table:table-cell>
          <table:table-cell table:formula="of:=[.AE104]+[.H105]" office:value-type="float" office:value="167355" calcext:value-type="float">
            <text:p>167355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94" calcext:value-type="float">
            <text:p>2894</text:p>
          </table:table-cell>
          <table:table-cell office:value-type="float" office:value="20223" calcext:value-type="float">
            <text:p>2022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float" office:value="6368" calcext:value-type="float">
            <text:p>6368</text:p>
          </table:table-cell>
          <table:table-cell office:value-type="float" office:value="174293" calcext:value-type="float">
            <text:p>174293</text:p>
          </table:table-cell>
          <table:table-cell/>
          <table:table-cell office:value-type="float" office:value="3323" calcext:value-type="float">
            <text:p>3323</text:p>
          </table:table-cell>
          <table:table-cell office:value-type="float" office:value="27266" calcext:value-type="float">
            <text:p>27266</text:p>
          </table:table-cell>
          <table:table-cell office:value-type="float" office:value="570" calcext:value-type="float">
            <text:p>570</text:p>
          </table:table-cell>
          <table:table-cell office:value-type="float" office:value="6938" calcext:value-type="float">
            <text:p>6938</text:p>
          </table:table-cell>
          <table:table-cell office:value-type="float" office:value="74605" calcext:value-type="float">
            <text:p>74605</text:p>
          </table:table-cell>
          <table:table-cell office:value-type="float" office:value="27266" calcext:value-type="float">
            <text:p>27266</text:p>
          </table:table-cell>
          <table:table-cell office:value-type="float" office:value="143704" calcext:value-type="float">
            <text:p>143704</text:p>
          </table:table-cell>
          <table:table-cell office:value-type="float" office:value="96365" calcext:value-type="float">
            <text:p>96365</text:p>
          </table:table-cell>
          <table:table-cell table:number-columns-repeated="5"/>
          <table:table-cell table:formula="of:=[.F106]" office:value-type="float" office:value="27266" calcext:value-type="float">
            <text:p>27266</text:p>
          </table:table-cell>
          <table:table-cell table:formula="of:=[.R106]-[.AD106]" office:value-type="float" office:value="25551" calcext:value-type="float">
            <text:p>25551</text:p>
          </table:table-cell>
          <table:table-cell table:formula="of:=[.AD106]/[.R92]" office:value-type="float" office:value="0.0306759439783927" calcext:value-type="float">
            <text:p>0.030675943978393</text:p>
          </table:table-cell>
          <table:table-cell table:formula="of:=[.AC107]/[.AE92]" office:value-type="float" office:value="0.0337252226948078" calcext:value-type="float">
            <text:p>0.033725222694808</text:p>
          </table:table-cell>
          <table:table-cell table:formula="of:=19458310-[.R106]-[.AB106]-[.AC106]" office:value-type="float" office:value="19427721" calcext:value-type="float">
            <text:p>19427721</text:p>
          </table:table-cell>
          <table:table-cell table:formula="of:=NORMINV(RAND();[.S113];0.25*[.S113])" office:value-type="float" office:value="39016.1613873635" calcext:value-type="float">
            <text:p>39016.1613873635</text:p>
          </table:table-cell>
          <table:table-cell table:formula="of:=[.W106]+[.AD106]" office:value-type="float" office:value="40731.1613873635" calcext:value-type="float">
            <text:p>40731.1613873635</text:p>
          </table:table-cell>
          <table:table-cell table:formula="of:=[.X106]-[.X105]" office:value-type="float" office:value="12007.1312304553" calcext:value-type="float">
            <text:p>12007.1312304553</text:p>
          </table:table-cell>
          <table:table-cell table:formula="of:=[.R106]-[.R105]" office:value-type="float" office:value="308" calcext:value-type="float">
            <text:p>308</text:p>
          </table:table-cell>
          <table:table-cell table:formula="of:=[.AD106]-[.AD105]" office:value-type="float" office:value="59" calcext:value-type="float">
            <text:p>59</text:p>
          </table:table-cell>
          <table:table-cell table:formula="of:=[.D106]" office:value-type="float" office:value="0" calcext:value-type="float">
            <text:p>0</text:p>
          </table:table-cell>
          <table:table-cell table:formula="of:=[.E106]" office:value-type="float" office:value="3323" calcext:value-type="float">
            <text:p>3323</text:p>
          </table:table-cell>
          <table:table-cell office:value-type="float" office:value="1715" calcext:value-type="float">
            <text:p>1715</text:p>
          </table:table-cell>
          <table:table-cell table:formula="of:=[.AE105]+[.H106]" office:value-type="float" office:value="174293" calcext:value-type="float">
            <text:p>174293</text:p>
          </table:table-cell>
          <table:table-cell office:value-type="string" calcext:value-type="string">
            <text:p>Paso 3</text:p>
          </table:table-cell>
          <table:table-cell table:formula="of:=24490/7" office:value-type="float" office:value="3498.57142857143" calcext:value-type="float">
            <text:p>3498.57142857143</text:p>
          </table:table-cell>
          <table:table-cell office:value-type="float" office:value="2898" calcext:value-type="float">
            <text:p>2898</text:p>
          </table:table-cell>
          <table:table-cell office:value-type="float" office:value="20151" calcext:value-type="float">
            <text:p>2015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float" office:value="4660" calcext:value-type="float">
            <text:p>4660</text:p>
          </table:table-cell>
          <table:table-cell office:value-type="float" office:value="179436" calcext:value-type="float">
            <text:p>179436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float" office:value="27282" calcext:value-type="float">
            <text:p>27282</text:p>
          </table:table-cell>
          <table:table-cell office:value-type="float" office:value="483" calcext:value-type="float">
            <text:p>483</text:p>
          </table:table-cell>
          <table:table-cell office:value-type="float" office:value="5143" calcext:value-type="float">
            <text:p>5143</text:p>
          </table:table-cell>
          <table:table-cell office:value-type="float" office:value="74277" calcext:value-type="float">
            <text:p>74277</text:p>
          </table:table-cell>
          <table:table-cell office:value-type="float" office:value="27282" calcext:value-type="float">
            <text:p>27282</text:p>
          </table:table-cell>
          <table:table-cell office:value-type="float" office:value="148792" calcext:value-type="float">
            <text:p>148792</text:p>
          </table:table-cell>
          <table:table-cell office:value-type="float" office:value="101797" calcext:value-type="float">
            <text:p>101797</text:p>
          </table:table-cell>
          <table:table-cell table:number-columns-repeated="5"/>
          <table:table-cell table:formula="of:=[.F107]" office:value-type="float" office:value="27282" calcext:value-type="float">
            <text:p>27282</text:p>
          </table:table-cell>
          <table:table-cell table:formula="of:=[.R107]-[.AD107]" office:value-type="float" office:value="25559" calcext:value-type="float">
            <text:p>25559</text:p>
          </table:table-cell>
          <table:table-cell table:formula="of:=[.AD107]/[.R93]" office:value-type="float" office:value="0.0291539763113367" calcext:value-type="float">
            <text:p>0.029153976311337</text:p>
          </table:table-cell>
          <table:table-cell table:formula="of:=[.AC108]/[.AE93]" office:value-type="float" office:value="0.0321703325440523" calcext:value-type="float">
            <text:p>0.032170332544052</text:p>
          </table:table-cell>
          <table:table-cell table:formula="of:=19458310-[.R107]-[.AB107]-[.AC107]" office:value-type="float" office:value="19427666" calcext:value-type="float">
            <text:p>19427666</text:p>
          </table:table-cell>
          <table:table-cell table:formula="of:=NORMINV(RAND();[.S114];0.25*[.S114])" office:value-type="float" office:value="44527.740026924" calcext:value-type="float">
            <text:p>44527.740026924</text:p>
          </table:table-cell>
          <table:table-cell table:formula="of:=[.W107]+[.AD107]" office:value-type="float" office:value="46250.740026924" calcext:value-type="float">
            <text:p>46250.740026924</text:p>
          </table:table-cell>
          <table:table-cell table:formula="of:=[.X107]-[.X106]" office:value-type="float" office:value="5519.57863956045" calcext:value-type="float">
            <text:p>5519.57863956045</text:p>
          </table:table-cell>
          <table:table-cell table:formula="of:=[.R107]-[.R106]" office:value-type="float" office:value="16" calcext:value-type="float">
            <text:p>16</text:p>
          </table:table-cell>
          <table:table-cell table:formula="of:=[.AD107]-[.AD106]" office:value-type="float" office:value="8" calcext:value-type="float">
            <text:p>8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float" office:value="3362" calcext:value-type="float">
            <text:p>3362</text:p>
          </table:table-cell>
          <table:table-cell office:value-type="float" office:value="1723" calcext:value-type="float">
            <text:p>1723</text:p>
          </table:table-cell>
          <table:table-cell table:formula="of:=[.AE106]+[.H107]" office:value-type="float" office:value="179436" calcext:value-type="float">
            <text:p>17943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7" calcext:value-type="float">
            <text:p>3017</text:p>
          </table:table-cell>
          <table:table-cell office:value-type="float" office:value="18808" calcext:value-type="float">
            <text:p>1880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float" office:value="4498" calcext:value-type="float">
            <text:p>4498</text:p>
          </table:table-cell>
          <table:table-cell office:value-type="float" office:value="184449" calcext:value-type="float">
            <text:p>184449</text:p>
          </table:table-cell>
          <table:table-cell/>
          <table:table-cell office:value-type="float" office:value="3383" calcext:value-type="float">
            <text:p>3383</text:p>
          </table:table-cell>
          <table:table-cell office:value-type="float" office:value="24834" calcext:value-type="float">
            <text:p>24834</text:p>
          </table:table-cell>
          <table:table-cell office:value-type="float" office:value="515" calcext:value-type="float">
            <text:p>515</text:p>
          </table:table-cell>
          <table:table-cell office:value-type="float" office:value="5013" calcext:value-type="float">
            <text:p>5013</text:p>
          </table:table-cell>
          <table:table-cell office:value-type="float" office:value="75763" calcext:value-type="float">
            <text:p>75763</text:p>
          </table:table-cell>
          <table:table-cell office:value-type="float" office:value="24834" calcext:value-type="float">
            <text:p>24834</text:p>
          </table:table-cell>
          <table:table-cell office:value-type="float" office:value="156232" calcext:value-type="float">
            <text:p>156232</text:p>
          </table:table-cell>
          <table:table-cell office:value-type="float" office:value="105303" calcext:value-type="float">
            <text:p>105303</text:p>
          </table:table-cell>
          <table:table-cell table:number-columns-repeated="5"/>
          <table:table-cell table:formula="of:=[.F108]" office:value-type="float" office:value="24834" calcext:value-type="float">
            <text:p>24834</text:p>
          </table:table-cell>
          <table:table-cell table:formula="of:=[.R108]-[.AD108]" office:value-type="float" office:value="23107" calcext:value-type="float">
            <text:p>23107</text:p>
          </table:table-cell>
          <table:table-cell table:formula="of:=[.AD108]/[.R94]" office:value-type="float" office:value="0.0809847596717468" calcext:value-type="float">
            <text:p>0.080984759671747</text:p>
          </table:table-cell>
          <table:table-cell table:formula="of:=[.AC109]/[.AE94]" office:value-type="float" office:value="0.0332609535726773" calcext:value-type="float">
            <text:p>0.033260953572677</text:p>
          </table:table-cell>
          <table:table-cell table:formula="of:=19458310-[.R108]-[.AB108]-[.AC108]" office:value-type="float" office:value="19430093" calcext:value-type="float">
            <text:p>19430093</text:p>
          </table:table-cell>
          <table:table-cell table:formula="of:=NORMINV(RAND();[.S115];0.25*[.S115])" office:value-type="float" office:value="41197.5510474978" calcext:value-type="float">
            <text:p>41197.5510474978</text:p>
          </table:table-cell>
          <table:table-cell table:formula="of:=[.W108]+[.AD108]" office:value-type="float" office:value="42924.5510474978" calcext:value-type="float">
            <text:p>42924.5510474978</text:p>
          </table:table-cell>
          <table:table-cell table:formula="of:=[.X108]-[.X107]" office:value-type="float" office:value="-3326.18897942614" calcext:value-type="float">
            <text:p>-3326.18897942614</text:p>
          </table:table-cell>
          <table:table-cell table:formula="of:=[.R108]-[.R107]" office:value-type="float" office:value="-2448" calcext:value-type="float">
            <text:p>-2448</text:p>
          </table:table-cell>
          <table:table-cell table:formula="of:=[.AD108]-[.AD107]" office:value-type="float" office:value="4" calcext:value-type="float">
            <text:p>4</text:p>
          </table:table-cell>
          <table:table-cell table:formula="of:=[.D108]" office:value-type="float" office:value="0" calcext:value-type="float">
            <text:p>0</text:p>
          </table:table-cell>
          <table:table-cell table:formula="of:=[.E108]" office:value-type="float" office:value="3383" calcext:value-type="float">
            <text:p>3383</text:p>
          </table:table-cell>
          <table:table-cell office:value-type="float" office:value="1727" calcext:value-type="float">
            <text:p>1727</text:p>
          </table:table-cell>
          <table:table-cell table:formula="of:=[.AE107]+[.H108]" office:value-type="float" office:value="184449" calcext:value-type="float">
            <text:p>184449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4575" calcext:value-type="float">
            <text:p>1457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float" office:value="4320" calcext:value-type="float">
            <text:p>4320</text:p>
          </table:table-cell>
          <table:table-cell office:value-type="float" office:value="220628" calcext:value-type="float">
            <text:p>220628</text:p>
          </table:table-cell>
          <table:table-cell/>
          <table:table-cell office:value-type="float" office:value="3615" calcext:value-type="float">
            <text:p>3615</text:p>
          </table:table-cell>
          <table:table-cell office:value-type="float" office:value="35082" calcext:value-type="float">
            <text:p>35082</text:p>
          </table:table-cell>
          <table:table-cell office:value-type="float" office:value="437" calcext:value-type="float">
            <text:p>437</text:p>
          </table:table-cell>
          <table:table-cell office:value-type="float" office:value="4757" calcext:value-type="float">
            <text:p>4757</text:p>
          </table:table-cell>
          <table:table-cell office:value-type="float" office:value="75346" calcext:value-type="float">
            <text:p>75346</text:p>
          </table:table-cell>
          <table:table-cell office:value-type="float" office:value="35082" calcext:value-type="float">
            <text:p>35082</text:p>
          </table:table-cell>
          <table:table-cell office:value-type="float" office:value="181931" calcext:value-type="float">
            <text:p>181931</text:p>
          </table:table-cell>
          <table:table-cell office:value-type="float" office:value="141667" calcext:value-type="float">
            <text:p>141667</text:p>
          </table:table-cell>
          <table:table-cell table:number-columns-repeated="5"/>
          <table:table-cell table:formula="of:=[.F109]" office:value-type="float" office:value="35082" calcext:value-type="float">
            <text:p>35082</text:p>
          </table:table-cell>
          <table:table-cell table:formula="of:=[.R109]-[.AD109]" office:value-type="float" office:value="33288" calcext:value-type="float">
            <text:p>33288</text:p>
          </table:table-cell>
          <table:table-cell table:formula="of:=[.AD109]/[.R95]" office:value-type="float" office:value="0.0830363341819023" calcext:value-type="float">
            <text:p>0.083036334181902</text:p>
          </table:table-cell>
          <table:table-cell table:formula="of:=[.AC110]/[.AE95]" office:value-type="float" office:value="0.0338032879219911" calcext:value-type="float">
            <text:p>0.033803287921991</text:p>
          </table:table-cell>
          <table:table-cell table:formula="of:=19458310-[.R109]-[.AB109]-[.AC109]" office:value-type="float" office:value="19419613" calcext:value-type="float">
            <text:p>19419613</text:p>
          </table:table-cell>
          <table:table-cell table:formula="of:=NORMINV(RAND();[.S116];0.25*[.S116])" office:value-type="float" office:value="40846.7645998484" calcext:value-type="float">
            <text:p>40846.7645998484</text:p>
          </table:table-cell>
          <table:table-cell table:formula="of:=[.W109]+[.AD109]" office:value-type="float" office:value="42640.7645998484" calcext:value-type="float">
            <text:p>42640.7645998484</text:p>
          </table:table-cell>
          <table:table-cell table:formula="of:=[.X109]-[.X108]" office:value-type="float" office:value="-283.786447649436" calcext:value-type="float">
            <text:p>-283.786447649436</text:p>
          </table:table-cell>
          <table:table-cell table:formula="of:=[.R109]-[.R108]" office:value-type="float" office:value="10248" calcext:value-type="float">
            <text:p>10248</text:p>
          </table:table-cell>
          <table:table-cell table:formula="of:=[.AD109]-[.AD108]" office:value-type="float" office:value="67" calcext:value-type="float">
            <text:p>67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3615" calcext:value-type="float">
            <text:p>3615</text:p>
          </table:table-cell>
          <table:table-cell office:value-type="float" office:value="1794" calcext:value-type="float">
            <text:p>1794</text:p>
          </table:table-cell>
          <table:table-cell table:formula="of:=[.AE108]+[.H109]" office:value-type="float" office:value="189206" calcext:value-type="float">
            <text:p>18920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2636" calcext:value-type="float">
            <text:p>1263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float" office:value="4060" calcext:value-type="float">
            <text:p>4060</text:p>
          </table:table-cell>
          <table:table-cell office:value-type="float" office:value="225103" calcext:value-type="float">
            <text:p>225103</text:p>
          </table:table-cell>
          <table:table-cell/>
          <table:table-cell office:value-type="float" office:value="3841" calcext:value-type="float">
            <text:p>3841</text:p>
          </table:table-cell>
          <table:table-cell office:value-type="float" office:value="34821" calcext:value-type="float">
            <text:p>34821</text:p>
          </table:table-cell>
          <table:table-cell office:value-type="float" office:value="383" calcext:value-type="float">
            <text:p>383</text:p>
          </table:table-cell>
          <table:table-cell office:value-type="float" office:value="4475" calcext:value-type="float">
            <text:p>4475</text:p>
          </table:table-cell>
          <table:table-cell office:value-type="float" office:value="106811" calcext:value-type="float">
            <text:p>106811</text:p>
          </table:table-cell>
          <table:table-cell office:value-type="float" office:value="34821" calcext:value-type="float">
            <text:p>34821</text:p>
          </table:table-cell>
          <table:table-cell office:value-type="float" office:value="186441" calcext:value-type="float">
            <text:p>186441</text:p>
          </table:table-cell>
          <table:table-cell office:value-type="float" office:value="114451" calcext:value-type="float">
            <text:p>114451</text:p>
          </table:table-cell>
          <table:table-cell table:number-columns-repeated="5"/>
          <table:table-cell table:formula="of:=[.F110]" office:value-type="float" office:value="34821" calcext:value-type="float">
            <text:p>34821</text:p>
          </table:table-cell>
          <table:table-cell table:formula="of:=[.R110]-[.AD110]" office:value-type="float" office:value="32976" calcext:value-type="float">
            <text:p>32976</text:p>
          </table:table-cell>
          <table:table-cell table:formula="of:=[.AD110]/[.R96]" office:value-type="float" office:value="0.0865993898145975" calcext:value-type="float">
            <text:p>0.086599389814598</text:p>
          </table:table-cell>
          <table:table-cell table:formula="of:=[.AC111]/[.AE96]" office:value-type="float" office:value="0.0346008183140026" calcext:value-type="float">
            <text:p>0.034600818314003</text:p>
          </table:table-cell>
          <table:table-cell table:formula="of:=19458310-[.R110]-[.AB110]-[.AC110]" office:value-type="float" office:value="19419648" calcext:value-type="float">
            <text:p>19419648</text:p>
          </table:table-cell>
          <table:table-cell table:formula="of:=NORMINV(RAND();[.S117];0.25*[.S117])" office:value-type="float" office:value="41050.1946800005" calcext:value-type="float">
            <text:p>41050.1946800005</text:p>
          </table:table-cell>
          <table:table-cell table:formula="of:=[.W110]+[.AD110]" office:value-type="float" office:value="42895.1946800005" calcext:value-type="float">
            <text:p>42895.1946800005</text:p>
          </table:table-cell>
          <table:table-cell table:formula="of:=[.X110]-[.X109]" office:value-type="float" office:value="254.430080152066" calcext:value-type="float">
            <text:p>254.430080152066</text:p>
          </table:table-cell>
          <table:table-cell table:formula="of:=[.R110]-[.R109]" office:value-type="float" office:value="-261" calcext:value-type="float">
            <text:p>-261</text:p>
          </table:table-cell>
          <table:table-cell table:formula="of:=[.AD110]-[.AD109]" office:value-type="float" office:value="51" calcext:value-type="float">
            <text:p>51</text:p>
          </table:table-cell>
          <table:table-cell table:formula="of:=[.D110]" office:value-type="float" office:value="0" calcext:value-type="float">
            <text:p>0</text:p>
          </table:table-cell>
          <table:table-cell table:formula="of:=[.E110]" office:value-type="float" office:value="3841" calcext:value-type="float">
            <text:p>3841</text:p>
          </table:table-cell>
          <table:table-cell office:value-type="float" office:value="1845" calcext:value-type="float">
            <text:p>1845</text:p>
          </table:table-cell>
          <table:table-cell table:formula="of:=[.AE109]+[.H110]" office:value-type="float" office:value="193681" calcext:value-type="float">
            <text:p>193681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16997" calcext:value-type="float">
            <text:p>1699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float" office:value="5016" calcext:value-type="float">
            <text:p>5016</text:p>
          </table:table-cell>
          <table:table-cell office:value-type="float" office:value="231393" calcext:value-type="float">
            <text:p>231393</text:p>
          </table:table-cell>
          <table:table-cell/>
          <table:table-cell office:value-type="float" office:value="4093" calcext:value-type="float">
            <text:p>4093</text:p>
          </table:table-cell>
          <table:table-cell office:value-type="float" office:value="35809" calcext:value-type="float">
            <text:p>35809</text:p>
          </table:table-cell>
          <table:table-cell office:value-type="float" office:value="599" calcext:value-type="float">
            <text:p>599</text:p>
          </table:table-cell>
          <table:table-cell office:value-type="float" office:value="6290" calcext:value-type="float">
            <text:p>6290</text:p>
          </table:table-cell>
          <table:table-cell office:value-type="float" office:value="108894" calcext:value-type="float">
            <text:p>108894</text:p>
          </table:table-cell>
          <table:table-cell office:value-type="float" office:value="35809" calcext:value-type="float">
            <text:p>35809</text:p>
          </table:table-cell>
          <table:table-cell office:value-type="float" office:value="191491" calcext:value-type="float">
            <text:p>191491</text:p>
          </table:table-cell>
          <table:table-cell office:value-type="float" office:value="118406" calcext:value-type="float">
            <text:p>118406</text:p>
          </table:table-cell>
          <table:table-cell table:number-columns-repeated="5"/>
          <table:table-cell table:formula="of:=[.F111]" office:value-type="float" office:value="35809" calcext:value-type="float">
            <text:p>35809</text:p>
          </table:table-cell>
          <table:table-cell table:formula="of:=[.R111]-[.AD111]" office:value-type="float" office:value="33898" calcext:value-type="float">
            <text:p>33898</text:p>
          </table:table-cell>
          <table:table-cell table:formula="of:=[.AD111]/[.R97]" office:value-type="float" office:value="0.0880929332042594" calcext:value-type="float">
            <text:p>0.08809293320426</text:p>
          </table:table-cell>
          <table:table-cell table:formula="of:=[.AC112]/[.AE97]" office:value-type="float" office:value="0.0350615107062098" calcext:value-type="float">
            <text:p>0.03506151070621</text:p>
          </table:table-cell>
          <table:table-cell table:formula="of:=19458310-[.R111]-[.AB111]-[.AC111]" office:value-type="float" office:value="19418408" calcext:value-type="float">
            <text:p>19418408</text:p>
          </table:table-cell>
          <table:table-cell table:formula="of:=NORMINV(RAND();[.S118];0.25*[.S118])" office:value-type="float" office:value="24576.0654776484" calcext:value-type="float">
            <text:p>24576.0654776484</text:p>
          </table:table-cell>
          <table:table-cell table:formula="of:=[.W111]+[.AD111]" office:value-type="float" office:value="26487.0654776484" calcext:value-type="float">
            <text:p>26487.0654776484</text:p>
          </table:table-cell>
          <table:table-cell table:formula="of:=[.X111]-[.X110]" office:value-type="float" office:value="-16408.129202352" calcext:value-type="float">
            <text:p>-16408.129202352</text:p>
          </table:table-cell>
          <table:table-cell table:formula="of:=[.R111]-[.R110]" office:value-type="float" office:value="988" calcext:value-type="float">
            <text:p>988</text:p>
          </table:table-cell>
          <table:table-cell table:formula="of:=[.AD111]-[.AD110]" office:value-type="float" office:value="66" calcext:value-type="float">
            <text:p>66</text:p>
          </table:table-cell>
          <table:table-cell table:formula="of:=[.D111]" office:value-type="float" office:value="0" calcext:value-type="float">
            <text:p>0</text:p>
          </table:table-cell>
          <table:table-cell table:formula="of:=[.E111]" office:value-type="float" office:value="4093" calcext:value-type="float">
            <text:p>4093</text:p>
          </table:table-cell>
          <table:table-cell office:value-type="float" office:value="1911" calcext:value-type="float">
            <text:p>1911</text:p>
          </table:table-cell>
          <table:table-cell table:formula="of:=[.AE110]+[.H111]" office:value-type="float" office:value="199971" calcext:value-type="float">
            <text:p>199971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20347" calcext:value-type="float">
            <text:p>2034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float" office:value="4564" calcext:value-type="float">
            <text:p>4564</text:p>
          </table:table-cell>
          <table:table-cell office:value-type="float" office:value="236748" calcext:value-type="float">
            <text:p>236748</text:p>
          </table:table-cell>
          <table:table-cell/>
          <table:table-cell office:value-type="float" office:value="4295" calcext:value-type="float">
            <text:p>4295</text:p>
          </table:table-cell>
          <table:table-cell office:value-type="float" office:value="35844" calcext:value-type="float">
            <text:p>35844</text:p>
          </table:table-cell>
          <table:table-cell office:value-type="float" office:value="418" calcext:value-type="float">
            <text:p>418</text:p>
          </table:table-cell>
          <table:table-cell office:value-type="float" office:value="5355" calcext:value-type="float">
            <text:p>5355</text:p>
          </table:table-cell>
          <table:table-cell office:value-type="float" office:value="109003" calcext:value-type="float">
            <text:p>109003</text:p>
          </table:table-cell>
          <table:table-cell office:value-type="float" office:value="35844" calcext:value-type="float">
            <text:p>35844</text:p>
          </table:table-cell>
          <table:table-cell office:value-type="float" office:value="196609" calcext:value-type="float">
            <text:p>196609</text:p>
          </table:table-cell>
          <table:table-cell office:value-type="float" office:value="123450" calcext:value-type="float">
            <text:p>123450</text:p>
          </table:table-cell>
          <table:table-cell table:number-columns-repeated="5"/>
          <table:table-cell table:formula="of:=[.F112]" office:value-type="float" office:value="35844" calcext:value-type="float">
            <text:p>35844</text:p>
          </table:table-cell>
          <table:table-cell table:formula="of:=[.R112]-[.AD112]" office:value-type="float" office:value="33893" calcext:value-type="float">
            <text:p>33893</text:p>
          </table:table-cell>
          <table:table-cell table:formula="of:=[.AD112]/[.R98]" office:value-type="float" office:value="0.0871487917094743" calcext:value-type="float">
            <text:p>0.087148791709474</text:p>
          </table:table-cell>
          <table:table-cell table:formula="of:=[.AC113]/[.AE98]" office:value-type="float" office:value="0.0350620376531371" calcext:value-type="float">
            <text:p>0.035062037653137</text:p>
          </table:table-cell>
          <table:table-cell table:formula="of:=19458310-[.R112]-[.AB112]-[.AC112]" office:value-type="float" office:value="19418171" calcext:value-type="float">
            <text:p>19418171</text:p>
          </table:table-cell>
          <table:table-cell table:formula="of:=NORMINV(RAND();[.S119];0.25*[.S119])" office:value-type="float" office:value="41232.6794757255" calcext:value-type="float">
            <text:p>41232.6794757255</text:p>
          </table:table-cell>
          <table:table-cell table:formula="of:=[.W112]+[.AD112]" office:value-type="float" office:value="43183.6794757255" calcext:value-type="float">
            <text:p>43183.6794757255</text:p>
          </table:table-cell>
          <table:table-cell table:formula="of:=[.X112]-[.X111]" office:value-type="float" office:value="16696.613998077" calcext:value-type="float">
            <text:p>16696.613998077</text:p>
          </table:table-cell>
          <table:table-cell table:formula="of:=[.R112]-[.R111]" office:value-type="float" office:value="35" calcext:value-type="float">
            <text:p>35</text:p>
          </table:table-cell>
          <table:table-cell table:formula="of:=[.AD112]-[.AD111]" office:value-type="float" office:value="40" calcext:value-type="float">
            <text:p>40</text:p>
          </table:table-cell>
          <table:table-cell table:formula="of:=[.D112]" office:value-type="float" office:value="0" calcext:value-type="float">
            <text:p>0</text:p>
          </table:table-cell>
          <table:table-cell table:formula="of:=[.E112]" office:value-type="float" office:value="4295" calcext:value-type="float">
            <text:p>4295</text:p>
          </table:table-cell>
          <table:table-cell office:value-type="float" office:value="1951" calcext:value-type="float">
            <text:p>1951</text:p>
          </table:table-cell>
          <table:table-cell table:formula="of:=[.AE111]+[.H112]" office:value-type="float" office:value="205326" calcext:value-type="float">
            <text:p>205326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4" calcext:value-type="float">
            <text:p>3014</text:p>
          </table:table-cell>
          <table:table-cell office:value-type="float" office:value="20080" calcext:value-type="float">
            <text:p>200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float" office:value="4181" calcext:value-type="float">
            <text:p>4181</text:p>
          </table:table-cell>
          <table:table-cell office:value-type="float" office:value="242355" calcext:value-type="float">
            <text:p>242355</text:p>
          </table:table-cell>
          <table:table-cell/>
          <table:table-cell office:value-type="float" office:value="4479" calcext:value-type="float">
            <text:p>4479</text:p>
          </table:table-cell>
          <table:table-cell office:value-type="float" office:value="37307" calcext:value-type="float">
            <text:p>37307</text:p>
          </table:table-cell>
          <table:table-cell office:value-type="float" office:value="594" calcext:value-type="float">
            <text:p>594</text:p>
          </table:table-cell>
          <table:table-cell office:value-type="float" office:value="5607" calcext:value-type="float">
            <text:p>5607</text:p>
          </table:table-cell>
          <table:table-cell office:value-type="float" office:value="108205" calcext:value-type="float">
            <text:p>108205</text:p>
          </table:table-cell>
          <table:table-cell office:value-type="float" office:value="37307" calcext:value-type="float">
            <text:p>37307</text:p>
          </table:table-cell>
          <table:table-cell office:value-type="float" office:value="200569" calcext:value-type="float">
            <text:p>200569</text:p>
          </table:table-cell>
          <table:table-cell office:value-type="float" office:value="129671" calcext:value-type="float">
            <text:p>129671</text:p>
          </table:table-cell>
          <table:table-cell office:value-type="float" office:value="200569" calcext:value-type="float">
            <text:p>200569</text:p>
          </table:table-cell>
          <table:table-cell office:value-type="float" office:value="37307" calcext:value-type="float">
            <text:p>37307</text:p>
          </table:table-cell>
          <table:table-cell office:value-type="float" office:value="21897" calcext:value-type="float">
            <text:p>21897</text:p>
          </table:table-cell>
          <table:table-cell office:value-type="float" office:value="10482" calcext:value-type="float">
            <text:p>10482</text:p>
          </table:table-cell>
          <table:table-cell/>
          <table:table-cell table:formula="of:=[.F113]" office:value-type="float" office:value="37307" calcext:value-type="float">
            <text:p>37307</text:p>
          </table:table-cell>
          <table:table-cell table:formula="of:=[.R113]-[.AD113]" office:value-type="float" office:value="35311" calcext:value-type="float">
            <text:p>35311</text:p>
          </table:table-cell>
          <table:table-cell table:formula="of:=[.AD113]/[.R99]" office:value-type="float" office:value="0.0819275130320568" calcext:value-type="float">
            <text:p>0.081927513032057</text:p>
          </table:table-cell>
          <table:table-cell table:formula="of:=[.AC114]/[.AE99]" office:value-type="float" office:value="0.0335594483786806" calcext:value-type="float">
            <text:p>0.033559448378681</text:p>
          </table:table-cell>
          <table:table-cell table:formula="of:=19458310-[.R113]-[.AB113]-[.AC113]" office:value-type="float" office:value="19416524" calcext:value-type="float">
            <text:p>19416524</text:p>
          </table:table-cell>
          <table:table-cell table:formula="of:=NORMINV(RAND();[.S120];0.25*[.S120])" office:value-type="float" office:value="28315.5421775447" calcext:value-type="float">
            <text:p>28315.5421775447</text:p>
          </table:table-cell>
          <table:table-cell table:formula="of:=[.W113]+[.AD113]" office:value-type="float" office:value="30311.5421775447" calcext:value-type="float">
            <text:p>30311.5421775447</text:p>
          </table:table-cell>
          <table:table-cell table:formula="of:=[.X113]-[.X112]" office:value-type="float" office:value="-12872.1372981807" calcext:value-type="float">
            <text:p>-12872.1372981807</text:p>
          </table:table-cell>
          <table:table-cell table:formula="of:=[.R113]-[.R112]" office:value-type="float" office:value="1463" calcext:value-type="float">
            <text:p>1463</text:p>
          </table:table-cell>
          <table:table-cell table:formula="of:=[.AD113]-[.AD112]" office:value-type="float" office:value="45" calcext:value-type="float">
            <text:p>45</text:p>
          </table:table-cell>
          <table:table-cell table:formula="of:=[.D113]" office:value-type="float" office:value="0" calcext:value-type="float">
            <text:p>0</text:p>
          </table:table-cell>
          <table:table-cell table:formula="of:=[.E113]" office:value-type="float" office:value="4479" calcext:value-type="float">
            <text:p>4479</text:p>
          </table:table-cell>
          <table:table-cell office:value-type="float" office:value="1996" calcext:value-type="float">
            <text:p>1996</text:p>
          </table:table-cell>
          <table:table-cell table:formula="of:=[.AE112]+[.H113]" office:value-type="float" office:value="210933" calcext:value-type="float">
            <text:p>210933</text:p>
          </table:table-cell>
          <table:table-cell office:value-type="string" calcext:value-type="string">
            <text:p>Paso 3</text:p>
          </table:table-cell>
          <table:table-cell table:formula="of:=25392/7" office:value-type="float" office:value="3627.42857142857" calcext:value-type="float">
            <text:p>3627.42857142857</text:p>
          </table:table-cell>
          <table:table-cell office:value-type="float" office:value="3018" calcext:value-type="float">
            <text:p>3018</text:p>
          </table:table-cell>
          <table:table-cell office:value-type="float" office:value="20115" calcext:value-type="float">
            <text:p>2011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float" office:value="3710" calcext:value-type="float">
            <text:p>3710</text:p>
          </table:table-cell>
          <table:table-cell office:value-type="float" office:value="246963" calcext:value-type="float">
            <text:p>246963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float" office:value="37064" calcext:value-type="float">
            <text:p>37064</text:p>
          </table:table-cell>
          <table:table-cell office:value-type="float" office:value="399" calcext:value-type="float">
            <text:p>399</text:p>
          </table:table-cell>
          <table:table-cell office:value-type="float" office:value="4608" calcext:value-type="float">
            <text:p>4608</text:p>
          </table:table-cell>
          <table:table-cell office:value-type="float" office:value="108117" calcext:value-type="float">
            <text:p>108117</text:p>
          </table:table-cell>
          <table:table-cell office:value-type="float" office:value="37064" calcext:value-type="float">
            <text:p>37064</text:p>
          </table:table-cell>
          <table:table-cell office:value-type="float" office:value="205397" calcext:value-type="float">
            <text:p>205397</text:p>
          </table:table-cell>
          <table:table-cell office:value-type="float" office:value="134344" calcext:value-type="float">
            <text:p>134344</text:p>
          </table:table-cell>
          <table:table-cell office:value-type="float" office:value="205397" calcext:value-type="float">
            <text:p>205397</text:p>
          </table:table-cell>
          <table:table-cell office:value-type="float" office:value="37064" calcext:value-type="float">
            <text:p>37064</text:p>
          </table:table-cell>
          <table:table-cell office:value-type="float" office:value="22307" calcext:value-type="float">
            <text:p>22307</text:p>
          </table:table-cell>
          <table:table-cell office:value-type="float" office:value="10029" calcext:value-type="float">
            <text:p>10029</text:p>
          </table:table-cell>
          <table:table-cell/>
          <table:table-cell table:formula="of:=[.F114]" office:value-type="float" office:value="37064" calcext:value-type="float">
            <text:p>37064</text:p>
          </table:table-cell>
          <table:table-cell table:formula="of:=[.R114]-[.AD114]" office:value-type="float" office:value="35050" calcext:value-type="float">
            <text:p>35050</text:p>
          </table:table-cell>
          <table:table-cell table:formula="of:=[.AD114]/[.R100]" office:value-type="float" office:value="0.0827648557573765" calcext:value-type="float">
            <text:p>0.082764855757377</text:p>
          </table:table-cell>
          <table:table-cell table:formula="of:=[.AC115]/[.AE100]" office:value-type="float" office:value="0.0324460193307693" calcext:value-type="float">
            <text:p>0.032446019330769</text:p>
          </table:table-cell>
          <table:table-cell table:formula="of:=19458310-[.R114]-[.AB114]-[.AC114]" office:value-type="float" office:value="19416744" calcext:value-type="float">
            <text:p>19416744</text:p>
          </table:table-cell>
          <table:table-cell table:formula="of:=NORMINV(RAND();[.S121];0.25*[.S121])" office:value-type="float" office:value="41223.0851542706" calcext:value-type="float">
            <text:p>41223.0851542706</text:p>
          </table:table-cell>
          <table:table-cell table:formula="of:=[.W114]+[.AD114]" office:value-type="float" office:value="43237.0851542706" calcext:value-type="float">
            <text:p>43237.0851542706</text:p>
          </table:table-cell>
          <table:table-cell table:formula="of:=[.X114]-[.X113]" office:value-type="float" office:value="12925.5429767259" calcext:value-type="float">
            <text:p>12925.5429767259</text:p>
          </table:table-cell>
          <table:table-cell table:formula="of:=[.R114]-[.R113]" office:value-type="float" office:value="-243" calcext:value-type="float">
            <text:p>-243</text:p>
          </table:table-cell>
          <table:table-cell table:formula="of:=[.AD114]-[.AD113]" office:value-type="float" office:value="18" calcext:value-type="float">
            <text:p>18</text:p>
          </table:table-cell>
          <table:table-cell table:formula="of:=[.D114]" office:value-type="float" office:value="0" calcext:value-type="float">
            <text:p>0</text:p>
          </table:table-cell>
          <table:table-cell table:formula="of:=[.E114]" office:value-type="float" office:value="4502" calcext:value-type="float">
            <text:p>4502</text:p>
          </table:table-cell>
          <table:table-cell office:value-type="float" office:value="2014" calcext:value-type="float">
            <text:p>2014</text:p>
          </table:table-cell>
          <table:table-cell table:formula="of:=[.AE113]+[.H114]" office:value-type="float" office:value="215541" calcext:value-type="float">
            <text:p>215541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18" calcext:value-type="float">
            <text:p>3018</text:p>
          </table:table-cell>
          <table:table-cell office:value-type="float" office:value="18645" calcext:value-type="float">
            <text:p>1864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float" office:value="3078" calcext:value-type="float">
            <text:p>3078</text:p>
          </table:table-cell>
          <table:table-cell office:value-type="float" office:value="250767" calcext:value-type="float">
            <text:p>250767</text:p>
          </table:table-cell>
          <table:table-cell/>
          <table:table-cell office:value-type="float" office:value="4505" calcext:value-type="float">
            <text:p>4505</text:p>
          </table:table-cell>
          <table:table-cell office:value-type="float" office:value="35692" calcext:value-type="float">
            <text:p>35692</text:p>
          </table:table-cell>
          <table:table-cell office:value-type="float" office:value="336" calcext:value-type="float">
            <text:p>336</text:p>
          </table:table-cell>
          <table:table-cell office:value-type="float" office:value="3804" calcext:value-type="float">
            <text:p>3804</text:p>
          </table:table-cell>
          <table:table-cell office:value-type="float" office:value="108008" calcext:value-type="float">
            <text:p>108008</text:p>
          </table:table-cell>
          <table:table-cell office:value-type="float" office:value="35692" calcext:value-type="float">
            <text:p>35692</text:p>
          </table:table-cell>
          <table:table-cell office:value-type="float" office:value="210570" calcext:value-type="float">
            <text:p>210570</text:p>
          </table:table-cell>
          <table:table-cell office:value-type="float" office:value="138254" calcext:value-type="float">
            <text:p>138254</text:p>
          </table:table-cell>
          <table:table-cell office:value-type="float" office:value="210570" calcext:value-type="float">
            <text:p>210570</text:p>
          </table:table-cell>
          <table:table-cell office:value-type="float" office:value="35692" calcext:value-type="float">
            <text:p>35692</text:p>
          </table:table-cell>
          <table:table-cell office:value-type="float" office:value="24881" calcext:value-type="float">
            <text:p>24881</text:p>
          </table:table-cell>
          <table:table-cell office:value-type="float" office:value="9403" calcext:value-type="float">
            <text:p>9403</text:p>
          </table:table-cell>
          <table:table-cell/>
          <table:table-cell table:formula="of:=[.F115]" office:value-type="float" office:value="35692" calcext:value-type="float">
            <text:p>35692</text:p>
          </table:table-cell>
          <table:table-cell table:formula="of:=[.R115]-[.AD115]" office:value-type="float" office:value="33683" calcext:value-type="float">
            <text:p>33683</text:p>
          </table:table-cell>
          <table:table-cell table:formula="of:=[.AD115]/[.R101]" office:value-type="float" office:value="0.0869132597880164" calcext:value-type="float">
            <text:p>0.086913259788017</text:p>
          </table:table-cell>
          <table:table-cell table:formula="of:=[.AC116]/[.AE101]" office:value-type="float" office:value="0.0331397670199427" calcext:value-type="float">
            <text:p>0.033139767019943</text:p>
          </table:table-cell>
          <table:table-cell table:formula="of:=19458310-[.R115]-[.AB115]-[.AC115]" office:value-type="float" office:value="19418113" calcext:value-type="float">
            <text:p>19418113</text:p>
          </table:table-cell>
          <table:table-cell table:formula="of:=NORMINV(RAND();[.S122];0.25*[.S122])" office:value-type="float" office:value="25175.6961787752" calcext:value-type="float">
            <text:p>25175.6961787752</text:p>
          </table:table-cell>
          <table:table-cell table:formula="of:=[.W115]+[.AD115]" office:value-type="float" office:value="27184.6961787752" calcext:value-type="float">
            <text:p>27184.6961787752</text:p>
          </table:table-cell>
          <table:table-cell table:formula="of:=[.X115]-[.X114]" office:value-type="float" office:value="-16052.3889754954" calcext:value-type="float">
            <text:p>-16052.3889754954</text:p>
          </table:table-cell>
          <table:table-cell table:formula="of:=[.R115]-[.R114]" office:value-type="float" office:value="-1372" calcext:value-type="float">
            <text:p>-1372</text:p>
          </table:table-cell>
          <table:table-cell table:formula="of:=[.AD115]-[.AD114]" office:value-type="float" office:value="-5" calcext:value-type="float">
            <text:p>-5</text:p>
          </table:table-cell>
          <table:table-cell table:formula="of:=[.D115]" office:value-type="float" office:value="0" calcext:value-type="float">
            <text:p>0</text:p>
          </table:table-cell>
          <table:table-cell table:formula="of:=[.E115]" office:value-type="float" office:value="4505" calcext:value-type="float">
            <text:p>4505</text:p>
          </table:table-cell>
          <table:table-cell office:value-type="float" office:value="2009" calcext:value-type="float">
            <text:p>2009</text:p>
          </table:table-cell>
          <table:table-cell table:formula="of:=[.AE114]+[.H115]" office:value-type="float" office:value="219345" calcext:value-type="float">
            <text:p>219345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22" calcext:value-type="float">
            <text:p>3022</text:p>
          </table:table-cell>
          <table:table-cell office:value-type="float" office:value="12707" calcext:value-type="float">
            <text:p>1270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float" office:value="3020" calcext:value-type="float">
            <text:p>3020</text:p>
          </table:table-cell>
          <table:table-cell office:value-type="float" office:value="254416" calcext:value-type="float">
            <text:p>254416</text:p>
          </table:table-cell>
          <table:table-cell/>
          <table:table-cell office:value-type="float" office:value="4731" calcext:value-type="float">
            <text:p>4731</text:p>
          </table:table-cell>
          <table:table-cell office:value-type="float" office:value="34592" calcext:value-type="float">
            <text:p>34592</text:p>
          </table:table-cell>
          <table:table-cell office:value-type="float" office:value="264" calcext:value-type="float">
            <text:p>264</text:p>
          </table:table-cell>
          <table:table-cell office:value-type="float" office:value="3649" calcext:value-type="float">
            <text:p>3649</text:p>
          </table:table-cell>
          <table:table-cell office:value-type="float" office:value="105920" calcext:value-type="float">
            <text:p>105920</text:p>
          </table:table-cell>
          <table:table-cell office:value-type="float" office:value="34592" calcext:value-type="float">
            <text:p>34592</text:p>
          </table:table-cell>
          <table:table-cell office:value-type="float" office:value="215093" calcext:value-type="float">
            <text:p>215093</text:p>
          </table:table-cell>
          <table:table-cell office:value-type="float" office:value="143765" calcext:value-type="float">
            <text:p>143765</text:p>
          </table:table-cell>
          <table:table-cell office:value-type="float" office:value="215093" calcext:value-type="float">
            <text:p>215093</text:p>
          </table:table-cell>
          <table:table-cell office:value-type="float" office:value="34592" calcext:value-type="float">
            <text:p>34592</text:p>
          </table:table-cell>
          <table:table-cell office:value-type="float" office:value="26184" calcext:value-type="float">
            <text:p>26184</text:p>
          </table:table-cell>
          <table:table-cell office:value-type="float" office:value="9674" calcext:value-type="float">
            <text:p>9674</text:p>
          </table:table-cell>
          <table:table-cell/>
          <table:table-cell table:formula="of:=[.F116]" office:value-type="float" office:value="34592" calcext:value-type="float">
            <text:p>34592</text:p>
          </table:table-cell>
          <table:table-cell table:formula="of:=[.R116]-[.AD116]" office:value-type="float" office:value="32546" calcext:value-type="float">
            <text:p>32546</text:p>
          </table:table-cell>
          <table:table-cell table:formula="of:=[.AD116]/[.R102]" office:value-type="float" office:value="0.0845419610759886" calcext:value-type="float">
            <text:p>0.084541961075989</text:p>
          </table:table-cell>
          <table:table-cell table:formula="of:=[.AC117]/[.AE102]" office:value-type="float" office:value="0.0330177243831484" calcext:value-type="float">
            <text:p>0.033017724383148</text:p>
          </table:table-cell>
          <table:table-cell table:formula="of:=19458310-[.R116]-[.AB116]-[.AC116]" office:value-type="float" office:value="19418987" calcext:value-type="float">
            <text:p>19418987</text:p>
          </table:table-cell>
          <table:table-cell table:formula="of:=NORMINV(RAND();[.S123];0.25*[.S123])" office:value-type="float" office:value="47990.9177210065" calcext:value-type="float">
            <text:p>47990.9177210065</text:p>
          </table:table-cell>
          <table:table-cell table:formula="of:=[.W116]+[.AD116]" office:value-type="float" office:value="50036.9177210065" calcext:value-type="float">
            <text:p>50036.9177210065</text:p>
          </table:table-cell>
          <table:table-cell table:formula="of:=[.X116]-[.X115]" office:value-type="float" office:value="22852.2215422313" calcext:value-type="float">
            <text:p>22852.2215422313</text:p>
          </table:table-cell>
          <table:table-cell table:formula="of:=[.R116]-[.R115]" office:value-type="float" office:value="-1100" calcext:value-type="float">
            <text:p>-1100</text:p>
          </table:table-cell>
          <table:table-cell table:formula="of:=[.AD116]-[.AD115]" office:value-type="float" office:value="37" calcext:value-type="float">
            <text:p>37</text:p>
          </table:table-cell>
          <table:table-cell table:formula="of:=[.D116]" office:value-type="float" office:value="0" calcext:value-type="float">
            <text:p>0</text:p>
          </table:table-cell>
          <table:table-cell table:formula="of:=[.E116]" office:value-type="float" office:value="4731" calcext:value-type="float">
            <text:p>4731</text:p>
          </table:table-cell>
          <table:table-cell office:value-type="float" office:value="2046" calcext:value-type="float">
            <text:p>2046</text:p>
          </table:table-cell>
          <table:table-cell table:formula="of:=[.AE115]+[.H116]" office:value-type="float" office:value="222994" calcext:value-type="float">
            <text:p>222994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23" calcext:value-type="float">
            <text:p>3023</text:p>
          </table:table-cell>
          <table:table-cell office:value-type="float" office:value="12575" calcext:value-type="float">
            <text:p>1257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float" office:value="3778" calcext:value-type="float">
            <text:p>3778</text:p>
          </table:table-cell>
          <table:table-cell office:value-type="float" office:value="259064" calcext:value-type="float">
            <text:p>259064</text:p>
          </table:table-cell>
          <table:table-cell/>
          <table:table-cell office:value-type="float" office:value="4903" calcext:value-type="float">
            <text:p>4903</text:p>
          </table:table-cell>
          <table:table-cell office:value-type="float" office:value="34834" calcext:value-type="float">
            <text:p>34834</text:p>
          </table:table-cell>
          <table:table-cell office:value-type="float" office:value="423" calcext:value-type="float">
            <text:p>423</text:p>
          </table:table-cell>
          <table:table-cell office:value-type="float" office:value="4648" calcext:value-type="float">
            <text:p>4648</text:p>
          </table:table-cell>
          <table:table-cell office:value-type="float" office:value="104972" calcext:value-type="float">
            <text:p>104972</text:p>
          </table:table-cell>
          <table:table-cell office:value-type="float" office:value="34834" calcext:value-type="float">
            <text:p>34834</text:p>
          </table:table-cell>
          <table:table-cell office:value-type="float" office:value="219327" calcext:value-type="float">
            <text:p>219327</text:p>
          </table:table-cell>
          <table:table-cell office:value-type="float" office:value="149189" calcext:value-type="float">
            <text:p>149189</text:p>
          </table:table-cell>
          <table:table-cell office:value-type="float" office:value="219327" calcext:value-type="float">
            <text:p>219327</text:p>
          </table:table-cell>
          <table:table-cell office:value-type="float" office:value="34834" calcext:value-type="float">
            <text:p>34834</text:p>
          </table:table-cell>
          <table:table-cell office:value-type="float" office:value="27193" calcext:value-type="float">
            <text:p>27193</text:p>
          </table:table-cell>
          <table:table-cell office:value-type="float" office:value="9646" calcext:value-type="float">
            <text:p>9646</text:p>
          </table:table-cell>
          <table:table-cell/>
          <table:table-cell table:formula="of:=[.F117]" office:value-type="float" office:value="34834" calcext:value-type="float">
            <text:p>34834</text:p>
          </table:table-cell>
          <table:table-cell table:formula="of:=[.R117]-[.AD117]" office:value-type="float" office:value="32756" calcext:value-type="float">
            <text:p>32756</text:p>
          </table:table-cell>
          <table:table-cell table:formula="of:=[.AD117]/[.R103]" office:value-type="float" office:value="0.08312" calcext:value-type="float">
            <text:p>0.08312</text:p>
          </table:table-cell>
          <table:table-cell table:formula="of:=[.AC118]/[.AE103]" office:value-type="float" office:value="0.0328894426706124" calcext:value-type="float">
            <text:p>0.032889442670612</text:p>
          </table:table-cell>
          <table:table-cell table:formula="of:=19458310-[.R117]-[.AB117]-[.AC117]" office:value-type="float" office:value="19418573" calcext:value-type="float">
            <text:p>19418573</text:p>
          </table:table-cell>
          <table:table-cell table:formula="of:=NORMINV(RAND();[.S124];0.25*[.S124])" office:value-type="float" office:value="17267.4799655174" calcext:value-type="float">
            <text:p>17267.4799655174</text:p>
          </table:table-cell>
          <table:table-cell table:formula="of:=[.W117]+[.AD117]" office:value-type="float" office:value="19345.4799655174" calcext:value-type="float">
            <text:p>19345.4799655174</text:p>
          </table:table-cell>
          <table:table-cell table:formula="of:=[.X117]-[.X116]" office:value-type="float" office:value="-30691.4377554892" calcext:value-type="float">
            <text:p>-30691.4377554892</text:p>
          </table:table-cell>
          <table:table-cell table:formula="of:=[.R117]-[.R116]" office:value-type="float" office:value="242" calcext:value-type="float">
            <text:p>242</text:p>
          </table:table-cell>
          <table:table-cell table:formula="of:=[.AD117]-[.AD116]" office:value-type="float" office:value="32" calcext:value-type="float">
            <text:p>32</text:p>
          </table:table-cell>
          <table:table-cell table:formula="of:=[.D117]" office:value-type="float" office:value="0" calcext:value-type="float">
            <text:p>0</text:p>
          </table:table-cell>
          <table:table-cell table:formula="of:=[.E117]" office:value-type="float" office:value="4903" calcext:value-type="float">
            <text:p>4903</text:p>
          </table:table-cell>
          <table:table-cell office:value-type="float" office:value="2078" calcext:value-type="float">
            <text:p>2078</text:p>
          </table:table-cell>
          <table:table-cell table:formula="of:=[.AE116]+[.H117]" office:value-type="float" office:value="227642" calcext:value-type="float">
            <text:p>227642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39" calcext:value-type="float">
            <text:p>3039</text:p>
          </table:table-cell>
          <table:table-cell office:value-type="float" office:value="17446" calcext:value-type="float">
            <text:p>1744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float" office:value="3422" calcext:value-type="float">
            <text:p>3422</text:p>
          </table:table-cell>
          <table:table-cell office:value-type="float" office:value="263360" calcext:value-type="float">
            <text:p>263360</text:p>
          </table:table-cell>
          <table:table-cell/>
          <table:table-cell office:value-type="float" office:value="5068" calcext:value-type="float">
            <text:p>5068</text:p>
          </table:table-cell>
          <table:table-cell office:value-type="float" office:value="34861" calcext:value-type="float">
            <text:p>34861</text:p>
          </table:table-cell>
          <table:table-cell office:value-type="float" office:value="413" calcext:value-type="float">
            <text:p>413</text:p>
          </table:table-cell>
          <table:table-cell office:value-type="float" office:value="4296" calcext:value-type="float">
            <text:p>4296</text:p>
          </table:table-cell>
          <table:table-cell office:value-type="float" office:value="102514" calcext:value-type="float">
            <text:p>102514</text:p>
          </table:table-cell>
          <table:table-cell office:value-type="float" office:value="34861" calcext:value-type="float">
            <text:p>34861</text:p>
          </table:table-cell>
          <table:table-cell office:value-type="float" office:value="223431" calcext:value-type="float">
            <text:p>223431</text:p>
          </table:table-cell>
          <table:table-cell office:value-type="float" office:value="155778" calcext:value-type="float">
            <text:p>155778</text:p>
          </table:table-cell>
          <table:table-cell office:value-type="float" office:value="223431" calcext:value-type="float">
            <text:p>223431</text:p>
          </table:table-cell>
          <table:table-cell office:value-type="float" office:value="34861" calcext:value-type="float">
            <text:p>34861</text:p>
          </table:table-cell>
          <table:table-cell office:value-type="float" office:value="28133" calcext:value-type="float">
            <text:p>28133</text:p>
          </table:table-cell>
          <table:table-cell office:value-type="float" office:value="9720" calcext:value-type="float">
            <text:p>9720</text:p>
          </table:table-cell>
          <table:table-cell/>
          <table:table-cell table:formula="of:=[.F118]" office:value-type="float" office:value="34861" calcext:value-type="float">
            <text:p>34861</text:p>
          </table:table-cell>
          <table:table-cell table:formula="of:=[.R118]-[.AD118]" office:value-type="float" office:value="32775" calcext:value-type="float">
            <text:p>32775</text:p>
          </table:table-cell>
          <table:table-cell table:formula="of:=[.AD118]/[.R104]" office:value-type="float" office:value="0.0783680216394921" calcext:value-type="float">
            <text:p>0.078368021639492</text:p>
          </table:table-cell>
          <table:table-cell table:formula="of:=[.AC119]/[.AE104]" office:value-type="float" office:value="0.0332429777551198" calcext:value-type="float">
            <text:p>0.03324297775512</text:p>
          </table:table-cell>
          <table:table-cell table:formula="of:=19458310-[.R118]-[.AB118]-[.AC118]" office:value-type="float" office:value="19418381" calcext:value-type="float">
            <text:p>19418381</text:p>
          </table:table-cell>
          <table:table-cell table:formula="of:=NORMINV(RAND();[.S125];0.25*[.S125])" office:value-type="float" office:value="25982.2144346644" calcext:value-type="float">
            <text:p>25982.2144346644</text:p>
          </table:table-cell>
          <table:table-cell table:formula="of:=[.W118]+[.AD118]" office:value-type="float" office:value="28068.2144346644" calcext:value-type="float">
            <text:p>28068.2144346644</text:p>
          </table:table-cell>
          <table:table-cell table:formula="of:=[.X118]-[.X117]" office:value-type="float" office:value="8722.73446914699" calcext:value-type="float">
            <text:p>8722.73446914699</text:p>
          </table:table-cell>
          <table:table-cell table:formula="of:=[.R118]-[.R117]" office:value-type="float" office:value="27" calcext:value-type="float">
            <text:p>27</text:p>
          </table:table-cell>
          <table:table-cell table:formula="of:=[.AD118]-[.AD117]" office:value-type="float" office:value="8" calcext:value-type="float">
            <text:p>8</text:p>
          </table:table-cell>
          <table:table-cell table:formula="of:=[.D118]" office:value-type="float" office:value="0" calcext:value-type="float">
            <text:p>0</text:p>
          </table:table-cell>
          <table:table-cell table:formula="of:=[.E118]" office:value-type="float" office:value="5068" calcext:value-type="float">
            <text:p>5068</text:p>
          </table:table-cell>
          <table:table-cell office:value-type="float" office:value="2086" calcext:value-type="float">
            <text:p>2086</text:p>
          </table:table-cell>
          <table:table-cell table:formula="of:=[.AE117]+[.H118]" office:value-type="float" office:value="231938" calcext:value-type="float">
            <text:p>231938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46" calcext:value-type="float">
            <text:p>3046</text:p>
          </table:table-cell>
          <table:table-cell office:value-type="float" office:value="18249" calcext:value-type="float">
            <text:p>182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float" office:value="3481" calcext:value-type="float">
            <text:p>3481</text:p>
          </table:table-cell>
          <table:table-cell office:value-type="float" office:value="267766" calcext:value-type="float">
            <text:p>267766</text:p>
          </table:table-cell>
          <table:table-cell/>
          <table:table-cell office:value-type="float" office:value="5347" calcext:value-type="float">
            <text:p>5347</text:p>
          </table:table-cell>
          <table:table-cell office:value-type="float" office:value="34364" calcext:value-type="float">
            <text:p>34364</text:p>
          </table:table-cell>
          <table:table-cell office:value-type="float" office:value="426" calcext:value-type="float">
            <text:p>426</text:p>
          </table:table-cell>
          <table:table-cell office:value-type="float" office:value="4406" calcext:value-type="float">
            <text:p>4406</text:p>
          </table:table-cell>
          <table:table-cell office:value-type="float" office:value="100411" calcext:value-type="float">
            <text:p>100411</text:p>
          </table:table-cell>
          <table:table-cell office:value-type="float" office:value="34364" calcext:value-type="float">
            <text:p>34364</text:p>
          </table:table-cell>
          <table:table-cell office:value-type="float" office:value="228055" calcext:value-type="float">
            <text:p>228055</text:p>
          </table:table-cell>
          <table:table-cell office:value-type="float" office:value="162008" calcext:value-type="float">
            <text:p>162008</text:p>
          </table:table-cell>
          <table:table-cell office:value-type="float" office:value="228055" calcext:value-type="float">
            <text:p>228055</text:p>
          </table:table-cell>
          <table:table-cell office:value-type="float" office:value="34364" calcext:value-type="float">
            <text:p>34364</text:p>
          </table:table-cell>
          <table:table-cell office:value-type="float" office:value="29019" calcext:value-type="float">
            <text:p>29019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F119]" office:value-type="float" office:value="34364" calcext:value-type="float">
            <text:p>34364</text:p>
          </table:table-cell>
          <table:table-cell table:formula="of:=[.R119]-[.AD119]" office:value-type="float" office:value="32274" calcext:value-type="float">
            <text:p>32274</text:p>
          </table:table-cell>
          <table:table-cell table:formula="of:=[.AD119]/[.R105]" office:value-type="float" office:value="0.0775280065286742" calcext:value-type="float">
            <text:p>0.077528006528674</text:p>
          </table:table-cell>
          <table:table-cell table:formula="of:=[.AC120]/[.AE105]" office:value-type="float" office:value="0.0329180484598608" calcext:value-type="float">
            <text:p>0.032918048459861</text:p>
          </table:table-cell>
          <table:table-cell table:formula="of:=19458310-[.R119]-[.AB119]-[.AC119]" office:value-type="float" office:value="19418599" calcext:value-type="float">
            <text:p>19418599</text:p>
          </table:table-cell>
          <table:table-cell table:formula="of:=NORMINV(RAND();[.S126];0.25*[.S126])" office:value-type="float" office:value="25720.6314652683" calcext:value-type="float">
            <text:p>25720.6314652683</text:p>
          </table:table-cell>
          <table:table-cell table:formula="of:=[.W119]+[.AD119]" office:value-type="float" office:value="27810.6314652683" calcext:value-type="float">
            <text:p>27810.6314652683</text:p>
          </table:table-cell>
          <table:table-cell table:formula="of:=[.X119]-[.X118]" office:value-type="float" office:value="-257.582969396088" calcext:value-type="float">
            <text:p>-257.582969396088</text:p>
          </table:table-cell>
          <table:table-cell table:formula="of:=[.R119]-[.R118]" office:value-type="float" office:value="-497" calcext:value-type="float">
            <text:p>-497</text:p>
          </table:table-cell>
          <table:table-cell table:formula="of:=[.AD119]-[.AD118]" office:value-type="float" office:value="4" calcext:value-type="float">
            <text:p>4</text:p>
          </table:table-cell>
          <table:table-cell table:formula="of:=[.D119]" office:value-type="float" office:value="0" calcext:value-type="float">
            <text:p>0</text:p>
          </table:table-cell>
          <table:table-cell table:formula="of:=[.E119]" office:value-type="float" office:value="5347" calcext:value-type="float">
            <text:p>5347</text:p>
          </table:table-cell>
          <table:table-cell office:value-type="float" office:value="2090" calcext:value-type="float">
            <text:p>2090</text:p>
          </table:table-cell>
          <table:table-cell table:formula="of:=[.AE118]+[.H119]" office:value-type="float" office:value="236344" calcext:value-type="float">
            <text:p>236344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40" calcext:value-type="float">
            <text:p>3040</text:p>
          </table:table-cell>
          <table:table-cell office:value-type="float" office:value="17944" calcext:value-type="float">
            <text:p>179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float" office:value="3396" calcext:value-type="float">
            <text:p>3396</text:p>
          </table:table-cell>
          <table:table-cell office:value-type="float" office:value="271982" calcext:value-type="float">
            <text:p>271982</text:p>
          </table:table-cell>
          <table:table-cell/>
          <table:table-cell office:value-type="float" office:value="5509" calcext:value-type="float">
            <text:p>5509</text:p>
          </table:table-cell>
          <table:table-cell office:value-type="float" office:value="34263" calcext:value-type="float">
            <text:p>34263</text:p>
          </table:table-cell>
          <table:table-cell office:value-type="float" office:value="402" calcext:value-type="float">
            <text:p>402</text:p>
          </table:table-cell>
          <table:table-cell office:value-type="float" office:value="4216" calcext:value-type="float">
            <text:p>4216</text:p>
          </table:table-cell>
          <table:table-cell office:value-type="float" office:value="97689" calcext:value-type="float">
            <text:p>97689</text:p>
          </table:table-cell>
          <table:table-cell office:value-type="float" office:value="34263" calcext:value-type="float">
            <text:p>34263</text:p>
          </table:table-cell>
          <table:table-cell office:value-type="float" office:value="232210" calcext:value-type="float">
            <text:p>232210</text:p>
          </table:table-cell>
          <table:table-cell office:value-type="float" office:value="168784" calcext:value-type="float">
            <text:p>168784</text:p>
          </table:table-cell>
          <table:table-cell office:value-type="float" office:value="232210" calcext:value-type="float">
            <text:p>232210</text:p>
          </table:table-cell>
          <table:table-cell office:value-type="float" office:value="34263" calcext:value-type="float">
            <text:p>34263</text:p>
          </table:table-cell>
          <table:table-cell office:value-type="float" office:value="29733" calcext:value-type="float">
            <text:p>29733</text:p>
          </table:table-cell>
          <table:table-cell office:value-type="float" office:value="9595" calcext:value-type="float">
            <text:p>9595</text:p>
          </table:table-cell>
          <table:table-cell/>
          <table:table-cell table:formula="of:=[.F120]" office:value-type="float" office:value="34263" calcext:value-type="float">
            <text:p>34263</text:p>
          </table:table-cell>
          <table:table-cell table:formula="of:=[.R120]-[.AD120]" office:value-type="float" office:value="32134" calcext:value-type="float">
            <text:p>32134</text:p>
          </table:table-cell>
          <table:table-cell table:formula="of:=[.AD120]/[.R106]" office:value-type="float" office:value="0.0780825937064476" calcext:value-type="float">
            <text:p>0.078082593706448</text:p>
          </table:table-cell>
          <table:table-cell table:formula="of:=[.AC121]/[.AE106]" office:value-type="float" office:value="0.0319863677829861" calcext:value-type="float">
            <text:p>0.031986367782986</text:p>
          </table:table-cell>
          <table:table-cell table:formula="of:=19458310-[.R120]-[.AB120]-[.AC120]" office:value-type="float" office:value="19418538" calcext:value-type="float">
            <text:p>19418538</text:p>
          </table:table-cell>
          <table:table-cell table:formula="of:=NORMINV(RAND();[.S127];0.25*[.S127])" office:value-type="float" office:value="27779.0224707002" calcext:value-type="float">
            <text:p>27779.0224707002</text:p>
          </table:table-cell>
          <table:table-cell table:formula="of:=[.W120]+[.AD120]" office:value-type="float" office:value="29908.0224707002" calcext:value-type="float">
            <text:p>29908.0224707002</text:p>
          </table:table-cell>
          <table:table-cell table:formula="of:=[.X120]-[.X119]" office:value-type="float" office:value="2097.39100543193" calcext:value-type="float">
            <text:p>2097.39100543193</text:p>
          </table:table-cell>
          <table:table-cell table:formula="of:=[.R120]-[.R119]" office:value-type="float" office:value="-101" calcext:value-type="float">
            <text:p>-101</text:p>
          </table:table-cell>
          <table:table-cell table:formula="of:=[.AD120]-[.AD119]" office:value-type="float" office:value="39" calcext:value-type="float">
            <text:p>39</text:p>
          </table:table-cell>
          <table:table-cell table:formula="of:=[.D120]" office:value-type="float" office:value="0" calcext:value-type="float">
            <text:p>0</text:p>
          </table:table-cell>
          <table:table-cell table:formula="of:=[.E120]" office:value-type="float" office:value="5509" calcext:value-type="float">
            <text:p>5509</text:p>
          </table:table-cell>
          <table:table-cell office:value-type="float" office:value="2129" calcext:value-type="float">
            <text:p>2129</text:p>
          </table:table-cell>
          <table:table-cell table:formula="of:=[.AE119]+[.H120]" office:value-type="float" office:value="240560" calcext:value-type="float">
            <text:p>240560</text:p>
          </table:table-cell>
          <table:table-cell office:value-type="string" calcext:value-type="string">
            <text:p>Paso 3</text:p>
          </table:table-cell>
          <table:table-cell table:formula="of:=25387/7" office:value-type="float" office:value="3626.71428571429" calcext:value-type="float">
            <text:p>3626.71428571429</text:p>
          </table:table-cell>
          <table:table-cell office:value-type="float" office:value="3080" calcext:value-type="float">
            <text:p>3080</text:p>
          </table:table-cell>
          <table:table-cell office:value-type="float" office:value="18370" calcext:value-type="float">
            <text:p>183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float" office:value="3092" calcext:value-type="float">
            <text:p>3092</text:p>
          </table:table-cell>
          <table:table-cell office:value-type="float" office:value="275999" calcext:value-type="float">
            <text:p>275999</text:p>
          </table:table-cell>
          <table:table-cell/>
          <table:table-cell office:value-type="float" office:value="5575" calcext:value-type="float">
            <text:p>5575</text:p>
          </table:table-cell>
          <table:table-cell office:value-type="float" office:value="34270" calcext:value-type="float">
            <text:p>34270</text:p>
          </table:table-cell>
          <table:table-cell office:value-type="float" office:value="432" calcext:value-type="float">
            <text:p>432</text:p>
          </table:table-cell>
          <table:table-cell office:value-type="float" office:value="4017" calcext:value-type="float">
            <text:p>4017</text:p>
          </table:table-cell>
          <table:table-cell office:value-type="float" office:value="96563" calcext:value-type="float">
            <text:p>96563</text:p>
          </table:table-cell>
          <table:table-cell office:value-type="float" office:value="34270" calcext:value-type="float">
            <text:p>34270</text:p>
          </table:table-cell>
          <table:table-cell office:value-type="float" office:value="236154" calcext:value-type="float">
            <text:p>236154</text:p>
          </table:table-cell>
          <table:table-cell office:value-type="float" office:value="173861" calcext:value-type="float">
            <text:p>173861</text:p>
          </table:table-cell>
          <table:table-cell office:value-type="float" office:value="236016" calcext:value-type="float">
            <text:p>236016</text:p>
          </table:table-cell>
          <table:table-cell office:value-type="float" office:value="34270" calcext:value-type="float">
            <text:p>34270</text:p>
          </table:table-cell>
          <table:table-cell office:value-type="float" office:value="30362" calcext:value-type="float">
            <text:p>30362</text:p>
          </table:table-cell>
          <table:table-cell office:value-type="float" office:value="9320" calcext:value-type="float">
            <text:p>9320</text:p>
          </table:table-cell>
          <table:table-cell/>
          <table:table-cell table:formula="of:=[.F121]" office:value-type="float" office:value="34270" calcext:value-type="float">
            <text:p>34270</text:p>
          </table:table-cell>
          <table:table-cell table:formula="of:=[.R121]-[.AD121]" office:value-type="float" office:value="32180" calcext:value-type="float">
            <text:p>32180</text:p>
          </table:table-cell>
          <table:table-cell table:formula="of:=[.AD121]/[.R107]" office:value-type="float" office:value="0.0766072868558024" calcext:value-type="float">
            <text:p>0.076607286855802</text:p>
          </table:table-cell>
          <table:table-cell table:formula="of:=[.AC122]/[.AE107]" office:value-type="float" office:value="0.0316993245502575" calcext:value-type="float">
            <text:p>0.031699324550258</text:p>
          </table:table-cell>
          <table:table-cell table:formula="of:=19458310-[.R121]-[.AB121]-[.AC121]" office:value-type="float" office:value="19418465" calcext:value-type="float">
            <text:p>19418465</text:p>
          </table:table-cell>
          <table:table-cell table:formula="of:=NORMINV(RAND();[.S128];0.25*[.S128])" office:value-type="float" office:value="22772.7014851446" calcext:value-type="float">
            <text:p>22772.7014851446</text:p>
          </table:table-cell>
          <table:table-cell table:formula="of:=[.W121]+[.AD121]" office:value-type="float" office:value="24862.7014851446" calcext:value-type="float">
            <text:p>24862.7014851446</text:p>
          </table:table-cell>
          <table:table-cell table:formula="of:=[.X121]-[.X120]" office:value-type="float" office:value="-5045.32098555566" calcext:value-type="float">
            <text:p>-5045.32098555566</text:p>
          </table:table-cell>
          <table:table-cell table:formula="of:=[.R121]-[.R120]" office:value-type="float" office:value="7" calcext:value-type="float">
            <text:p>7</text:p>
          </table:table-cell>
          <table:table-cell table:formula="of:=[.AD121]-[.AD120]" office:value-type="float" office:value="-39" calcext:value-type="float">
            <text:p>-39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float" office:value="5575" calcext:value-type="float">
            <text:p>5575</text:p>
          </table:table-cell>
          <table:table-cell office:value-type="float" office:value="2090" calcext:value-type="float">
            <text:p>2090</text:p>
          </table:table-cell>
          <table:table-cell table:formula="of:=[.AE120]+[.H121]" office:value-type="float" office:value="244577" calcext:value-type="float">
            <text:p>244577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07" calcext:value-type="float">
            <text:p>3107</text:p>
          </table:table-cell>
          <table:table-cell office:value-type="float" office:value="16799" calcext:value-type="float">
            <text:p>1679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float" office:value="2690" calcext:value-type="float">
            <text:p>2690</text:p>
          </table:table-cell>
          <table:table-cell office:value-type="float" office:value="279393" calcext:value-type="float">
            <text:p>279393</text:p>
          </table:table-cell>
          <table:table-cell/>
          <table:table-cell office:value-type="float" office:value="5688" calcext:value-type="float">
            <text:p>5688</text:p>
          </table:table-cell>
          <table:table-cell office:value-type="float" office:value="32476" calcext:value-type="float">
            <text:p>32476</text:p>
          </table:table-cell>
          <table:table-cell office:value-type="float" office:value="338" calcext:value-type="float">
            <text:p>338</text:p>
          </table:table-cell>
          <table:table-cell office:value-type="float" office:value="3394" calcext:value-type="float">
            <text:p>3394</text:p>
          </table:table-cell>
          <table:table-cell office:value-type="float" office:value="94944" calcext:value-type="float">
            <text:p>94944</text:p>
          </table:table-cell>
          <table:table-cell office:value-type="float" office:value="32476" calcext:value-type="float">
            <text:p>32476</text:p>
          </table:table-cell>
          <table:table-cell office:value-type="float" office:value="241229" calcext:value-type="float">
            <text:p>241229</text:p>
          </table:table-cell>
          <table:table-cell office:value-type="float" office:value="178761" calcext:value-type="float">
            <text:p>178761</text:p>
          </table:table-cell>
          <table:table-cell office:value-type="float" office:value="241229" calcext:value-type="float">
            <text:p>241229</text:p>
          </table:table-cell>
          <table:table-cell office:value-type="float" office:value="32476" calcext:value-type="float">
            <text:p>32476</text:p>
          </table:table-cell>
          <table:table-cell office:value-type="float" office:value="30582" calcext:value-type="float">
            <text:p>30582</text:p>
          </table:table-cell>
          <table:table-cell office:value-type="float" office:value="8385" calcext:value-type="float">
            <text:p>8385</text:p>
          </table:table-cell>
          <table:table-cell/>
          <table:table-cell table:formula="of:=[.F122]" office:value-type="float" office:value="32476" calcext:value-type="float">
            <text:p>32476</text:p>
          </table:table-cell>
          <table:table-cell table:formula="of:=[.R122]-[.AD122]" office:value-type="float" office:value="30370" calcext:value-type="float">
            <text:p>30370</text:p>
          </table:table-cell>
          <table:table-cell table:formula="of:=[.AD122]/[.R108]" office:value-type="float" office:value="0.0848030925344286" calcext:value-type="float">
            <text:p>0.084803092534429</text:p>
          </table:table-cell>
          <table:table-cell table:formula="of:=[.AC123]/[.AE108]" office:value-type="float" office:value="0.0311901934952209" calcext:value-type="float">
            <text:p>0.031190193495221</text:p>
          </table:table-cell>
          <table:table-cell table:formula="of:=19458310-[.R122]-[.AB122]-[.AC122]" office:value-type="float" office:value="19420146" calcext:value-type="float">
            <text:p>19420146</text:p>
          </table:table-cell>
          <table:table-cell table:formula="of:=NORMINV(RAND();[.S129];0.25*[.S129])" office:value-type="float" office:value="31034.0820387505" calcext:value-type="float">
            <text:p>31034.0820387505</text:p>
          </table:table-cell>
          <table:table-cell table:formula="of:=[.W122]+[.AD122]" office:value-type="float" office:value="33140.0820387505" calcext:value-type="float">
            <text:p>33140.0820387505</text:p>
          </table:table-cell>
          <table:table-cell table:formula="of:=[.X122]-[.X121]" office:value-type="float" office:value="8277.3805536059" calcext:value-type="float">
            <text:p>8277.3805536059</text:p>
          </table:table-cell>
          <table:table-cell table:formula="of:=[.R122]-[.R121]" office:value-type="float" office:value="-1794" calcext:value-type="float">
            <text:p>-1794</text:p>
          </table:table-cell>
          <table:table-cell table:formula="of:=[.AD122]-[.AD121]" office:value-type="float" office:value="16" calcext:value-type="float">
            <text:p>16</text:p>
          </table:table-cell>
          <table:table-cell table:formula="of:=[.D122]" office:value-type="float" office:value="0" calcext:value-type="float">
            <text:p>0</text:p>
          </table:table-cell>
          <table:table-cell table:formula="of:=[.E122]" office:value-type="float" office:value="5688" calcext:value-type="float">
            <text:p>5688</text:p>
          </table:table-cell>
          <table:table-cell office:value-type="float" office:value="2106" calcext:value-type="float">
            <text:p>2106</text:p>
          </table:table-cell>
          <table:table-cell table:formula="of:=[.AE121]+[.H122]" office:value-type="float" office:value="247971" calcext:value-type="float">
            <text:p>247971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14" calcext:value-type="float">
            <text:p>3114</text:p>
          </table:table-cell>
          <table:table-cell office:value-type="float" office:value="13349" calcext:value-type="float">
            <text:p>1334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float" office:value="2134" calcext:value-type="float">
            <text:p>2134</text:p>
          </table:table-cell>
          <table:table-cell office:value-type="float" office:value="282043" calcext:value-type="float">
            <text:p>282043</text:p>
          </table:table-cell>
          <table:table-cell/>
          <table:table-cell office:value-type="float" office:value="5753" calcext:value-type="float">
            <text:p>5753</text:p>
          </table:table-cell>
          <table:table-cell office:value-type="float" office:value="30847" calcext:value-type="float">
            <text:p>30847</text:p>
          </table:table-cell>
          <table:table-cell office:value-type="float" office:value="300" calcext:value-type="float">
            <text:p>300</text:p>
          </table:table-cell>
          <table:table-cell office:value-type="float" office:value="2650" calcext:value-type="float">
            <text:p>2650</text:p>
          </table:table-cell>
          <table:table-cell office:value-type="float" office:value="61415" calcext:value-type="float">
            <text:p>61415</text:p>
          </table:table-cell>
          <table:table-cell office:value-type="float" office:value="30847" calcext:value-type="float">
            <text:p>30847</text:p>
          </table:table-cell>
          <table:table-cell office:value-type="float" office:value="245443" calcext:value-type="float">
            <text:p>245443</text:p>
          </table:table-cell>
          <table:table-cell office:value-type="float" office:value="214875" calcext:value-type="float">
            <text:p>214875</text:p>
          </table:table-cell>
          <table:table-cell office:value-type="float" office:value="245443" calcext:value-type="float">
            <text:p>245443</text:p>
          </table:table-cell>
          <table:table-cell office:value-type="float" office:value="30847" calcext:value-type="float">
            <text:p>30847</text:p>
          </table:table-cell>
          <table:table-cell office:value-type="float" office:value="30980" calcext:value-type="float">
            <text:p>30980</text:p>
          </table:table-cell>
          <table:table-cell office:value-type="float" office:value="7806" calcext:value-type="float">
            <text:p>7806</text:p>
          </table:table-cell>
          <table:table-cell/>
          <table:table-cell table:formula="of:=[.F123]" office:value-type="float" office:value="30847" calcext:value-type="float">
            <text:p>30847</text:p>
          </table:table-cell>
          <table:table-cell table:formula="of:=[.R123]-[.AD123]" office:value-type="float" office:value="28772" calcext:value-type="float">
            <text:p>28772</text:p>
          </table:table-cell>
          <table:table-cell table:formula="of:=[.AD123]/[.R109]" office:value-type="float" office:value="0.0591471409839804" calcext:value-type="float">
            <text:p>0.05914714098398</text:p>
          </table:table-cell>
          <table:table-cell table:formula="of:=[.AC124]/[.AE109]" office:value-type="float" office:value="0.0312886483515322" calcext:value-type="float">
            <text:p>0.031288648351532</text:p>
          </table:table-cell>
          <table:table-cell table:formula="of:=19458310-[.R123]-[.AB123]-[.AC123]" office:value-type="float" office:value="19421710" calcext:value-type="float">
            <text:p>19421710</text:p>
          </table:table-cell>
          <table:table-cell table:formula="of:=NORMINV(RAND();[.S130];0.25*[.S130])" office:value-type="float" office:value="25378.1619148899" calcext:value-type="float">
            <text:p>25378.1619148899</text:p>
          </table:table-cell>
          <table:table-cell table:formula="of:=[.W123]+[.AD123]" office:value-type="float" office:value="27453.1619148899" calcext:value-type="float">
            <text:p>27453.1619148899</text:p>
          </table:table-cell>
          <table:table-cell table:formula="of:=[.X123]-[.X122]" office:value-type="float" office:value="-5686.9201238606" calcext:value-type="float">
            <text:p>-5686.9201238606</text:p>
          </table:table-cell>
          <table:table-cell table:formula="of:=[.R123]-[.R122]" office:value-type="float" office:value="-1629" calcext:value-type="float">
            <text:p>-1629</text:p>
          </table:table-cell>
          <table:table-cell table:formula="of:=[.AD123]-[.AD122]" office:value-type="float" office:value="-31" calcext:value-type="float">
            <text:p>-31</text:p>
          </table:table-cell>
          <table:table-cell table:formula="of:=[.D123]" office:value-type="float" office:value="0" calcext:value-type="float">
            <text:p>0</text:p>
          </table:table-cell>
          <table:table-cell table:formula="of:=[.E123]" office:value-type="float" office:value="5753" calcext:value-type="float">
            <text:p>5753</text:p>
          </table:table-cell>
          <table:table-cell office:value-type="float" office:value="2075" calcext:value-type="float">
            <text:p>2075</text:p>
          </table:table-cell>
          <table:table-cell table:formula="of:=[.AE122]+[.H123]" office:value-type="float" office:value="250621" calcext:value-type="float">
            <text:p>250621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02" calcext:value-type="float">
            <text:p>3102</text:p>
          </table:table-cell>
          <table:table-cell office:value-type="float" office:value="10385" calcext:value-type="float">
            <text:p>1038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float" office:value="2042" calcext:value-type="float">
            <text:p>2042</text:p>
          </table:table-cell>
          <table:table-cell office:value-type="float" office:value="284541" calcext:value-type="float">
            <text:p>284541</text:p>
          </table:table-cell>
          <table:table-cell/>
          <table:table-cell office:value-type="float" office:value="5920" calcext:value-type="float">
            <text:p>5920</text:p>
          </table:table-cell>
          <table:table-cell office:value-type="float" office:value="29374" calcext:value-type="float">
            <text:p>29374</text:p>
          </table:table-cell>
          <table:table-cell office:value-type="float" office:value="230" calcext:value-type="float">
            <text:p>230</text:p>
          </table:table-cell>
          <table:table-cell office:value-type="float" office:value="2498" calcext:value-type="float">
            <text:p>2498</text:p>
          </table:table-cell>
          <table:table-cell office:value-type="float" office:value="59438" calcext:value-type="float">
            <text:p>59438</text:p>
          </table:table-cell>
          <table:table-cell office:value-type="float" office:value="29374" calcext:value-type="float">
            <text:p>29374</text:p>
          </table:table-cell>
          <table:table-cell office:value-type="float" office:value="249247" calcext:value-type="float">
            <text:p>249247</text:p>
          </table:table-cell>
          <table:table-cell office:value-type="float" office:value="219183" calcext:value-type="float">
            <text:p>219183</text:p>
          </table:table-cell>
          <table:table-cell office:value-type="float" office:value="249247" calcext:value-type="float">
            <text:p>249247</text:p>
          </table:table-cell>
          <table:table-cell office:value-type="float" office:value="29374" calcext:value-type="float">
            <text:p>29374</text:p>
          </table:table-cell>
          <table:table-cell office:value-type="float" office:value="32013" calcext:value-type="float">
            <text:p>32013</text:p>
          </table:table-cell>
          <table:table-cell office:value-type="float" office:value="7921" calcext:value-type="float">
            <text:p>7921</text:p>
          </table:table-cell>
          <table:table-cell/>
          <table:table-cell table:formula="of:=[.F124]" office:value-type="float" office:value="29374" calcext:value-type="float">
            <text:p>29374</text:p>
          </table:table-cell>
          <table:table-cell table:formula="of:=[.R124]-[.AD124]" office:value-type="float" office:value="27275" calcext:value-type="float">
            <text:p>27275</text:p>
          </table:table-cell>
          <table:table-cell table:formula="of:=[.AD124]/[.R110]" office:value-type="float" office:value="0.0602797162631745" calcext:value-type="float">
            <text:p>0.060279716263175</text:p>
          </table:table-cell>
          <table:table-cell table:formula="of:=[.AC125]/[.AE110]" office:value-type="float" office:value="0.0312420939586227" calcext:value-type="float">
            <text:p>0.031242093958623</text:p>
          </table:table-cell>
          <table:table-cell table:formula="of:=19458310-[.R124]-[.AB124]-[.AC124]" office:value-type="float" office:value="19423016" calcext:value-type="float">
            <text:p>19423016</text:p>
          </table:table-cell>
          <table:table-cell table:formula="of:=NORMINV(RAND();[.S131];0.25*[.S131])" office:value-type="float" office:value="23528.230369107" calcext:value-type="float">
            <text:p>23528.230369107</text:p>
          </table:table-cell>
          <table:table-cell table:formula="of:=[.W124]+[.AD124]" office:value-type="float" office:value="25627.230369107" calcext:value-type="float">
            <text:p>25627.230369107</text:p>
          </table:table-cell>
          <table:table-cell table:formula="of:=[.X124]-[.X123]" office:value-type="float" office:value="-1825.93154578289" calcext:value-type="float">
            <text:p>-1825.93154578289</text:p>
          </table:table-cell>
          <table:table-cell table:formula="of:=[.R124]-[.R123]" office:value-type="float" office:value="-1473" calcext:value-type="float">
            <text:p>-1473</text:p>
          </table:table-cell>
          <table:table-cell table:formula="of:=[.AD124]-[.AD123]" office:value-type="float" office:value="24" calcext:value-type="float">
            <text:p>24</text:p>
          </table:table-cell>
          <table:table-cell table:formula="of:=[.D124]" office:value-type="float" office:value="0" calcext:value-type="float">
            <text:p>0</text:p>
          </table:table-cell>
          <table:table-cell table:formula="of:=[.E124]" office:value-type="float" office:value="5920" calcext:value-type="float">
            <text:p>5920</text:p>
          </table:table-cell>
          <table:table-cell office:value-type="float" office:value="2099" calcext:value-type="float">
            <text:p>2099</text:p>
          </table:table-cell>
          <table:table-cell table:formula="of:=[.AE123]+[.H124]" office:value-type="float" office:value="253119" calcext:value-type="float">
            <text:p>253119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20" calcext:value-type="float">
            <text:p>3120</text:p>
          </table:table-cell>
          <table:table-cell office:value-type="float" office:value="10831" calcext:value-type="float">
            <text:p>1083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float" office:value="2703" calcext:value-type="float">
            <text:p>2703</text:p>
          </table:table-cell>
          <table:table-cell office:value-type="float" office:value="288089" calcext:value-type="float">
            <text:p>288089</text:p>
          </table:table-cell>
          <table:table-cell/>
          <table:table-cell office:value-type="float" office:value="6051" calcext:value-type="float">
            <text:p>6051</text:p>
          </table:table-cell>
          <table:table-cell office:value-type="float" office:value="28695" calcext:value-type="float">
            <text:p>28695</text:p>
          </table:table-cell>
          <table:table-cell office:value-type="float" office:value="322" calcext:value-type="float">
            <text:p>322</text:p>
          </table:table-cell>
          <table:table-cell office:value-type="float" office:value="3548" calcext:value-type="float">
            <text:p>3548</text:p>
          </table:table-cell>
          <table:table-cell office:value-type="float" office:value="56696" calcext:value-type="float">
            <text:p>56696</text:p>
          </table:table-cell>
          <table:table-cell office:value-type="float" office:value="28695" calcext:value-type="float">
            <text:p>28695</text:p>
          </table:table-cell>
          <table:table-cell office:value-type="float" office:value="253343" calcext:value-type="float">
            <text:p>253343</text:p>
          </table:table-cell>
          <table:table-cell office:value-type="float" office:value="225342" calcext:value-type="float">
            <text:p>225342</text:p>
          </table:table-cell>
          <table:table-cell office:value-type="float" office:value="253343" calcext:value-type="float">
            <text:p>253343</text:p>
          </table:table-cell>
          <table:table-cell office:value-type="float" office:value="28695" calcext:value-type="float">
            <text:p>28695</text:p>
          </table:table-cell>
          <table:table-cell office:value-type="float" office:value="32578" calcext:value-type="float">
            <text:p>32578</text:p>
          </table:table-cell>
          <table:table-cell office:value-type="float" office:value="7543" calcext:value-type="float">
            <text:p>7543</text:p>
          </table:table-cell>
          <table:table-cell/>
          <table:table-cell table:formula="of:=[.F125]" office:value-type="float" office:value="28695" calcext:value-type="float">
            <text:p>28695</text:p>
          </table:table-cell>
          <table:table-cell table:formula="of:=[.R125]-[.AD125]" office:value-type="float" office:value="26588" calcext:value-type="float">
            <text:p>26588</text:p>
          </table:table-cell>
          <table:table-cell table:formula="of:=[.AD125]/[.R111]" office:value-type="float" office:value="0.058839956435533" calcext:value-type="float">
            <text:p>0.058839956435533</text:p>
          </table:table-cell>
          <table:table-cell table:formula="of:=[.AC126]/[.AE111]" office:value-type="float" office:value="0.0309644898510284" calcext:value-type="float">
            <text:p>0.030964489851028</text:p>
          </table:table-cell>
          <table:table-cell table:formula="of:=19458310-[.R125]-[.AB125]-[.AC125]" office:value-type="float" office:value="19423564" calcext:value-type="float">
            <text:p>19423564</text:p>
          </table:table-cell>
          <table:table-cell table:formula="of:=NORMINV(RAND();[.S132];0.25*[.S132])" office:value-type="float" office:value="24138.4888224821" calcext:value-type="float">
            <text:p>24138.4888224821</text:p>
          </table:table-cell>
          <table:table-cell table:formula="of:=[.W125]+[.AD125]" office:value-type="float" office:value="26245.4888224821" calcext:value-type="float">
            <text:p>26245.4888224821</text:p>
          </table:table-cell>
          <table:table-cell table:formula="of:=[.X125]-[.X124]" office:value-type="float" office:value="618.258453375107" calcext:value-type="float">
            <text:p>618.258453375107</text:p>
          </table:table-cell>
          <table:table-cell table:formula="of:=[.R125]-[.R124]" office:value-type="float" office:value="-679" calcext:value-type="float">
            <text:p>-679</text:p>
          </table:table-cell>
          <table:table-cell table:formula="of:=[.AD125]-[.AD124]" office:value-type="float" office:value="8" calcext:value-type="float">
            <text:p>8</text:p>
          </table:table-cell>
          <table:table-cell table:formula="of:=[.D125]" office:value-type="float" office:value="0" calcext:value-type="float">
            <text:p>0</text:p>
          </table:table-cell>
          <table:table-cell table:formula="of:=[.E125]" office:value-type="float" office:value="6051" calcext:value-type="float">
            <text:p>6051</text:p>
          </table:table-cell>
          <table:table-cell office:value-type="float" office:value="2107" calcext:value-type="float">
            <text:p>2107</text:p>
          </table:table-cell>
          <table:table-cell table:formula="of:=[.AE124]+[.H125]" office:value-type="float" office:value="256667" calcext:value-type="float">
            <text:p>256667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35" calcext:value-type="float">
            <text:p>3135</text:p>
          </table:table-cell>
          <table:table-cell office:value-type="float" office:value="15585" calcext:value-type="float">
            <text:p>1558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float" office:value="2951" calcext:value-type="float">
            <text:p>2951</text:p>
          </table:table-cell>
          <table:table-cell office:value-type="float" office:value="291847" calcext:value-type="float">
            <text:p>291847</text:p>
          </table:table-cell>
          <table:table-cell/>
          <table:table-cell office:value-type="float" office:value="6192" calcext:value-type="float">
            <text:p>6192</text:p>
          </table:table-cell>
          <table:table-cell office:value-type="float" office:value="28210" calcext:value-type="float">
            <text:p>28210</text:p>
          </table:table-cell>
          <table:table-cell office:value-type="float" office:value="371" calcext:value-type="float">
            <text:p>371</text:p>
          </table:table-cell>
          <table:table-cell office:value-type="float" office:value="3758" calcext:value-type="float">
            <text:p>3758</text:p>
          </table:table-cell>
          <table:table-cell office:value-type="float" office:value="55099" calcext:value-type="float">
            <text:p>55099</text:p>
          </table:table-cell>
          <table:table-cell office:value-type="float" office:value="28210" calcext:value-type="float">
            <text:p>28210</text:p>
          </table:table-cell>
          <table:table-cell office:value-type="float" office:value="257445" calcext:value-type="float">
            <text:p>257445</text:p>
          </table:table-cell>
          <table:table-cell office:value-type="float" office:value="230556" calcext:value-type="float">
            <text:p>230556</text:p>
          </table:table-cell>
          <table:table-cell office:value-type="float" office:value="257445" calcext:value-type="float">
            <text:p>257445</text:p>
          </table:table-cell>
          <table:table-cell office:value-type="float" office:value="28210" calcext:value-type="float">
            <text:p>28210</text:p>
          </table:table-cell>
          <table:table-cell office:value-type="float" office:value="33933" calcext:value-type="float">
            <text:p>33933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F126]" office:value-type="float" office:value="28210" calcext:value-type="float">
            <text:p>28210</text:p>
          </table:table-cell>
          <table:table-cell table:formula="of:=[.R126]-[.AD126]" office:value-type="float" office:value="26133" calcext:value-type="float">
            <text:p>26133</text:p>
          </table:table-cell>
          <table:table-cell table:formula="of:=[.AD126]/[.R112]" office:value-type="float" office:value="0.0579455417922107" calcext:value-type="float">
            <text:p>0.057945541792211</text:p>
          </table:table-cell>
          <table:table-cell table:formula="of:=[.AC127]/[.AE112]" office:value-type="float" office:value="0.0307218764306517" calcext:value-type="float">
            <text:p>0.030721876430652</text:p>
          </table:table-cell>
          <table:table-cell table:formula="of:=19458310-[.R126]-[.AB126]-[.AC126]" office:value-type="float" office:value="19423908" calcext:value-type="float">
            <text:p>19423908</text:p>
          </table:table-cell>
          <table:table-cell table:formula="of:=NORMINV(RAND();[.S133];0.25*[.S133])" office:value-type="float" office:value="24187.002721969" calcext:value-type="float">
            <text:p>24187.002721969</text:p>
          </table:table-cell>
          <table:table-cell table:formula="of:=[.W126]+[.AD126]" office:value-type="float" office:value="26264.002721969" calcext:value-type="float">
            <text:p>26264.002721969</text:p>
          </table:table-cell>
          <table:table-cell table:formula="of:=[.X126]-[.X125]" office:value-type="float" office:value="18.5138994869085" calcext:value-type="float">
            <text:p>18.5138994869085</text:p>
          </table:table-cell>
          <table:table-cell table:formula="of:=[.R126]-[.R125]" office:value-type="float" office:value="-485" calcext:value-type="float">
            <text:p>-485</text:p>
          </table:table-cell>
          <table:table-cell table:formula="of:=[.AD126]-[.AD125]" office:value-type="float" office:value="-30" calcext:value-type="float">
            <text:p>-30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float" office:value="6192" calcext:value-type="float">
            <text:p>6192</text:p>
          </table:table-cell>
          <table:table-cell office:value-type="float" office:value="2077" calcext:value-type="float">
            <text:p>2077</text:p>
          </table:table-cell>
          <table:table-cell table:formula="of:=[.AE125]+[.H126]" office:value-type="float" office:value="260425" calcext:value-type="float">
            <text:p>260425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43" calcext:value-type="float">
            <text:p>3143</text:p>
          </table:table-cell>
          <table:table-cell office:value-type="float" office:value="17287" calcext:value-type="float">
            <text:p>1728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float" office:value="2852" calcext:value-type="float">
            <text:p>2852</text:p>
          </table:table-cell>
          <table:table-cell office:value-type="float" office:value="295532" calcext:value-type="float">
            <text:p>295532</text:p>
          </table:table-cell>
          <table:table-cell/>
          <table:table-cell office:value-type="float" office:value="6308" calcext:value-type="float">
            <text:p>6308</text:p>
          </table:table-cell>
          <table:table-cell office:value-type="float" office:value="28194" calcext:value-type="float">
            <text:p>28194</text:p>
          </table:table-cell>
          <table:table-cell office:value-type="float" office:value="438" calcext:value-type="float">
            <text:p>438</text:p>
          </table:table-cell>
          <table:table-cell office:value-type="float" office:value="3685" calcext:value-type="float">
            <text:p>3685</text:p>
          </table:table-cell>
          <table:table-cell office:value-type="float" office:value="53177" calcext:value-type="float">
            <text:p>53177</text:p>
          </table:table-cell>
          <table:table-cell office:value-type="float" office:value="28194" calcext:value-type="float">
            <text:p>28194</text:p>
          </table:table-cell>
          <table:table-cell office:value-type="float" office:value="261030" calcext:value-type="float">
            <text:p>261030</text:p>
          </table:table-cell>
          <table:table-cell office:value-type="float" office:value="236047" calcext:value-type="float">
            <text:p>236047</text:p>
          </table:table-cell>
          <table:table-cell office:value-type="float" office:value="261032" calcext:value-type="float">
            <text:p>261032</text:p>
          </table:table-cell>
          <table:table-cell office:value-type="float" office:value="28194" calcext:value-type="float">
            <text:p>28194</text:p>
          </table:table-cell>
          <table:table-cell office:value-type="float" office:value="34651" calcext:value-type="float">
            <text:p>34651</text:p>
          </table:table-cell>
          <table:table-cell office:value-type="float" office:value="7785" calcext:value-type="float">
            <text:p>7785</text:p>
          </table:table-cell>
          <table:table-cell/>
          <table:table-cell table:formula="of:=[.F127]" office:value-type="float" office:value="28194" calcext:value-type="float">
            <text:p>28194</text:p>
          </table:table-cell>
          <table:table-cell table:formula="of:=[.R127]-[.AD127]" office:value-type="float" office:value="26116" calcext:value-type="float">
            <text:p>26116</text:p>
          </table:table-cell>
          <table:table-cell table:formula="of:=[.AD127]/[.R113]" office:value-type="float" office:value="0.0557000026804621" calcext:value-type="float">
            <text:p>0.055700002680462</text:p>
          </table:table-cell>
          <table:table-cell table:formula="of:=[.AC128]/[.AE113]" office:value-type="float" office:value="0.030265534553626" calcext:value-type="float">
            <text:p>0.030265534553626</text:p>
          </table:table-cell>
          <table:table-cell table:formula="of:=19458310-[.R127]-[.AB127]-[.AC127]" office:value-type="float" office:value="19423808" calcext:value-type="float">
            <text:p>19423808</text:p>
          </table:table-cell>
          <table:table-cell table:formula="of:=NORMINV(RAND();[.S134];0.25*[.S134])" office:value-type="float" office:value="16203.0491676152" calcext:value-type="float">
            <text:p>16203.0491676152</text:p>
          </table:table-cell>
          <table:table-cell table:formula="of:=[.W127]+[.AD127]" office:value-type="float" office:value="18281.0491676152" calcext:value-type="float">
            <text:p>18281.0491676152</text:p>
          </table:table-cell>
          <table:table-cell table:formula="of:=[.X127]-[.X126]" office:value-type="float" office:value="-7982.95355435381" calcext:value-type="float">
            <text:p>-7982.95355435381</text:p>
          </table:table-cell>
          <table:table-cell table:formula="of:=[.R127]-[.R126]" office:value-type="float" office:value="-16" calcext:value-type="float">
            <text:p>-16</text:p>
          </table:table-cell>
          <table:table-cell table:formula="of:=[.AD127]-[.AD126]" office:value-type="float" office:value="1" calcext:value-type="float">
            <text:p>1</text:p>
          </table:table-cell>
          <table:table-cell table:formula="of:=[.D127]" office:value-type="float" office:value="0" calcext:value-type="float">
            <text:p>0</text:p>
          </table:table-cell>
          <table:table-cell table:formula="of:=[.E127]" office:value-type="float" office:value="6308" calcext:value-type="float">
            <text:p>6308</text:p>
          </table:table-cell>
          <table:table-cell office:value-type="float" office:value="2078" calcext:value-type="float">
            <text:p>2078</text:p>
          </table:table-cell>
          <table:table-cell table:formula="of:=[.AE126]+[.H127]" office:value-type="float" office:value="264110" calcext:value-type="float">
            <text:p>264110</text:p>
          </table:table-cell>
          <table:table-cell office:value-type="string" calcext:value-type="string">
            <text:p>Paso 3</text:p>
          </table:table-cell>
          <table:table-cell table:formula="of:=27790/7" office:value-type="float" office:value="3970" calcext:value-type="float">
            <text:p>3970</text:p>
          </table:table-cell>
          <table:table-cell office:value-type="float" office:value="3175" calcext:value-type="float">
            <text:p>3175</text:p>
          </table:table-cell>
          <table:table-cell office:value-type="float" office:value="18004" calcext:value-type="float">
            <text:p>1800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float" office:value="2354" calcext:value-type="float">
            <text:p>2354</text:p>
          </table:table-cell>
          <table:table-cell office:value-type="float" office:value="298557" calcext:value-type="float">
            <text:p>298557</text:p>
          </table:table-cell>
          <table:table-cell/>
          <table:table-cell office:value-type="float" office:value="6384" calcext:value-type="float">
            <text:p>6384</text:p>
          </table:table-cell>
          <table:table-cell office:value-type="float" office:value="27804" calcext:value-type="float">
            <text:p>27804</text:p>
          </table:table-cell>
          <table:table-cell office:value-type="float" office:value="404" calcext:value-type="float">
            <text:p>404</text:p>
          </table:table-cell>
          <table:table-cell office:value-type="float" office:value="3025" calcext:value-type="float">
            <text:p>3025</text:p>
          </table:table-cell>
          <table:table-cell office:value-type="float" office:value="51594" calcext:value-type="float">
            <text:p>51594</text:p>
          </table:table-cell>
          <table:table-cell office:value-type="float" office:value="27804" calcext:value-type="float">
            <text:p>27804</text:p>
          </table:table-cell>
          <table:table-cell office:value-type="float" office:value="264369" calcext:value-type="float">
            <text:p>264369</text:p>
          </table:table-cell>
          <table:table-cell office:value-type="float" office:value="240579" calcext:value-type="float">
            <text:p>240579</text:p>
          </table:table-cell>
          <table:table-cell office:value-type="float" office:value="264371" calcext:value-type="float">
            <text:p>264371</text:p>
          </table:table-cell>
          <table:table-cell office:value-type="float" office:value="27804" calcext:value-type="float">
            <text:p>27804</text:p>
          </table:table-cell>
          <table:table-cell office:value-type="float" office:value="34901" calcext:value-type="float">
            <text:p>34901</text:p>
          </table:table-cell>
          <table:table-cell office:value-type="float" office:value="7263" calcext:value-type="float">
            <text:p>7263</text:p>
          </table:table-cell>
          <table:table-cell/>
          <table:table-cell table:formula="of:=[.F128]" office:value-type="float" office:value="27804" calcext:value-type="float">
            <text:p>27804</text:p>
          </table:table-cell>
          <table:table-cell table:formula="of:=[.R128]-[.AD128]" office:value-type="float" office:value="25735" calcext:value-type="float">
            <text:p>25735</text:p>
          </table:table-cell>
          <table:table-cell table:formula="of:=[.AD128]/[.R114]" office:value-type="float" office:value="0.0558223613209584" calcext:value-type="float">
            <text:p>0.055822361320958</text:p>
          </table:table-cell>
          <table:table-cell table:formula="of:=[.AC129]/[.AE114]" office:value-type="float" office:value="0.0298504692842661" calcext:value-type="float">
            <text:p>0.029850469284266</text:p>
          </table:table-cell>
          <table:table-cell table:formula="of:=19458310-[.R128]-[.AB128]-[.AC128]" office:value-type="float" office:value="19424122" calcext:value-type="float">
            <text:p>19424122</text:p>
          </table:table-cell>
          <table:table-cell table:formula="of:=NORMINV(RAND();[.S135];0.25*[.S135])" office:value-type="float" office:value="17883.6493008136" calcext:value-type="float">
            <text:p>17883.6493008136</text:p>
          </table:table-cell>
          <table:table-cell table:formula="of:=[.W128]+[.AD128]" office:value-type="float" office:value="19952.6493008136" calcext:value-type="float">
            <text:p>19952.6493008136</text:p>
          </table:table-cell>
          <table:table-cell table:formula="of:=[.X128]-[.X127]" office:value-type="float" office:value="1671.60013319838" calcext:value-type="float">
            <text:p>1671.60013319838</text:p>
          </table:table-cell>
          <table:table-cell table:formula="of:=[.R128]-[.R127]" office:value-type="float" office:value="-390" calcext:value-type="float">
            <text:p>-390</text:p>
          </table:table-cell>
          <table:table-cell table:formula="of:=[.AD128]-[.AD127]" office:value-type="float" office:value="-9" calcext:value-type="float">
            <text:p>-9</text:p>
          </table:table-cell>
          <table:table-cell table:formula="of:=[.D128]" office:value-type="float" office:value="0" calcext:value-type="float">
            <text:p>0</text:p>
          </table:table-cell>
          <table:table-cell table:formula="of:=[.E128]" office:value-type="float" office:value="6384" calcext:value-type="float">
            <text:p>6384</text:p>
          </table:table-cell>
          <table:table-cell office:value-type="float" office:value="2069" calcext:value-type="float">
            <text:p>2069</text:p>
          </table:table-cell>
          <table:table-cell table:formula="of:=[.AE127]+[.H128]" office:value-type="float" office:value="267135" calcext:value-type="float">
            <text:p>267135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70" calcext:value-type="float">
            <text:p>3170</text:p>
          </table:table-cell>
          <table:table-cell office:value-type="float" office:value="16377" calcext:value-type="float">
            <text:p>1637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float" office:value="1946" calcext:value-type="float">
            <text:p>1946</text:p>
          </table:table-cell>
          <table:table-cell office:value-type="float" office:value="301019" calcext:value-type="float">
            <text:p>301019</text:p>
          </table:table-cell>
          <table:table-cell/>
          <table:table-cell office:value-type="float" office:value="6434" calcext:value-type="float">
            <text:p>6434</text:p>
          </table:table-cell>
          <table:table-cell office:value-type="float" office:value="26340" calcext:value-type="float">
            <text:p>26340</text:p>
          </table:table-cell>
          <table:table-cell office:value-type="float" office:value="266" calcext:value-type="float">
            <text:p>266</text:p>
          </table:table-cell>
          <table:table-cell office:value-type="float" office:value="2462" calcext:value-type="float">
            <text:p>2462</text:p>
          </table:table-cell>
          <table:table-cell office:value-type="float" office:value="50252" calcext:value-type="float">
            <text:p>50252</text:p>
          </table:table-cell>
          <table:table-cell office:value-type="float" office:value="26340" calcext:value-type="float">
            <text:p>26340</text:p>
          </table:table-cell>
          <table:table-cell office:value-type="float" office:value="268245" calcext:value-type="float">
            <text:p>268245</text:p>
          </table:table-cell>
          <table:table-cell office:value-type="float" office:value="244333" calcext:value-type="float">
            <text:p>244333</text:p>
          </table:table-cell>
          <table:table-cell office:value-type="float" office:value="268245" calcext:value-type="float">
            <text:p>268245</text:p>
          </table:table-cell>
          <table:table-cell office:value-type="float" office:value="26340" calcext:value-type="float">
            <text:p>26340</text:p>
          </table:table-cell>
          <table:table-cell office:value-type="float" office:value="35134" calcext:value-type="float">
            <text:p>35134</text:p>
          </table:table-cell>
          <table:table-cell office:value-type="float" office:value="6536" calcext:value-type="float">
            <text:p>6536</text:p>
          </table:table-cell>
          <table:table-cell/>
          <table:table-cell table:formula="of:=[.F129]" office:value-type="float" office:value="26340" calcext:value-type="float">
            <text:p>26340</text:p>
          </table:table-cell>
          <table:table-cell table:formula="of:=[.R129]-[.AD129]" office:value-type="float" office:value="24280" calcext:value-type="float">
            <text:p>24280</text:p>
          </table:table-cell>
          <table:table-cell table:formula="of:=[.AD129]/[.R115]" office:value-type="float" office:value="0.057716014793231" calcext:value-type="float">
            <text:p>0.057716014793231</text:p>
          </table:table-cell>
          <table:table-cell table:formula="of:=[.AC130]/[.AE115]" office:value-type="float" office:value="0.0299664911440881" calcext:value-type="float">
            <text:p>0.029966491144088</text:p>
          </table:table-cell>
          <table:table-cell table:formula="of:=19458310-[.R129]-[.AB129]-[.AC129]" office:value-type="float" office:value="19425536" calcext:value-type="float">
            <text:p>19425536</text:p>
          </table:table-cell>
          <table:table-cell table:formula="of:=NORMINV(RAND();[.S136];0.25*[.S136])" office:value-type="float" office:value="14847.2887534931" calcext:value-type="float">
            <text:p>14847.2887534931</text:p>
          </table:table-cell>
          <table:table-cell table:formula="of:=[.W129]+[.AD129]" office:value-type="float" office:value="16907.2887534931" calcext:value-type="float">
            <text:p>16907.2887534931</text:p>
          </table:table-cell>
          <table:table-cell table:formula="of:=[.X129]-[.X128]" office:value-type="float" office:value="-3045.36054732045" calcext:value-type="float">
            <text:p>-3045.36054732045</text:p>
          </table:table-cell>
          <table:table-cell table:formula="of:=[.R129]-[.R128]" office:value-type="float" office:value="-1464" calcext:value-type="float">
            <text:p>-1464</text:p>
          </table:table-cell>
          <table:table-cell table:formula="of:=[.AD129]-[.AD128]" office:value-type="float" office:value="-9" calcext:value-type="float">
            <text:p>-9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float" office:value="6434" calcext:value-type="float">
            <text:p>6434</text:p>
          </table:table-cell>
          <table:table-cell office:value-type="float" office:value="2060" calcext:value-type="float">
            <text:p>2060</text:p>
          </table:table-cell>
          <table:table-cell table:formula="of:=[.AE128]+[.H129]" office:value-type="float" office:value="269597" calcext:value-type="float">
            <text:p>269597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0" calcext:value-type="float">
            <text:p>3180</text:p>
          </table:table-cell>
          <table:table-cell office:value-type="float" office:value="12065" calcext:value-type="float">
            <text:p>12065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float" office:value="1638" calcext:value-type="float">
            <text:p>1638</text:p>
          </table:table-cell>
          <table:table-cell office:value-type="float" office:value="303083" calcext:value-type="float">
            <text:p>303083</text:p>
          </table:table-cell>
          <table:table-cell/>
          <table:table-cell office:value-type="float" office:value="6573" calcext:value-type="float">
            <text:p>6573</text:p>
          </table:table-cell>
          <table:table-cell office:value-type="float" office:value="24807" calcext:value-type="float">
            <text:p>24807</text:p>
          </table:table-cell>
          <table:table-cell office:value-type="float" office:value="265" calcext:value-type="float">
            <text:p>265</text:p>
          </table:table-cell>
          <table:table-cell office:value-type="float" office:value="2064" calcext:value-type="float">
            <text:p>2064</text:p>
          </table:table-cell>
          <table:table-cell office:value-type="float" office:value="48667" calcext:value-type="float">
            <text:p>48667</text:p>
          </table:table-cell>
          <table:table-cell office:value-type="float" office:value="24807" calcext:value-type="float">
            <text:p>24807</text:p>
          </table:table-cell>
          <table:table-cell office:value-type="float" office:value="271703" calcext:value-type="float">
            <text:p>271703</text:p>
          </table:table-cell>
          <table:table-cell office:value-type="float" office:value="247843" calcext:value-type="float">
            <text:p>247843</text:p>
          </table:table-cell>
          <table:table-cell office:value-type="float" office:value="271703" calcext:value-type="float">
            <text:p>271703</text:p>
          </table:table-cell>
          <table:table-cell office:value-type="float" office:value="24807" calcext:value-type="float">
            <text:p>24807</text:p>
          </table:table-cell>
          <table:table-cell office:value-type="float" office:value="35905" calcext:value-type="float">
            <text:p>35905</text:p>
          </table:table-cell>
          <table:table-cell office:value-type="float" office:value="6513" calcext:value-type="float">
            <text:p>6513</text:p>
          </table:table-cell>
          <table:table-cell/>
          <table:table-cell table:formula="of:=[.F130]" office:value-type="float" office:value="24807" calcext:value-type="float">
            <text:p>24807</text:p>
          </table:table-cell>
          <table:table-cell table:formula="of:=[.R130]-[.AD130]" office:value-type="float" office:value="22754" calcext:value-type="float">
            <text:p>22754</text:p>
          </table:table-cell>
          <table:table-cell table:formula="of:=[.AD130]/[.R116]" office:value-type="float" office:value="0.0593489824236818" calcext:value-type="float">
            <text:p>0.059348982423682</text:p>
          </table:table-cell>
          <table:table-cell table:formula="of:=[.AC131]/[.AE116]" office:value-type="float" office:value="0.0299649317918868" calcext:value-type="float">
            <text:p>0.029964931791887</text:p>
          </table:table-cell>
          <table:table-cell table:formula="of:=19458310-[.R130]-[.AB130]-[.AC130]" office:value-type="float" office:value="19426930" calcext:value-type="float">
            <text:p>19426930</text:p>
          </table:table-cell>
          <table:table-cell table:formula="of:=NORMINV(RAND();[.S137];0.25*[.S137])" office:value-type="float" office:value="18561.1020917248" calcext:value-type="float">
            <text:p>18561.1020917248</text:p>
          </table:table-cell>
          <table:table-cell table:formula="of:=[.W130]+[.AD130]" office:value-type="float" office:value="20614.1020917248" calcext:value-type="float">
            <text:p>20614.1020917248</text:p>
          </table:table-cell>
          <table:table-cell table:formula="of:=[.X130]-[.X129]" office:value-type="float" office:value="3706.81333823171" calcext:value-type="float">
            <text:p>3706.81333823171</text:p>
          </table:table-cell>
          <table:table-cell table:formula="of:=[.R130]-[.R129]" office:value-type="float" office:value="-1533" calcext:value-type="float">
            <text:p>-1533</text:p>
          </table:table-cell>
          <table:table-cell table:formula="of:=[.AD130]-[.AD129]" office:value-type="float" office:value="-7" calcext:value-type="float">
            <text:p>-7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float" office:value="6573" calcext:value-type="float">
            <text:p>6573</text:p>
          </table:table-cell>
          <table:table-cell office:value-type="float" office:value="2053" calcext:value-type="float">
            <text:p>2053</text:p>
          </table:table-cell>
          <table:table-cell table:formula="of:=[.AE129]+[.H130]" office:value-type="float" office:value="271661" calcext:value-type="float">
            <text:p>271661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0" calcext:value-type="float">
            <text:p>3180</text:p>
          </table:table-cell>
          <table:table-cell office:value-type="float" office:value="10464" calcext:value-type="float">
            <text:p>1046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float" office:value="2395" calcext:value-type="float">
            <text:p>2395</text:p>
          </table:table-cell>
          <table:table-cell office:value-type="float" office:value="306216" calcext:value-type="float">
            <text:p>306216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4612" calcext:value-type="float">
            <text:p>24612</text:p>
          </table:table-cell>
          <table:table-cell office:value-type="float" office:value="432" calcext:value-type="float">
            <text:p>432</text:p>
          </table:table-cell>
          <table:table-cell office:value-type="float" office:value="3133" calcext:value-type="float">
            <text:p>3133</text:p>
          </table:table-cell>
          <table:table-cell office:value-type="float" office:value="47152" calcext:value-type="float">
            <text:p>47152</text:p>
          </table:table-cell>
          <table:table-cell office:value-type="float" office:value="24612" calcext:value-type="float">
            <text:p>24612</text:p>
          </table:table-cell>
          <table:table-cell office:value-type="float" office:value="274922" calcext:value-type="float">
            <text:p>274922</text:p>
          </table:table-cell>
          <table:table-cell office:value-type="float" office:value="252382" calcext:value-type="float">
            <text:p>252382</text:p>
          </table:table-cell>
          <table:table-cell office:value-type="float" office:value="274922" calcext:value-type="float">
            <text:p>274922</text:p>
          </table:table-cell>
          <table:table-cell office:value-type="float" office:value="24612" calcext:value-type="float">
            <text:p>24612</text:p>
          </table:table-cell>
          <table:table-cell office:value-type="float" office:value="36640" calcext:value-type="float">
            <text:p>36640</text:p>
          </table:table-cell>
          <table:table-cell office:value-type="float" office:value="6518" calcext:value-type="float">
            <text:p>6518</text:p>
          </table:table-cell>
          <table:table-cell/>
          <table:table-cell table:formula="of:=[.F131]" office:value-type="float" office:value="24612" calcext:value-type="float">
            <text:p>24612</text:p>
          </table:table-cell>
          <table:table-cell table:formula="of:=[.R131]-[.AD131]" office:value-type="float" office:value="22613" calcext:value-type="float">
            <text:p>22613</text:p>
          </table:table-cell>
          <table:table-cell table:formula="of:=[.AD131]/[.R117]" office:value-type="float" office:value="0.0573864615031291" calcext:value-type="float">
            <text:p>0.057386461503129</text:p>
          </table:table-cell>
          <table:table-cell table:formula="of:=[.AC132]/[.AE117]" office:value-type="float" office:value="0.0297880004568577" calcext:value-type="float">
            <text:p>0.029788000456858</text:p>
          </table:table-cell>
          <table:table-cell table:formula="of:=19458310-[.R131]-[.AB131]-[.AC131]" office:value-type="float" office:value="19427016" calcext:value-type="float">
            <text:p>19427016</text:p>
          </table:table-cell>
          <table:table-cell table:formula="of:=NORMINV(RAND();[.S138];0.25*[.S138])" office:value-type="float" office:value="18031.6981649496" calcext:value-type="float">
            <text:p>18031.6981649496</text:p>
          </table:table-cell>
          <table:table-cell table:formula="of:=[.W131]+[.AD131]" office:value-type="float" office:value="20030.6981649496" calcext:value-type="float">
            <text:p>20030.6981649496</text:p>
          </table:table-cell>
          <table:table-cell table:formula="of:=[.X131]-[.X130]" office:value-type="float" office:value="-583.403926775238" calcext:value-type="float">
            <text:p>-583.403926775238</text:p>
          </table:table-cell>
          <table:table-cell table:formula="of:=[.R131]-[.R130]" office:value-type="float" office:value="-195" calcext:value-type="float">
            <text:p>-195</text:p>
          </table:table-cell>
          <table:table-cell table:formula="of:=[.AD131]-[.AD130]" office:value-type="float" office:value="-54" calcext:value-type="float">
            <text:p>-54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float" office:value="6682" calcext:value-type="float">
            <text:p>6682</text:p>
          </table:table-cell>
          <table:table-cell office:value-type="float" office:value="1999" calcext:value-type="float">
            <text:p>1999</text:p>
          </table:table-cell>
          <table:table-cell table:formula="of:=[.AE130]+[.H131]" office:value-type="float" office:value="274794" calcext:value-type="float">
            <text:p>274794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200" calcext:value-type="float">
            <text:p>3200</text:p>
          </table:table-cell>
          <table:table-cell office:value-type="float" office:value="16842" calcext:value-type="float">
            <text:p>1684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float" office:value="2392" calcext:value-type="float">
            <text:p>2392</text:p>
          </table:table-cell>
          <table:table-cell office:value-type="float" office:value="309274" calcext:value-type="float">
            <text:p>309274</text:p>
          </table:table-cell>
          <table:table-cell/>
          <table:table-cell office:value-type="float" office:value="6781" calcext:value-type="float">
            <text:p>6781</text:p>
          </table:table-cell>
          <table:table-cell office:value-type="float" office:value="24440" calcext:value-type="float">
            <text:p>24440</text:p>
          </table:table-cell>
          <table:table-cell office:value-type="float" office:value="460" calcext:value-type="float">
            <text:p>460</text:p>
          </table:table-cell>
          <table:table-cell office:value-type="float" office:value="3058" calcext:value-type="float">
            <text:p>3058</text:p>
          </table:table-cell>
          <table:table-cell office:value-type="float" office:value="45914" calcext:value-type="float">
            <text:p>45914</text:p>
          </table:table-cell>
          <table:table-cell office:value-type="float" office:value="24440" calcext:value-type="float">
            <text:p>24440</text:p>
          </table:table-cell>
          <table:table-cell office:value-type="float" office:value="278053" calcext:value-type="float">
            <text:p>278053</text:p>
          </table:table-cell>
          <table:table-cell office:value-type="float" office:value="256579" calcext:value-type="float">
            <text:p>256579</text:p>
          </table:table-cell>
          <table:table-cell office:value-type="float" office:value="278053" calcext:value-type="float">
            <text:p>278053</text:p>
          </table:table-cell>
          <table:table-cell office:value-type="float" office:value="24440" calcext:value-type="float">
            <text:p>24440</text:p>
          </table:table-cell>
          <table:table-cell office:value-type="float" office:value="37400" calcext:value-type="float">
            <text:p>37400</text:p>
          </table:table-cell>
          <table:table-cell office:value-type="float" office:value="6633" calcext:value-type="float">
            <text:p>6633</text:p>
          </table:table-cell>
          <table:table-cell/>
          <table:table-cell table:formula="of:=[.F132]" office:value-type="float" office:value="24440" calcext:value-type="float">
            <text:p>24440</text:p>
          </table:table-cell>
          <table:table-cell table:formula="of:=[.R132]-[.AD132]" office:value-type="float" office:value="22450" calcext:value-type="float">
            <text:p>22450</text:p>
          </table:table-cell>
          <table:table-cell table:formula="of:=[.AD132]/[.R118]" office:value-type="float" office:value="0.0570838472791945" calcext:value-type="float">
            <text:p>0.057083847279195</text:p>
          </table:table-cell>
          <table:table-cell table:formula="of:=[.AC133]/[.AE118]" office:value-type="float" office:value="0.0296674111184886" calcext:value-type="float">
            <text:p>0.029667411118489</text:p>
          </table:table-cell>
          <table:table-cell table:formula="of:=19458310-[.R132]-[.AB132]-[.AC132]" office:value-type="float" office:value="19427089" calcext:value-type="float">
            <text:p>19427089</text:p>
          </table:table-cell>
          <table:table-cell table:formula="of:=NORMINV(RAND();[.S139];0.25*[.S139])" office:value-type="float" office:value="16630.7999793894" calcext:value-type="float">
            <text:p>16630.7999793894</text:p>
          </table:table-cell>
          <table:table-cell table:formula="of:=[.W132]+[.AD132]" office:value-type="float" office:value="18620.7999793894" calcext:value-type="float">
            <text:p>18620.7999793894</text:p>
          </table:table-cell>
          <table:table-cell table:formula="of:=[.X132]-[.X131]" office:value-type="float" office:value="-1409.89818556016" calcext:value-type="float">
            <text:p>-1409.89818556016</text:p>
          </table:table-cell>
          <table:table-cell table:formula="of:=[.R132]-[.R131]" office:value-type="float" office:value="-172" calcext:value-type="float">
            <text:p>-172</text:p>
          </table:table-cell>
          <table:table-cell table:formula="of:=[.AD132]-[.AD131]" office:value-type="float" office:value="-9" calcext:value-type="float">
            <text:p>-9</text:p>
          </table:table-cell>
          <table:table-cell table:formula="of:=[.D132]" office:value-type="float" office:value="0" calcext:value-type="float">
            <text:p>0</text:p>
          </table:table-cell>
          <table:table-cell table:formula="of:=[.E132]" office:value-type="float" office:value="6781" calcext:value-type="float">
            <text:p>6781</text:p>
          </table:table-cell>
          <table:table-cell office:value-type="float" office:value="1990" calcext:value-type="float">
            <text:p>1990</text:p>
          </table:table-cell>
          <table:table-cell table:formula="of:=[.AE131]+[.H132]" office:value-type="float" office:value="277852" calcext:value-type="float">
            <text:p>277852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216" calcext:value-type="float">
            <text:p>3216</text:p>
          </table:table-cell>
          <table:table-cell office:value-type="float" office:value="17727" calcext:value-type="float">
            <text:p>1772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float" office:value="2219" calcext:value-type="float">
            <text:p>2219</text:p>
          </table:table-cell>
          <table:table-cell office:value-type="float" office:value="312029" calcext:value-type="float">
            <text:p>312029</text:p>
          </table:table-cell>
          <table:table-cell/>
          <table:table-cell office:value-type="float" office:value="6881" calcext:value-type="float">
            <text:p>6881</text:p>
          </table:table-cell>
          <table:table-cell office:value-type="float" office:value="24008" calcext:value-type="float">
            <text:p>24008</text:p>
          </table:table-cell>
          <table:table-cell office:value-type="float" office:value="405" calcext:value-type="float">
            <text:p>405</text:p>
          </table:table-cell>
          <table:table-cell office:value-type="float" office:value="2755" calcext:value-type="float">
            <text:p>2755</text:p>
          </table:table-cell>
          <table:table-cell office:value-type="float" office:value="44263" calcext:value-type="float">
            <text:p>44263</text:p>
          </table:table-cell>
          <table:table-cell office:value-type="float" office:value="24008" calcext:value-type="float">
            <text:p>24008</text:p>
          </table:table-cell>
          <table:table-cell office:value-type="float" office:value="281140" calcext:value-type="float">
            <text:p>281140</text:p>
          </table:table-cell>
          <table:table-cell office:value-type="float" office:value="260885" calcext:value-type="float">
            <text:p>260885</text:p>
          </table:table-cell>
          <table:table-cell office:value-type="float" office:value="280161" calcext:value-type="float">
            <text:p>280161</text:p>
          </table:table-cell>
          <table:table-cell office:value-type="float" office:value="24008" calcext:value-type="float">
            <text:p>24008</text:p>
          </table:table-cell>
          <table:table-cell office:value-type="float" office:value="38090" calcext:value-type="float">
            <text:p>38090</text:p>
          </table:table-cell>
          <table:table-cell office:value-type="float" office:value="6609" calcext:value-type="float">
            <text:p>6609</text:p>
          </table:table-cell>
          <table:table-cell/>
          <table:table-cell table:formula="of:=[.F133]" office:value-type="float" office:value="24008" calcext:value-type="float">
            <text:p>24008</text:p>
          </table:table-cell>
          <table:table-cell table:formula="of:=[.R133]-[.AD133]" office:value-type="float" office:value="22009" calcext:value-type="float">
            <text:p>22009</text:p>
          </table:table-cell>
          <table:table-cell table:formula="of:=[.AD133]/[.R119]" office:value-type="float" office:value="0.0581713421022" calcext:value-type="float">
            <text:p>0.0581713421022</text:p>
          </table:table-cell>
          <table:table-cell table:formula="of:=[.AC134]/[.AE119]" office:value-type="float" office:value="0.0295289916393054" calcext:value-type="float">
            <text:p>0.029528991639306</text:p>
          </table:table-cell>
          <table:table-cell table:formula="of:=19458310-[.R133]-[.AB133]-[.AC133]" office:value-type="float" office:value="19427421" calcext:value-type="float">
            <text:p>19427421</text:p>
          </table:table-cell>
          <table:table-cell table:formula="of:=NORMINV(RAND();[.S140];0.25*[.S140])" office:value-type="float" office:value="21681.6625734057" calcext:value-type="float">
            <text:p>21681.6625734057</text:p>
          </table:table-cell>
          <table:table-cell table:formula="of:=[.W133]+[.AD133]" office:value-type="float" office:value="23680.6625734057" calcext:value-type="float">
            <text:p>23680.6625734057</text:p>
          </table:table-cell>
          <table:table-cell table:formula="of:=[.X133]-[.X132]" office:value-type="float" office:value="5059.86259401626" calcext:value-type="float">
            <text:p>5059.86259401626</text:p>
          </table:table-cell>
          <table:table-cell table:formula="of:=[.R133]-[.R132]" office:value-type="float" office:value="-432" calcext:value-type="float">
            <text:p>-432</text:p>
          </table:table-cell>
          <table:table-cell table:formula="of:=[.AD133]-[.AD132]" office:value-type="float" office:value="9" calcext:value-type="float">
            <text:p>9</text:p>
          </table:table-cell>
          <table:table-cell table:formula="of:=[.D133]" office:value-type="float" office:value="0" calcext:value-type="float">
            <text:p>0</text:p>
          </table:table-cell>
          <table:table-cell table:formula="of:=[.E133]" office:value-type="float" office:value="6881" calcext:value-type="float">
            <text:p>6881</text:p>
          </table:table-cell>
          <table:table-cell office:value-type="float" office:value="1999" calcext:value-type="float">
            <text:p>1999</text:p>
          </table:table-cell>
          <table:table-cell table:formula="of:=[.AE132]+[.H133]" office:value-type="float" office:value="280607" calcext:value-type="float">
            <text:p>280607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2" calcext:value-type="float">
            <text:p>3182</text:p>
          </table:table-cell>
          <table:table-cell office:value-type="float" office:value="18268" calcext:value-type="float">
            <text:p>1826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float" office:value="2371" calcext:value-type="float">
            <text:p>2371</text:p>
          </table:table-cell>
          <table:table-cell office:value-type="float" office:value="315041" calcext:value-type="float">
            <text:p>315041</text:p>
          </table:table-cell>
          <table:table-cell/>
          <table:table-cell office:value-type="float" office:value="6979" calcext:value-type="float">
            <text:p>6979</text:p>
          </table:table-cell>
          <table:table-cell office:value-type="float" office:value="24166" calcext:value-type="float">
            <text:p>24166</text:p>
          </table:table-cell>
          <table:table-cell office:value-type="float" office:value="389" calcext:value-type="float">
            <text:p>389</text:p>
          </table:table-cell>
          <table:table-cell office:value-type="float" office:value="3012" calcext:value-type="float">
            <text:p>3012</text:p>
          </table:table-cell>
          <table:table-cell office:value-type="float" office:value="43059" calcext:value-type="float">
            <text:p>43059</text:p>
          </table:table-cell>
          <table:table-cell office:value-type="float" office:value="24166" calcext:value-type="float">
            <text:p>24166</text:p>
          </table:table-cell>
          <table:table-cell office:value-type="float" office:value="283896" calcext:value-type="float">
            <text:p>283896</text:p>
          </table:table-cell>
          <table:table-cell office:value-type="float" office:value="265003" calcext:value-type="float">
            <text:p>265003</text:p>
          </table:table-cell>
          <table:table-cell office:value-type="float" office:value="283902" calcext:value-type="float">
            <text:p>283902</text:p>
          </table:table-cell>
          <table:table-cell office:value-type="float" office:value="24166" calcext:value-type="float">
            <text:p>24166</text:p>
          </table:table-cell>
          <table:table-cell office:value-type="float" office:value="38724" calcext:value-type="float">
            <text:p>38724</text:p>
          </table:table-cell>
          <table:table-cell office:value-type="float" office:value="6637" calcext:value-type="float">
            <text:p>6637</text:p>
          </table:table-cell>
          <table:table-cell/>
          <table:table-cell table:formula="of:=[.F134]" office:value-type="float" office:value="24166" calcext:value-type="float">
            <text:p>24166</text:p>
          </table:table-cell>
          <table:table-cell table:formula="of:=[.R134]-[.AD134]" office:value-type="float" office:value="22171" calcext:value-type="float">
            <text:p>22171</text:p>
          </table:table-cell>
          <table:table-cell table:formula="of:=[.AD134]/[.R120]" office:value-type="float" office:value="0.0582260747745381" calcext:value-type="float">
            <text:p>0.058226074774538</text:p>
          </table:table-cell>
          <table:table-cell table:formula="of:=[.AC135]/[.AE120]" office:value-type="float" office:value="0.029198536747589" calcext:value-type="float">
            <text:p>0.029198536747589</text:p>
          </table:table-cell>
          <table:table-cell table:formula="of:=19458310-[.R134]-[.AB134]-[.AC134]" office:value-type="float" office:value="19427165" calcext:value-type="float">
            <text:p>19427165</text:p>
          </table:table-cell>
          <table:table-cell table:formula="of:=NORMINV(RAND();[.S141];0.25*[.S141])" office:value-type="float" office:value="20324.486746328" calcext:value-type="float">
            <text:p>20324.486746328</text:p>
          </table:table-cell>
          <table:table-cell table:formula="of:=[.W134]+[.AD134]" office:value-type="float" office:value="22319.486746328" calcext:value-type="float">
            <text:p>22319.486746328</text:p>
          </table:table-cell>
          <table:table-cell table:formula="of:=[.X134]-[.X133]" office:value-type="float" office:value="-1361.17582707768" calcext:value-type="float">
            <text:p>-1361.17582707768</text:p>
          </table:table-cell>
          <table:table-cell table:formula="of:=[.R134]-[.R133]" office:value-type="float" office:value="158" calcext:value-type="float">
            <text:p>158</text:p>
          </table:table-cell>
          <table:table-cell table:formula="of:=[.AD134]-[.AD133]" office:value-type="float" office:value="-4" calcext:value-type="float">
            <text:p>-4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float" office:value="6979" calcext:value-type="float">
            <text:p>6979</text:p>
          </table:table-cell>
          <table:table-cell office:value-type="float" office:value="1995" calcext:value-type="float">
            <text:p>1995</text:p>
          </table:table-cell>
          <table:table-cell table:formula="of:=[.AE133]+[.H134]" office:value-type="float" office:value="283619" calcext:value-type="float">
            <text:p>283619</text:p>
          </table:table-cell>
          <table:table-cell office:value-type="string" calcext:value-type="string">
            <text:p>Paso 3</text:p>
          </table:table-cell>
          <table:table-cell table:formula="of:=26167/7" office:value-type="float" office:value="3738.14285714286" calcext:value-type="float">
            <text:p>3738.14285714286</text:p>
          </table:table-cell>
          <table:table-cell office:value-type="float" office:value="3184" calcext:value-type="float">
            <text:p>3184</text:p>
          </table:table-cell>
          <table:table-cell office:value-type="float" office:value="19171" calcext:value-type="float">
            <text:p>191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float" office:value="1985" calcext:value-type="float">
            <text:p>1985</text:p>
          </table:table-cell>
          <table:table-cell office:value-type="float" office:value="317657" calcext:value-type="float">
            <text:p>317657</text:p>
          </table:table-cell>
          <table:table-cell/>
          <table:table-cell office:value-type="float" office:value="7024" calcext:value-type="float">
            <text:p>7024</text:p>
          </table:table-cell>
          <table:table-cell office:value-type="float" office:value="24077" calcext:value-type="float">
            <text:p>24077</text:p>
          </table:table-cell>
          <table:table-cell office:value-type="float" office:value="451" calcext:value-type="float">
            <text:p>451</text:p>
          </table:table-cell>
          <table:table-cell office:value-type="float" office:value="2616" calcext:value-type="float">
            <text:p>2616</text:p>
          </table:table-cell>
          <table:table-cell office:value-type="float" office:value="41658" calcext:value-type="float">
            <text:p>41658</text:p>
          </table:table-cell>
          <table:table-cell office:value-type="float" office:value="24077" calcext:value-type="float">
            <text:p>24077</text:p>
          </table:table-cell>
          <table:table-cell office:value-type="float" office:value="286556" calcext:value-type="float">
            <text:p>286556</text:p>
          </table:table-cell>
          <table:table-cell office:value-type="float" office:value="268975" calcext:value-type="float">
            <text:p>268975</text:p>
          </table:table-cell>
          <table:table-cell office:value-type="float" office:value="286556" calcext:value-type="float">
            <text:p>286556</text:p>
          </table:table-cell>
          <table:table-cell office:value-type="float" office:value="24077" calcext:value-type="float">
            <text:p>24077</text:p>
          </table:table-cell>
          <table:table-cell office:value-type="float" office:value="39038" calcext:value-type="float">
            <text:p>39038</text:p>
          </table:table-cell>
          <table:table-cell office:value-type="float" office:value="6321" calcext:value-type="float">
            <text:p>6321</text:p>
          </table:table-cell>
          <table:table-cell/>
          <table:table-cell table:formula="of:=[.F135]" office:value-type="float" office:value="24077" calcext:value-type="float">
            <text:p>24077</text:p>
          </table:table-cell>
          <table:table-cell table:formula="of:=[.R135]-[.AD135]" office:value-type="float" office:value="22146" calcext:value-type="float">
            <text:p>22146</text:p>
          </table:table-cell>
          <table:table-cell table:formula="of:=[.AD135]/[.R121]" office:value-type="float" office:value="0.0563466588853224" calcext:value-type="float">
            <text:p>0.056346658885323</text:p>
          </table:table-cell>
          <table:table-cell table:formula="of:=[.AC136]/[.AE121]" office:value-type="float" office:value="0.0289029630750234" calcext:value-type="float">
            <text:p>0.028902963075023</text:p>
          </table:table-cell>
          <table:table-cell table:formula="of:=19458310-[.R135]-[.AB135]-[.AC135]" office:value-type="float" office:value="19427209" calcext:value-type="float">
            <text:p>19427209</text:p>
          </table:table-cell>
          <table:table-cell table:formula="of:=NORMINV(RAND();[.S142];0.25*[.S142])" office:value-type="float" office:value="28362.6858905699" calcext:value-type="float">
            <text:p>28362.6858905699</text:p>
          </table:table-cell>
          <table:table-cell table:formula="of:=[.W135]+[.AD135]" office:value-type="float" office:value="30293.6858905699" calcext:value-type="float">
            <text:p>30293.6858905699</text:p>
          </table:table-cell>
          <table:table-cell table:formula="of:=[.X135]-[.X134]" office:value-type="float" office:value="7974.19914424191" calcext:value-type="float">
            <text:p>7974.19914424191</text:p>
          </table:table-cell>
          <table:table-cell table:formula="of:=[.R135]-[.R134]" office:value-type="float" office:value="-89" calcext:value-type="float">
            <text:p>-89</text:p>
          </table:table-cell>
          <table:table-cell table:formula="of:=[.AD135]-[.AD134]" office:value-type="float" office:value="-64" calcext:value-type="float">
            <text:p>-64</text:p>
          </table:table-cell>
          <table:table-cell table:formula="of:=[.D135]" office:value-type="float" office:value="0" calcext:value-type="float">
            <text:p>0</text:p>
          </table:table-cell>
          <table:table-cell table:formula="of:=[.E135]" office:value-type="float" office:value="7024" calcext:value-type="float">
            <text:p>7024</text:p>
          </table:table-cell>
          <table:table-cell office:value-type="float" office:value="1931" calcext:value-type="float">
            <text:p>1931</text:p>
          </table:table-cell>
          <table:table-cell table:formula="of:=[.AE134]+[.H135]" office:value-type="float" office:value="286235" calcext:value-type="float">
            <text:p>28623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2" calcext:value-type="float">
            <text:p>3172</text:p>
          </table:table-cell>
          <table:table-cell office:value-type="float" office:value="17467" calcext:value-type="float">
            <text:p>174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float" office:value="1444" calcext:value-type="float">
            <text:p>1444</text:p>
          </table:table-cell>
          <table:table-cell office:value-type="float" office:value="319493" calcext:value-type="float">
            <text:p>319493</text:p>
          </table:table-cell>
          <table:table-cell/>
          <table:table-cell office:value-type="float" office:value="7069" calcext:value-type="float">
            <text:p>7069</text:p>
          </table:table-cell>
          <table:table-cell office:value-type="float" office:value="23205" calcext:value-type="float">
            <text:p>23205</text:p>
          </table:table-cell>
          <table:table-cell office:value-type="float" office:value="244" calcext:value-type="float">
            <text:p>244</text:p>
          </table:table-cell>
          <table:table-cell office:value-type="float" office:value="1836" calcext:value-type="float">
            <text:p>1836</text:p>
          </table:table-cell>
          <table:table-cell office:value-type="float" office:value="40100" calcext:value-type="float">
            <text:p>40100</text:p>
          </table:table-cell>
          <table:table-cell office:value-type="float" office:value="23205" calcext:value-type="float">
            <text:p>23205</text:p>
          </table:table-cell>
          <table:table-cell office:value-type="float" office:value="289219" calcext:value-type="float">
            <text:p>289219</text:p>
          </table:table-cell>
          <table:table-cell office:value-type="float" office:value="272324" calcext:value-type="float">
            <text:p>272324</text:p>
          </table:table-cell>
          <table:table-cell office:value-type="float" office:value="289220" calcext:value-type="float">
            <text:p>289220</text:p>
          </table:table-cell>
          <table:table-cell office:value-type="float" office:value="23205" calcext:value-type="float">
            <text:p>23205</text:p>
          </table:table-cell>
          <table:table-cell office:value-type="float" office:value="39219" calcext:value-type="float">
            <text:p>39219</text:p>
          </table:table-cell>
          <table:table-cell office:value-type="float" office:value="5800" calcext:value-type="float">
            <text:p>5800</text:p>
          </table:table-cell>
          <table:table-cell/>
          <table:table-cell table:formula="of:=[.F136]" office:value-type="float" office:value="23205" calcext:value-type="float">
            <text:p>23205</text:p>
          </table:table-cell>
          <table:table-cell table:formula="of:=[.R136]-[.AD136]" office:value-type="float" office:value="21290" calcext:value-type="float">
            <text:p>21290</text:p>
          </table:table-cell>
          <table:table-cell table:formula="of:=[.AD136]/[.R122]" office:value-type="float" office:value="0.0589666215051115" calcext:value-type="float">
            <text:p>0.058966621505112</text:p>
          </table:table-cell>
          <table:table-cell table:formula="of:=[.AC137]/[.AE122]" office:value-type="float" office:value="0.0289791951478197" calcext:value-type="float">
            <text:p>0.02897919514782</text:p>
          </table:table-cell>
          <table:table-cell table:formula="of:=19458310-[.R136]-[.AB136]-[.AC136]" office:value-type="float" office:value="19428036" calcext:value-type="float">
            <text:p>19428036</text:p>
          </table:table-cell>
          <table:table-cell table:formula="of:=NORMINV(RAND();[.S143];0.25*[.S143])" office:value-type="float" office:value="19608.9690485175" calcext:value-type="float">
            <text:p>19608.9690485175</text:p>
          </table:table-cell>
          <table:table-cell table:formula="of:=[.W136]+[.AD136]" office:value-type="float" office:value="21523.9690485175" calcext:value-type="float">
            <text:p>21523.9690485175</text:p>
          </table:table-cell>
          <table:table-cell table:formula="of:=[.X136]-[.X135]" office:value-type="float" office:value="-8769.71684205238" calcext:value-type="float">
            <text:p>-8769.71684205238</text:p>
          </table:table-cell>
          <table:table-cell table:formula="of:=[.R136]-[.R135]" office:value-type="float" office:value="-872" calcext:value-type="float">
            <text:p>-872</text:p>
          </table:table-cell>
          <table:table-cell table:formula="of:=[.AD136]-[.AD135]" office:value-type="float" office:value="-16" calcext:value-type="float">
            <text:p>-16</text:p>
          </table:table-cell>
          <table:table-cell table:formula="of:=[.D136]" office:value-type="float" office:value="0" calcext:value-type="float">
            <text:p>0</text:p>
          </table:table-cell>
          <table:table-cell table:formula="of:=[.E136]" office:value-type="float" office:value="7069" calcext:value-type="float">
            <text:p>7069</text:p>
          </table:table-cell>
          <table:table-cell office:value-type="float" office:value="1915" calcext:value-type="float">
            <text:p>1915</text:p>
          </table:table-cell>
          <table:table-cell table:formula="of:=[.AE135]+[.H136]" office:value-type="float" office:value="288071" calcext:value-type="float">
            <text:p>28807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1" calcext:value-type="float">
            <text:p>3171</text:p>
          </table:table-cell>
          <table:table-cell office:value-type="float" office:value="12238" calcext:value-type="float">
            <text:p>1223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float" office:value="1400" calcext:value-type="float">
            <text:p>1400</text:p>
          </table:table-cell>
          <table:table-cell office:value-type="float" office:value="321205" calcext:value-type="float">
            <text:p>321205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21934" calcext:value-type="float">
            <text:p>21934</text:p>
          </table:table-cell>
          <table:table-cell office:value-type="float" office:value="186" calcext:value-type="float">
            <text:p>186</text:p>
          </table:table-cell>
          <table:table-cell office:value-type="float" office:value="1712" calcext:value-type="float">
            <text:p>1712</text:p>
          </table:table-cell>
          <table:table-cell office:value-type="float" office:value="39162" calcext:value-type="float">
            <text:p>39162</text:p>
          </table:table-cell>
          <table:table-cell office:value-type="float" office:value="21934" calcext:value-type="float">
            <text:p>21934</text:p>
          </table:table-cell>
          <table:table-cell office:value-type="float" office:value="292085" calcext:value-type="float">
            <text:p>292085</text:p>
          </table:table-cell>
          <table:table-cell office:value-type="float" office:value="274857" calcext:value-type="float">
            <text:p>274857</text:p>
          </table:table-cell>
          <table:table-cell office:value-type="float" office:value="292085" calcext:value-type="float">
            <text:p>292085</text:p>
          </table:table-cell>
          <table:table-cell office:value-type="float" office:value="21934" calcext:value-type="float">
            <text:p>21934</text:p>
          </table:table-cell>
          <table:table-cell office:value-type="float" office:value="39270" calcext:value-type="float">
            <text:p>39270</text:p>
          </table:table-cell>
          <table:table-cell office:value-type="float" office:value="5601" calcext:value-type="float">
            <text:p>5601</text:p>
          </table:table-cell>
          <table:table-cell/>
          <table:table-cell table:formula="of:=[.F137]" office:value-type="float" office:value="21934" calcext:value-type="float">
            <text:p>21934</text:p>
          </table:table-cell>
          <table:table-cell table:formula="of:=[.R137]-[.AD137]" office:value-type="float" office:value="20056" calcext:value-type="float">
            <text:p>20056</text:p>
          </table:table-cell>
          <table:table-cell table:formula="of:=[.AD137]/[.R123]" office:value-type="float" office:value="0.0608811229617143" calcext:value-type="float">
            <text:p>0.060881122961714</text:p>
          </table:table-cell>
          <table:table-cell table:formula="of:=[.AC138]/[.AE123]" office:value-type="float" office:value="0.0290877460388395" calcext:value-type="float">
            <text:p>0.02908774603884</text:p>
          </table:table-cell>
          <table:table-cell table:formula="of:=19458310-[.R137]-[.AB137]-[.AC137]" office:value-type="float" office:value="19429190" calcext:value-type="float">
            <text:p>19429190</text:p>
          </table:table-cell>
          <table:table-cell table:formula="of:=NORMINV(RAND();[.S144];0.25*[.S144])" office:value-type="float" office:value="22630.7520677041" calcext:value-type="float">
            <text:p>22630.7520677041</text:p>
          </table:table-cell>
          <table:table-cell table:formula="of:=[.W137]+[.AD137]" office:value-type="float" office:value="24508.7520677041" calcext:value-type="float">
            <text:p>24508.7520677041</text:p>
          </table:table-cell>
          <table:table-cell table:formula="of:=[.X137]-[.X136]" office:value-type="float" office:value="2984.78301918654" calcext:value-type="float">
            <text:p>2984.78301918654</text:p>
          </table:table-cell>
          <table:table-cell table:formula="of:=[.R137]-[.R136]" office:value-type="float" office:value="-1271" calcext:value-type="float">
            <text:p>-1271</text:p>
          </table:table-cell>
          <table:table-cell table:formula="of:=[.AD137]-[.AD136]" office:value-type="float" office:value="-37" calcext:value-type="float">
            <text:p>-37</text:p>
          </table:table-cell>
          <table:table-cell table:formula="of:=[.D137]" office:value-type="float" office:value="0" calcext:value-type="float">
            <text:p>0</text:p>
          </table:table-cell>
          <table:table-cell table:formula="of:=[.E137]" office:value-type="float" office:value="7186" calcext:value-type="float">
            <text:p>7186</text:p>
          </table:table-cell>
          <table:table-cell office:value-type="float" office:value="1878" calcext:value-type="float">
            <text:p>1878</text:p>
          </table:table-cell>
          <table:table-cell table:formula="of:=[.AE136]+[.H137]" office:value-type="float" office:value="289783" calcext:value-type="float">
            <text:p>289783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70" calcext:value-type="float">
            <text:p>3170</text:p>
          </table:table-cell>
          <table:table-cell office:value-type="float" office:value="12209" calcext:value-type="float">
            <text:p>1220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float" office:value="1949" calcext:value-type="float">
            <text:p>1949</text:p>
          </table:table-cell>
          <table:table-cell office:value-type="float" office:value="323698" calcext:value-type="float">
            <text:p>323698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21107" calcext:value-type="float">
            <text:p>21107</text:p>
          </table:table-cell>
          <table:table-cell office:value-type="float" office:value="367" calcext:value-type="float">
            <text:p>367</text:p>
          </table:table-cell>
          <table:table-cell office:value-type="float" office:value="2475" calcext:value-type="float">
            <text:p>2475</text:p>
          </table:table-cell>
          <table:table-cell office:value-type="float" office:value="39157" calcext:value-type="float">
            <text:p>39157</text:p>
          </table:table-cell>
          <table:table-cell office:value-type="float" office:value="21107" calcext:value-type="float">
            <text:p>21107</text:p>
          </table:table-cell>
          <table:table-cell office:value-type="float" office:value="295301" calcext:value-type="float">
            <text:p>295301</text:p>
          </table:table-cell>
          <table:table-cell office:value-type="float" office:value="277251" calcext:value-type="float">
            <text:p>277251</text:p>
          </table:table-cell>
          <table:table-cell office:value-type="float" office:value="295301" calcext:value-type="float">
            <text:p>295301</text:p>
          </table:table-cell>
          <table:table-cell office:value-type="float" office:value="21107" calcext:value-type="float">
            <text:p>21107</text:p>
          </table:table-cell>
          <table:table-cell office:value-type="float" office:value="38833" calcext:value-type="float">
            <text:p>38833</text:p>
          </table:table-cell>
          <table:table-cell office:value-type="float" office:value="5390" calcext:value-type="float">
            <text:p>5390</text:p>
          </table:table-cell>
          <table:table-cell/>
          <table:table-cell table:formula="of:=[.F138]" office:value-type="float" office:value="21107" calcext:value-type="float">
            <text:p>21107</text:p>
          </table:table-cell>
          <table:table-cell table:formula="of:=[.R138]-[.AD138]" office:value-type="float" office:value="19286" calcext:value-type="float">
            <text:p>19286</text:p>
          </table:table-cell>
          <table:table-cell table:formula="of:=[.AD138]/[.R124]" office:value-type="float" office:value="0.0619935997821202" calcext:value-type="float">
            <text:p>0.06199359978212</text:p>
          </table:table-cell>
          <table:table-cell table:formula="of:=[.AC139]/[.AE124]" office:value-type="float" office:value="0.0329765841363153" calcext:value-type="float">
            <text:p>0.032976584136315</text:p>
          </table:table-cell>
          <table:table-cell table:formula="of:=19458310-[.R138]-[.AB138]-[.AC138]" office:value-type="float" office:value="19429913" calcext:value-type="float">
            <text:p>19429913</text:p>
          </table:table-cell>
          <table:table-cell table:formula="of:=NORMINV(RAND();[.S145];0.25*[.S145])" office:value-type="float" office:value="20073.1070380872" calcext:value-type="float">
            <text:p>20073.1070380872</text:p>
          </table:table-cell>
          <table:table-cell table:formula="of:=[.W138]+[.AD138]" office:value-type="float" office:value="21894.1070380872" calcext:value-type="float">
            <text:p>21894.1070380872</text:p>
          </table:table-cell>
          <table:table-cell table:formula="of:=[.X138]-[.X137]" office:value-type="float" office:value="-2614.64502961689" calcext:value-type="float">
            <text:p>-2614.64502961689</text:p>
          </table:table-cell>
          <table:table-cell table:formula="of:=[.R138]-[.R137]" office:value-type="float" office:value="-827" calcext:value-type="float">
            <text:p>-827</text:p>
          </table:table-cell>
          <table:table-cell table:formula="of:=[.AD138]-[.AD137]" office:value-type="float" office:value="-57" calcext:value-type="float">
            <text:p>-57</text:p>
          </table:table-cell>
          <table:table-cell table:formula="of:=[.D138]" office:value-type="float" office:value="0" calcext:value-type="float">
            <text:p>0</text:p>
          </table:table-cell>
          <table:table-cell table:formula="of:=[.E138]" office:value-type="float" office:value="7290" calcext:value-type="float">
            <text:p>7290</text:p>
          </table:table-cell>
          <table:table-cell office:value-type="float" office:value="1821" calcext:value-type="float">
            <text:p>1821</text:p>
          </table:table-cell>
          <table:table-cell table:formula="of:=[.AE137]+[.H138]" office:value-type="float" office:value="292258" calcext:value-type="float">
            <text:p>292258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66" calcext:value-type="float">
            <text:p>3166</text:p>
          </table:table-cell>
          <table:table-cell office:value-type="float" office:value="17192" calcext:value-type="float">
            <text:p>1719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float" office:value="2125" calcext:value-type="float">
            <text:p>2125</text:p>
          </table:table-cell>
          <table:table-cell office:value-type="float" office:value="326539" calcext:value-type="float">
            <text:p>326539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21378" calcext:value-type="float">
            <text:p>21378</text:p>
          </table:table-cell>
          <table:table-cell office:value-type="float" office:value="545" calcext:value-type="float">
            <text:p>545</text:p>
          </table:table-cell>
          <table:table-cell office:value-type="float" office:value="2840" calcext:value-type="float">
            <text:p>2840</text:p>
          </table:table-cell>
          <table:table-cell office:value-type="float" office:value="38450" calcext:value-type="float">
            <text:p>38450</text:p>
          </table:table-cell>
          <table:table-cell office:value-type="float" office:value="21378" calcext:value-type="float">
            <text:p>21378</text:p>
          </table:table-cell>
          <table:table-cell office:value-type="float" office:value="296814" calcext:value-type="float">
            <text:p>296814</text:p>
          </table:table-cell>
          <table:table-cell office:value-type="float" office:value="279742" calcext:value-type="float">
            <text:p>279742</text:p>
          </table:table-cell>
          <table:table-cell office:value-type="float" office:value="296814" calcext:value-type="float">
            <text:p>296814</text:p>
          </table:table-cell>
          <table:table-cell office:value-type="float" office:value="21378" calcext:value-type="float">
            <text:p>21378</text:p>
          </table:table-cell>
          <table:table-cell office:value-type="float" office:value="40056" calcext:value-type="float">
            <text:p>40056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F139]" office:value-type="float" office:value="21378" calcext:value-type="float">
            <text:p>21378</text:p>
          </table:table-cell>
          <table:table-cell table:formula="of:=[.R139]-[.AD139]" office:value-type="float" office:value="19582" calcext:value-type="float">
            <text:p>19582</text:p>
          </table:table-cell>
          <table:table-cell table:formula="of:=[.AD139]/[.R125]" office:value-type="float" office:value="0.0625893012719986" calcext:value-type="float">
            <text:p>0.062589301271999</text:p>
          </table:table-cell>
          <table:table-cell table:formula="of:=[.AC140]/[.AE125]" office:value-type="float" office:value="0.0329025546720069" calcext:value-type="float">
            <text:p>0.032902554672007</text:p>
          </table:table-cell>
          <table:table-cell table:formula="of:=19458310-[.R139]-[.AB139]-[.AC139]" office:value-type="float" office:value="19428585" calcext:value-type="float">
            <text:p>19428585</text:p>
          </table:table-cell>
          <table:table-cell table:formula="of:=NORMINV(RAND();[.S146];0.25*[.S146])" office:value-type="float" office:value="9939.83874059538" calcext:value-type="float">
            <text:p>9939.83874059538</text:p>
          </table:table-cell>
          <table:table-cell table:formula="of:=[.W139]+[.AD139]" office:value-type="float" office:value="11735.8387405954" calcext:value-type="float">
            <text:p>11735.8387405954</text:p>
          </table:table-cell>
          <table:table-cell table:formula="of:=[.X139]-[.X138]" office:value-type="float" office:value="-10158.2682974918" calcext:value-type="float">
            <text:p>-10158.2682974918</text:p>
          </table:table-cell>
          <table:table-cell table:formula="of:=[.R139]-[.R138]" office:value-type="float" office:value="271" calcext:value-type="float">
            <text:p>271</text:p>
          </table:table-cell>
          <table:table-cell table:formula="of:=[.AD139]-[.AD138]" office:value-type="float" office:value="-25" calcext:value-type="float">
            <text:p>-25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float" office:value="8347" calcext:value-type="float">
            <text:p>8347</text:p>
          </table:table-cell>
          <table:table-cell office:value-type="float" office:value="1796" calcext:value-type="float">
            <text:p>1796</text:p>
          </table:table-cell>
          <table:table-cell table:formula="of:=[.AE138]+[.H139]" office:value-type="float" office:value="295098" calcext:value-type="float">
            <text:p>295098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60" calcext:value-type="float">
            <text:p>3160</text:p>
          </table:table-cell>
          <table:table-cell office:value-type="float" office:value="18699" calcext:value-type="float">
            <text:p>1869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float" office:value="1624" calcext:value-type="float">
            <text:p>1624</text:p>
          </table:table-cell>
          <table:table-cell office:value-type="float" office:value="328846" calcext:value-type="float">
            <text:p>328846</text:p>
          </table:table-cell>
          <table:table-cell/>
          <table:table-cell office:value-type="float" office:value="8445" calcext:value-type="float">
            <text:p>8445</text:p>
          </table:table-cell>
          <table:table-cell office:value-type="float" office:value="20952" calcext:value-type="float">
            <text:p>20952</text:p>
          </table:table-cell>
          <table:table-cell office:value-type="float" office:value="373" calcext:value-type="float">
            <text:p>373</text:p>
          </table:table-cell>
          <table:table-cell office:value-type="float" office:value="2185" calcext:value-type="float">
            <text:p>2185</text:p>
          </table:table-cell>
          <table:table-cell office:value-type="float" office:value="36999" calcext:value-type="float">
            <text:p>36999</text:p>
          </table:table-cell>
          <table:table-cell office:value-type="float" office:value="20952" calcext:value-type="float">
            <text:p>20952</text:p>
          </table:table-cell>
          <table:table-cell office:value-type="float" office:value="299449" calcext:value-type="float">
            <text:p>299449</text:p>
          </table:table-cell>
          <table:table-cell office:value-type="float" office:value="283402" calcext:value-type="float">
            <text:p>283402</text:p>
          </table:table-cell>
          <table:table-cell office:value-type="float" office:value="299449" calcext:value-type="float">
            <text:p>299449</text:p>
          </table:table-cell>
          <table:table-cell/>
          <table:table-cell office:value-type="float" office:value="39477" calcext:value-type="float">
            <text:p>39477</text:p>
          </table:table-cell>
          <table:table-cell office:value-type="float" office:value="4227" calcext:value-type="float">
            <text:p>4227</text:p>
          </table:table-cell>
          <table:table-cell office:value-type="float" office:value="188" calcext:value-type="float">
            <text:p>188</text:p>
          </table:table-cell>
          <table:table-cell table:formula="of:=[.F140]" office:value-type="float" office:value="20952" calcext:value-type="float">
            <text:p>20952</text:p>
          </table:table-cell>
          <table:table-cell table:formula="of:=[.R140]-[.AD140]" office:value-type="float" office:value="19160" calcext:value-type="float">
            <text:p>19160</text:p>
          </table:table-cell>
          <table:table-cell table:formula="of:=[.AD140]/[.R126]" office:value-type="float" office:value="0.0635235732009926" calcext:value-type="float">
            <text:p>0.063523573200993</text:p>
          </table:table-cell>
          <table:table-cell table:formula="of:=[.AC141]/[.AE126]" office:value-type="float" office:value="0.0326504751847941" calcext:value-type="float">
            <text:p>0.032650475184794</text:p>
          </table:table-cell>
          <table:table-cell table:formula="of:=19458310-[.R140]-[.AB140]-[.AC140]" office:value-type="float" office:value="19428913" calcext:value-type="float">
            <text:p>19428913</text:p>
          </table:table-cell>
          <table:table-cell table:formula="of:=NORMINV(RAND();[.S147];0.25*[.S147])" office:value-type="float" office:value="16327.2758739094" calcext:value-type="float">
            <text:p>16327.2758739094</text:p>
          </table:table-cell>
          <table:table-cell table:formula="of:=[.W140]+[.AD140]" office:value-type="float" office:value="18119.2758739094" calcext:value-type="float">
            <text:p>18119.2758739094</text:p>
          </table:table-cell>
          <table:table-cell table:formula="of:=[.X140]-[.X139]" office:value-type="float" office:value="6383.43713331399" calcext:value-type="float">
            <text:p>6383.43713331399</text:p>
          </table:table-cell>
          <table:table-cell table:formula="of:=[.R140]-[.R139]" office:value-type="float" office:value="-426" calcext:value-type="float">
            <text:p>-426</text:p>
          </table:table-cell>
          <table:table-cell table:formula="of:=[.AD140]-[.AD139]" office:value-type="float" office:value="-4" calcext:value-type="float">
            <text:p>-4</text:p>
          </table:table-cell>
          <table:table-cell table:formula="of:=[.D140]" office:value-type="float" office:value="0" calcext:value-type="float">
            <text:p>0</text:p>
          </table:table-cell>
          <table:table-cell table:formula="of:=[.E140]" office:value-type="float" office:value="8445" calcext:value-type="float">
            <text:p>8445</text:p>
          </table:table-cell>
          <table:table-cell office:value-type="float" office:value="1792" calcext:value-type="float">
            <text:p>1792</text:p>
          </table:table-cell>
          <table:table-cell table:formula="of:=[.AE139]+[.H140]" office:value-type="float" office:value="297283" calcext:value-type="float">
            <text:p>297283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53" calcext:value-type="float">
            <text:p>3153</text:p>
          </table:table-cell>
          <table:table-cell office:value-type="float" office:value="17716" calcext:value-type="float">
            <text:p>1771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float" office:value="1615" calcext:value-type="float">
            <text:p>1615</text:p>
          </table:table-cell>
          <table:table-cell office:value-type="float" office:value="330930" calcext:value-type="float">
            <text:p>330930</text:p>
          </table:table-cell>
          <table:table-cell/>
          <table:table-cell office:value-type="float" office:value="8503" calcext:value-type="float">
            <text:p>8503</text:p>
          </table:table-cell>
          <table:table-cell office:value-type="float" office:value="20633" calcext:value-type="float">
            <text:p>20633</text:p>
          </table:table-cell>
          <table:table-cell office:value-type="float" office:value="359" calcext:value-type="float">
            <text:p>359</text:p>
          </table:table-cell>
          <table:table-cell office:value-type="float" office:value="2082" calcext:value-type="float">
            <text:p>2082</text:p>
          </table:table-cell>
          <table:table-cell office:value-type="float" office:value="35398" calcext:value-type="float">
            <text:p>35398</text:p>
          </table:table-cell>
          <table:table-cell office:value-type="float" office:value="20633" calcext:value-type="float">
            <text:p>20633</text:p>
          </table:table-cell>
          <table:table-cell office:value-type="float" office:value="301794" calcext:value-type="float">
            <text:p>301794</text:p>
          </table:table-cell>
          <table:table-cell office:value-type="float" office:value="287029" calcext:value-type="float">
            <text:p>287029</text:p>
          </table:table-cell>
          <table:table-cell office:value-type="float" office:value="301794" calcext:value-type="float">
            <text:p>301794</text:p>
          </table:table-cell>
          <table:table-cell/>
          <table:table-cell office:value-type="float" office:value="38695" calcext:value-type="float">
            <text:p>38695</text:p>
          </table:table-cell>
          <table:table-cell office:value-type="float" office:value="3487" calcext:value-type="float">
            <text:p>3487</text:p>
          </table:table-cell>
          <table:table-cell office:value-type="float" office:value="108" calcext:value-type="float">
            <text:p>108</text:p>
          </table:table-cell>
          <table:table-cell table:formula="of:=[.F141]" office:value-type="float" office:value="20633" calcext:value-type="float">
            <text:p>20633</text:p>
          </table:table-cell>
          <table:table-cell table:formula="of:=[.R141]-[.AD141]" office:value-type="float" office:value="18869" calcext:value-type="float">
            <text:p>18869</text:p>
          </table:table-cell>
          <table:table-cell table:formula="of:=[.AD141]/[.R127]" office:value-type="float" office:value="0.0625665035113854" calcext:value-type="float">
            <text:p>0.062566503511385</text:p>
          </table:table-cell>
          <table:table-cell table:formula="of:=[.AC142]/[.AE127]" office:value-type="float" office:value="0.0326871379349513" calcext:value-type="float">
            <text:p>0.032687137934951</text:p>
          </table:table-cell>
          <table:table-cell table:formula="of:=19458310-[.R141]-[.AB141]-[.AC141]" office:value-type="float" office:value="19429174" calcext:value-type="float">
            <text:p>19429174</text:p>
          </table:table-cell>
          <table:table-cell table:formula="of:=NORMINV(RAND();[.S148];0.25*[.S148])" office:value-type="float" office:value="12370.8718399254" calcext:value-type="float">
            <text:p>12370.8718399254</text:p>
          </table:table-cell>
          <table:table-cell table:formula="of:=[.W141]+[.AD141]" office:value-type="float" office:value="14134.8718399254" calcext:value-type="float">
            <text:p>14134.8718399254</text:p>
          </table:table-cell>
          <table:table-cell table:formula="of:=[.X141]-[.X140]" office:value-type="float" office:value="-3984.404033984" calcext:value-type="float">
            <text:p>-3984.404033984</text:p>
          </table:table-cell>
          <table:table-cell table:formula="of:=[.R141]-[.R140]" office:value-type="float" office:value="-319" calcext:value-type="float">
            <text:p>-319</text:p>
          </table:table-cell>
          <table:table-cell table:formula="of:=[.AD141]-[.AD140]" office:value-type="float" office:value="-28" calcext:value-type="float">
            <text:p>-28</text:p>
          </table:table-cell>
          <table:table-cell table:formula="of:=[.D141]" office:value-type="float" office:value="0" calcext:value-type="float">
            <text:p>0</text:p>
          </table:table-cell>
          <table:table-cell table:formula="of:=[.E141]" office:value-type="float" office:value="8503" calcext:value-type="float">
            <text:p>8503</text:p>
          </table:table-cell>
          <table:table-cell office:value-type="float" office:value="1764" calcext:value-type="float">
            <text:p>1764</text:p>
          </table:table-cell>
          <table:table-cell table:formula="of:=[.AE140]+[.H141]" office:value-type="float" office:value="299365" calcext:value-type="float">
            <text:p>29936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42" calcext:value-type="float">
            <text:p>3142</text:p>
          </table:table-cell>
          <table:table-cell office:value-type="float" office:value="15728" calcext:value-type="float">
            <text:p>15728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float" office:value="1599" calcext:value-type="float">
            <text:p>1599</text:p>
          </table:table-cell>
          <table:table-cell office:value-type="float" office:value="333029" calcext:value-type="float">
            <text:p>333029</text:p>
          </table:table-cell>
          <table:table-cell/>
          <table:table-cell office:value-type="float" office:value="8633" calcext:value-type="float">
            <text:p>8633</text:p>
          </table:table-cell>
          <table:table-cell office:value-type="float" office:value="20404" calcext:value-type="float">
            <text:p>20404</text:p>
          </table:table-cell>
          <table:table-cell office:value-type="float" office:value="340" calcext:value-type="float">
            <text:p>340</text:p>
          </table:table-cell>
          <table:table-cell office:value-type="float" office:value="2099" calcext:value-type="float">
            <text:p>2099</text:p>
          </table:table-cell>
          <table:table-cell office:value-type="float" office:value="34472" calcext:value-type="float">
            <text:p>34472</text:p>
          </table:table-cell>
          <table:table-cell office:value-type="float" office:value="20404" calcext:value-type="float">
            <text:p>20404</text:p>
          </table:table-cell>
          <table:table-cell office:value-type="float" office:value="303992" calcext:value-type="float">
            <text:p>303992</text:p>
          </table:table-cell>
          <table:table-cell office:value-type="float" office:value="289924" calcext:value-type="float">
            <text:p>289924</text:p>
          </table:table-cell>
          <table:table-cell office:value-type="float" office:value="303992" calcext:value-type="float">
            <text:p>303992</text:p>
          </table:table-cell>
          <table:table-cell/>
          <table:table-cell office:value-type="float" office:value="38294" calcext:value-type="float">
            <text:p>38294</text:p>
          </table:table-cell>
          <table:table-cell office:value-type="float" office:value="2743" calcext:value-type="float">
            <text:p>2743</text:p>
          </table:table-cell>
          <table:table-cell office:value-type="float" office:value="160" calcext:value-type="float">
            <text:p>160</text:p>
          </table:table-cell>
          <table:table-cell table:formula="of:=[.F142]" office:value-type="float" office:value="20404" calcext:value-type="float">
            <text:p>20404</text:p>
          </table:table-cell>
          <table:table-cell table:formula="of:=[.R142]-[.AD142]" office:value-type="float" office:value="18651" calcext:value-type="float">
            <text:p>18651</text:p>
          </table:table-cell>
          <table:table-cell table:formula="of:=[.AD142]/[.R128]" office:value-type="float" office:value="0.0630484822327723" calcext:value-type="float">
            <text:p>0.063048482232772</text:p>
          </table:table-cell>
          <table:table-cell table:formula="of:=[.AC143]/[.AE128]" office:value-type="float" office:value="0.0324817040073371" calcext:value-type="float">
            <text:p>0.032481704007337</text:p>
          </table:table-cell>
          <table:table-cell table:formula="of:=19458310-[.R142]-[.AB142]-[.AC142]" office:value-type="float" office:value="19429273" calcext:value-type="float">
            <text:p>19429273</text:p>
          </table:table-cell>
          <table:table-cell table:formula="of:=NORMINV(RAND();[.S149];0.25*[.S149])" office:value-type="float" office:value="20444.4052381058" calcext:value-type="float">
            <text:p>20444.4052381058</text:p>
          </table:table-cell>
          <table:table-cell table:formula="of:=[.W142]+[.AD142]" office:value-type="float" office:value="22197.4052381058" calcext:value-type="float">
            <text:p>22197.4052381058</text:p>
          </table:table-cell>
          <table:table-cell table:formula="of:=[.X142]-[.X141]" office:value-type="float" office:value="8062.53339818047" calcext:value-type="float">
            <text:p>8062.53339818047</text:p>
          </table:table-cell>
          <table:table-cell table:formula="of:=[.R142]-[.R141]" office:value-type="float" office:value="-229" calcext:value-type="float">
            <text:p>-229</text:p>
          </table:table-cell>
          <table:table-cell table:formula="of:=[.AD142]-[.AD141]" office:value-type="float" office:value="-11" calcext:value-type="float">
            <text:p>-11</text:p>
          </table:table-cell>
          <table:table-cell table:formula="of:=[.D142]" office:value-type="float" office:value="0" calcext:value-type="float">
            <text:p>0</text:p>
          </table:table-cell>
          <table:table-cell table:formula="of:=[.E142]" office:value-type="float" office:value="8633" calcext:value-type="float">
            <text:p>8633</text:p>
          </table:table-cell>
          <table:table-cell office:value-type="float" office:value="1753" calcext:value-type="float">
            <text:p>1753</text:p>
          </table:table-cell>
          <table:table-cell table:formula="of:=[.AE141]+[.H142]" office:value-type="float" office:value="301464" calcext:value-type="float">
            <text:p>30146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36" calcext:value-type="float">
            <text:p>3136</text:p>
          </table:table-cell>
          <table:table-cell office:value-type="float" office:value="16343" calcext:value-type="float">
            <text:p>1634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float" office:value="1342" calcext:value-type="float">
            <text:p>1342</text:p>
          </table:table-cell>
          <table:table-cell office:value-type="float" office:value="334683" calcext:value-type="float">
            <text:p>334683</text:p>
          </table:table-cell>
          <table:table-cell/>
          <table:table-cell office:value-type="float" office:value="8677" calcext:value-type="float">
            <text:p>8677</text:p>
          </table:table-cell>
          <table:table-cell office:value-type="float" office:value="19190" calcext:value-type="float">
            <text:p>19190</text:p>
          </table:table-cell>
          <table:table-cell office:value-type="float" office:value="230" calcext:value-type="float">
            <text:p>230</text:p>
          </table:table-cell>
          <table:table-cell office:value-type="float" office:value="1656" calcext:value-type="float">
            <text:p>1656</text:p>
          </table:table-cell>
          <table:table-cell office:value-type="float" office:value="33664" calcext:value-type="float">
            <text:p>33664</text:p>
          </table:table-cell>
          <table:table-cell office:value-type="float" office:value="19190" calcext:value-type="float">
            <text:p>19190</text:p>
          </table:table-cell>
          <table:table-cell office:value-type="float" office:value="306816" calcext:value-type="float">
            <text:p>306816</text:p>
          </table:table-cell>
          <table:table-cell office:value-type="float" office:value="292342" calcext:value-type="float">
            <text:p>292342</text:p>
          </table:table-cell>
          <table:table-cell office:value-type="float" office:value="306816" calcext:value-type="float">
            <text:p>306816</text:p>
          </table:table-cell>
          <table:table-cell/>
          <table:table-cell office:value-type="float" office:value="39828" calcext:value-type="float">
            <text:p>39828</text:p>
          </table:table-cell>
          <table:table-cell office:value-type="float" office:value="2414" calcext:value-type="float">
            <text:p>2414</text:p>
          </table:table-cell>
          <table:table-cell office:value-type="float" office:value="84" calcext:value-type="float">
            <text:p>84</text:p>
          </table:table-cell>
          <table:table-cell table:formula="of:=[.F143]" office:value-type="float" office:value="19190" calcext:value-type="float">
            <text:p>19190</text:p>
          </table:table-cell>
          <table:table-cell table:formula="of:=[.R143]-[.AD143]" office:value-type="float" office:value="17462" calcext:value-type="float">
            <text:p>17462</text:p>
          </table:table-cell>
          <table:table-cell table:formula="of:=[.AD143]/[.R129]" office:value-type="float" office:value="0.0656036446469248" calcext:value-type="float">
            <text:p>0.065603644646925</text:p>
          </table:table-cell>
          <table:table-cell table:formula="of:=[.AC144]/[.AE129]" office:value-type="float" office:value="0.0323519920473892" calcext:value-type="float">
            <text:p>0.032351992047389</text:p>
          </table:table-cell>
          <table:table-cell table:formula="of:=19458310-[.R143]-[.AB143]-[.AC143]" office:value-type="float" office:value="19430443" calcext:value-type="float">
            <text:p>19430443</text:p>
          </table:table-cell>
          <table:table-cell table:formula="of:=NORMINV(RAND();[.S150];0.25*[.S150])" office:value-type="float" office:value="7752.61180462999" calcext:value-type="float">
            <text:p>7752.61180462999</text:p>
          </table:table-cell>
          <table:table-cell table:formula="of:=[.W143]+[.AD143]" office:value-type="float" office:value="9480.61180462999" calcext:value-type="float">
            <text:p>9480.61180462999</text:p>
          </table:table-cell>
          <table:table-cell table:formula="of:=[.X143]-[.X142]" office:value-type="float" office:value="-12716.7934334758" calcext:value-type="float">
            <text:p>-12716.7934334758</text:p>
          </table:table-cell>
          <table:table-cell table:formula="of:=[.R143]-[.R142]" office:value-type="float" office:value="-1214" calcext:value-type="float">
            <text:p>-1214</text:p>
          </table:table-cell>
          <table:table-cell table:formula="of:=[.AD143]-[.AD142]" office:value-type="float" office:value="-25" calcext:value-type="float">
            <text:p>-25</text:p>
          </table:table-cell>
          <table:table-cell table:formula="of:=[.D143]" office:value-type="float" office:value="0" calcext:value-type="float">
            <text:p>0</text:p>
          </table:table-cell>
          <table:table-cell table:formula="of:=[.E143]" office:value-type="float" office:value="8677" calcext:value-type="float">
            <text:p>8677</text:p>
          </table:table-cell>
          <table:table-cell office:value-type="float" office:value="1728" calcext:value-type="float">
            <text:p>1728</text:p>
          </table:table-cell>
          <table:table-cell table:formula="of:=[.AE142]+[.H143]" office:value-type="float" office:value="303120" calcext:value-type="float">
            <text:p>303120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31" calcext:value-type="float">
            <text:p>3131</text:p>
          </table:table-cell>
          <table:table-cell office:value-type="float" office:value="12590" calcext:value-type="float">
            <text:p>125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float" office:value="1391" calcext:value-type="float">
            <text:p>1391</text:p>
          </table:table-cell>
          <table:table-cell office:value-type="float" office:value="336402" calcext:value-type="float">
            <text:p>336402</text:p>
          </table:table-cell>
          <table:table-cell/>
          <table:table-cell office:value-type="float" office:value="8722" calcext:value-type="float">
            <text:p>8722</text:p>
          </table:table-cell>
          <table:table-cell office:value-type="float" office:value="18439" calcext:value-type="float">
            <text:p>18439</text:p>
          </table:table-cell>
          <table:table-cell office:value-type="float" office:value="238" calcext:value-type="float">
            <text:p>238</text:p>
          </table:table-cell>
          <table:table-cell office:value-type="float" office:value="1741" calcext:value-type="float">
            <text:p>1741</text:p>
          </table:table-cell>
          <table:table-cell office:value-type="float" office:value="33319" calcext:value-type="float">
            <text:p>33319</text:p>
          </table:table-cell>
          <table:table-cell office:value-type="float" office:value="18439" calcext:value-type="float">
            <text:p>18439</text:p>
          </table:table-cell>
          <table:table-cell office:value-type="float" office:value="309241" calcext:value-type="float">
            <text:p>309241</text:p>
          </table:table-cell>
          <table:table-cell office:value-type="float" office:value="294361" calcext:value-type="float">
            <text:p>294361</text:p>
          </table:table-cell>
          <table:table-cell office:value-type="float" office:value="309241" calcext:value-type="float">
            <text:p>309241</text:p>
          </table:table-cell>
          <table:table-cell/>
          <table:table-cell office:value-type="float" office:value="39568" calcext:value-type="float">
            <text:p>39568</text:p>
          </table:table-cell>
          <table:table-cell office:value-type="float" office:value="1853" calcext:value-type="float">
            <text:p>1853</text:p>
          </table:table-cell>
          <table:table-cell office:value-type="float" office:value="112" calcext:value-type="float">
            <text:p>112</text:p>
          </table:table-cell>
          <table:table-cell table:formula="of:=[.F144]" office:value-type="float" office:value="18439" calcext:value-type="float">
            <text:p>18439</text:p>
          </table:table-cell>
          <table:table-cell table:formula="of:=[.R144]-[.AD144]" office:value-type="float" office:value="16751" calcext:value-type="float">
            <text:p>16751</text:p>
          </table:table-cell>
          <table:table-cell table:formula="of:=[.AD144]/[.R130]" office:value-type="float" office:value="0.0680453097915911" calcext:value-type="float">
            <text:p>0.068045309791591</text:p>
          </table:table-cell>
          <table:table-cell table:formula="of:=[.AC145]/[.AE130]" office:value-type="float" office:value="0.0325331939439228" calcext:value-type="float">
            <text:p>0.032533193943923</text:p>
          </table:table-cell>
          <table:table-cell table:formula="of:=19458310-[.R144]-[.AB144]-[.AC144]" office:value-type="float" office:value="19431149" calcext:value-type="float">
            <text:p>19431149</text:p>
          </table:table-cell>
          <table:table-cell table:formula="of:=NORMINV(RAND();[.S151];0.25*[.S151])" office:value-type="float" office:value="14778.1330707004" calcext:value-type="float">
            <text:p>14778.1330707004</text:p>
          </table:table-cell>
          <table:table-cell table:formula="of:=[.W144]+[.AD144]" office:value-type="float" office:value="16466.1330707004" calcext:value-type="float">
            <text:p>16466.1330707004</text:p>
          </table:table-cell>
          <table:table-cell table:formula="of:=[.X144]-[.X143]" office:value-type="float" office:value="6985.52126607038" calcext:value-type="float">
            <text:p>6985.52126607038</text:p>
          </table:table-cell>
          <table:table-cell table:formula="of:=[.R144]-[.R143]" office:value-type="float" office:value="-751" calcext:value-type="float">
            <text:p>-751</text:p>
          </table:table-cell>
          <table:table-cell table:formula="of:=[.AD144]-[.AD143]" office:value-type="float" office:value="-40" calcext:value-type="float">
            <text:p>-40</text:p>
          </table:table-cell>
          <table:table-cell table:formula="of:=[.D144]" office:value-type="float" office:value="0" calcext:value-type="float">
            <text:p>0</text:p>
          </table:table-cell>
          <table:table-cell table:formula="of:=[.E144]" office:value-type="float" office:value="8722" calcext:value-type="float">
            <text:p>8722</text:p>
          </table:table-cell>
          <table:table-cell office:value-type="float" office:value="1688" calcext:value-type="float">
            <text:p>1688</text:p>
          </table:table-cell>
          <table:table-cell table:formula="of:=[.AE143]+[.H144]" office:value-type="float" office:value="304861" calcext:value-type="float">
            <text:p>30486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23" calcext:value-type="float">
            <text:p>3123</text:p>
          </table:table-cell>
          <table:table-cell office:value-type="float" office:value="12793" calcext:value-type="float">
            <text:p>1279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float" office:value="1841" calcext:value-type="float">
            <text:p>1841</text:p>
          </table:table-cell>
          <table:table-cell office:value-type="float" office:value="338759" calcext:value-type="float">
            <text:p>338759</text:p>
          </table:table-cell>
          <table:table-cell/>
          <table:table-cell office:value-type="float" office:value="8838" calcext:value-type="float">
            <text:p>8838</text:p>
          </table:table-cell>
          <table:table-cell office:value-type="float" office:value="18490" calcext:value-type="float">
            <text:p>18490</text:p>
          </table:table-cell>
          <table:table-cell office:value-type="float" office:value="379" calcext:value-type="float">
            <text:p>379</text:p>
          </table:table-cell>
          <table:table-cell office:value-type="float" office:value="2371" calcext:value-type="float">
            <text:p>2371</text:p>
          </table:table-cell>
          <table:table-cell office:value-type="float" office:value="32543" calcext:value-type="float">
            <text:p>32543</text:p>
          </table:table-cell>
          <table:table-cell office:value-type="float" office:value="18490" calcext:value-type="float">
            <text:p>18490</text:p>
          </table:table-cell>
          <table:table-cell office:value-type="float" office:value="311431" calcext:value-type="float">
            <text:p>311431</text:p>
          </table:table-cell>
          <table:table-cell office:value-type="float" office:value="297378" calcext:value-type="float">
            <text:p>297378</text:p>
          </table:table-cell>
          <table:table-cell office:value-type="float" office:value="311431" calcext:value-type="float">
            <text:p>311431</text:p>
          </table:table-cell>
          <table:table-cell/>
          <table:table-cell office:value-type="float" office:value="39282" calcext:value-type="float">
            <text:p>39282</text:p>
          </table:table-cell>
          <table:table-cell office:value-type="float" office:value="1511" calcext:value-type="float">
            <text:p>1511</text:p>
          </table:table-cell>
          <table:table-cell office:value-type="float" office:value="151" calcext:value-type="float">
            <text:p>151</text:p>
          </table:table-cell>
          <table:table-cell table:formula="of:=[.F145]" office:value-type="float" office:value="18490" calcext:value-type="float">
            <text:p>18490</text:p>
          </table:table-cell>
          <table:table-cell table:formula="of:=[.R145]-[.AD145]" office:value-type="float" office:value="16820" calcext:value-type="float">
            <text:p>16820</text:p>
          </table:table-cell>
          <table:table-cell table:formula="of:=[.AD145]/[.R131]" office:value-type="float" office:value="0.0678530797984723" calcext:value-type="float">
            <text:p>0.067853079798472</text:p>
          </table:table-cell>
          <table:table-cell table:formula="of:=[.AC146]/[.AE131]" office:value-type="float" office:value="0.0324388450985102" calcext:value-type="float">
            <text:p>0.03243884509851</text:p>
          </table:table-cell>
          <table:table-cell table:formula="of:=19458310-[.R145]-[.AB145]-[.AC145]" office:value-type="float" office:value="19430982" calcext:value-type="float">
            <text:p>19430982</text:p>
          </table:table-cell>
          <table:table-cell table:formula="of:=NORMINV(RAND();[.S151];0.25*[.S151])" office:value-type="float" office:value="16861.3749416563" calcext:value-type="float">
            <text:p>16861.3749416563</text:p>
          </table:table-cell>
          <table:table-cell table:formula="of:=[.W145]+[.AD145]" office:value-type="float" office:value="18531.3749416563" calcext:value-type="float">
            <text:p>18531.3749416563</text:p>
          </table:table-cell>
          <table:table-cell table:formula="of:=[.X145]-[.X144]" office:value-type="float" office:value="2065.2418709559" calcext:value-type="float">
            <text:p>2065.2418709559</text:p>
          </table:table-cell>
          <table:table-cell table:formula="of:=[.R145]-[.R144]" office:value-type="float" office:value="51" calcext:value-type="float">
            <text:p>51</text:p>
          </table:table-cell>
          <table:table-cell table:formula="of:=[.AD145]-[.AD144]" office:value-type="float" office:value="-18" calcext:value-type="float">
            <text:p>-18</text:p>
          </table:table-cell>
          <table:table-cell table:formula="of:=[.D145]" office:value-type="float" office:value="0" calcext:value-type="float">
            <text:p>0</text:p>
          </table:table-cell>
          <table:table-cell table:formula="of:=[.E145]" office:value-type="float" office:value="8838" calcext:value-type="float">
            <text:p>8838</text:p>
          </table:table-cell>
          <table:table-cell office:value-type="float" office:value="1670" calcext:value-type="float">
            <text:p>1670</text:p>
          </table:table-cell>
          <table:table-cell table:formula="of:=[.AE144]+[.H145]" office:value-type="float" office:value="307232" calcext:value-type="float">
            <text:p>307232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7" calcext:value-type="float">
            <text:p>3107</text:p>
          </table:table-cell>
          <table:table-cell office:value-type="float" office:value="18867" calcext:value-type="float">
            <text:p>18867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float" office:value="2005" calcext:value-type="float">
            <text:p>2005</text:p>
          </table:table-cell>
          <table:table-cell office:value-type="float" office:value="341304" calcext:value-type="float">
            <text:p>341304</text:p>
          </table:table-cell>
          <table:table-cell/>
          <table:table-cell office:value-type="float" office:value="8914" calcext:value-type="float">
            <text:p>8914</text:p>
          </table:table-cell>
          <table:table-cell office:value-type="float" office:value="18694" calcext:value-type="float">
            <text:p>18694</text:p>
          </table:table-cell>
          <table:table-cell office:value-type="float" office:value="373" calcext:value-type="float">
            <text:p>373</text:p>
          </table:table-cell>
          <table:table-cell office:value-type="float" office:value="2545" calcext:value-type="float">
            <text:p>2545</text:p>
          </table:table-cell>
          <table:table-cell office:value-type="float" office:value="32030" calcext:value-type="float">
            <text:p>32030</text:p>
          </table:table-cell>
          <table:table-cell office:value-type="float" office:value="18694" calcext:value-type="float">
            <text:p>18694</text:p>
          </table:table-cell>
          <table:table-cell office:value-type="float" office:value="313696" calcext:value-type="float">
            <text:p>313696</text:p>
          </table:table-cell>
          <table:table-cell office:value-type="float" office:value="300360" calcext:value-type="float">
            <text:p>300360</text:p>
          </table:table-cell>
          <table:table-cell office:value-type="float" office:value="313696" calcext:value-type="float">
            <text:p>313696</text:p>
          </table:table-cell>
          <table:table-cell/>
          <table:table-cell office:value-type="float" office:value="39930" calcext:value-type="float">
            <text:p>39930</text:p>
          </table:table-cell>
          <table:table-cell office:value-type="float" office:value="1305" calcext:value-type="float">
            <text:p>1305</text:p>
          </table:table-cell>
          <table:table-cell office:value-type="float" office:value="167" calcext:value-type="float">
            <text:p>167</text:p>
          </table:table-cell>
          <table:table-cell table:formula="of:=[.F146]" office:value-type="float" office:value="18694" calcext:value-type="float">
            <text:p>18694</text:p>
          </table:table-cell>
          <table:table-cell table:formula="of:=[.R146]-[.AD146]" office:value-type="float" office:value="17058" calcext:value-type="float">
            <text:p>17058</text:p>
          </table:table-cell>
          <table:table-cell table:formula="of:=[.AD146]/[.R132]" office:value-type="float" office:value="0.0669394435351882" calcext:value-type="float">
            <text:p>0.066939443535188</text:p>
          </table:table-cell>
          <table:table-cell table:formula="of:=[.AC147]/[.AE132]" office:value-type="float" office:value="0.0324633257993464" calcext:value-type="float">
            <text:p>0.032463325799347</text:p>
          </table:table-cell>
          <table:table-cell table:formula="of:=19458310-[.R146]-[.AB146]-[.AC146]" office:value-type="float" office:value="19430702" calcext:value-type="float">
            <text:p>19430702</text:p>
          </table:table-cell>
          <table:table-cell table:formula="of:=NORMINV(RAND();[.S151];0.25*[.S151])" office:value-type="float" office:value="4587.65749750166" calcext:value-type="float">
            <text:p>4587.65749750166</text:p>
          </table:table-cell>
          <table:table-cell table:formula="of:=[.W146]+[.AD146]" office:value-type="float" office:value="6223.65749750166" calcext:value-type="float">
            <text:p>6223.65749750166</text:p>
          </table:table-cell>
          <table:table-cell table:formula="of:=[.X146]-[.X145]" office:value-type="float" office:value="-12307.7174441546" calcext:value-type="float">
            <text:p>-12307.7174441546</text:p>
          </table:table-cell>
          <table:table-cell table:formula="of:=[.R146]-[.R145]" office:value-type="float" office:value="204" calcext:value-type="float">
            <text:p>204</text:p>
          </table:table-cell>
          <table:table-cell table:formula="of:=[.AD146]-[.AD145]" office:value-type="float" office:value="-34" calcext:value-type="float">
            <text:p>-34</text:p>
          </table:table-cell>
          <table:table-cell table:formula="of:=[.D146]" office:value-type="float" office:value="0" calcext:value-type="float">
            <text:p>0</text:p>
          </table:table-cell>
          <table:table-cell table:formula="of:=[.E146]" office:value-type="float" office:value="8914" calcext:value-type="float">
            <text:p>8914</text:p>
          </table:table-cell>
          <table:table-cell office:value-type="float" office:value="1636" calcext:value-type="float">
            <text:p>1636</text:p>
          </table:table-cell>
          <table:table-cell table:formula="of:=[.AE145]+[.H146]" office:value-type="float" office:value="309777" calcext:value-type="float">
            <text:p>309777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1" calcext:value-type="float">
            <text:p>3101</text:p>
          </table:table-cell>
          <table:table-cell office:value-type="float" office:value="21071" calcext:value-type="float">
            <text:p>2107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float" office:value="1752" calcext:value-type="float">
            <text:p>1752</text:p>
          </table:table-cell>
          <table:table-cell office:value-type="float" office:value="343592" calcext:value-type="float">
            <text:p>343592</text:p>
          </table:table-cell>
          <table:table-cell/>
          <table:table-cell office:value-type="float" office:value="9020" calcext:value-type="float">
            <text:p>9020</text:p>
          </table:table-cell>
          <table:table-cell office:value-type="float" office:value="18403" calcext:value-type="float">
            <text:p>18403</text:p>
          </table:table-cell>
          <table:table-cell office:value-type="float" office:value="399" calcext:value-type="float">
            <text:p>399</text:p>
          </table:table-cell>
          <table:table-cell office:value-type="float" office:value="2287" calcext:value-type="float">
            <text:p>2287</text:p>
          </table:table-cell>
          <table:table-cell office:value-type="float" office:value="31563" calcext:value-type="float">
            <text:p>31563</text:p>
          </table:table-cell>
          <table:table-cell office:value-type="float" office:value="18403" calcext:value-type="float">
            <text:p>18403</text:p>
          </table:table-cell>
          <table:table-cell office:value-type="float" office:value="316169" calcext:value-type="float">
            <text:p>316169</text:p>
          </table:table-cell>
          <table:table-cell office:value-type="float" office:value="303009" calcext:value-type="float">
            <text:p>303009</text:p>
          </table:table-cell>
          <table:table-cell office:value-type="float" office:value="316169" calcext:value-type="float">
            <text:p>316169</text:p>
          </table:table-cell>
          <table:table-cell/>
          <table:table-cell office:value-type="float" office:value="39757" calcext:value-type="float">
            <text:p>39757</text:p>
          </table:table-cell>
          <table:table-cell office:value-type="float" office:value="1076" calcext:value-type="float">
            <text:p>1076</text:p>
          </table:table-cell>
          <table:table-cell office:value-type="float" office:value="136" calcext:value-type="float">
            <text:p>136</text:p>
          </table:table-cell>
          <table:table-cell table:formula="of:=[.F147]" office:value-type="float" office:value="18403" calcext:value-type="float">
            <text:p>18403</text:p>
          </table:table-cell>
          <table:table-cell table:formula="of:=[.R147]-[.AD147]" office:value-type="float" office:value="16791" calcext:value-type="float">
            <text:p>16791</text:p>
          </table:table-cell>
          <table:table-cell table:formula="of:=[.AD147]/[.R133]" office:value-type="float" office:value="0.0671442852382539" calcext:value-type="float">
            <text:p>0.067144285238254</text:p>
          </table:table-cell>
          <table:table-cell table:formula="of:=[.AC148]/[.AE133]" office:value-type="float" office:value="0.0324724614852801" calcext:value-type="float">
            <text:p>0.03247246148528</text:p>
          </table:table-cell>
          <table:table-cell table:formula="of:=19458310-[.R147]-[.AB147]-[.AC147]" office:value-type="float" office:value="19430887" calcext:value-type="float">
            <text:p>19430887</text:p>
          </table:table-cell>
          <table:table-cell table:formula="of:=NORMINV(RAND();[.S151];0.25*[.S151])" office:value-type="float" office:value="9659.38103850926" calcext:value-type="float">
            <text:p>9659.38103850926</text:p>
          </table:table-cell>
          <table:table-cell table:formula="of:=[.W147]+[.AD147]" office:value-type="float" office:value="11271.3810385093" calcext:value-type="float">
            <text:p>11271.3810385093</text:p>
          </table:table-cell>
          <table:table-cell table:formula="of:=[.X147]-[.X146]" office:value-type="float" office:value="5047.7235410076" calcext:value-type="float">
            <text:p>5047.7235410076</text:p>
          </table:table-cell>
          <table:table-cell table:formula="of:=[.R147]-[.R146]" office:value-type="float" office:value="-291" calcext:value-type="float">
            <text:p>-291</text:p>
          </table:table-cell>
          <table:table-cell table:formula="of:=[.AD147]-[.AD146]" office:value-type="float" office:value="-24" calcext:value-type="float">
            <text:p>-24</text:p>
          </table:table-cell>
          <table:table-cell table:formula="of:=[.D147]" office:value-type="float" office:value="0" calcext:value-type="float">
            <text:p>0</text:p>
          </table:table-cell>
          <table:table-cell table:formula="of:=[.E147]" office:value-type="float" office:value="9020" calcext:value-type="float">
            <text:p>9020</text:p>
          </table:table-cell>
          <table:table-cell office:value-type="float" office:value="1612" calcext:value-type="float">
            <text:p>1612</text:p>
          </table:table-cell>
          <table:table-cell table:formula="of:=[.AE146]+[.H147]" office:value-type="float" office:value="312064" calcext:value-type="float">
            <text:p>31206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104" calcext:value-type="float">
            <text:p>3104</text:p>
          </table:table-cell>
          <table:table-cell office:value-type="float" office:value="19133" calcext:value-type="float">
            <text:p>19133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float" office:value="1620" calcext:value-type="float">
            <text:p>1620</text:p>
          </table:table-cell>
          <table:table-cell office:value-type="float" office:value="345790" calcext:value-type="float">
            <text:p>345790</text:p>
          </table:table-cell>
          <table:table-cell/>
          <table:table-cell office:value-type="float" office:value="9112" calcext:value-type="float">
            <text:p>9112</text:p>
          </table:table-cell>
          <table:table-cell office:value-type="float" office:value="18583" calcext:value-type="float">
            <text:p>18583</text:p>
          </table:table-cell>
          <table:table-cell office:value-type="float" office:value="449" calcext:value-type="float">
            <text:p>449</text:p>
          </table:table-cell>
          <table:table-cell office:value-type="float" office:value="2198" calcext:value-type="float">
            <text:p>2198</text:p>
          </table:table-cell>
          <table:table-cell office:value-type="float" office:value="30749" calcext:value-type="float">
            <text:p>30749</text:p>
          </table:table-cell>
          <table:table-cell office:value-type="float" office:value="18583" calcext:value-type="float">
            <text:p>18583</text:p>
          </table:table-cell>
          <table:table-cell office:value-type="float" office:value="318095" calcext:value-type="float">
            <text:p>318095</text:p>
          </table:table-cell>
          <table:table-cell office:value-type="float" office:value="305929" calcext:value-type="float">
            <text:p>305929</text:p>
          </table:table-cell>
          <table:table-cell office:value-type="float" office:value="318095" calcext:value-type="float">
            <text:p>318095</text:p>
          </table:table-cell>
          <table:table-cell/>
          <table:table-cell office:value-type="float" office:value="39686" calcext:value-type="float">
            <text:p>39686</text:p>
          </table:table-cell>
          <table:table-cell office:value-type="float" office:value="887" calcext:value-type="float">
            <text:p>887</text:p>
          </table:table-cell>
          <table:table-cell office:value-type="float" office:value="129" calcext:value-type="float">
            <text:p>129</text:p>
          </table:table-cell>
          <table:table-cell table:formula="of:=[.F148]" office:value-type="float" office:value="18583" calcext:value-type="float">
            <text:p>18583</text:p>
          </table:table-cell>
          <table:table-cell table:formula="of:=[.R148]-[.AD148]" office:value-type="float" office:value="16991" calcext:value-type="float">
            <text:p>16991</text:p>
          </table:table-cell>
          <table:table-cell table:formula="of:=[.AD148]/[.R134]" office:value-type="float" office:value="0.0658776793842589" calcext:value-type="float">
            <text:p>0.065877679384259</text:p>
          </table:table-cell>
          <table:table-cell table:formula="of:=[.AC149]/[.AE134]" office:value-type="float" office:value="0.0323920470772409" calcext:value-type="float">
            <text:p>0.032392047077241</text:p>
          </table:table-cell>
          <table:table-cell table:formula="of:=19458310-[.R148]-[.AB148]-[.AC148]" office:value-type="float" office:value="19430615" calcext:value-type="float">
            <text:p>19430615</text:p>
          </table:table-cell>
          <table:table-cell table:formula="of:=NORMINV(RAND();[.S151];0.25*[.S151])" office:value-type="float" office:value="11753.2051236486" calcext:value-type="float">
            <text:p>11753.2051236486</text:p>
          </table:table-cell>
          <table:table-cell table:formula="of:=[.W148]+[.AD148]" office:value-type="float" office:value="13345.2051236486" calcext:value-type="float">
            <text:p>13345.2051236486</text:p>
          </table:table-cell>
          <table:table-cell table:formula="of:=[.X148]-[.X147]" office:value-type="float" office:value="2073.82408513934" calcext:value-type="float">
            <text:p>2073.82408513934</text:p>
          </table:table-cell>
          <table:table-cell table:formula="of:=[.R148]-[.R147]" office:value-type="float" office:value="180" calcext:value-type="float">
            <text:p>180</text:p>
          </table:table-cell>
          <table:table-cell table:formula="of:=[.AD148]-[.AD147]" office:value-type="float" office:value="-20" calcext:value-type="float">
            <text:p>-20</text:p>
          </table:table-cell>
          <table:table-cell table:formula="of:=[.D148]" office:value-type="float" office:value="0" calcext:value-type="float">
            <text:p>0</text:p>
          </table:table-cell>
          <table:table-cell table:formula="of:=[.E148]" office:value-type="float" office:value="9112" calcext:value-type="float">
            <text:p>9112</text:p>
          </table:table-cell>
          <table:table-cell office:value-type="float" office:value="1592" calcext:value-type="float">
            <text:p>1592</text:p>
          </table:table-cell>
          <table:table-cell table:formula="of:=[.AE147]+[.H148]" office:value-type="float" office:value="314262" calcext:value-type="float">
            <text:p>314262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85" calcext:value-type="float">
            <text:p>3085</text:p>
          </table:table-cell>
          <table:table-cell office:value-type="float" office:value="19709" calcext:value-type="float">
            <text:p>19709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float" office:value="1475" calcext:value-type="float">
            <text:p>1475</text:p>
          </table:table-cell>
          <table:table-cell office:value-type="float" office:value="347923" calcext:value-type="float">
            <text:p>347923</text:p>
          </table:table-cell>
          <table:table-cell/>
          <table:table-cell office:value-type="float" office:value="9187" calcext:value-type="float">
            <text:p>9187</text:p>
          </table:table-cell>
          <table:table-cell office:value-type="float" office:value="18782" calcext:value-type="float">
            <text:p>18782</text:p>
          </table:table-cell>
          <table:table-cell office:value-type="float" office:value="487" calcext:value-type="float">
            <text:p>487</text:p>
          </table:table-cell>
          <table:table-cell office:value-type="float" office:value="2133" calcext:value-type="float">
            <text:p>2133</text:p>
          </table:table-cell>
          <table:table-cell office:value-type="float" office:value="30266" calcext:value-type="float">
            <text:p>30266</text:p>
          </table:table-cell>
          <table:table-cell office:value-type="float" office:value="18782" calcext:value-type="float">
            <text:p>18782</text:p>
          </table:table-cell>
          <table:table-cell office:value-type="float" office:value="319954" calcext:value-type="float">
            <text:p>319954</text:p>
          </table:table-cell>
          <table:table-cell office:value-type="float" office:value="308470" calcext:value-type="float">
            <text:p>308470</text:p>
          </table:table-cell>
          <table:table-cell office:value-type="float" office:value="319954" calcext:value-type="float">
            <text:p>319954</text:p>
          </table:table-cell>
          <table:table-cell/>
          <table:table-cell office:value-type="float" office:value="39662" calcext:value-type="float">
            <text:p>39662</text:p>
          </table:table-cell>
          <table:table-cell office:value-type="float" office:value="730" calcext:value-type="float">
            <text:p>730</text:p>
          </table:table-cell>
          <table:table-cell office:value-type="float" office:value="171" calcext:value-type="float">
            <text:p>171</text:p>
          </table:table-cell>
          <table:table-cell table:formula="of:=[.F149]" office:value-type="float" office:value="18782" calcext:value-type="float">
            <text:p>18782</text:p>
          </table:table-cell>
          <table:table-cell table:formula="of:=[.R149]-[.AD149]" office:value-type="float" office:value="17227" calcext:value-type="float">
            <text:p>17227</text:p>
          </table:table-cell>
          <table:table-cell table:formula="of:=[.AD149]/[.R135]" office:value-type="float" office:value="0.0645844581966192" calcext:value-type="float">
            <text:p>0.064584458196619</text:p>
          </table:table-cell>
          <table:table-cell table:formula="of:=[.AC150]/[.AE135]" office:value-type="float" office:value="0.0322811675720998" calcext:value-type="float">
            <text:p>0.0322811675721</text:p>
          </table:table-cell>
          <table:table-cell table:formula="of:=19458310-[.R149]-[.AB149]-[.AC149]" office:value-type="float" office:value="19430341" calcext:value-type="float">
            <text:p>19430341</text:p>
          </table:table-cell>
          <table:table-cell table:formula="of:=NORMINV(RAND();[.S151];0.25*[.S151])" office:value-type="float" office:value="20287.947888297" calcext:value-type="float">
            <text:p>20287.947888297</text:p>
          </table:table-cell>
          <table:table-cell table:formula="of:=[.W149]+[.AD149]" office:value-type="float" office:value="21842.947888297" calcext:value-type="float">
            <text:p>21842.947888297</text:p>
          </table:table-cell>
          <table:table-cell table:formula="of:=[.X149]-[.X148]" office:value-type="float" office:value="8497.74276464843" calcext:value-type="float">
            <text:p>8497.74276464843</text:p>
          </table:table-cell>
          <table:table-cell table:formula="of:=[.R149]-[.R148]" office:value-type="float" office:value="199" calcext:value-type="float">
            <text:p>199</text:p>
          </table:table-cell>
          <table:table-cell table:formula="of:=[.AD149]-[.AD148]" office:value-type="float" office:value="-37" calcext:value-type="float">
            <text:p>-37</text:p>
          </table:table-cell>
          <table:table-cell table:formula="of:=[.D149]" office:value-type="float" office:value="0" calcext:value-type="float">
            <text:p>0</text:p>
          </table:table-cell>
          <table:table-cell table:formula="of:=[.E149]" office:value-type="float" office:value="9187" calcext:value-type="float">
            <text:p>9187</text:p>
          </table:table-cell>
          <table:table-cell office:value-type="float" office:value="1555" calcext:value-type="float">
            <text:p>1555</text:p>
          </table:table-cell>
          <table:table-cell table:formula="of:=[.AE148]+[.H149]" office:value-type="float" office:value="316395" calcext:value-type="float">
            <text:p>316395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79" calcext:value-type="float">
            <text:p>3079</text:p>
          </table:table-cell>
          <table:table-cell office:value-type="float" office:value="21544" calcext:value-type="float">
            <text:p>2154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float" office:value="1236" calcext:value-type="float">
            <text:p>1236</text:p>
          </table:table-cell>
          <table:table-cell office:value-type="float" office:value="349800" calcext:value-type="float">
            <text:p>349800</text:p>
          </table:table-cell>
          <table:table-cell/>
          <table:table-cell office:value-type="float" office:value="9240" calcext:value-type="float">
            <text:p>9240</text:p>
          </table:table-cell>
          <table:table-cell office:value-type="float" office:value="18228" calcext:value-type="float">
            <text:p>18228</text:p>
          </table:table-cell>
          <table:table-cell office:value-type="float" office:value="462" calcext:value-type="float">
            <text:p>462</text:p>
          </table:table-cell>
          <table:table-cell office:value-type="float" office:value="1876" calcext:value-type="float">
            <text:p>1876</text:p>
          </table:table-cell>
          <table:table-cell office:value-type="float" office:value="30307" calcext:value-type="float">
            <text:p>30307</text:p>
          </table:table-cell>
          <table:table-cell office:value-type="float" office:value="18228" calcext:value-type="float">
            <text:p>18228</text:p>
          </table:table-cell>
          <table:table-cell office:value-type="float" office:value="322332" calcext:value-type="float">
            <text:p>322332</text:p>
          </table:table-cell>
          <table:table-cell office:value-type="float" office:value="310253" calcext:value-type="float">
            <text:p>310253</text:p>
          </table:table-cell>
          <table:table-cell office:value-type="float" office:value="322332" calcext:value-type="float">
            <text:p>322332</text:p>
          </table:table-cell>
          <table:table-cell/>
          <table:table-cell office:value-type="float" office:value="39625" calcext:value-type="float">
            <text:p>39625</text:p>
          </table:table-cell>
          <table:table-cell office:value-type="float" office:value="640" calcext:value-type="float">
            <text:p>640</text:p>
          </table:table-cell>
          <table:table-cell office:value-type="float" office:value="178" calcext:value-type="float">
            <text:p>178</text:p>
          </table:table-cell>
          <table:table-cell table:formula="of:=[.F150]" office:value-type="float" office:value="18228" calcext:value-type="float">
            <text:p>18228</text:p>
          </table:table-cell>
          <table:table-cell table:formula="of:=[.R150]-[.AD150]" office:value-type="float" office:value="16699" calcext:value-type="float">
            <text:p>16699</text:p>
          </table:table-cell>
          <table:table-cell table:formula="of:=[.AD150]/[.R136]" office:value-type="float" office:value="0.0658909717733247" calcext:value-type="float">
            <text:p>0.065890971773325</text:p>
          </table:table-cell>
          <table:table-cell table:formula="of:=[.AC151]/[.AE136]" office:value-type="float" office:value="0.0322073377743681" calcext:value-type="float">
            <text:p>0.032207337774368</text:p>
          </table:table-cell>
          <table:table-cell table:formula="of:=19458310-[.R150]-[.AB150]-[.AC150]" office:value-type="float" office:value="19430842" calcext:value-type="float">
            <text:p>19430842</text:p>
          </table:table-cell>
          <table:table-cell table:formula="of:=NORMINV(RAND();[.S151];0.25*[.S151])" office:value-type="float" office:value="20052.5158104834" calcext:value-type="float">
            <text:p>20052.5158104834</text:p>
          </table:table-cell>
          <table:table-cell table:formula="of:=[.W150]+[.AD150]" office:value-type="float" office:value="21581.5158104834" calcext:value-type="float">
            <text:p>21581.5158104834</text:p>
          </table:table-cell>
          <table:table-cell table:formula="of:=[.X150]-[.X149]" office:value-type="float" office:value="-261.432077813664" calcext:value-type="float">
            <text:p>-261.432077813664</text:p>
          </table:table-cell>
          <table:table-cell table:formula="of:=[.R150]-[.R149]" office:value-type="float" office:value="-554" calcext:value-type="float">
            <text:p>-554</text:p>
          </table:table-cell>
          <table:table-cell table:formula="of:=[.AD150]-[.AD149]" office:value-type="float" office:value="-26" calcext:value-type="float">
            <text:p>-26</text:p>
          </table:table-cell>
          <table:table-cell table:formula="of:=[.D150]" office:value-type="float" office:value="0" calcext:value-type="float">
            <text:p>0</text:p>
          </table:table-cell>
          <table:table-cell table:formula="of:=[.E150]" office:value-type="float" office:value="9240" calcext:value-type="float">
            <text:p>9240</text:p>
          </table:table-cell>
          <table:table-cell office:value-type="float" office:value="1529" calcext:value-type="float">
            <text:p>1529</text:p>
          </table:table-cell>
          <table:table-cell table:formula="of:=[.AE149]+[.H150]" office:value-type="float" office:value="318271" calcext:value-type="float">
            <text:p>318271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76" calcext:value-type="float">
            <text:p>3076</text:p>
          </table:table-cell>
          <table:table-cell office:value-type="float" office:value="17596" calcext:value-type="float">
            <text:p>17596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float" office:value="1294" calcext:value-type="float">
            <text:p>1294</text:p>
          </table:table-cell>
          <table:table-cell office:value-type="float" office:value="351575" calcext:value-type="float">
            <text:p>351575</text:p>
          </table:table-cell>
          <table:table-cell/>
          <table:table-cell office:value-type="float" office:value="9278" calcext:value-type="float">
            <text:p>9278</text:p>
          </table:table-cell>
          <table:table-cell office:value-type="float" office:value="17740" calcext:value-type="float">
            <text:p>17740</text:p>
          </table:table-cell>
          <table:table-cell office:value-type="float" office:value="346" calcext:value-type="float">
            <text:p>346</text:p>
          </table:table-cell>
          <table:table-cell office:value-type="float" office:value="1773" calcext:value-type="float">
            <text:p>1773</text:p>
          </table:table-cell>
          <table:table-cell office:value-type="float" office:value="30370" calcext:value-type="float">
            <text:p>30370</text:p>
          </table:table-cell>
          <table:table-cell office:value-type="float" office:value="17740" calcext:value-type="float">
            <text:p>17740</text:p>
          </table:table-cell>
          <table:table-cell office:value-type="float" office:value="324557" calcext:value-type="float">
            <text:p>324557</text:p>
          </table:table-cell>
          <table:table-cell office:value-type="float" office:value="311927" calcext:value-type="float">
            <text:p>311927</text:p>
          </table:table-cell>
          <table:table-cell office:value-type="float" office:value="324557" calcext:value-type="float">
            <text:p>324557</text:p>
          </table:table-cell>
          <table:table-cell/>
          <table:table-cell office:value-type="float" office:value="39554" calcext:value-type="float">
            <text:p>39554</text:p>
          </table:table-cell>
          <table:table-cell office:value-type="float" office:value="629" calcext:value-type="float">
            <text:p>629</text:p>
          </table:table-cell>
          <table:table-cell office:value-type="float" office:value="133" calcext:value-type="float">
            <text:p>133</text:p>
          </table:table-cell>
          <table:table-cell table:formula="of:=[.F151]" office:value-type="float" office:value="17740" calcext:value-type="float">
            <text:p>17740</text:p>
          </table:table-cell>
          <table:table-cell table:formula="of:=[.R151]-[.AD151]" office:value-type="float" office:value="16255" calcext:value-type="float">
            <text:p>16255</text:p>
          </table:table-cell>
          <table:table-cell table:formula="of:=[.AD151]/[.R137]" office:value-type="float" office:value="0.067703109327984" calcext:value-type="float">
            <text:p>0.067703109327984</text:p>
          </table:table-cell>
          <table:table-cell table:formula="of:=[.AC151]/[.AE136]" office:value-type="float" office:value="0.0322073377743681" calcext:value-type="float">
            <text:p>0.032207337774368</text:p>
          </table:table-cell>
          <table:table-cell table:formula="of:=19458310-[.R151]-[.AB151]-[.AC151]" office:value-type="float" office:value="19431292" calcext:value-type="float">
            <text:p>19431292</text:p>
          </table:table-cell>
          <table:table-cell table:formula="of:=NORMINV(RAND();[.S151];0.25*[.S151])" office:value-type="float" office:value="19621.8218979021" calcext:value-type="float">
            <text:p>19621.8218979021</text:p>
          </table:table-cell>
          <table:table-cell table:formula="of:=[.W151]+[.AD151]" office:value-type="float" office:value="21106.8218979021" calcext:value-type="float">
            <text:p>21106.8218979021</text:p>
          </table:table-cell>
          <table:table-cell table:formula="of:=[.X151]-[.X150]" office:value-type="float" office:value="-474.693912581293" calcext:value-type="float">
            <text:p>-474.693912581293</text:p>
          </table:table-cell>
          <table:table-cell table:formula="of:=[.R151]-[.R150]" office:value-type="float" office:value="-488" calcext:value-type="float">
            <text:p>-488</text:p>
          </table:table-cell>
          <table:table-cell table:formula="of:=[.AD151]-[.AD150]" office:value-type="float" office:value="-44" calcext:value-type="float">
            <text:p>-44</text:p>
          </table:table-cell>
          <table:table-cell table:formula="of:=[.D151]" office:value-type="float" office:value="0" calcext:value-type="float">
            <text:p>0</text:p>
          </table:table-cell>
          <table:table-cell table:formula="of:=[.E151]" office:value-type="float" office:value="9278" calcext:value-type="float">
            <text:p>9278</text:p>
          </table:table-cell>
          <table:table-cell office:value-type="float" office:value="1485" calcext:value-type="float">
            <text:p>1485</text:p>
          </table:table-cell>
          <table:table-cell table:formula="of:=[.AE150]+[.H151]" office:value-type="float" office:value="320044" calcext:value-type="float">
            <text:p>320044</text:p>
          </table:table-cell>
          <table:table-cell office:value-type="string" calcext:value-type="string">
            <text:p>Paso 3</text:p>
          </table:table-cell>
          <table:table-cell table:formula="of:=25816/7" office:value-type="float" office:value="3688" calcext:value-type="float">
            <text:p>3688</text:p>
          </table:table-cell>
          <table:table-cell office:value-type="float" office:value="3052" calcext:value-type="float">
            <text:p>3052</text:p>
          </table:table-cell>
          <table:table-cell office:value-type="float" office:value="17130" calcext:value-type="float">
            <text:p>17130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6:15:34.507321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1T16:17:39.239939197</dc:date>
    <meta:editing-duration>PT1H20M25S</meta:editing-duration>
    <meta:editing-cycles>13</meta:editing-cycles>
    <meta:generator>LibreOffice/6.4.5.2$Linux_X86_64 LibreOffice_project/40$Build-2</meta:generator>
    <meta:document-statistic meta:table-count="1" meta:cell-count="4325" meta:object-count="0"/>
  </office:meta>
</office:document-meta>
</file>